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62mm"/>
    </style:style>
    <style:style style:name="co2" style:family="table-column">
      <style:table-column-properties fo:break-before="auto" style:column-width="39.58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56.44mm"/>
    </style:style>
    <style:style style:name="co5" style:family="table-column">
      <style:table-column-properties fo:break-before="auto" style:column-width="52.3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6.97mm"/>
    </style:style>
    <style:style style:name="co9" style:family="table-column">
      <style:table-column-properties fo:break-before="auto" style:column-width="20.5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41">
      <style:text-properties style:text-position=""/>
    </style:style>
    <style:style style:name="ce2" style:family="table-cell" style:parent-style-name="Default" style:data-style-name="N50">
      <style:text-properties style:text-position=""/>
    </style:style>
    <style:style style:name="ce3" style:family="table-cell" style:parent-style-name="Default" style:data-style-name="N1">
      <style:text-properties style:text-position=""/>
    </style:style>
    <style:style style:name="ce4" style:family="table-cell" style:parent-style-name="Default" style:data-style-name="N41"/>
    <style:style style:name="ce5" style:family="table-cell" style:parent-style-name="Default" style:data-style-name="N50"/>
    <style:style style:name="ce6" style:family="table-cell" style:parent-style-name="Default" style:data-style-name="N1"/>
  </office:automatic-styles>
  <office:body>
    <office:spreadsheet>
      <table:calculation-settings table:automatic-find-labels="false"/>
      <table:table table:name="skok_Fc_2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Friday, June 02, 2017</text:p>
          </table:table-cell>
          <table:table-cell table:style-name="Default"/>
          <table:table-cell office:value-type="string" calcext:value-type="string">
            <text:p>Trend</text:p>
          </table:table-cell>
          <table:table-cell office:value-type="string" calcext:value-type="string">
            <text:p>Page 1 of 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tart Time : 06/02/2017 00:08:33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End Time : 06/02/2017 00:38:33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Point Name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d 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w Scale</text:p>
          </table:table-cell>
          <table:table-cell office:value-type="string" calcext:value-type="string">
            <text:p>High Scale</text:p>
          </table:table-cell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(A) 3-T-OUT.UNIT0@NET0</text:p>
          </table:table-cell>
          <table:table-cell office:value-type="string" calcext:value-type="string">
            <text:p>Auto Historian</text:p>
          </table:table-cell>
          <table:table-cell office:value-type="float" office:value="31.627" calcext:value-type="float">
            <text:p>31,627</text:p>
          </table:table-cell>
          <table:table-cell office:value-type="string" calcext:value-type="string">
            <text:p>On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(A) 3-H-STATE.UNIT0@NET0</text:p>
          </table:table-cell>
          <table:table-cell office:value-type="string" calcext:value-type="string">
            <text:p>Auto Historian</text:p>
          </table:table-cell>
          <table:table-cell office:value-type="float" office:value="22.683" calcext:value-type="float">
            <text:p>22,683</text:p>
          </table:table-cell>
          <table:table-cell office:value-type="string" calcext:value-type="string">
            <text:p>On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(A) OCB002E005-OUT.UNIT0@NET0</text:p>
          </table:table-cell>
          <table:table-cell office:value-type="string" calcext:value-type="string">
            <text:p>Auto Historian</text:p>
          </table:table-cell>
          <table:table-cell office:value-type="string" calcext:value-type="string">
            <text:p>00000001 | 2017-May-05 01:4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n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Date Time</text:p>
          </table:table-cell>
          <table:table-cell table:style-name="Default" office:value-type="string" calcext:value-type="string">
            <text:p>Time [s]</text:p>
          </table:table-cell>
          <table:table-cell office:value-type="string" calcext:value-type="string">
            <text:p>3-T-OUT.UNIT0@NET0</text:p>
          </table:table-cell>
          <table:table-cell office:value-type="string" calcext:value-type="string">
            <text:p>3-H-STATE.UNIT0@NET0</text:p>
          </table:table-cell>
          <table:table-cell office:value-type="string" calcext:value-type="string">
            <text:p>OCB002E005-OUT.UNIT0@NET0</text:p>
          </table:table-cell>
          <table:table-cell table:number-columns-repeated="6"/>
        </table:table-row>
        <table:table-row table:style-name="ro1">
          <table:table-cell table:formula="of:=[.B11]-[.$B$611]" office:value-type="time" office:time-value="PT00H30M00.00000021S" calcext:value-type="time">
            <text:p>00:30:00</text:p>
          </table:table-cell>
          <table:table-cell office:value-type="date" office:date-value="2017-02-06T00:38:33" calcext:value-type="date">
            <text:p>17-02-06 00:38</text:p>
          </table:table-cell>
          <table:table-cell table:formula="of:=[.A11]*86400" office:value-type="float" office:value="1800.00000020955" calcext:value-type="float">
            <text:p>1800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3" calcext:value-type="float">
            <text:p>22,68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2]-[.$B$611]" office:value-type="time" office:time-value="PT00H29M57.000000137S" calcext:value-type="time">
            <text:p>00:29:57</text:p>
          </table:table-cell>
          <table:table-cell office:value-type="date" office:date-value="2017-02-06T00:38:30" calcext:value-type="date">
            <text:p>17-02-06 00:38</text:p>
          </table:table-cell>
          <table:table-cell table:formula="of:=[.A12]*86400" office:value-type="float" office:value="1797.0000001369" calcext:value-type="float">
            <text:p>1797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1" calcext:value-type="float">
            <text:p>22,68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3]-[.$B$611]" office:value-type="time" office:time-value="PT00H29M54.000000064S" calcext:value-type="time">
            <text:p>00:29:54</text:p>
          </table:table-cell>
          <table:table-cell office:value-type="date" office:date-value="2017-02-06T00:38:27" calcext:value-type="date">
            <text:p>17-02-06 00:38</text:p>
          </table:table-cell>
          <table:table-cell table:formula="of:=[.A13]*86400" office:value-type="float" office:value="1794.00000006426" calcext:value-type="float">
            <text:p>1794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" calcext:value-type="float">
            <text:p>22,6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4]-[.$B$611]" office:value-type="time" office:time-value="PT00H29M50.999999992S" calcext:value-type="time">
            <text:p>00:29:51</text:p>
          </table:table-cell>
          <table:table-cell office:value-type="date" office:date-value="2017-02-06T00:38:24" calcext:value-type="date">
            <text:p>17-02-06 00:38</text:p>
          </table:table-cell>
          <table:table-cell table:formula="of:=[.A14]*86400" office:value-type="float" office:value="1790.99999999162" calcext:value-type="float">
            <text:p>1791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9" calcext:value-type="float">
            <text:p>22,67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5]-[.$B$611]" office:value-type="time" office:time-value="PT00H29M47.999999919S" calcext:value-type="time">
            <text:p>00:29:48</text:p>
          </table:table-cell>
          <table:table-cell office:value-type="date" office:date-value="2017-02-06T00:38:21" calcext:value-type="date">
            <text:p>17-02-06 00:38</text:p>
          </table:table-cell>
          <table:table-cell table:formula="of:=[.A15]*86400" office:value-type="float" office:value="1787.99999991897" calcext:value-type="float">
            <text:p>1788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7" calcext:value-type="float">
            <text:p>22,67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6]-[.$B$611]" office:value-type="time" office:time-value="PT00H29M44.999999846S" calcext:value-type="time">
            <text:p>00:29:45</text:p>
          </table:table-cell>
          <table:table-cell office:value-type="date" office:date-value="2017-02-06T00:38:18" calcext:value-type="date">
            <text:p>17-02-06 00:38</text:p>
          </table:table-cell>
          <table:table-cell table:formula="of:=[.A16]*86400" office:value-type="float" office:value="1784.99999984633" calcext:value-type="float">
            <text:p>1785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6" calcext:value-type="float">
            <text:p>22,67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7]-[.$B$611]" office:value-type="time" office:time-value="PT00H29M42.000000402S" calcext:value-type="time">
            <text:p>00:29:42</text:p>
          </table:table-cell>
          <table:table-cell office:value-type="date" office:date-value="2017-02-06T00:38:15" calcext:value-type="date">
            <text:p>17-02-06 00:38</text:p>
          </table:table-cell>
          <table:table-cell table:formula="of:=[.A17]*86400" office:value-type="float" office:value="1782.00000040233" calcext:value-type="float">
            <text:p>1782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4" calcext:value-type="float">
            <text:p>22,67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8]-[.$B$611]" office:value-type="time" office:time-value="PT00H29M39.00000033S" calcext:value-type="time">
            <text:p>00:29:39</text:p>
          </table:table-cell>
          <table:table-cell office:value-type="date" office:date-value="2017-02-06T00:38:12" calcext:value-type="date">
            <text:p>17-02-06 00:38</text:p>
          </table:table-cell>
          <table:table-cell table:formula="of:=[.A18]*86400" office:value-type="float" office:value="1779.00000032969" calcext:value-type="float">
            <text:p>1779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3" calcext:value-type="float">
            <text:p>22,67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9]-[.$B$611]" office:value-type="time" office:time-value="PT00H29M36.000000257S" calcext:value-type="time">
            <text:p>00:29:36</text:p>
          </table:table-cell>
          <table:table-cell office:value-type="date" office:date-value="2017-02-06T00:38:09" calcext:value-type="date">
            <text:p>17-02-06 00:38</text:p>
          </table:table-cell>
          <table:table-cell table:formula="of:=[.A19]*86400" office:value-type="float" office:value="1776.00000025705" calcext:value-type="float">
            <text:p>1776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1" calcext:value-type="float">
            <text:p>22,67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0]-[.$B$611]" office:value-type="time" office:time-value="PT00H29M33.000000184S" calcext:value-type="time">
            <text:p>00:29:33</text:p>
          </table:table-cell>
          <table:table-cell office:value-type="date" office:date-value="2017-02-06T00:38:06" calcext:value-type="date">
            <text:p>17-02-06 00:38</text:p>
          </table:table-cell>
          <table:table-cell table:formula="of:=[.A20]*86400" office:value-type="float" office:value="1773.0000001844" calcext:value-type="float">
            <text:p>1773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" calcext:value-type="float">
            <text:p>22,6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1]-[.$B$611]" office:value-type="time" office:time-value="PT00H29M30.000000112S" calcext:value-type="time">
            <text:p>00:29:30</text:p>
          </table:table-cell>
          <table:table-cell office:value-type="date" office:date-value="2017-02-06T00:38:03" calcext:value-type="date">
            <text:p>17-02-06 00:38</text:p>
          </table:table-cell>
          <table:table-cell table:formula="of:=[.A21]*86400" office:value-type="float" office:value="1770.00000011176" calcext:value-type="float">
            <text:p>1770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68" calcext:value-type="float">
            <text:p>22,66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2]-[.$B$611]" office:value-type="time" office:time-value="PT00H29M27.000000039S" calcext:value-type="time">
            <text:p>00:29:27</text:p>
          </table:table-cell>
          <table:table-cell office:value-type="date" office:date-value="2017-02-06T00:38:00" calcext:value-type="date">
            <text:p>17-02-06 00:38</text:p>
          </table:table-cell>
          <table:table-cell table:formula="of:=[.A22]*86400" office:value-type="float" office:value="1767.00000003912" calcext:value-type="float">
            <text:p>1767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7" calcext:value-type="float">
            <text:p>22,66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3]-[.$B$611]" office:value-type="time" office:time-value="PT00H29M23.999999966S" calcext:value-type="time">
            <text:p>00:29:24</text:p>
          </table:table-cell>
          <table:table-cell office:value-type="date" office:date-value="2017-02-06T00:37:57" calcext:value-type="date">
            <text:p>17-02-06 00:37</text:p>
          </table:table-cell>
          <table:table-cell table:formula="of:=[.A23]*86400" office:value-type="float" office:value="1763.99999996647" calcext:value-type="float">
            <text:p>1764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5" calcext:value-type="float">
            <text:p>22,66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4]-[.$B$611]" office:value-type="time" office:time-value="PT00H29M20.999999894S" calcext:value-type="time">
            <text:p>00:29:21</text:p>
          </table:table-cell>
          <table:table-cell office:value-type="date" office:date-value="2017-02-06T00:37:54" calcext:value-type="date">
            <text:p>17-02-06 00:37</text:p>
          </table:table-cell>
          <table:table-cell table:formula="of:=[.A24]*86400" office:value-type="float" office:value="1760.99999989383" calcext:value-type="float">
            <text:p>1761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4" calcext:value-type="float">
            <text:p>22,66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5]-[.$B$611]" office:value-type="time" office:time-value="PT00H29M18.00000045S" calcext:value-type="time">
            <text:p>00:29:18</text:p>
          </table:table-cell>
          <table:table-cell office:value-type="date" office:date-value="2017-02-06T00:37:51" calcext:value-type="date">
            <text:p>17-02-06 00:37</text:p>
          </table:table-cell>
          <table:table-cell table:formula="of:=[.A25]*86400" office:value-type="float" office:value="1758.00000044983" calcext:value-type="float">
            <text:p>1758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62" calcext:value-type="float">
            <text:p>22,66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6]-[.$B$611]" office:value-type="time" office:time-value="PT00H29M15.000000377S" calcext:value-type="time">
            <text:p>00:29:15</text:p>
          </table:table-cell>
          <table:table-cell office:value-type="date" office:date-value="2017-02-06T00:37:48" calcext:value-type="date">
            <text:p>17-02-06 00:37</text:p>
          </table:table-cell>
          <table:table-cell table:formula="of:=[.A26]*86400" office:value-type="float" office:value="1755.00000037719" calcext:value-type="float">
            <text:p>1755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6" calcext:value-type="float">
            <text:p>22,6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7]-[.$B$611]" office:value-type="time" office:time-value="PT00H29M12.000000305S" calcext:value-type="time">
            <text:p>00:29:12</text:p>
          </table:table-cell>
          <table:table-cell office:value-type="date" office:date-value="2017-02-06T00:37:45" calcext:value-type="date">
            <text:p>17-02-06 00:37</text:p>
          </table:table-cell>
          <table:table-cell table:formula="of:=[.A27]*86400" office:value-type="float" office:value="1752.00000030454" calcext:value-type="float">
            <text:p>1752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59" calcext:value-type="float">
            <text:p>22,65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8]-[.$B$611]" office:value-type="time" office:time-value="PT00H29M09.000000232S" calcext:value-type="time">
            <text:p>00:29:09</text:p>
          </table:table-cell>
          <table:table-cell office:value-type="date" office:date-value="2017-02-06T00:37:42" calcext:value-type="date">
            <text:p>17-02-06 00:37</text:p>
          </table:table-cell>
          <table:table-cell table:formula="of:=[.A28]*86400" office:value-type="float" office:value="1749.0000002319" calcext:value-type="float">
            <text:p>1749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7" calcext:value-type="float">
            <text:p>22,65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9]-[.$B$611]" office:value-type="time" office:time-value="PT00H29M06.000000159S" calcext:value-type="time">
            <text:p>00:29:06</text:p>
          </table:table-cell>
          <table:table-cell office:value-type="date" office:date-value="2017-02-06T00:37:39" calcext:value-type="date">
            <text:p>17-02-06 00:37</text:p>
          </table:table-cell>
          <table:table-cell table:formula="of:=[.A29]*86400" office:value-type="float" office:value="1746.00000015926" calcext:value-type="float">
            <text:p>1746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5" calcext:value-type="float">
            <text:p>22,65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30]-[.$B$611]" office:value-type="time" office:time-value="PT00H29M03.000000087S" calcext:value-type="time">
            <text:p>00:29:03</text:p>
          </table:table-cell>
          <table:table-cell office:value-type="date" office:date-value="2017-02-06T00:37:36" calcext:value-type="date">
            <text:p>17-02-06 00:37</text:p>
          </table:table-cell>
          <table:table-cell table:formula="of:=[.A30]*86400" office:value-type="float" office:value="1743.00000008661" calcext:value-type="float">
            <text:p>1743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4" calcext:value-type="float">
            <text:p>22,65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31]-[.$B$611]" office:value-type="time" office:time-value="PT00H29M00.000000014S" calcext:value-type="time">
            <text:p>00:29:00</text:p>
          </table:table-cell>
          <table:table-cell office:value-type="date" office:date-value="2017-02-06T00:37:33" calcext:value-type="date">
            <text:p>17-02-06 00:37</text:p>
          </table:table-cell>
          <table:table-cell table:formula="of:=[.A31]*86400" office:value-type="float" office:value="1740.00000001397" calcext:value-type="float">
            <text:p>1740</text:p>
          </table:table-cell>
          <table:table-cell office:value-type="float" office:value="31.633" calcext:value-type="float">
            <text:p>31,633</text:p>
          </table:table-cell>
          <table:table-cell office:value-type="float" office:value="22.652" calcext:value-type="float">
            <text:p>22,65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32]-[.$B$611]" office:value-type="time" office:time-value="PT00H28M56.999999941S" calcext:value-type="time">
            <text:p>00:28:57</text:p>
          </table:table-cell>
          <table:table-cell office:value-type="date" office:date-value="2017-02-06T00:37:30" calcext:value-type="date">
            <text:p>17-02-06 00:37</text:p>
          </table:table-cell>
          <table:table-cell table:formula="of:=[.A32]*86400" office:value-type="float" office:value="1736.99999994133" calcext:value-type="float">
            <text:p>1737</text:p>
          </table:table-cell>
          <table:table-cell office:value-type="float" office:value="31.633" calcext:value-type="float">
            <text:p>31,633</text:p>
          </table:table-cell>
          <table:table-cell office:value-type="float" office:value="22.65" calcext:value-type="float">
            <text:p>22,6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33]-[.$B$611]" office:value-type="time" office:time-value="PT00H28M53.999999869S" calcext:value-type="time">
            <text:p>00:28:54</text:p>
          </table:table-cell>
          <table:table-cell office:value-type="date" office:date-value="2017-02-06T00:37:27" calcext:value-type="date">
            <text:p>17-02-06 00:37</text:p>
          </table:table-cell>
          <table:table-cell table:formula="of:=[.A33]*86400" office:value-type="float" office:value="1733.99999986868" calcext:value-type="float">
            <text:p>1734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8" calcext:value-type="float">
            <text:p>22,64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34]-[.$B$611]" office:value-type="time" office:time-value="PT00H28M51.000000425S" calcext:value-type="time">
            <text:p>00:28:51</text:p>
          </table:table-cell>
          <table:table-cell office:value-type="date" office:date-value="2017-02-06T00:37:24" calcext:value-type="date">
            <text:p>17-02-06 00:37</text:p>
          </table:table-cell>
          <table:table-cell table:formula="of:=[.A34]*86400" office:value-type="float" office:value="1731.00000042468" calcext:value-type="float">
            <text:p>1731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6" calcext:value-type="float">
            <text:p>22,64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35]-[.$B$611]" office:value-type="time" office:time-value="PT00H28M48.000000352S" calcext:value-type="time">
            <text:p>00:28:48</text:p>
          </table:table-cell>
          <table:table-cell office:value-type="date" office:date-value="2017-02-06T00:37:21" calcext:value-type="date">
            <text:p>17-02-06 00:37</text:p>
          </table:table-cell>
          <table:table-cell table:formula="of:=[.A35]*86400" office:value-type="float" office:value="1728.00000035204" calcext:value-type="float">
            <text:p>1728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5" calcext:value-type="float">
            <text:p>22,64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36]-[.$B$611]" office:value-type="time" office:time-value="PT00H28M45.000000279S" calcext:value-type="time">
            <text:p>00:28:45</text:p>
          </table:table-cell>
          <table:table-cell office:value-type="date" office:date-value="2017-02-06T00:37:18" calcext:value-type="date">
            <text:p>17-02-06 00:37</text:p>
          </table:table-cell>
          <table:table-cell table:formula="of:=[.A36]*86400" office:value-type="float" office:value="1725.0000002794" calcext:value-type="float">
            <text:p>1725</text:p>
          </table:table-cell>
          <table:table-cell office:value-type="float" office:value="31.635" calcext:value-type="float">
            <text:p>31,635</text:p>
          </table:table-cell>
          <table:table-cell office:value-type="float" office:value="22.643" calcext:value-type="float">
            <text:p>22,64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37]-[.$B$611]" office:value-type="time" office:time-value="PT00H28M42.000000207S" calcext:value-type="time">
            <text:p>00:28:42</text:p>
          </table:table-cell>
          <table:table-cell office:value-type="date" office:date-value="2017-02-06T00:37:15" calcext:value-type="date">
            <text:p>17-02-06 00:37</text:p>
          </table:table-cell>
          <table:table-cell table:formula="of:=[.A37]*86400" office:value-type="float" office:value="1722.00000020675" calcext:value-type="float">
            <text:p>1722</text:p>
          </table:table-cell>
          <table:table-cell office:value-type="float" office:value="31.635" calcext:value-type="float">
            <text:p>31,635</text:p>
          </table:table-cell>
          <table:table-cell office:value-type="float" office:value="22.641" calcext:value-type="float">
            <text:p>22,64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38]-[.$B$611]" office:value-type="time" office:time-value="PT00H28M39.000000134S" calcext:value-type="time">
            <text:p>00:28:39</text:p>
          </table:table-cell>
          <table:table-cell office:value-type="date" office:date-value="2017-02-06T00:37:12" calcext:value-type="date">
            <text:p>17-02-06 00:37</text:p>
          </table:table-cell>
          <table:table-cell table:formula="of:=[.A38]*86400" office:value-type="float" office:value="1719.00000013411" calcext:value-type="float">
            <text:p>1719</text:p>
          </table:table-cell>
          <table:table-cell office:value-type="float" office:value="31.636" calcext:value-type="float">
            <text:p>31,636</text:p>
          </table:table-cell>
          <table:table-cell office:value-type="float" office:value="22.639" calcext:value-type="float">
            <text:p>22,63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39]-[.$B$611]" office:value-type="time" office:time-value="PT00H28M36.000000061S" calcext:value-type="time">
            <text:p>00:28:36</text:p>
          </table:table-cell>
          <table:table-cell office:value-type="date" office:date-value="2017-02-06T00:37:09" calcext:value-type="date">
            <text:p>17-02-06 00:37</text:p>
          </table:table-cell>
          <table:table-cell table:formula="of:=[.A39]*86400" office:value-type="float" office:value="1716.00000006147" calcext:value-type="float">
            <text:p>1716</text:p>
          </table:table-cell>
          <table:table-cell office:value-type="float" office:value="31.636" calcext:value-type="float">
            <text:p>31,636</text:p>
          </table:table-cell>
          <table:table-cell office:value-type="float" office:value="22.637" calcext:value-type="float">
            <text:p>22,63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40]-[.$B$611]" office:value-type="time" office:time-value="PT00H28M32.999999989S" calcext:value-type="time">
            <text:p>00:28:33</text:p>
          </table:table-cell>
          <table:table-cell office:value-type="date" office:date-value="2017-02-06T00:37:06" calcext:value-type="date">
            <text:p>17-02-06 00:37</text:p>
          </table:table-cell>
          <table:table-cell table:formula="of:=[.A40]*86400" office:value-type="float" office:value="1712.99999998882" calcext:value-type="float">
            <text:p>1713</text:p>
          </table:table-cell>
          <table:table-cell office:value-type="float" office:value="31.637" calcext:value-type="float">
            <text:p>31,637</text:p>
          </table:table-cell>
          <table:table-cell office:value-type="float" office:value="22.635" calcext:value-type="float">
            <text:p>22,63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41]-[.$B$611]" office:value-type="time" office:time-value="PT00H28M29.999999916S" calcext:value-type="time">
            <text:p>00:28:30</text:p>
          </table:table-cell>
          <table:table-cell office:value-type="date" office:date-value="2017-02-06T00:37:03" calcext:value-type="date">
            <text:p>17-02-06 00:37</text:p>
          </table:table-cell>
          <table:table-cell table:formula="of:=[.A41]*86400" office:value-type="float" office:value="1709.99999991618" calcext:value-type="float">
            <text:p>1710</text:p>
          </table:table-cell>
          <table:table-cell office:value-type="float" office:value="31.637" calcext:value-type="float">
            <text:p>31,637</text:p>
          </table:table-cell>
          <table:table-cell office:value-type="float" office:value="22.633" calcext:value-type="float">
            <text:p>22,63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42]-[.$B$611]" office:value-type="time" office:time-value="PT00H28M26.999999844S" calcext:value-type="time">
            <text:p>00:28:27</text:p>
          </table:table-cell>
          <table:table-cell office:value-type="date" office:date-value="2017-02-06T00:37:00" calcext:value-type="date">
            <text:p>17-02-06 00:37</text:p>
          </table:table-cell>
          <table:table-cell table:formula="of:=[.A42]*86400" office:value-type="float" office:value="1706.99999984354" calcext:value-type="float">
            <text:p>1707</text:p>
          </table:table-cell>
          <table:table-cell office:value-type="float" office:value="31.638" calcext:value-type="float">
            <text:p>31,638</text:p>
          </table:table-cell>
          <table:table-cell office:value-type="float" office:value="22.631" calcext:value-type="float">
            <text:p>22,6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43]-[.$B$611]" office:value-type="time" office:time-value="PT00H28M24.0000004S" calcext:value-type="time">
            <text:p>00:28:24</text:p>
          </table:table-cell>
          <table:table-cell office:value-type="date" office:date-value="2017-02-06T00:36:57" calcext:value-type="date">
            <text:p>17-02-06 00:36</text:p>
          </table:table-cell>
          <table:table-cell table:formula="of:=[.A43]*86400" office:value-type="float" office:value="1704.00000039954" calcext:value-type="float">
            <text:p>1704</text:p>
          </table:table-cell>
          <table:table-cell office:value-type="float" office:value="31.638" calcext:value-type="float">
            <text:p>31,638</text:p>
          </table:table-cell>
          <table:table-cell office:value-type="float" office:value="22.629" calcext:value-type="float">
            <text:p>22,62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44]-[.$B$611]" office:value-type="time" office:time-value="PT00H28M21.000000327S" calcext:value-type="time">
            <text:p>00:28:21</text:p>
          </table:table-cell>
          <table:table-cell office:value-type="date" office:date-value="2017-02-06T00:36:54" calcext:value-type="date">
            <text:p>17-02-06 00:36</text:p>
          </table:table-cell>
          <table:table-cell table:formula="of:=[.A44]*86400" office:value-type="float" office:value="1701.00000032689" calcext:value-type="float">
            <text:p>1701</text:p>
          </table:table-cell>
          <table:table-cell office:value-type="float" office:value="31.639" calcext:value-type="float">
            <text:p>31,639</text:p>
          </table:table-cell>
          <table:table-cell office:value-type="float" office:value="22.627" calcext:value-type="float">
            <text:p>22,62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45]-[.$B$611]" office:value-type="time" office:time-value="PT00H28M18.000000254S" calcext:value-type="time">
            <text:p>00:28:18</text:p>
          </table:table-cell>
          <table:table-cell office:value-type="date" office:date-value="2017-02-06T00:36:51" calcext:value-type="date">
            <text:p>17-02-06 00:36</text:p>
          </table:table-cell>
          <table:table-cell table:formula="of:=[.A45]*86400" office:value-type="float" office:value="1698.00000025425" calcext:value-type="float">
            <text:p>1698</text:p>
          </table:table-cell>
          <table:table-cell office:value-type="float" office:value="31.639" calcext:value-type="float">
            <text:p>31,639</text:p>
          </table:table-cell>
          <table:table-cell office:value-type="float" office:value="22.625" calcext:value-type="float">
            <text:p>22,62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46]-[.$B$611]" office:value-type="time" office:time-value="PT00H28M15.000000182S" calcext:value-type="time">
            <text:p>00:28:15</text:p>
          </table:table-cell>
          <table:table-cell office:value-type="date" office:date-value="2017-02-06T00:36:48" calcext:value-type="date">
            <text:p>17-02-06 00:36</text:p>
          </table:table-cell>
          <table:table-cell table:formula="of:=[.A46]*86400" office:value-type="float" office:value="1695.00000018161" calcext:value-type="float">
            <text:p>1695</text:p>
          </table:table-cell>
          <table:table-cell office:value-type="float" office:value="31.64" calcext:value-type="float">
            <text:p>31,64</text:p>
          </table:table-cell>
          <table:table-cell office:value-type="float" office:value="22.622" calcext:value-type="float">
            <text:p>22,62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47]-[.$B$611]" office:value-type="time" office:time-value="PT00H28M12.000000109S" calcext:value-type="time">
            <text:p>00:28:12</text:p>
          </table:table-cell>
          <table:table-cell office:value-type="date" office:date-value="2017-02-06T00:36:45" calcext:value-type="date">
            <text:p>17-02-06 00:36</text:p>
          </table:table-cell>
          <table:table-cell table:formula="of:=[.A47]*86400" office:value-type="float" office:value="1692.00000010896" calcext:value-type="float">
            <text:p>1692</text:p>
          </table:table-cell>
          <table:table-cell office:value-type="float" office:value="31.641" calcext:value-type="float">
            <text:p>31,641</text:p>
          </table:table-cell>
          <table:table-cell office:value-type="float" office:value="22.62" calcext:value-type="float">
            <text:p>22,6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48]-[.$B$611]" office:value-type="time" office:time-value="PT00H28M09.000000036S" calcext:value-type="time">
            <text:p>00:28:09</text:p>
          </table:table-cell>
          <table:table-cell office:value-type="date" office:date-value="2017-02-06T00:36:42" calcext:value-type="date">
            <text:p>17-02-06 00:36</text:p>
          </table:table-cell>
          <table:table-cell table:formula="of:=[.A48]*86400" office:value-type="float" office:value="1689.00000003632" calcext:value-type="float">
            <text:p>1689</text:p>
          </table:table-cell>
          <table:table-cell office:value-type="float" office:value="31.641" calcext:value-type="float">
            <text:p>31,641</text:p>
          </table:table-cell>
          <table:table-cell office:value-type="float" office:value="22.618" calcext:value-type="float">
            <text:p>22,61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49]-[.$B$611]" office:value-type="time" office:time-value="PT00H28M05.999999964S" calcext:value-type="time">
            <text:p>00:28:06</text:p>
          </table:table-cell>
          <table:table-cell office:value-type="date" office:date-value="2017-02-06T00:36:39" calcext:value-type="date">
            <text:p>17-02-06 00:36</text:p>
          </table:table-cell>
          <table:table-cell table:formula="of:=[.A49]*86400" office:value-type="float" office:value="1685.99999996368" calcext:value-type="float">
            <text:p>1686</text:p>
          </table:table-cell>
          <table:table-cell office:value-type="float" office:value="31.642" calcext:value-type="float">
            <text:p>31,642</text:p>
          </table:table-cell>
          <table:table-cell office:value-type="float" office:value="22.616" calcext:value-type="float">
            <text:p>22,61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50]-[.$B$611]" office:value-type="time" office:time-value="PT00H28M02.999999891S" calcext:value-type="time">
            <text:p>00:28:03</text:p>
          </table:table-cell>
          <table:table-cell office:value-type="date" office:date-value="2017-02-06T00:36:36" calcext:value-type="date">
            <text:p>17-02-06 00:36</text:p>
          </table:table-cell>
          <table:table-cell table:formula="of:=[.A50]*86400" office:value-type="float" office:value="1682.99999989104" calcext:value-type="float">
            <text:p>1683</text:p>
          </table:table-cell>
          <table:table-cell office:value-type="float" office:value="31.643" calcext:value-type="float">
            <text:p>31,643</text:p>
          </table:table-cell>
          <table:table-cell office:value-type="float" office:value="22.613" calcext:value-type="float">
            <text:p>22,61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51]-[.$B$611]" office:value-type="time" office:time-value="PT00H28M00.000000447S" calcext:value-type="time">
            <text:p>00:28:00</text:p>
          </table:table-cell>
          <table:table-cell office:value-type="date" office:date-value="2017-02-06T00:36:33" calcext:value-type="date">
            <text:p>17-02-06 00:36</text:p>
          </table:table-cell>
          <table:table-cell table:formula="of:=[.A51]*86400" office:value-type="float" office:value="1680.00000044703" calcext:value-type="float">
            <text:p>1680</text:p>
          </table:table-cell>
          <table:table-cell office:value-type="float" office:value="31.643" calcext:value-type="float">
            <text:p>31,643</text:p>
          </table:table-cell>
          <table:table-cell office:value-type="float" office:value="22.611" calcext:value-type="float">
            <text:p>22,61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52]-[.$B$611]" office:value-type="time" office:time-value="PT00H27M57.000000374S" calcext:value-type="time">
            <text:p>00:27:57</text:p>
          </table:table-cell>
          <table:table-cell office:value-type="date" office:date-value="2017-02-06T00:36:30" calcext:value-type="date">
            <text:p>17-02-06 00:36</text:p>
          </table:table-cell>
          <table:table-cell table:formula="of:=[.A52]*86400" office:value-type="float" office:value="1677.00000037439" calcext:value-type="float">
            <text:p>1677</text:p>
          </table:table-cell>
          <table:table-cell office:value-type="float" office:value="31.644" calcext:value-type="float">
            <text:p>31,644</text:p>
          </table:table-cell>
          <table:table-cell office:value-type="float" office:value="22.609" calcext:value-type="float">
            <text:p>22,60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53]-[.$B$611]" office:value-type="time" office:time-value="PT00H27M54.000000302S" calcext:value-type="time">
            <text:p>00:27:54</text:p>
          </table:table-cell>
          <table:table-cell office:value-type="date" office:date-value="2017-02-06T00:36:27" calcext:value-type="date">
            <text:p>17-02-06 00:36</text:p>
          </table:table-cell>
          <table:table-cell table:formula="of:=[.A53]*86400" office:value-type="float" office:value="1674.00000030175" calcext:value-type="float">
            <text:p>1674</text:p>
          </table:table-cell>
          <table:table-cell office:value-type="float" office:value="31.645" calcext:value-type="float">
            <text:p>31,645</text:p>
          </table:table-cell>
          <table:table-cell office:value-type="float" office:value="22.606" calcext:value-type="float">
            <text:p>22,60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54]-[.$B$611]" office:value-type="time" office:time-value="PT00H27M51.000000229S" calcext:value-type="time">
            <text:p>00:27:51</text:p>
          </table:table-cell>
          <table:table-cell office:value-type="date" office:date-value="2017-02-06T00:36:24" calcext:value-type="date">
            <text:p>17-02-06 00:36</text:p>
          </table:table-cell>
          <table:table-cell table:formula="of:=[.A54]*86400" office:value-type="float" office:value="1671.00000022911" calcext:value-type="float">
            <text:p>1671</text:p>
          </table:table-cell>
          <table:table-cell office:value-type="float" office:value="31.645" calcext:value-type="float">
            <text:p>31,645</text:p>
          </table:table-cell>
          <table:table-cell office:value-type="float" office:value="22.604" calcext:value-type="float">
            <text:p>22,60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55]-[.$B$611]" office:value-type="time" office:time-value="PT00H27M48.000000156S" calcext:value-type="time">
            <text:p>00:27:48</text:p>
          </table:table-cell>
          <table:table-cell office:value-type="date" office:date-value="2017-02-06T00:36:21" calcext:value-type="date">
            <text:p>17-02-06 00:36</text:p>
          </table:table-cell>
          <table:table-cell table:formula="of:=[.A55]*86400" office:value-type="float" office:value="1668.00000015646" calcext:value-type="float">
            <text:p>1668</text:p>
          </table:table-cell>
          <table:table-cell office:value-type="float" office:value="31.646" calcext:value-type="float">
            <text:p>31,646</text:p>
          </table:table-cell>
          <table:table-cell office:value-type="float" office:value="22.602" calcext:value-type="float">
            <text:p>22,60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56]-[.$B$611]" office:value-type="time" office:time-value="PT00H27M45.000000084S" calcext:value-type="time">
            <text:p>00:27:45</text:p>
          </table:table-cell>
          <table:table-cell office:value-type="date" office:date-value="2017-02-06T00:36:18" calcext:value-type="date">
            <text:p>17-02-06 00:36</text:p>
          </table:table-cell>
          <table:table-cell table:formula="of:=[.A56]*86400" office:value-type="float" office:value="1665.00000008382" calcext:value-type="float">
            <text:p>1665</text:p>
          </table:table-cell>
          <table:table-cell office:value-type="float" office:value="31.647" calcext:value-type="float">
            <text:p>31,647</text:p>
          </table:table-cell>
          <table:table-cell office:value-type="float" office:value="22.599" calcext:value-type="float">
            <text:p>22,59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57]-[.$B$611]" office:value-type="time" office:time-value="PT00H27M42.000000011S" calcext:value-type="time">
            <text:p>00:27:42</text:p>
          </table:table-cell>
          <table:table-cell office:value-type="date" office:date-value="2017-02-06T00:36:15" calcext:value-type="date">
            <text:p>17-02-06 00:36</text:p>
          </table:table-cell>
          <table:table-cell table:formula="of:=[.A57]*86400" office:value-type="float" office:value="1662.00000001118" calcext:value-type="float">
            <text:p>1662</text:p>
          </table:table-cell>
          <table:table-cell office:value-type="float" office:value="31.648" calcext:value-type="float">
            <text:p>31,648</text:p>
          </table:table-cell>
          <table:table-cell office:value-type="float" office:value="22.597" calcext:value-type="float">
            <text:p>22,59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58]-[.$B$611]" office:value-type="time" office:time-value="PT00H27M38.999999939S" calcext:value-type="time">
            <text:p>00:27:39</text:p>
          </table:table-cell>
          <table:table-cell office:value-type="date" office:date-value="2017-02-06T00:36:12" calcext:value-type="date">
            <text:p>17-02-06 00:36</text:p>
          </table:table-cell>
          <table:table-cell table:formula="of:=[.A58]*86400" office:value-type="float" office:value="1658.99999993853" calcext:value-type="float">
            <text:p>1659</text:p>
          </table:table-cell>
          <table:table-cell office:value-type="float" office:value="31.649" calcext:value-type="float">
            <text:p>31,649</text:p>
          </table:table-cell>
          <table:table-cell office:value-type="float" office:value="22.594" calcext:value-type="float">
            <text:p>22,59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59]-[.$B$611]" office:value-type="time" office:time-value="PT00H27M35.999999866S" calcext:value-type="time">
            <text:p>00:27:36</text:p>
          </table:table-cell>
          <table:table-cell office:value-type="date" office:date-value="2017-02-06T00:36:09" calcext:value-type="date">
            <text:p>17-02-06 00:36</text:p>
          </table:table-cell>
          <table:table-cell table:formula="of:=[.A59]*86400" office:value-type="float" office:value="1655.99999986589" calcext:value-type="float">
            <text:p>1656</text:p>
          </table:table-cell>
          <table:table-cell office:value-type="float" office:value="31.649" calcext:value-type="float">
            <text:p>31,649</text:p>
          </table:table-cell>
          <table:table-cell office:value-type="float" office:value="22.591" calcext:value-type="float">
            <text:p>22,59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60]-[.$B$611]" office:value-type="time" office:time-value="PT00H27M33.000000422S" calcext:value-type="time">
            <text:p>00:27:33</text:p>
          </table:table-cell>
          <table:table-cell office:value-type="date" office:date-value="2017-02-06T00:36:06" calcext:value-type="date">
            <text:p>17-02-06 00:36</text:p>
          </table:table-cell>
          <table:table-cell table:formula="of:=[.A60]*86400" office:value-type="float" office:value="1653.00000042189" calcext:value-type="float">
            <text:p>1653</text:p>
          </table:table-cell>
          <table:table-cell office:value-type="float" office:value="31.65" calcext:value-type="float">
            <text:p>31,65</text:p>
          </table:table-cell>
          <table:table-cell office:value-type="float" office:value="22.589" calcext:value-type="float">
            <text:p>22,58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61]-[.$B$611]" office:value-type="time" office:time-value="PT00H27M30.000000349S" calcext:value-type="time">
            <text:p>00:27:30</text:p>
          </table:table-cell>
          <table:table-cell office:value-type="date" office:date-value="2017-02-06T00:36:03" calcext:value-type="date">
            <text:p>17-02-06 00:36</text:p>
          </table:table-cell>
          <table:table-cell table:formula="of:=[.A61]*86400" office:value-type="float" office:value="1650.00000034925" calcext:value-type="float">
            <text:p>1650</text:p>
          </table:table-cell>
          <table:table-cell office:value-type="float" office:value="31.651" calcext:value-type="float">
            <text:p>31,651</text:p>
          </table:table-cell>
          <table:table-cell office:value-type="float" office:value="22.586" calcext:value-type="float">
            <text:p>22,58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62]-[.$B$611]" office:value-type="time" office:time-value="PT00H27M27.000000277S" calcext:value-type="time">
            <text:p>00:27:27</text:p>
          </table:table-cell>
          <table:table-cell office:value-type="date" office:date-value="2017-02-06T00:36:00" calcext:value-type="date">
            <text:p>17-02-06 00:36</text:p>
          </table:table-cell>
          <table:table-cell table:formula="of:=[.A62]*86400" office:value-type="float" office:value="1647.0000002766" calcext:value-type="float">
            <text:p>1647</text:p>
          </table:table-cell>
          <table:table-cell office:value-type="float" office:value="31.652" calcext:value-type="float">
            <text:p>31,652</text:p>
          </table:table-cell>
          <table:table-cell office:value-type="float" office:value="22.583" calcext:value-type="float">
            <text:p>22,58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63]-[.$B$611]" office:value-type="time" office:time-value="PT00H27M24.000000204S" calcext:value-type="time">
            <text:p>00:27:24</text:p>
          </table:table-cell>
          <table:table-cell office:value-type="date" office:date-value="2017-02-06T00:35:57" calcext:value-type="date">
            <text:p>17-02-06 00:35</text:p>
          </table:table-cell>
          <table:table-cell table:formula="of:=[.A63]*86400" office:value-type="float" office:value="1644.00000020396" calcext:value-type="float">
            <text:p>1644</text:p>
          </table:table-cell>
          <table:table-cell office:value-type="float" office:value="31.653" calcext:value-type="float">
            <text:p>31,653</text:p>
          </table:table-cell>
          <table:table-cell office:value-type="float" office:value="22.581" calcext:value-type="float">
            <text:p>22,58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64]-[.$B$611]" office:value-type="time" office:time-value="PT00H27M21.000000131S" calcext:value-type="time">
            <text:p>00:27:21</text:p>
          </table:table-cell>
          <table:table-cell office:value-type="date" office:date-value="2017-02-06T00:35:54" calcext:value-type="date">
            <text:p>17-02-06 00:35</text:p>
          </table:table-cell>
          <table:table-cell table:formula="of:=[.A64]*86400" office:value-type="float" office:value="1641.00000013132" calcext:value-type="float">
            <text:p>1641</text:p>
          </table:table-cell>
          <table:table-cell office:value-type="float" office:value="31.654" calcext:value-type="float">
            <text:p>31,654</text:p>
          </table:table-cell>
          <table:table-cell office:value-type="float" office:value="22.578" calcext:value-type="float">
            <text:p>22,57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65]-[.$B$611]" office:value-type="time" office:time-value="PT00H27M18.000000059S" calcext:value-type="time">
            <text:p>00:27:18</text:p>
          </table:table-cell>
          <table:table-cell office:value-type="date" office:date-value="2017-02-06T00:35:51" calcext:value-type="date">
            <text:p>17-02-06 00:35</text:p>
          </table:table-cell>
          <table:table-cell table:formula="of:=[.A65]*86400" office:value-type="float" office:value="1638.00000005867" calcext:value-type="float">
            <text:p>1638</text:p>
          </table:table-cell>
          <table:table-cell office:value-type="float" office:value="31.655" calcext:value-type="float">
            <text:p>31,655</text:p>
          </table:table-cell>
          <table:table-cell office:value-type="float" office:value="22.575" calcext:value-type="float">
            <text:p>22,57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66]-[.$B$611]" office:value-type="time" office:time-value="PT00H27M14.999999986S" calcext:value-type="time">
            <text:p>00:27:15</text:p>
          </table:table-cell>
          <table:table-cell office:value-type="date" office:date-value="2017-02-06T00:35:48" calcext:value-type="date">
            <text:p>17-02-06 00:35</text:p>
          </table:table-cell>
          <table:table-cell table:formula="of:=[.A66]*86400" office:value-type="float" office:value="1634.99999998603" calcext:value-type="float">
            <text:p>1635</text:p>
          </table:table-cell>
          <table:table-cell office:value-type="float" office:value="31.656" calcext:value-type="float">
            <text:p>31,656</text:p>
          </table:table-cell>
          <table:table-cell office:value-type="float" office:value="22.572" calcext:value-type="float">
            <text:p>22,57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67]-[.$B$611]" office:value-type="time" office:time-value="PT00H27M11.999999913S" calcext:value-type="time">
            <text:p>00:27:12</text:p>
          </table:table-cell>
          <table:table-cell office:value-type="date" office:date-value="2017-02-06T00:35:45" calcext:value-type="date">
            <text:p>17-02-06 00:35</text:p>
          </table:table-cell>
          <table:table-cell table:formula="of:=[.A67]*86400" office:value-type="float" office:value="1631.99999991339" calcext:value-type="float">
            <text:p>1632</text:p>
          </table:table-cell>
          <table:table-cell office:value-type="float" office:value="31.657" calcext:value-type="float">
            <text:p>31,657</text:p>
          </table:table-cell>
          <table:table-cell office:value-type="float" office:value="22.569" calcext:value-type="float">
            <text:p>22,56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68]-[.$B$611]" office:value-type="time" office:time-value="PT00H27M08.999999841S" calcext:value-type="time">
            <text:p>00:27:09</text:p>
          </table:table-cell>
          <table:table-cell office:value-type="date" office:date-value="2017-02-06T00:35:42" calcext:value-type="date">
            <text:p>17-02-06 00:35</text:p>
          </table:table-cell>
          <table:table-cell table:formula="of:=[.A68]*86400" office:value-type="float" office:value="1628.99999984074" calcext:value-type="float">
            <text:p>1629</text:p>
          </table:table-cell>
          <table:table-cell office:value-type="float" office:value="31.658" calcext:value-type="float">
            <text:p>31,658</text:p>
          </table:table-cell>
          <table:table-cell office:value-type="float" office:value="22.566" calcext:value-type="float">
            <text:p>22,56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69]-[.$B$611]" office:value-type="time" office:time-value="PT00H27M06.000000397S" calcext:value-type="time">
            <text:p>00:27:06</text:p>
          </table:table-cell>
          <table:table-cell office:value-type="date" office:date-value="2017-02-06T00:35:39" calcext:value-type="date">
            <text:p>17-02-06 00:35</text:p>
          </table:table-cell>
          <table:table-cell table:formula="of:=[.A69]*86400" office:value-type="float" office:value="1626.00000039674" calcext:value-type="float">
            <text:p>1626</text:p>
          </table:table-cell>
          <table:table-cell office:value-type="float" office:value="31.66" calcext:value-type="float">
            <text:p>31,66</text:p>
          </table:table-cell>
          <table:table-cell office:value-type="float" office:value="22.564" calcext:value-type="float">
            <text:p>22,56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70]-[.$B$611]" office:value-type="time" office:time-value="PT00H27M03.000000324S" calcext:value-type="time">
            <text:p>00:27:03</text:p>
          </table:table-cell>
          <table:table-cell office:value-type="date" office:date-value="2017-02-06T00:35:36" calcext:value-type="date">
            <text:p>17-02-06 00:35</text:p>
          </table:table-cell>
          <table:table-cell table:formula="of:=[.A70]*86400" office:value-type="float" office:value="1623.0000003241" calcext:value-type="float">
            <text:p>1623</text:p>
          </table:table-cell>
          <table:table-cell office:value-type="float" office:value="31.661" calcext:value-type="float">
            <text:p>31,661</text:p>
          </table:table-cell>
          <table:table-cell office:value-type="float" office:value="22.56" calcext:value-type="float">
            <text:p>22,5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71]-[.$B$611]" office:value-type="time" office:time-value="PT00H27M00.000000251S" calcext:value-type="time">
            <text:p>00:27:00</text:p>
          </table:table-cell>
          <table:table-cell office:value-type="date" office:date-value="2017-02-06T00:35:33" calcext:value-type="date">
            <text:p>17-02-06 00:35</text:p>
          </table:table-cell>
          <table:table-cell table:formula="of:=[.A71]*86400" office:value-type="float" office:value="1620.00000025146" calcext:value-type="float">
            <text:p>1620</text:p>
          </table:table-cell>
          <table:table-cell office:value-type="float" office:value="31.662" calcext:value-type="float">
            <text:p>31,662</text:p>
          </table:table-cell>
          <table:table-cell office:value-type="float" office:value="22.557" calcext:value-type="float">
            <text:p>22,55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72]-[.$B$611]" office:value-type="time" office:time-value="PT00H26M57.000000179S" calcext:value-type="time">
            <text:p>00:26:57</text:p>
          </table:table-cell>
          <table:table-cell office:value-type="date" office:date-value="2017-02-06T00:35:30" calcext:value-type="date">
            <text:p>17-02-06 00:35</text:p>
          </table:table-cell>
          <table:table-cell table:formula="of:=[.A72]*86400" office:value-type="float" office:value="1617.00000017881" calcext:value-type="float">
            <text:p>1617</text:p>
          </table:table-cell>
          <table:table-cell office:value-type="float" office:value="31.663" calcext:value-type="float">
            <text:p>31,663</text:p>
          </table:table-cell>
          <table:table-cell office:value-type="float" office:value="22.554" calcext:value-type="float">
            <text:p>22,55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73]-[.$B$611]" office:value-type="time" office:time-value="PT00H26M54.000000106S" calcext:value-type="time">
            <text:p>00:26:54</text:p>
          </table:table-cell>
          <table:table-cell office:value-type="date" office:date-value="2017-02-06T00:35:27" calcext:value-type="date">
            <text:p>17-02-06 00:35</text:p>
          </table:table-cell>
          <table:table-cell table:formula="of:=[.A73]*86400" office:value-type="float" office:value="1614.00000010617" calcext:value-type="float">
            <text:p>1614</text:p>
          </table:table-cell>
          <table:table-cell office:value-type="float" office:value="31.665" calcext:value-type="float">
            <text:p>31,665</text:p>
          </table:table-cell>
          <table:table-cell office:value-type="float" office:value="22.551" calcext:value-type="float">
            <text:p>22,55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74]-[.$B$611]" office:value-type="time" office:time-value="PT00H26M51.000000034S" calcext:value-type="time">
            <text:p>00:26:51</text:p>
          </table:table-cell>
          <table:table-cell office:value-type="date" office:date-value="2017-02-06T00:35:24" calcext:value-type="date">
            <text:p>17-02-06 00:35</text:p>
          </table:table-cell>
          <table:table-cell table:formula="of:=[.A74]*86400" office:value-type="float" office:value="1611.00000003353" calcext:value-type="float">
            <text:p>1611</text:p>
          </table:table-cell>
          <table:table-cell office:value-type="float" office:value="31.666" calcext:value-type="float">
            <text:p>31,666</text:p>
          </table:table-cell>
          <table:table-cell office:value-type="float" office:value="22.548" calcext:value-type="float">
            <text:p>22,54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75]-[.$B$611]" office:value-type="time" office:time-value="PT00H26M47.999999961S" calcext:value-type="time">
            <text:p>00:26:48</text:p>
          </table:table-cell>
          <table:table-cell office:value-type="date" office:date-value="2017-02-06T00:35:21" calcext:value-type="date">
            <text:p>17-02-06 00:35</text:p>
          </table:table-cell>
          <table:table-cell table:formula="of:=[.A75]*86400" office:value-type="float" office:value="1607.99999996088" calcext:value-type="float">
            <text:p>1608</text:p>
          </table:table-cell>
          <table:table-cell office:value-type="float" office:value="31.667" calcext:value-type="float">
            <text:p>31,667</text:p>
          </table:table-cell>
          <table:table-cell office:value-type="float" office:value="22.545" calcext:value-type="float">
            <text:p>22,54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76]-[.$B$611]" office:value-type="time" office:time-value="PT00H26M44.999999888S" calcext:value-type="time">
            <text:p>00:26:45</text:p>
          </table:table-cell>
          <table:table-cell office:value-type="date" office:date-value="2017-02-06T00:35:18" calcext:value-type="date">
            <text:p>17-02-06 00:35</text:p>
          </table:table-cell>
          <table:table-cell table:formula="of:=[.A76]*86400" office:value-type="float" office:value="1604.99999988824" calcext:value-type="float">
            <text:p>1605</text:p>
          </table:table-cell>
          <table:table-cell office:value-type="float" office:value="31.669" calcext:value-type="float">
            <text:p>31,669</text:p>
          </table:table-cell>
          <table:table-cell office:value-type="float" office:value="22.542" calcext:value-type="float">
            <text:p>22,54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77]-[.$B$611]" office:value-type="time" office:time-value="PT00H26M42.000000444S" calcext:value-type="time">
            <text:p>00:26:42</text:p>
          </table:table-cell>
          <table:table-cell office:value-type="date" office:date-value="2017-02-06T00:35:15" calcext:value-type="date">
            <text:p>17-02-06 00:35</text:p>
          </table:table-cell>
          <table:table-cell table:formula="of:=[.A77]*86400" office:value-type="float" office:value="1602.00000044424" calcext:value-type="float">
            <text:p>1602</text:p>
          </table:table-cell>
          <table:table-cell office:value-type="float" office:value="31.67" calcext:value-type="float">
            <text:p>31,67</text:p>
          </table:table-cell>
          <table:table-cell office:value-type="float" office:value="22.538" calcext:value-type="float">
            <text:p>22,53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78]-[.$B$611]" office:value-type="time" office:time-value="PT00H26M39.000000372S" calcext:value-type="time">
            <text:p>00:26:39</text:p>
          </table:table-cell>
          <table:table-cell office:value-type="date" office:date-value="2017-02-06T00:35:12" calcext:value-type="date">
            <text:p>17-02-06 00:35</text:p>
          </table:table-cell>
          <table:table-cell table:formula="of:=[.A78]*86400" office:value-type="float" office:value="1599.0000003716" calcext:value-type="float">
            <text:p>1599</text:p>
          </table:table-cell>
          <table:table-cell office:value-type="float" office:value="31.672" calcext:value-type="float">
            <text:p>31,672</text:p>
          </table:table-cell>
          <table:table-cell office:value-type="float" office:value="22.535" calcext:value-type="float">
            <text:p>22,53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79]-[.$B$611]" office:value-type="time" office:time-value="PT00H26M36.000000299S" calcext:value-type="time">
            <text:p>00:26:36</text:p>
          </table:table-cell>
          <table:table-cell office:value-type="date" office:date-value="2017-02-06T00:35:09" calcext:value-type="date">
            <text:p>17-02-06 00:35</text:p>
          </table:table-cell>
          <table:table-cell table:formula="of:=[.A79]*86400" office:value-type="float" office:value="1596.00000029895" calcext:value-type="float">
            <text:p>1596</text:p>
          </table:table-cell>
          <table:table-cell office:value-type="float" office:value="31.673" calcext:value-type="float">
            <text:p>31,673</text:p>
          </table:table-cell>
          <table:table-cell office:value-type="float" office:value="22.531" calcext:value-type="float">
            <text:p>22,5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80]-[.$B$611]" office:value-type="time" office:time-value="PT00H26M33.000000226S" calcext:value-type="time">
            <text:p>00:26:33</text:p>
          </table:table-cell>
          <table:table-cell office:value-type="date" office:date-value="2017-02-06T00:35:06" calcext:value-type="date">
            <text:p>17-02-06 00:35</text:p>
          </table:table-cell>
          <table:table-cell table:formula="of:=[.A80]*86400" office:value-type="float" office:value="1593.00000022631" calcext:value-type="float">
            <text:p>1593</text:p>
          </table:table-cell>
          <table:table-cell office:value-type="float" office:value="31.675" calcext:value-type="float">
            <text:p>31,675</text:p>
          </table:table-cell>
          <table:table-cell office:value-type="float" office:value="22.528" calcext:value-type="float">
            <text:p>22,52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81]-[.$B$611]" office:value-type="time" office:time-value="PT00H26M30.000000154S" calcext:value-type="time">
            <text:p>00:26:30</text:p>
          </table:table-cell>
          <table:table-cell office:value-type="date" office:date-value="2017-02-06T00:35:03" calcext:value-type="date">
            <text:p>17-02-06 00:35</text:p>
          </table:table-cell>
          <table:table-cell table:formula="of:=[.A81]*86400" office:value-type="float" office:value="1590.00000015367" calcext:value-type="float">
            <text:p>1590</text:p>
          </table:table-cell>
          <table:table-cell office:value-type="float" office:value="31.676" calcext:value-type="float">
            <text:p>31,676</text:p>
          </table:table-cell>
          <table:table-cell office:value-type="float" office:value="22.524" calcext:value-type="float">
            <text:p>22,52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82]-[.$B$611]" office:value-type="time" office:time-value="PT00H26M27.000000081S" calcext:value-type="time">
            <text:p>00:26:27</text:p>
          </table:table-cell>
          <table:table-cell office:value-type="date" office:date-value="2017-02-06T00:35:00" calcext:value-type="date">
            <text:p>17-02-06 00:35</text:p>
          </table:table-cell>
          <table:table-cell table:formula="of:=[.A82]*86400" office:value-type="float" office:value="1587.00000008103" calcext:value-type="float">
            <text:p>1587</text:p>
          </table:table-cell>
          <table:table-cell office:value-type="float" office:value="31.678" calcext:value-type="float">
            <text:p>31,678</text:p>
          </table:table-cell>
          <table:table-cell office:value-type="float" office:value="22.521" calcext:value-type="float">
            <text:p>22,52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83]-[.$B$611]" office:value-type="time" office:time-value="PT00H26M24.000000008S" calcext:value-type="time">
            <text:p>00:26:24</text:p>
          </table:table-cell>
          <table:table-cell office:value-type="date" office:date-value="2017-02-06T00:34:57" calcext:value-type="date">
            <text:p>17-02-06 00:34</text:p>
          </table:table-cell>
          <table:table-cell table:formula="of:=[.A83]*86400" office:value-type="float" office:value="1584.00000000838" calcext:value-type="float">
            <text:p>1584</text:p>
          </table:table-cell>
          <table:table-cell office:value-type="float" office:value="31.68" calcext:value-type="float">
            <text:p>31,68</text:p>
          </table:table-cell>
          <table:table-cell office:value-type="float" office:value="22.517" calcext:value-type="float">
            <text:p>22,51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84]-[.$B$611]" office:value-type="time" office:time-value="PT00H26M20.999999936S" calcext:value-type="time">
            <text:p>00:26:21</text:p>
          </table:table-cell>
          <table:table-cell office:value-type="date" office:date-value="2017-02-06T00:34:54" calcext:value-type="date">
            <text:p>17-02-06 00:34</text:p>
          </table:table-cell>
          <table:table-cell table:formula="of:=[.A84]*86400" office:value-type="float" office:value="1580.99999993574" calcext:value-type="float">
            <text:p>1581</text:p>
          </table:table-cell>
          <table:table-cell office:value-type="float" office:value="31.682" calcext:value-type="float">
            <text:p>31,682</text:p>
          </table:table-cell>
          <table:table-cell office:value-type="float" office:value="22.514" calcext:value-type="float">
            <text:p>22,51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85]-[.$B$611]" office:value-type="time" office:time-value="PT00H26M17.999999863S" calcext:value-type="time">
            <text:p>00:26:18</text:p>
          </table:table-cell>
          <table:table-cell office:value-type="date" office:date-value="2017-02-06T00:34:51" calcext:value-type="date">
            <text:p>17-02-06 00:34</text:p>
          </table:table-cell>
          <table:table-cell table:formula="of:=[.A85]*86400" office:value-type="float" office:value="1577.9999998631" calcext:value-type="float">
            <text:p>1578</text:p>
          </table:table-cell>
          <table:table-cell office:value-type="float" office:value="31.683" calcext:value-type="float">
            <text:p>31,683</text:p>
          </table:table-cell>
          <table:table-cell office:value-type="float" office:value="22.51" calcext:value-type="float">
            <text:p>22,5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86]-[.$B$611]" office:value-type="time" office:time-value="PT00H26M15.000000419S" calcext:value-type="time">
            <text:p>00:26:15</text:p>
          </table:table-cell>
          <table:table-cell office:value-type="date" office:date-value="2017-02-06T00:34:48" calcext:value-type="date">
            <text:p>17-02-06 00:34</text:p>
          </table:table-cell>
          <table:table-cell table:formula="of:=[.A86]*86400" office:value-type="float" office:value="1575.0000004191" calcext:value-type="float">
            <text:p>1575</text:p>
          </table:table-cell>
          <table:table-cell office:value-type="float" office:value="31.685" calcext:value-type="float">
            <text:p>31,685</text:p>
          </table:table-cell>
          <table:table-cell office:value-type="float" office:value="22.506" calcext:value-type="float">
            <text:p>22,50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87]-[.$B$611]" office:value-type="time" office:time-value="PT00H26M12.000000346S" calcext:value-type="time">
            <text:p>00:26:12</text:p>
          </table:table-cell>
          <table:table-cell office:value-type="date" office:date-value="2017-02-06T00:34:45" calcext:value-type="date">
            <text:p>17-02-06 00:34</text:p>
          </table:table-cell>
          <table:table-cell table:formula="of:=[.A87]*86400" office:value-type="float" office:value="1572.00000034645" calcext:value-type="float">
            <text:p>1572</text:p>
          </table:table-cell>
          <table:table-cell office:value-type="float" office:value="31.687" calcext:value-type="float">
            <text:p>31,687</text:p>
          </table:table-cell>
          <table:table-cell office:value-type="float" office:value="22.502" calcext:value-type="float">
            <text:p>22,50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88]-[.$B$611]" office:value-type="time" office:time-value="PT00H26M09.000000274S" calcext:value-type="time">
            <text:p>00:26:09</text:p>
          </table:table-cell>
          <table:table-cell office:value-type="date" office:date-value="2017-02-06T00:34:42" calcext:value-type="date">
            <text:p>17-02-06 00:34</text:p>
          </table:table-cell>
          <table:table-cell table:formula="of:=[.A88]*86400" office:value-type="float" office:value="1569.00000027381" calcext:value-type="float">
            <text:p>1569</text:p>
          </table:table-cell>
          <table:table-cell office:value-type="float" office:value="31.689" calcext:value-type="float">
            <text:p>31,689</text:p>
          </table:table-cell>
          <table:table-cell office:value-type="float" office:value="22.498" calcext:value-type="float">
            <text:p>22,49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89]-[.$B$611]" office:value-type="time" office:time-value="PT00H26M06.000000201S" calcext:value-type="time">
            <text:p>00:26:06</text:p>
          </table:table-cell>
          <table:table-cell office:value-type="date" office:date-value="2017-02-06T00:34:39" calcext:value-type="date">
            <text:p>17-02-06 00:34</text:p>
          </table:table-cell>
          <table:table-cell table:formula="of:=[.A89]*86400" office:value-type="float" office:value="1566.00000020117" calcext:value-type="float">
            <text:p>1566</text:p>
          </table:table-cell>
          <table:table-cell office:value-type="float" office:value="31.691" calcext:value-type="float">
            <text:p>31,691</text:p>
          </table:table-cell>
          <table:table-cell office:value-type="float" office:value="22.494" calcext:value-type="float">
            <text:p>22,49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90]-[.$B$611]" office:value-type="time" office:time-value="PT00H26M03.000000129S" calcext:value-type="time">
            <text:p>00:26:03</text:p>
          </table:table-cell>
          <table:table-cell office:value-type="date" office:date-value="2017-02-06T00:34:36" calcext:value-type="date">
            <text:p>17-02-06 00:34</text:p>
          </table:table-cell>
          <table:table-cell table:formula="of:=[.A90]*86400" office:value-type="float" office:value="1563.00000012852" calcext:value-type="float">
            <text:p>1563</text:p>
          </table:table-cell>
          <table:table-cell office:value-type="float" office:value="31.693" calcext:value-type="float">
            <text:p>31,693</text:p>
          </table:table-cell>
          <table:table-cell office:value-type="float" office:value="22.491" calcext:value-type="float">
            <text:p>22,49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91]-[.$B$611]" office:value-type="time" office:time-value="PT00H26M00.000000056S" calcext:value-type="time">
            <text:p>00:26:00</text:p>
          </table:table-cell>
          <table:table-cell office:value-type="date" office:date-value="2017-02-06T00:34:33" calcext:value-type="date">
            <text:p>17-02-06 00:34</text:p>
          </table:table-cell>
          <table:table-cell table:formula="of:=[.A91]*86400" office:value-type="float" office:value="1560.00000005588" calcext:value-type="float">
            <text:p>1560</text:p>
          </table:table-cell>
          <table:table-cell office:value-type="float" office:value="31.696" calcext:value-type="float">
            <text:p>31,696</text:p>
          </table:table-cell>
          <table:table-cell office:value-type="float" office:value="22.486" calcext:value-type="float">
            <text:p>22,48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92]-[.$B$611]" office:value-type="time" office:time-value="PT00H25M56.999999983S" calcext:value-type="time">
            <text:p>00:25:57</text:p>
          </table:table-cell>
          <table:table-cell office:value-type="date" office:date-value="2017-02-06T00:34:30" calcext:value-type="date">
            <text:p>17-02-06 00:34</text:p>
          </table:table-cell>
          <table:table-cell table:formula="of:=[.A92]*86400" office:value-type="float" office:value="1556.99999998324" calcext:value-type="float">
            <text:p>1557</text:p>
          </table:table-cell>
          <table:table-cell office:value-type="float" office:value="31.698" calcext:value-type="float">
            <text:p>31,698</text:p>
          </table:table-cell>
          <table:table-cell office:value-type="float" office:value="22.482" calcext:value-type="float">
            <text:p>22,48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93]-[.$B$611]" office:value-type="time" office:time-value="PT00H25M53.999999911S" calcext:value-type="time">
            <text:p>00:25:54</text:p>
          </table:table-cell>
          <table:table-cell office:value-type="date" office:date-value="2017-02-06T00:34:27" calcext:value-type="date">
            <text:p>17-02-06 00:34</text:p>
          </table:table-cell>
          <table:table-cell table:formula="of:=[.A93]*86400" office:value-type="float" office:value="1553.99999991059" calcext:value-type="float">
            <text:p>1554</text:p>
          </table:table-cell>
          <table:table-cell office:value-type="float" office:value="31.7" calcext:value-type="float">
            <text:p>31,7</text:p>
          </table:table-cell>
          <table:table-cell office:value-type="float" office:value="22.478" calcext:value-type="float">
            <text:p>22,47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94]-[.$B$611]" office:value-type="time" office:time-value="PT00H25M50.999999838S" calcext:value-type="time">
            <text:p>00:25:51</text:p>
          </table:table-cell>
          <table:table-cell office:value-type="date" office:date-value="2017-02-06T00:34:24" calcext:value-type="date">
            <text:p>17-02-06 00:34</text:p>
          </table:table-cell>
          <table:table-cell table:formula="of:=[.A94]*86400" office:value-type="float" office:value="1550.99999983795" calcext:value-type="float">
            <text:p>1551</text:p>
          </table:table-cell>
          <table:table-cell office:value-type="float" office:value="31.703" calcext:value-type="float">
            <text:p>31,703</text:p>
          </table:table-cell>
          <table:table-cell office:value-type="float" office:value="22.474" calcext:value-type="float">
            <text:p>22,47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95]-[.$B$611]" office:value-type="time" office:time-value="PT00H25M48.000000394S" calcext:value-type="time">
            <text:p>00:25:48</text:p>
          </table:table-cell>
          <table:table-cell office:value-type="date" office:date-value="2017-02-06T00:34:21" calcext:value-type="date">
            <text:p>17-02-06 00:34</text:p>
          </table:table-cell>
          <table:table-cell table:formula="of:=[.A95]*86400" office:value-type="float" office:value="1548.00000039395" calcext:value-type="float">
            <text:p>1548</text:p>
          </table:table-cell>
          <table:table-cell office:value-type="float" office:value="31.705" calcext:value-type="float">
            <text:p>31,705</text:p>
          </table:table-cell>
          <table:table-cell office:value-type="float" office:value="22.47" calcext:value-type="float">
            <text:p>22,4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96]-[.$B$611]" office:value-type="time" office:time-value="PT00H25M45.000000321S" calcext:value-type="time">
            <text:p>00:25:45</text:p>
          </table:table-cell>
          <table:table-cell office:value-type="date" office:date-value="2017-02-06T00:34:18" calcext:value-type="date">
            <text:p>17-02-06 00:34</text:p>
          </table:table-cell>
          <table:table-cell table:formula="of:=[.A96]*86400" office:value-type="float" office:value="1545.00000032131" calcext:value-type="float">
            <text:p>1545</text:p>
          </table:table-cell>
          <table:table-cell office:value-type="float" office:value="31.708" calcext:value-type="float">
            <text:p>31,708</text:p>
          </table:table-cell>
          <table:table-cell office:value-type="float" office:value="22.465" calcext:value-type="float">
            <text:p>22,46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97]-[.$B$611]" office:value-type="time" office:time-value="PT00H25M42.000000249S" calcext:value-type="time">
            <text:p>00:25:42</text:p>
          </table:table-cell>
          <table:table-cell office:value-type="date" office:date-value="2017-02-06T00:34:15" calcext:value-type="date">
            <text:p>17-02-06 00:34</text:p>
          </table:table-cell>
          <table:table-cell table:formula="of:=[.A97]*86400" office:value-type="float" office:value="1542.00000024866" calcext:value-type="float">
            <text:p>1542</text:p>
          </table:table-cell>
          <table:table-cell office:value-type="float" office:value="31.71" calcext:value-type="float">
            <text:p>31,71</text:p>
          </table:table-cell>
          <table:table-cell office:value-type="float" office:value="22.461" calcext:value-type="float">
            <text:p>22,46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98]-[.$B$611]" office:value-type="time" office:time-value="PT00H25M39.000000176S" calcext:value-type="time">
            <text:p>00:25:39</text:p>
          </table:table-cell>
          <table:table-cell office:value-type="date" office:date-value="2017-02-06T00:34:12" calcext:value-type="date">
            <text:p>17-02-06 00:34</text:p>
          </table:table-cell>
          <table:table-cell table:formula="of:=[.A98]*86400" office:value-type="float" office:value="1539.00000017602" calcext:value-type="float">
            <text:p>1539</text:p>
          </table:table-cell>
          <table:table-cell office:value-type="float" office:value="31.713" calcext:value-type="float">
            <text:p>31,713</text:p>
          </table:table-cell>
          <table:table-cell office:value-type="float" office:value="22.457" calcext:value-type="float">
            <text:p>22,45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99]-[.$B$611]" office:value-type="time" office:time-value="PT00H25M36.000000103S" calcext:value-type="time">
            <text:p>00:25:36</text:p>
          </table:table-cell>
          <table:table-cell office:value-type="date" office:date-value="2017-02-06T00:34:09" calcext:value-type="date">
            <text:p>17-02-06 00:34</text:p>
          </table:table-cell>
          <table:table-cell table:formula="of:=[.A99]*86400" office:value-type="float" office:value="1536.00000010338" calcext:value-type="float">
            <text:p>1536</text:p>
          </table:table-cell>
          <table:table-cell office:value-type="float" office:value="31.716" calcext:value-type="float">
            <text:p>31,716</text:p>
          </table:table-cell>
          <table:table-cell office:value-type="float" office:value="22.452" calcext:value-type="float">
            <text:p>22,45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00]-[.$B$611]" office:value-type="time" office:time-value="PT00H25M33.000000031S" calcext:value-type="time">
            <text:p>00:25:33</text:p>
          </table:table-cell>
          <table:table-cell office:value-type="date" office:date-value="2017-02-06T00:34:06" calcext:value-type="date">
            <text:p>17-02-06 00:34</text:p>
          </table:table-cell>
          <table:table-cell table:formula="of:=[.A100]*86400" office:value-type="float" office:value="1533.00000003073" calcext:value-type="float">
            <text:p>1533</text:p>
          </table:table-cell>
          <table:table-cell office:value-type="float" office:value="31.719" calcext:value-type="float">
            <text:p>31,719</text:p>
          </table:table-cell>
          <table:table-cell office:value-type="float" office:value="22.447" calcext:value-type="float">
            <text:p>22,44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01]-[.$B$611]" office:value-type="time" office:time-value="PT00H25M29.999999958S" calcext:value-type="time">
            <text:p>00:25:30</text:p>
          </table:table-cell>
          <table:table-cell office:value-type="date" office:date-value="2017-02-06T00:34:03" calcext:value-type="date">
            <text:p>17-02-06 00:34</text:p>
          </table:table-cell>
          <table:table-cell table:formula="of:=[.A101]*86400" office:value-type="float" office:value="1529.99999995809" calcext:value-type="float">
            <text:p>1530</text:p>
          </table:table-cell>
          <table:table-cell office:value-type="float" office:value="31.722" calcext:value-type="float">
            <text:p>31,722</text:p>
          </table:table-cell>
          <table:table-cell office:value-type="float" office:value="22.443" calcext:value-type="float">
            <text:p>22,44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02]-[.$B$611]" office:value-type="time" office:time-value="PT00H25M26.999999885S" calcext:value-type="time">
            <text:p>00:25:27</text:p>
          </table:table-cell>
          <table:table-cell office:value-type="date" office:date-value="2017-02-06T00:34:00" calcext:value-type="date">
            <text:p>17-02-06 00:34</text:p>
          </table:table-cell>
          <table:table-cell table:formula="of:=[.A102]*86400" office:value-type="float" office:value="1526.99999988545" calcext:value-type="float">
            <text:p>1527</text:p>
          </table:table-cell>
          <table:table-cell office:value-type="float" office:value="31.725" calcext:value-type="float">
            <text:p>31,725</text:p>
          </table:table-cell>
          <table:table-cell office:value-type="float" office:value="22.438" calcext:value-type="float">
            <text:p>22,43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03]-[.$B$611]" office:value-type="time" office:time-value="PT00H25M24.000000441S" calcext:value-type="time">
            <text:p>00:25:24</text:p>
          </table:table-cell>
          <table:table-cell office:value-type="date" office:date-value="2017-02-06T00:33:57" calcext:value-type="date">
            <text:p>17-02-06 00:33</text:p>
          </table:table-cell>
          <table:table-cell table:formula="of:=[.A103]*86400" office:value-type="float" office:value="1524.00000044145" calcext:value-type="float">
            <text:p>1524</text:p>
          </table:table-cell>
          <table:table-cell office:value-type="float" office:value="31.728" calcext:value-type="float">
            <text:p>31,728</text:p>
          </table:table-cell>
          <table:table-cell office:value-type="float" office:value="22.433" calcext:value-type="float">
            <text:p>22,43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04]-[.$B$611]" office:value-type="time" office:time-value="PT00H25M21.000000369S" calcext:value-type="time">
            <text:p>00:25:21</text:p>
          </table:table-cell>
          <table:table-cell office:value-type="date" office:date-value="2017-02-06T00:33:54" calcext:value-type="date">
            <text:p>17-02-06 00:33</text:p>
          </table:table-cell>
          <table:table-cell table:formula="of:=[.A104]*86400" office:value-type="float" office:value="1521.0000003688" calcext:value-type="float">
            <text:p>1521</text:p>
          </table:table-cell>
          <table:table-cell office:value-type="float" office:value="31.731" calcext:value-type="float">
            <text:p>31,731</text:p>
          </table:table-cell>
          <table:table-cell office:value-type="float" office:value="22.428" calcext:value-type="float">
            <text:p>22,42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05]-[.$B$611]" office:value-type="time" office:time-value="PT00H25M18.000000296S" calcext:value-type="time">
            <text:p>00:25:18</text:p>
          </table:table-cell>
          <table:table-cell office:value-type="date" office:date-value="2017-02-06T00:33:51" calcext:value-type="date">
            <text:p>17-02-06 00:33</text:p>
          </table:table-cell>
          <table:table-cell table:formula="of:=[.A105]*86400" office:value-type="float" office:value="1518.00000029616" calcext:value-type="float">
            <text:p>1518</text:p>
          </table:table-cell>
          <table:table-cell office:value-type="float" office:value="31.734" calcext:value-type="float">
            <text:p>31,734</text:p>
          </table:table-cell>
          <table:table-cell office:value-type="float" office:value="22.424" calcext:value-type="float">
            <text:p>22,42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06]-[.$B$611]" office:value-type="time" office:time-value="PT00H25M15.000000224S" calcext:value-type="time">
            <text:p>00:25:15</text:p>
          </table:table-cell>
          <table:table-cell office:value-type="date" office:date-value="2017-02-06T00:33:48" calcext:value-type="date">
            <text:p>17-02-06 00:33</text:p>
          </table:table-cell>
          <table:table-cell table:formula="of:=[.A106]*86400" office:value-type="float" office:value="1515.00000022352" calcext:value-type="float">
            <text:p>1515</text:p>
          </table:table-cell>
          <table:table-cell office:value-type="float" office:value="31.738" calcext:value-type="float">
            <text:p>31,738</text:p>
          </table:table-cell>
          <table:table-cell office:value-type="float" office:value="22.419" calcext:value-type="float">
            <text:p>22,41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07]-[.$B$611]" office:value-type="time" office:time-value="PT00H25M12.000000151S" calcext:value-type="time">
            <text:p>00:25:12</text:p>
          </table:table-cell>
          <table:table-cell office:value-type="date" office:date-value="2017-02-06T00:33:45" calcext:value-type="date">
            <text:p>17-02-06 00:33</text:p>
          </table:table-cell>
          <table:table-cell table:formula="of:=[.A107]*86400" office:value-type="float" office:value="1512.00000015087" calcext:value-type="float">
            <text:p>1512</text:p>
          </table:table-cell>
          <table:table-cell office:value-type="float" office:value="31.741" calcext:value-type="float">
            <text:p>31,741</text:p>
          </table:table-cell>
          <table:table-cell office:value-type="float" office:value="22.414" calcext:value-type="float">
            <text:p>22,41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08]-[.$B$611]" office:value-type="time" office:time-value="PT00H25M09.000000078S" calcext:value-type="time">
            <text:p>00:25:09</text:p>
          </table:table-cell>
          <table:table-cell office:value-type="date" office:date-value="2017-02-06T00:33:42" calcext:value-type="date">
            <text:p>17-02-06 00:33</text:p>
          </table:table-cell>
          <table:table-cell table:formula="of:=[.A108]*86400" office:value-type="float" office:value="1509.00000007823" calcext:value-type="float">
            <text:p>1509</text:p>
          </table:table-cell>
          <table:table-cell office:value-type="float" office:value="31.745" calcext:value-type="float">
            <text:p>31,745</text:p>
          </table:table-cell>
          <table:table-cell office:value-type="float" office:value="22.408" calcext:value-type="float">
            <text:p>22,40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09]-[.$B$611]" office:value-type="time" office:time-value="PT00H25M06.000000006S" calcext:value-type="time">
            <text:p>00:25:06</text:p>
          </table:table-cell>
          <table:table-cell office:value-type="date" office:date-value="2017-02-06T00:33:39" calcext:value-type="date">
            <text:p>17-02-06 00:33</text:p>
          </table:table-cell>
          <table:table-cell table:formula="of:=[.A109]*86400" office:value-type="float" office:value="1506.00000000559" calcext:value-type="float">
            <text:p>1506</text:p>
          </table:table-cell>
          <table:table-cell office:value-type="float" office:value="31.749" calcext:value-type="float">
            <text:p>31,749</text:p>
          </table:table-cell>
          <table:table-cell office:value-type="float" office:value="22.403" calcext:value-type="float">
            <text:p>22,40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10]-[.$B$611]" office:value-type="time" office:time-value="PT00H25M02.999999933S" calcext:value-type="time">
            <text:p>00:25:03</text:p>
          </table:table-cell>
          <table:table-cell office:value-type="date" office:date-value="2017-02-06T00:33:36" calcext:value-type="date">
            <text:p>17-02-06 00:33</text:p>
          </table:table-cell>
          <table:table-cell table:formula="of:=[.A110]*86400" office:value-type="float" office:value="1502.99999993294" calcext:value-type="float">
            <text:p>1503</text:p>
          </table:table-cell>
          <table:table-cell office:value-type="float" office:value="31.753" calcext:value-type="float">
            <text:p>31,753</text:p>
          </table:table-cell>
          <table:table-cell office:value-type="float" office:value="22.398" calcext:value-type="float">
            <text:p>22,39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11]-[.$B$611]" office:value-type="time" office:time-value="PT00H24M59.99999986S" calcext:value-type="time">
            <text:p>00:25:00</text:p>
          </table:table-cell>
          <table:table-cell office:value-type="date" office:date-value="2017-02-06T00:33:33" calcext:value-type="date">
            <text:p>17-02-06 00:33</text:p>
          </table:table-cell>
          <table:table-cell table:formula="of:=[.A111]*86400" office:value-type="float" office:value="1499.9999998603" calcext:value-type="float">
            <text:p>1500</text:p>
          </table:table-cell>
          <table:table-cell office:value-type="float" office:value="31.757" calcext:value-type="float">
            <text:p>31,757</text:p>
          </table:table-cell>
          <table:table-cell office:value-type="float" office:value="22.393" calcext:value-type="float">
            <text:p>22,39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12]-[.$B$611]" office:value-type="time" office:time-value="PT00H24M57.000000416S" calcext:value-type="time">
            <text:p>00:24:57</text:p>
          </table:table-cell>
          <table:table-cell office:value-type="date" office:date-value="2017-02-06T00:33:30" calcext:value-type="date">
            <text:p>17-02-06 00:33</text:p>
          </table:table-cell>
          <table:table-cell table:formula="of:=[.A112]*86400" office:value-type="float" office:value="1497.0000004163" calcext:value-type="float">
            <text:p>1497</text:p>
          </table:table-cell>
          <table:table-cell office:value-type="float" office:value="31.761" calcext:value-type="float">
            <text:p>31,761</text:p>
          </table:table-cell>
          <table:table-cell office:value-type="float" office:value="22.387" calcext:value-type="float">
            <text:p>22,38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13]-[.$B$611]" office:value-type="time" office:time-value="PT00H24M54.000000344S" calcext:value-type="time">
            <text:p>00:24:54</text:p>
          </table:table-cell>
          <table:table-cell office:value-type="date" office:date-value="2017-02-06T00:33:27" calcext:value-type="date">
            <text:p>17-02-06 00:33</text:p>
          </table:table-cell>
          <table:table-cell table:formula="of:=[.A113]*86400" office:value-type="float" office:value="1494.00000034366" calcext:value-type="float">
            <text:p>1494</text:p>
          </table:table-cell>
          <table:table-cell office:value-type="float" office:value="31.765" calcext:value-type="float">
            <text:p>31,765</text:p>
          </table:table-cell>
          <table:table-cell office:value-type="float" office:value="22.382" calcext:value-type="float">
            <text:p>22,38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14]-[.$B$611]" office:value-type="time" office:time-value="PT00H24M51.000000271S" calcext:value-type="time">
            <text:p>00:24:51</text:p>
          </table:table-cell>
          <table:table-cell office:value-type="date" office:date-value="2017-02-06T00:33:24" calcext:value-type="date">
            <text:p>17-02-06 00:33</text:p>
          </table:table-cell>
          <table:table-cell table:formula="of:=[.A114]*86400" office:value-type="float" office:value="1491.00000027102" calcext:value-type="float">
            <text:p>1491</text:p>
          </table:table-cell>
          <table:table-cell office:value-type="float" office:value="31.769" calcext:value-type="float">
            <text:p>31,769</text:p>
          </table:table-cell>
          <table:table-cell office:value-type="float" office:value="22.376" calcext:value-type="float">
            <text:p>22,37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15]-[.$B$611]" office:value-type="time" office:time-value="PT00H24M48.000000198S" calcext:value-type="time">
            <text:p>00:24:48</text:p>
          </table:table-cell>
          <table:table-cell office:value-type="date" office:date-value="2017-02-06T00:33:21" calcext:value-type="date">
            <text:p>17-02-06 00:33</text:p>
          </table:table-cell>
          <table:table-cell table:formula="of:=[.A115]*86400" office:value-type="float" office:value="1488.00000019837" calcext:value-type="float">
            <text:p>1488</text:p>
          </table:table-cell>
          <table:table-cell office:value-type="float" office:value="31.774" calcext:value-type="float">
            <text:p>31,774</text:p>
          </table:table-cell>
          <table:table-cell office:value-type="float" office:value="22.371" calcext:value-type="float">
            <text:p>22,37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16]-[.$B$611]" office:value-type="time" office:time-value="PT00H24M45.000000126S" calcext:value-type="time">
            <text:p>00:24:45</text:p>
          </table:table-cell>
          <table:table-cell office:value-type="date" office:date-value="2017-02-06T00:33:18" calcext:value-type="date">
            <text:p>17-02-06 00:33</text:p>
          </table:table-cell>
          <table:table-cell table:formula="of:=[.A116]*86400" office:value-type="float" office:value="1485.00000012573" calcext:value-type="float">
            <text:p>1485</text:p>
          </table:table-cell>
          <table:table-cell office:value-type="float" office:value="31.779" calcext:value-type="float">
            <text:p>31,779</text:p>
          </table:table-cell>
          <table:table-cell office:value-type="float" office:value="22.365" calcext:value-type="float">
            <text:p>22,36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17]-[.$B$611]" office:value-type="time" office:time-value="PT00H24M42.000000053S" calcext:value-type="time">
            <text:p>00:24:42</text:p>
          </table:table-cell>
          <table:table-cell office:value-type="date" office:date-value="2017-02-06T00:33:15" calcext:value-type="date">
            <text:p>17-02-06 00:33</text:p>
          </table:table-cell>
          <table:table-cell table:formula="of:=[.A117]*86400" office:value-type="float" office:value="1482.00000005309" calcext:value-type="float">
            <text:p>1482</text:p>
          </table:table-cell>
          <table:table-cell office:value-type="float" office:value="31.783" calcext:value-type="float">
            <text:p>31,783</text:p>
          </table:table-cell>
          <table:table-cell office:value-type="float" office:value="22.359" calcext:value-type="float">
            <text:p>22,35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18]-[.$B$611]" office:value-type="time" office:time-value="PT00H24M38.99999998S" calcext:value-type="time">
            <text:p>00:24:39</text:p>
          </table:table-cell>
          <table:table-cell office:value-type="date" office:date-value="2017-02-06T00:33:12" calcext:value-type="date">
            <text:p>17-02-06 00:33</text:p>
          </table:table-cell>
          <table:table-cell table:formula="of:=[.A118]*86400" office:value-type="float" office:value="1478.99999998044" calcext:value-type="float">
            <text:p>1479</text:p>
          </table:table-cell>
          <table:table-cell office:value-type="float" office:value="31.788" calcext:value-type="float">
            <text:p>31,788</text:p>
          </table:table-cell>
          <table:table-cell office:value-type="float" office:value="22.353" calcext:value-type="float">
            <text:p>22,35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19]-[.$B$611]" office:value-type="time" office:time-value="PT00H24M35.999999908S" calcext:value-type="time">
            <text:p>00:24:36</text:p>
          </table:table-cell>
          <table:table-cell office:value-type="date" office:date-value="2017-02-06T00:33:09" calcext:value-type="date">
            <text:p>17-02-06 00:33</text:p>
          </table:table-cell>
          <table:table-cell table:formula="of:=[.A119]*86400" office:value-type="float" office:value="1475.9999999078" calcext:value-type="float">
            <text:p>1476</text:p>
          </table:table-cell>
          <table:table-cell office:value-type="float" office:value="31.794" calcext:value-type="float">
            <text:p>31,794</text:p>
          </table:table-cell>
          <table:table-cell office:value-type="float" office:value="22.347" calcext:value-type="float">
            <text:p>22,34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20]-[.$B$611]" office:value-type="time" office:time-value="PT00H24M33.000000464S" calcext:value-type="time">
            <text:p>00:24:33</text:p>
          </table:table-cell>
          <table:table-cell office:value-type="date" office:date-value="2017-02-06T00:33:06" calcext:value-type="date">
            <text:p>17-02-06 00:33</text:p>
          </table:table-cell>
          <table:table-cell table:formula="of:=[.A120]*86400" office:value-type="float" office:value="1473.0000004638" calcext:value-type="float">
            <text:p>1473</text:p>
          </table:table-cell>
          <table:table-cell office:value-type="float" office:value="31.799" calcext:value-type="float">
            <text:p>31,799</text:p>
          </table:table-cell>
          <table:table-cell office:value-type="float" office:value="22.341" calcext:value-type="float">
            <text:p>22,34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21]-[.$B$611]" office:value-type="time" office:time-value="PT00H24M30.000000391S" calcext:value-type="time">
            <text:p>00:24:30</text:p>
          </table:table-cell>
          <table:table-cell office:value-type="date" office:date-value="2017-02-06T00:33:03" calcext:value-type="date">
            <text:p>17-02-06 00:33</text:p>
          </table:table-cell>
          <table:table-cell table:formula="of:=[.A121]*86400" office:value-type="float" office:value="1470.00000039116" calcext:value-type="float">
            <text:p>1470</text:p>
          </table:table-cell>
          <table:table-cell office:value-type="float" office:value="31.804" calcext:value-type="float">
            <text:p>31,804</text:p>
          </table:table-cell>
          <table:table-cell office:value-type="float" office:value="22.335" calcext:value-type="float">
            <text:p>22,33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22]-[.$B$611]" office:value-type="time" office:time-value="PT00H24M27.000000319S" calcext:value-type="time">
            <text:p>00:24:27</text:p>
          </table:table-cell>
          <table:table-cell office:value-type="date" office:date-value="2017-02-06T00:33:00" calcext:value-type="date">
            <text:p>17-02-06 00:33</text:p>
          </table:table-cell>
          <table:table-cell table:formula="of:=[.A122]*86400" office:value-type="float" office:value="1467.00000031851" calcext:value-type="float">
            <text:p>1467</text:p>
          </table:table-cell>
          <table:table-cell office:value-type="float" office:value="31.81" calcext:value-type="float">
            <text:p>31,81</text:p>
          </table:table-cell>
          <table:table-cell office:value-type="float" office:value="22.329" calcext:value-type="float">
            <text:p>22,32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23]-[.$B$611]" office:value-type="time" office:time-value="PT00H24M24.000000246S" calcext:value-type="time">
            <text:p>00:24:24</text:p>
          </table:table-cell>
          <table:table-cell office:value-type="date" office:date-value="2017-02-06T00:32:57" calcext:value-type="date">
            <text:p>17-02-06 00:32</text:p>
          </table:table-cell>
          <table:table-cell table:formula="of:=[.A123]*86400" office:value-type="float" office:value="1464.00000024587" calcext:value-type="float">
            <text:p>1464</text:p>
          </table:table-cell>
          <table:table-cell office:value-type="float" office:value="31.816" calcext:value-type="float">
            <text:p>31,816</text:p>
          </table:table-cell>
          <table:table-cell office:value-type="float" office:value="22.322" calcext:value-type="float">
            <text:p>22,32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24]-[.$B$611]" office:value-type="time" office:time-value="PT00H24M21.000000173S" calcext:value-type="time">
            <text:p>00:24:21</text:p>
          </table:table-cell>
          <table:table-cell office:value-type="date" office:date-value="2017-02-06T00:32:54" calcext:value-type="date">
            <text:p>17-02-06 00:32</text:p>
          </table:table-cell>
          <table:table-cell table:formula="of:=[.A124]*86400" office:value-type="float" office:value="1461.00000017323" calcext:value-type="float">
            <text:p>1461</text:p>
          </table:table-cell>
          <table:table-cell office:value-type="float" office:value="31.822" calcext:value-type="float">
            <text:p>31,822</text:p>
          </table:table-cell>
          <table:table-cell office:value-type="float" office:value="22.316" calcext:value-type="float">
            <text:p>22,31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25]-[.$B$611]" office:value-type="time" office:time-value="PT00H24M18.000000101S" calcext:value-type="time">
            <text:p>00:24:18</text:p>
          </table:table-cell>
          <table:table-cell office:value-type="date" office:date-value="2017-02-06T00:32:51" calcext:value-type="date">
            <text:p>17-02-06 00:32</text:p>
          </table:table-cell>
          <table:table-cell table:formula="of:=[.A125]*86400" office:value-type="float" office:value="1458.00000010058" calcext:value-type="float">
            <text:p>1458</text:p>
          </table:table-cell>
          <table:table-cell office:value-type="float" office:value="31.828" calcext:value-type="float">
            <text:p>31,828</text:p>
          </table:table-cell>
          <table:table-cell office:value-type="float" office:value="22.309" calcext:value-type="float">
            <text:p>22,30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26]-[.$B$611]" office:value-type="time" office:time-value="PT00H24M15.000000028S" calcext:value-type="time">
            <text:p>00:24:15</text:p>
          </table:table-cell>
          <table:table-cell office:value-type="date" office:date-value="2017-02-06T00:32:48" calcext:value-type="date">
            <text:p>17-02-06 00:32</text:p>
          </table:table-cell>
          <table:table-cell table:formula="of:=[.A126]*86400" office:value-type="float" office:value="1455.00000002794" calcext:value-type="float">
            <text:p>1455</text:p>
          </table:table-cell>
          <table:table-cell office:value-type="float" office:value="31.834" calcext:value-type="float">
            <text:p>31,834</text:p>
          </table:table-cell>
          <table:table-cell office:value-type="float" office:value="22.303" calcext:value-type="float">
            <text:p>22,30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27]-[.$B$611]" office:value-type="time" office:time-value="PT00H24M11.999999955S" calcext:value-type="time">
            <text:p>00:24:12</text:p>
          </table:table-cell>
          <table:table-cell office:value-type="date" office:date-value="2017-02-06T00:32:45" calcext:value-type="date">
            <text:p>17-02-06 00:32</text:p>
          </table:table-cell>
          <table:table-cell table:formula="of:=[.A127]*86400" office:value-type="float" office:value="1451.9999999553" calcext:value-type="float">
            <text:p>1452</text:p>
          </table:table-cell>
          <table:table-cell office:value-type="float" office:value="31.841" calcext:value-type="float">
            <text:p>31,841</text:p>
          </table:table-cell>
          <table:table-cell office:value-type="float" office:value="22.296" calcext:value-type="float">
            <text:p>22,29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28]-[.$B$611]" office:value-type="time" office:time-value="PT00H24M08.999999883S" calcext:value-type="time">
            <text:p>00:24:09</text:p>
          </table:table-cell>
          <table:table-cell office:value-type="date" office:date-value="2017-02-06T00:32:42" calcext:value-type="date">
            <text:p>17-02-06 00:32</text:p>
          </table:table-cell>
          <table:table-cell table:formula="of:=[.A128]*86400" office:value-type="float" office:value="1448.99999988265" calcext:value-type="float">
            <text:p>1449</text:p>
          </table:table-cell>
          <table:table-cell office:value-type="float" office:value="31.847" calcext:value-type="float">
            <text:p>31,847</text:p>
          </table:table-cell>
          <table:table-cell office:value-type="float" office:value="22.289" calcext:value-type="float">
            <text:p>22,28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29]-[.$B$611]" office:value-type="time" office:time-value="PT00H24M06.000000439S" calcext:value-type="time">
            <text:p>00:24:06</text:p>
          </table:table-cell>
          <table:table-cell office:value-type="date" office:date-value="2017-02-06T00:32:39" calcext:value-type="date">
            <text:p>17-02-06 00:32</text:p>
          </table:table-cell>
          <table:table-cell table:formula="of:=[.A129]*86400" office:value-type="float" office:value="1446.00000043865" calcext:value-type="float">
            <text:p>1446</text:p>
          </table:table-cell>
          <table:table-cell office:value-type="float" office:value="31.854" calcext:value-type="float">
            <text:p>31,854</text:p>
          </table:table-cell>
          <table:table-cell office:value-type="float" office:value="22.283" calcext:value-type="float">
            <text:p>22,28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30]-[.$B$611]" office:value-type="time" office:time-value="PT00H24M03.000000366S" calcext:value-type="time">
            <text:p>00:24:03</text:p>
          </table:table-cell>
          <table:table-cell office:value-type="date" office:date-value="2017-02-06T00:32:36" calcext:value-type="date">
            <text:p>17-02-06 00:32</text:p>
          </table:table-cell>
          <table:table-cell table:formula="of:=[.A130]*86400" office:value-type="float" office:value="1443.00000036601" calcext:value-type="float">
            <text:p>1443</text:p>
          </table:table-cell>
          <table:table-cell office:value-type="float" office:value="31.862" calcext:value-type="float">
            <text:p>31,862</text:p>
          </table:table-cell>
          <table:table-cell office:value-type="float" office:value="22.276" calcext:value-type="float">
            <text:p>22,27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31]-[.$B$611]" office:value-type="time" office:time-value="PT00H24M00.000000293S" calcext:value-type="time">
            <text:p>00:24:00</text:p>
          </table:table-cell>
          <table:table-cell office:value-type="date" office:date-value="2017-02-06T00:32:33" calcext:value-type="date">
            <text:p>17-02-06 00:32</text:p>
          </table:table-cell>
          <table:table-cell table:formula="of:=[.A131]*86400" office:value-type="float" office:value="1440.00000029337" calcext:value-type="float">
            <text:p>1440</text:p>
          </table:table-cell>
          <table:table-cell office:value-type="float" office:value="31.869" calcext:value-type="float">
            <text:p>31,869</text:p>
          </table:table-cell>
          <table:table-cell office:value-type="float" office:value="22.269" calcext:value-type="float">
            <text:p>22,26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32]-[.$B$611]" office:value-type="time" office:time-value="PT00H23M57.000000221S" calcext:value-type="time">
            <text:p>00:23:57</text:p>
          </table:table-cell>
          <table:table-cell office:value-type="date" office:date-value="2017-02-06T00:32:30" calcext:value-type="date">
            <text:p>17-02-06 00:32</text:p>
          </table:table-cell>
          <table:table-cell table:formula="of:=[.A132]*86400" office:value-type="float" office:value="1437.00000022072" calcext:value-type="float">
            <text:p>1437</text:p>
          </table:table-cell>
          <table:table-cell office:value-type="float" office:value="31.877" calcext:value-type="float">
            <text:p>31,877</text:p>
          </table:table-cell>
          <table:table-cell office:value-type="float" office:value="22.261" calcext:value-type="float">
            <text:p>22,26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33]-[.$B$611]" office:value-type="time" office:time-value="PT00H23M54.000000148S" calcext:value-type="time">
            <text:p>00:23:54</text:p>
          </table:table-cell>
          <table:table-cell office:value-type="date" office:date-value="2017-02-06T00:32:27" calcext:value-type="date">
            <text:p>17-02-06 00:32</text:p>
          </table:table-cell>
          <table:table-cell table:formula="of:=[.A133]*86400" office:value-type="float" office:value="1434.00000014808" calcext:value-type="float">
            <text:p>1434</text:p>
          </table:table-cell>
          <table:table-cell office:value-type="float" office:value="31.885" calcext:value-type="float">
            <text:p>31,885</text:p>
          </table:table-cell>
          <table:table-cell office:value-type="float" office:value="22.254" calcext:value-type="float">
            <text:p>22,25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34]-[.$B$611]" office:value-type="time" office:time-value="PT00H23M51.000000075S" calcext:value-type="time">
            <text:p>00:23:51</text:p>
          </table:table-cell>
          <table:table-cell office:value-type="date" office:date-value="2017-02-06T00:32:24" calcext:value-type="date">
            <text:p>17-02-06 00:32</text:p>
          </table:table-cell>
          <table:table-cell table:formula="of:=[.A134]*86400" office:value-type="float" office:value="1431.00000007544" calcext:value-type="float">
            <text:p>1431</text:p>
          </table:table-cell>
          <table:table-cell office:value-type="float" office:value="31.893" calcext:value-type="float">
            <text:p>31,893</text:p>
          </table:table-cell>
          <table:table-cell office:value-type="float" office:value="22.247" calcext:value-type="float">
            <text:p>22,24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35]-[.$B$611]" office:value-type="time" office:time-value="PT00H23M48.000000003S" calcext:value-type="time">
            <text:p>00:23:48</text:p>
          </table:table-cell>
          <table:table-cell office:value-type="date" office:date-value="2017-02-06T00:32:21" calcext:value-type="date">
            <text:p>17-02-06 00:32</text:p>
          </table:table-cell>
          <table:table-cell table:formula="of:=[.A135]*86400" office:value-type="float" office:value="1428.00000000279" calcext:value-type="float">
            <text:p>1428</text:p>
          </table:table-cell>
          <table:table-cell office:value-type="float" office:value="31.901" calcext:value-type="float">
            <text:p>31,901</text:p>
          </table:table-cell>
          <table:table-cell office:value-type="float" office:value="22.239" calcext:value-type="float">
            <text:p>22,23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36]-[.$B$611]" office:value-type="time" office:time-value="PT00H23M44.99999993S" calcext:value-type="time">
            <text:p>00:23:45</text:p>
          </table:table-cell>
          <table:table-cell office:value-type="date" office:date-value="2017-02-06T00:32:18" calcext:value-type="date">
            <text:p>17-02-06 00:32</text:p>
          </table:table-cell>
          <table:table-cell table:formula="of:=[.A136]*86400" office:value-type="float" office:value="1424.99999993015" calcext:value-type="float">
            <text:p>1425</text:p>
          </table:table-cell>
          <table:table-cell office:value-type="float" office:value="31.91" calcext:value-type="float">
            <text:p>31,91</text:p>
          </table:table-cell>
          <table:table-cell office:value-type="float" office:value="22.232" calcext:value-type="float">
            <text:p>22,23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37]-[.$B$611]" office:value-type="time" office:time-value="PT00H23M41.999999858S" calcext:value-type="time">
            <text:p>00:23:42</text:p>
          </table:table-cell>
          <table:table-cell office:value-type="date" office:date-value="2017-02-06T00:32:15" calcext:value-type="date">
            <text:p>17-02-06 00:32</text:p>
          </table:table-cell>
          <table:table-cell table:formula="of:=[.A137]*86400" office:value-type="float" office:value="1421.99999985751" calcext:value-type="float">
            <text:p>1422</text:p>
          </table:table-cell>
          <table:table-cell office:value-type="float" office:value="31.919" calcext:value-type="float">
            <text:p>31,919</text:p>
          </table:table-cell>
          <table:table-cell office:value-type="float" office:value="22.224" calcext:value-type="float">
            <text:p>22,22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38]-[.$B$611]" office:value-type="time" office:time-value="PT00H23M39.000000414S" calcext:value-type="time">
            <text:p>00:23:39</text:p>
          </table:table-cell>
          <table:table-cell office:value-type="date" office:date-value="2017-02-06T00:32:12" calcext:value-type="date">
            <text:p>17-02-06 00:32</text:p>
          </table:table-cell>
          <table:table-cell table:formula="of:=[.A138]*86400" office:value-type="float" office:value="1419.00000041351" calcext:value-type="float">
            <text:p>1419</text:p>
          </table:table-cell>
          <table:table-cell office:value-type="float" office:value="31.928" calcext:value-type="float">
            <text:p>31,928</text:p>
          </table:table-cell>
          <table:table-cell office:value-type="float" office:value="22.216" calcext:value-type="float">
            <text:p>22,21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39]-[.$B$611]" office:value-type="time" office:time-value="PT00H23M36.000000341S" calcext:value-type="time">
            <text:p>00:23:36</text:p>
          </table:table-cell>
          <table:table-cell office:value-type="date" office:date-value="2017-02-06T00:32:09" calcext:value-type="date">
            <text:p>17-02-06 00:32</text:p>
          </table:table-cell>
          <table:table-cell table:formula="of:=[.A139]*86400" office:value-type="float" office:value="1416.00000034086" calcext:value-type="float">
            <text:p>1416</text:p>
          </table:table-cell>
          <table:table-cell office:value-type="float" office:value="31.938" calcext:value-type="float">
            <text:p>31,938</text:p>
          </table:table-cell>
          <table:table-cell office:value-type="float" office:value="22.208" calcext:value-type="float">
            <text:p>22,20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40]-[.$B$611]" office:value-type="time" office:time-value="PT00H23M33.000000268S" calcext:value-type="time">
            <text:p>00:23:33</text:p>
          </table:table-cell>
          <table:table-cell office:value-type="date" office:date-value="2017-02-06T00:32:06" calcext:value-type="date">
            <text:p>17-02-06 00:32</text:p>
          </table:table-cell>
          <table:table-cell table:formula="of:=[.A140]*86400" office:value-type="float" office:value="1413.00000026822" calcext:value-type="float">
            <text:p>1413</text:p>
          </table:table-cell>
          <table:table-cell office:value-type="float" office:value="31.948" calcext:value-type="float">
            <text:p>31,948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41]-[.$B$611]" office:value-type="time" office:time-value="PT00H23M30.000000196S" calcext:value-type="time">
            <text:p>00:23:30</text:p>
          </table:table-cell>
          <table:table-cell office:value-type="date" office:date-value="2017-02-06T00:32:03" calcext:value-type="date">
            <text:p>17-02-06 00:32</text:p>
          </table:table-cell>
          <table:table-cell table:formula="of:=[.A141]*86400" office:value-type="float" office:value="1410.00000019558" calcext:value-type="float">
            <text:p>1410</text:p>
          </table:table-cell>
          <table:table-cell office:value-type="float" office:value="31.958" calcext:value-type="float">
            <text:p>31,958</text:p>
          </table:table-cell>
          <table:table-cell office:value-type="float" office:value="22.192" calcext:value-type="float">
            <text:p>22,19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42]-[.$B$611]" office:value-type="time" office:time-value="PT00H23M27.000000123S" calcext:value-type="time">
            <text:p>00:23:27</text:p>
          </table:table-cell>
          <table:table-cell office:value-type="date" office:date-value="2017-02-06T00:32:00" calcext:value-type="date">
            <text:p>17-02-06 00:32</text:p>
          </table:table-cell>
          <table:table-cell table:formula="of:=[.A142]*86400" office:value-type="float" office:value="1407.00000012293" calcext:value-type="float">
            <text:p>1407</text:p>
          </table:table-cell>
          <table:table-cell office:value-type="float" office:value="31.968" calcext:value-type="float">
            <text:p>31,968</text:p>
          </table:table-cell>
          <table:table-cell office:value-type="float" office:value="22.184" calcext:value-type="float">
            <text:p>22,18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43]-[.$B$611]" office:value-type="time" office:time-value="PT00H23M24.00000005S" calcext:value-type="time">
            <text:p>00:23:24</text:p>
          </table:table-cell>
          <table:table-cell office:value-type="date" office:date-value="2017-02-06T00:31:57" calcext:value-type="date">
            <text:p>17-02-06 00:31</text:p>
          </table:table-cell>
          <table:table-cell table:formula="of:=[.A143]*86400" office:value-type="float" office:value="1404.00000005029" calcext:value-type="float">
            <text:p>1404</text:p>
          </table:table-cell>
          <table:table-cell office:value-type="float" office:value="31.979" calcext:value-type="float">
            <text:p>31,979</text:p>
          </table:table-cell>
          <table:table-cell office:value-type="float" office:value="22.176" calcext:value-type="float">
            <text:p>22,17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44]-[.$B$611]" office:value-type="time" office:time-value="PT00H23M20.999999978S" calcext:value-type="time">
            <text:p>00:23:21</text:p>
          </table:table-cell>
          <table:table-cell office:value-type="date" office:date-value="2017-02-06T00:31:54" calcext:value-type="date">
            <text:p>17-02-06 00:31</text:p>
          </table:table-cell>
          <table:table-cell table:formula="of:=[.A144]*86400" office:value-type="float" office:value="1400.99999997765" calcext:value-type="float">
            <text:p>1401</text:p>
          </table:table-cell>
          <table:table-cell office:value-type="float" office:value="31.99" calcext:value-type="float">
            <text:p>31,99</text:p>
          </table:table-cell>
          <table:table-cell office:value-type="float" office:value="22.167" calcext:value-type="float">
            <text:p>22,16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45]-[.$B$611]" office:value-type="time" office:time-value="PT00H23M17.999999905S" calcext:value-type="time">
            <text:p>00:23:18</text:p>
          </table:table-cell>
          <table:table-cell office:value-type="date" office:date-value="2017-02-06T00:31:51" calcext:value-type="date">
            <text:p>17-02-06 00:31</text:p>
          </table:table-cell>
          <table:table-cell table:formula="of:=[.A145]*86400" office:value-type="float" office:value="1397.99999990501" calcext:value-type="float">
            <text:p>1398</text:p>
          </table:table-cell>
          <table:table-cell office:value-type="float" office:value="32.002" calcext:value-type="float">
            <text:p>32,002</text:p>
          </table:table-cell>
          <table:table-cell office:value-type="float" office:value="22.158" calcext:value-type="float">
            <text:p>22,15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46]-[.$B$611]" office:value-type="time" office:time-value="PT00H23M15.000000461S" calcext:value-type="time">
            <text:p>00:23:15</text:p>
          </table:table-cell>
          <table:table-cell office:value-type="date" office:date-value="2017-02-06T00:31:48" calcext:value-type="date">
            <text:p>17-02-06 00:31</text:p>
          </table:table-cell>
          <table:table-cell table:formula="of:=[.A146]*86400" office:value-type="float" office:value="1395.000000461" calcext:value-type="float">
            <text:p>1395</text:p>
          </table:table-cell>
          <table:table-cell office:value-type="float" office:value="32.014" calcext:value-type="float">
            <text:p>32,014</text:p>
          </table:table-cell>
          <table:table-cell office:value-type="float" office:value="22.15" calcext:value-type="float">
            <text:p>22,1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47]-[.$B$611]" office:value-type="time" office:time-value="PT00H23M12.000000388S" calcext:value-type="time">
            <text:p>00:23:12</text:p>
          </table:table-cell>
          <table:table-cell office:value-type="date" office:date-value="2017-02-06T00:31:45" calcext:value-type="date">
            <text:p>17-02-06 00:31</text:p>
          </table:table-cell>
          <table:table-cell table:formula="of:=[.A147]*86400" office:value-type="float" office:value="1392.00000038836" calcext:value-type="float">
            <text:p>1392</text:p>
          </table:table-cell>
          <table:table-cell office:value-type="float" office:value="32.026" calcext:value-type="float">
            <text:p>32,026</text:p>
          </table:table-cell>
          <table:table-cell office:value-type="float" office:value="22.141" calcext:value-type="float">
            <text:p>22,14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48]-[.$B$611]" office:value-type="time" office:time-value="PT00H23M09.000000316S" calcext:value-type="time">
            <text:p>00:23:09</text:p>
          </table:table-cell>
          <table:table-cell office:value-type="date" office:date-value="2017-02-06T00:31:42" calcext:value-type="date">
            <text:p>17-02-06 00:31</text:p>
          </table:table-cell>
          <table:table-cell table:formula="of:=[.A148]*86400" office:value-type="float" office:value="1389.00000031572" calcext:value-type="float">
            <text:p>1389</text:p>
          </table:table-cell>
          <table:table-cell office:value-type="float" office:value="32.039" calcext:value-type="float">
            <text:p>32,039</text:p>
          </table:table-cell>
          <table:table-cell office:value-type="float" office:value="22.132" calcext:value-type="float">
            <text:p>22,13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49]-[.$B$611]" office:value-type="time" office:time-value="PT00H23M06.000000243S" calcext:value-type="time">
            <text:p>00:23:06</text:p>
          </table:table-cell>
          <table:table-cell office:value-type="date" office:date-value="2017-02-06T00:31:39" calcext:value-type="date">
            <text:p>17-02-06 00:31</text:p>
          </table:table-cell>
          <table:table-cell table:formula="of:=[.A149]*86400" office:value-type="float" office:value="1386.00000024308" calcext:value-type="float">
            <text:p>1386</text:p>
          </table:table-cell>
          <table:table-cell office:value-type="float" office:value="32.052" calcext:value-type="float">
            <text:p>32,052</text:p>
          </table:table-cell>
          <table:table-cell office:value-type="float" office:value="22.123" calcext:value-type="float">
            <text:p>22,12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50]-[.$B$611]" office:value-type="time" office:time-value="PT00H23M03.00000017S" calcext:value-type="time">
            <text:p>00:23:03</text:p>
          </table:table-cell>
          <table:table-cell office:value-type="date" office:date-value="2017-02-06T00:31:36" calcext:value-type="date">
            <text:p>17-02-06 00:31</text:p>
          </table:table-cell>
          <table:table-cell table:formula="of:=[.A150]*86400" office:value-type="float" office:value="1383.00000017043" calcext:value-type="float">
            <text:p>1383</text:p>
          </table:table-cell>
          <table:table-cell office:value-type="float" office:value="32.066" calcext:value-type="float">
            <text:p>32,066</text:p>
          </table:table-cell>
          <table:table-cell office:value-type="float" office:value="22.114" calcext:value-type="float">
            <text:p>22,11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51]-[.$B$611]" office:value-type="time" office:time-value="PT00H23M00.000000098S" calcext:value-type="time">
            <text:p>00:23:00</text:p>
          </table:table-cell>
          <table:table-cell office:value-type="date" office:date-value="2017-02-06T00:31:33" calcext:value-type="date">
            <text:p>17-02-06 00:31</text:p>
          </table:table-cell>
          <table:table-cell table:formula="of:=[.A151]*86400" office:value-type="float" office:value="1380.00000009779" calcext:value-type="float">
            <text:p>1380</text:p>
          </table:table-cell>
          <table:table-cell office:value-type="float" office:value="32.08" calcext:value-type="float">
            <text:p>32,08</text:p>
          </table:table-cell>
          <table:table-cell office:value-type="float" office:value="22.104" calcext:value-type="float">
            <text:p>22,10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52]-[.$B$611]" office:value-type="time" office:time-value="PT00H22M57.000000025S" calcext:value-type="time">
            <text:p>00:22:57</text:p>
          </table:table-cell>
          <table:table-cell office:value-type="date" office:date-value="2017-02-06T00:31:30" calcext:value-type="date">
            <text:p>17-02-06 00:31</text:p>
          </table:table-cell>
          <table:table-cell table:formula="of:=[.A152]*86400" office:value-type="float" office:value="1377.00000002515" calcext:value-type="float">
            <text:p>1377</text:p>
          </table:table-cell>
          <table:table-cell office:value-type="float" office:value="32.095" calcext:value-type="float">
            <text:p>32,095</text:p>
          </table:table-cell>
          <table:table-cell office:value-type="float" office:value="22.095" calcext:value-type="float">
            <text:p>22,09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53]-[.$B$611]" office:value-type="time" office:time-value="PT00H22M53.999999953S" calcext:value-type="time">
            <text:p>00:22:54</text:p>
          </table:table-cell>
          <table:table-cell office:value-type="date" office:date-value="2017-02-06T00:31:27" calcext:value-type="date">
            <text:p>17-02-06 00:31</text:p>
          </table:table-cell>
          <table:table-cell table:formula="of:=[.A153]*86400" office:value-type="float" office:value="1373.9999999525" calcext:value-type="float">
            <text:p>1374</text:p>
          </table:table-cell>
          <table:table-cell office:value-type="float" office:value="32.11" calcext:value-type="float">
            <text:p>32,11</text:p>
          </table:table-cell>
          <table:table-cell office:value-type="float" office:value="22.085" calcext:value-type="float">
            <text:p>22,08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54]-[.$B$611]" office:value-type="time" office:time-value="PT00H22M50.99999988S" calcext:value-type="time">
            <text:p>00:22:51</text:p>
          </table:table-cell>
          <table:table-cell office:value-type="date" office:date-value="2017-02-06T00:31:24" calcext:value-type="date">
            <text:p>17-02-06 00:31</text:p>
          </table:table-cell>
          <table:table-cell table:formula="of:=[.A154]*86400" office:value-type="float" office:value="1370.99999987986" calcext:value-type="float">
            <text:p>1371</text:p>
          </table:table-cell>
          <table:table-cell office:value-type="float" office:value="32.125" calcext:value-type="float">
            <text:p>32,125</text:p>
          </table:table-cell>
          <table:table-cell office:value-type="float" office:value="22.075" calcext:value-type="float">
            <text:p>22,07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55]-[.$B$611]" office:value-type="time" office:time-value="PT00H22M48.000000436S" calcext:value-type="time">
            <text:p>00:22:48</text:p>
          </table:table-cell>
          <table:table-cell office:value-type="date" office:date-value="2017-02-06T00:31:21" calcext:value-type="date">
            <text:p>17-02-06 00:31</text:p>
          </table:table-cell>
          <table:table-cell table:formula="of:=[.A155]*86400" office:value-type="float" office:value="1368.00000043586" calcext:value-type="float">
            <text:p>1368</text:p>
          </table:table-cell>
          <table:table-cell office:value-type="float" office:value="32.141" calcext:value-type="float">
            <text:p>32,141</text:p>
          </table:table-cell>
          <table:table-cell office:value-type="float" office:value="22.066" calcext:value-type="float">
            <text:p>22,06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56]-[.$B$611]" office:value-type="time" office:time-value="PT00H22M45.000000363S" calcext:value-type="time">
            <text:p>00:22:45</text:p>
          </table:table-cell>
          <table:table-cell office:value-type="date" office:date-value="2017-02-06T00:31:18" calcext:value-type="date">
            <text:p>17-02-06 00:31</text:p>
          </table:table-cell>
          <table:table-cell table:formula="of:=[.A156]*86400" office:value-type="float" office:value="1365.00000036322" calcext:value-type="float">
            <text:p>1365</text:p>
          </table:table-cell>
          <table:table-cell office:value-type="float" office:value="32.158" calcext:value-type="float">
            <text:p>32,158</text:p>
          </table:table-cell>
          <table:table-cell office:value-type="float" office:value="22.055" calcext:value-type="float">
            <text:p>22,05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57]-[.$B$611]" office:value-type="time" office:time-value="PT00H22M42.000000291S" calcext:value-type="time">
            <text:p>00:22:42</text:p>
          </table:table-cell>
          <table:table-cell office:value-type="date" office:date-value="2017-02-06T00:31:15" calcext:value-type="date">
            <text:p>17-02-06 00:31</text:p>
          </table:table-cell>
          <table:table-cell table:formula="of:=[.A157]*86400" office:value-type="float" office:value="1362.00000029057" calcext:value-type="float">
            <text:p>1362</text:p>
          </table:table-cell>
          <table:table-cell office:value-type="float" office:value="32.175" calcext:value-type="float">
            <text:p>32,175</text:p>
          </table:table-cell>
          <table:table-cell office:value-type="float" office:value="22.045" calcext:value-type="float">
            <text:p>22,04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58]-[.$B$611]" office:value-type="time" office:time-value="PT00H22M39.000000218S" calcext:value-type="time">
            <text:p>00:22:39</text:p>
          </table:table-cell>
          <table:table-cell office:value-type="date" office:date-value="2017-02-06T00:31:12" calcext:value-type="date">
            <text:p>17-02-06 00:31</text:p>
          </table:table-cell>
          <table:table-cell table:formula="of:=[.A158]*86400" office:value-type="float" office:value="1359.00000021793" calcext:value-type="float">
            <text:p>1359</text:p>
          </table:table-cell>
          <table:table-cell office:value-type="float" office:value="32.193" calcext:value-type="float">
            <text:p>32,193</text:p>
          </table:table-cell>
          <table:table-cell office:value-type="float" office:value="22.035" calcext:value-type="float">
            <text:p>22,03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59]-[.$B$611]" office:value-type="time" office:time-value="PT00H22M36.000000145S" calcext:value-type="time">
            <text:p>00:22:36</text:p>
          </table:table-cell>
          <table:table-cell office:value-type="date" office:date-value="2017-02-06T00:31:09" calcext:value-type="date">
            <text:p>17-02-06 00:31</text:p>
          </table:table-cell>
          <table:table-cell table:formula="of:=[.A159]*86400" office:value-type="float" office:value="1356.00000014529" calcext:value-type="float">
            <text:p>1356</text:p>
          </table:table-cell>
          <table:table-cell office:value-type="float" office:value="32.211" calcext:value-type="float">
            <text:p>32,211</text:p>
          </table:table-cell>
          <table:table-cell office:value-type="float" office:value="22.024" calcext:value-type="float">
            <text:p>22,02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60]-[.$B$611]" office:value-type="time" office:time-value="PT00H22M33.000000073S" calcext:value-type="time">
            <text:p>00:22:33</text:p>
          </table:table-cell>
          <table:table-cell office:value-type="date" office:date-value="2017-02-06T00:31:06" calcext:value-type="date">
            <text:p>17-02-06 00:31</text:p>
          </table:table-cell>
          <table:table-cell table:formula="of:=[.A160]*86400" office:value-type="float" office:value="1353.00000007264" calcext:value-type="float">
            <text:p>1353</text:p>
          </table:table-cell>
          <table:table-cell office:value-type="float" office:value="32.23" calcext:value-type="float">
            <text:p>32,23</text:p>
          </table:table-cell>
          <table:table-cell office:value-type="float" office:value="22.014" calcext:value-type="float">
            <text:p>22,01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61]-[.$B$611]" office:value-type="time" office:time-value="PT00H22M30S" calcext:value-type="time">
            <text:p>00:22:30</text:p>
          </table:table-cell>
          <table:table-cell office:value-type="date" office:date-value="2017-02-06T00:31:03" calcext:value-type="date">
            <text:p>17-02-06 00:31</text:p>
          </table:table-cell>
          <table:table-cell table:formula="of:=[.A161]*86400" office:value-type="float" office:value="1350" calcext:value-type="float">
            <text:p>1350</text:p>
          </table:table-cell>
          <table:table-cell office:value-type="float" office:value="32.25" calcext:value-type="float">
            <text:p>32,25</text:p>
          </table:table-cell>
          <table:table-cell office:value-type="float" office:value="22.003" calcext:value-type="float">
            <text:p>22,00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62]-[.$B$611]" office:value-type="time" office:time-value="PT00H22M26.999999927S" calcext:value-type="time">
            <text:p>00:22:27</text:p>
          </table:table-cell>
          <table:table-cell office:value-type="date" office:date-value="2017-02-06T00:31:00" calcext:value-type="date">
            <text:p>17-02-06 00:31</text:p>
          </table:table-cell>
          <table:table-cell table:formula="of:=[.A162]*86400" office:value-type="float" office:value="1346.99999992736" calcext:value-type="float">
            <text:p>1347</text:p>
          </table:table-cell>
          <table:table-cell office:value-type="float" office:value="32.27" calcext:value-type="float">
            <text:p>32,27</text:p>
          </table:table-cell>
          <table:table-cell office:value-type="float" office:value="21.992" calcext:value-type="float">
            <text:p>21,99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63]-[.$B$611]" office:value-type="time" office:time-value="PT00H22M23.999999855S" calcext:value-type="time">
            <text:p>00:22:24</text:p>
          </table:table-cell>
          <table:table-cell office:value-type="date" office:date-value="2017-02-06T00:30:57" calcext:value-type="date">
            <text:p>17-02-06 00:30</text:p>
          </table:table-cell>
          <table:table-cell table:formula="of:=[.A163]*86400" office:value-type="float" office:value="1343.99999985471" calcext:value-type="float">
            <text:p>1344</text:p>
          </table:table-cell>
          <table:table-cell office:value-type="float" office:value="32.291" calcext:value-type="float">
            <text:p>32,291</text:p>
          </table:table-cell>
          <table:table-cell office:value-type="float" office:value="21.981" calcext:value-type="float">
            <text:p>21,98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64]-[.$B$611]" office:value-type="time" office:time-value="PT00H22M21.000000411S" calcext:value-type="time">
            <text:p>00:22:21</text:p>
          </table:table-cell>
          <table:table-cell office:value-type="date" office:date-value="2017-02-06T00:30:54" calcext:value-type="date">
            <text:p>17-02-06 00:30</text:p>
          </table:table-cell>
          <table:table-cell table:formula="of:=[.A164]*86400" office:value-type="float" office:value="1341.00000041071" calcext:value-type="float">
            <text:p>1341</text:p>
          </table:table-cell>
          <table:table-cell office:value-type="float" office:value="32.313" calcext:value-type="float">
            <text:p>32,313</text:p>
          </table:table-cell>
          <table:table-cell office:value-type="float" office:value="21.97" calcext:value-type="float">
            <text:p>21,9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65]-[.$B$611]" office:value-type="time" office:time-value="PT00H22M18.000000338S" calcext:value-type="time">
            <text:p>00:22:18</text:p>
          </table:table-cell>
          <table:table-cell office:value-type="date" office:date-value="2017-02-06T00:30:51" calcext:value-type="date">
            <text:p>17-02-06 00:30</text:p>
          </table:table-cell>
          <table:table-cell table:formula="of:=[.A165]*86400" office:value-type="float" office:value="1338.00000033807" calcext:value-type="float">
            <text:p>1338</text:p>
          </table:table-cell>
          <table:table-cell office:value-type="float" office:value="32.335" calcext:value-type="float">
            <text:p>32,335</text:p>
          </table:table-cell>
          <table:table-cell office:value-type="float" office:value="21.958" calcext:value-type="float">
            <text:p>21,95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66]-[.$B$611]" office:value-type="time" office:time-value="PT00H22M15.000000265S" calcext:value-type="time">
            <text:p>00:22:15</text:p>
          </table:table-cell>
          <table:table-cell office:value-type="date" office:date-value="2017-02-06T00:30:48" calcext:value-type="date">
            <text:p>17-02-06 00:30</text:p>
          </table:table-cell>
          <table:table-cell table:formula="of:=[.A166]*86400" office:value-type="float" office:value="1335.00000026543" calcext:value-type="float">
            <text:p>1335</text:p>
          </table:table-cell>
          <table:table-cell office:value-type="float" office:value="32.358" calcext:value-type="float">
            <text:p>32,358</text:p>
          </table:table-cell>
          <table:table-cell office:value-type="float" office:value="21.947" calcext:value-type="float">
            <text:p>21,94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67]-[.$B$611]" office:value-type="time" office:time-value="PT00H22M12.000000193S" calcext:value-type="time">
            <text:p>00:22:12</text:p>
          </table:table-cell>
          <table:table-cell office:value-type="date" office:date-value="2017-02-06T00:30:45" calcext:value-type="date">
            <text:p>17-02-06 00:30</text:p>
          </table:table-cell>
          <table:table-cell table:formula="of:=[.A167]*86400" office:value-type="float" office:value="1332.00000019278" calcext:value-type="float">
            <text:p>1332</text:p>
          </table:table-cell>
          <table:table-cell office:value-type="float" office:value="32.382" calcext:value-type="float">
            <text:p>32,382</text:p>
          </table:table-cell>
          <table:table-cell office:value-type="float" office:value="21.935" calcext:value-type="float">
            <text:p>21,93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68]-[.$B$611]" office:value-type="time" office:time-value="PT00H22M09.00000012S" calcext:value-type="time">
            <text:p>00:22:09</text:p>
          </table:table-cell>
          <table:table-cell office:value-type="date" office:date-value="2017-02-06T00:30:42" calcext:value-type="date">
            <text:p>17-02-06 00:30</text:p>
          </table:table-cell>
          <table:table-cell table:formula="of:=[.A168]*86400" office:value-type="float" office:value="1329.00000012014" calcext:value-type="float">
            <text:p>1329</text:p>
          </table:table-cell>
          <table:table-cell office:value-type="float" office:value="32.407" calcext:value-type="float">
            <text:p>32,407</text:p>
          </table:table-cell>
          <table:table-cell office:value-type="float" office:value="21.923" calcext:value-type="float">
            <text:p>21,92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69]-[.$B$611]" office:value-type="time" office:time-value="PT00H22M06.000000047S" calcext:value-type="time">
            <text:p>00:22:06</text:p>
          </table:table-cell>
          <table:table-cell office:value-type="date" office:date-value="2017-02-06T00:30:39" calcext:value-type="date">
            <text:p>17-02-06 00:30</text:p>
          </table:table-cell>
          <table:table-cell table:formula="of:=[.A169]*86400" office:value-type="float" office:value="1326.0000000475" calcext:value-type="float">
            <text:p>1326</text:p>
          </table:table-cell>
          <table:table-cell office:value-type="float" office:value="32.433" calcext:value-type="float">
            <text:p>32,433</text:p>
          </table:table-cell>
          <table:table-cell office:value-type="float" office:value="21.911" calcext:value-type="float">
            <text:p>21,91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70]-[.$B$611]" office:value-type="time" office:time-value="PT00H22M02.999999975S" calcext:value-type="time">
            <text:p>00:22:03</text:p>
          </table:table-cell>
          <table:table-cell office:value-type="date" office:date-value="2017-02-06T00:30:36" calcext:value-type="date">
            <text:p>17-02-06 00:30</text:p>
          </table:table-cell>
          <table:table-cell table:formula="of:=[.A170]*86400" office:value-type="float" office:value="1322.99999997485" calcext:value-type="float">
            <text:p>1323</text:p>
          </table:table-cell>
          <table:table-cell office:value-type="float" office:value="32.46" calcext:value-type="float">
            <text:p>32,46</text:p>
          </table:table-cell>
          <table:table-cell office:value-type="float" office:value="21.899" calcext:value-type="float">
            <text:p>21,89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71]-[.$B$611]" office:value-type="time" office:time-value="PT00H21M59.999999902S" calcext:value-type="time">
            <text:p>00:22:00</text:p>
          </table:table-cell>
          <table:table-cell office:value-type="date" office:date-value="2017-02-06T00:30:33" calcext:value-type="date">
            <text:p>17-02-06 00:30</text:p>
          </table:table-cell>
          <table:table-cell table:formula="of:=[.A171]*86400" office:value-type="float" office:value="1319.99999990221" calcext:value-type="float">
            <text:p>1320</text:p>
          </table:table-cell>
          <table:table-cell office:value-type="float" office:value="32.487" calcext:value-type="float">
            <text:p>32,487</text:p>
          </table:table-cell>
          <table:table-cell office:value-type="float" office:value="21.887" calcext:value-type="float">
            <text:p>21,88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72]-[.$B$611]" office:value-type="time" office:time-value="PT00H21M57.000000458S" calcext:value-type="time">
            <text:p>00:21:57</text:p>
          </table:table-cell>
          <table:table-cell office:value-type="date" office:date-value="2017-02-06T00:30:30" calcext:value-type="date">
            <text:p>17-02-06 00:30</text:p>
          </table:table-cell>
          <table:table-cell table:formula="of:=[.A172]*86400" office:value-type="float" office:value="1317.00000045821" calcext:value-type="float">
            <text:p>1317</text:p>
          </table:table-cell>
          <table:table-cell office:value-type="float" office:value="32.516" calcext:value-type="float">
            <text:p>32,516</text:p>
          </table:table-cell>
          <table:table-cell office:value-type="float" office:value="21.874" calcext:value-type="float">
            <text:p>21,87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73]-[.$B$611]" office:value-type="time" office:time-value="PT00H21M54.000000386S" calcext:value-type="time">
            <text:p>00:21:54</text:p>
          </table:table-cell>
          <table:table-cell office:value-type="date" office:date-value="2017-02-06T00:30:27" calcext:value-type="date">
            <text:p>17-02-06 00:30</text:p>
          </table:table-cell>
          <table:table-cell table:formula="of:=[.A173]*86400" office:value-type="float" office:value="1314.00000038557" calcext:value-type="float">
            <text:p>1314</text:p>
          </table:table-cell>
          <table:table-cell office:value-type="float" office:value="32.545" calcext:value-type="float">
            <text:p>32,545</text:p>
          </table:table-cell>
          <table:table-cell office:value-type="float" office:value="21.861" calcext:value-type="float">
            <text:p>21,86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74]-[.$B$611]" office:value-type="time" office:time-value="PT00H21M51.000000313S" calcext:value-type="time">
            <text:p>00:21:51</text:p>
          </table:table-cell>
          <table:table-cell office:value-type="date" office:date-value="2017-02-06T00:30:24" calcext:value-type="date">
            <text:p>17-02-06 00:30</text:p>
          </table:table-cell>
          <table:table-cell table:formula="of:=[.A174]*86400" office:value-type="float" office:value="1311.00000031292" calcext:value-type="float">
            <text:p>1311</text:p>
          </table:table-cell>
          <table:table-cell office:value-type="float" office:value="32.576" calcext:value-type="float">
            <text:p>32,576</text:p>
          </table:table-cell>
          <table:table-cell office:value-type="float" office:value="21.848" calcext:value-type="float">
            <text:p>21,84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75]-[.$B$611]" office:value-type="time" office:time-value="PT00H21M48.00000024S" calcext:value-type="time">
            <text:p>00:21:48</text:p>
          </table:table-cell>
          <table:table-cell office:value-type="date" office:date-value="2017-02-06T00:30:21" calcext:value-type="date">
            <text:p>17-02-06 00:30</text:p>
          </table:table-cell>
          <table:table-cell table:formula="of:=[.A175]*86400" office:value-type="float" office:value="1308.00000024028" calcext:value-type="float">
            <text:p>1308</text:p>
          </table:table-cell>
          <table:table-cell office:value-type="float" office:value="32.608" calcext:value-type="float">
            <text:p>32,608</text:p>
          </table:table-cell>
          <table:table-cell office:value-type="float" office:value="21.835" calcext:value-type="float">
            <text:p>21,83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76]-[.$B$611]" office:value-type="time" office:time-value="PT00H21M45.000000168S" calcext:value-type="time">
            <text:p>00:21:45</text:p>
          </table:table-cell>
          <table:table-cell office:value-type="date" office:date-value="2017-02-06T00:30:18" calcext:value-type="date">
            <text:p>17-02-06 00:30</text:p>
          </table:table-cell>
          <table:table-cell table:formula="of:=[.A176]*86400" office:value-type="float" office:value="1305.00000016764" calcext:value-type="float">
            <text:p>1305</text:p>
          </table:table-cell>
          <table:table-cell office:value-type="float" office:value="32.64" calcext:value-type="float">
            <text:p>32,64</text:p>
          </table:table-cell>
          <table:table-cell office:value-type="float" office:value="21.822" calcext:value-type="float">
            <text:p>21,82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77]-[.$B$611]" office:value-type="time" office:time-value="PT00H21M42.000000095S" calcext:value-type="time">
            <text:p>00:21:42</text:p>
          </table:table-cell>
          <table:table-cell office:value-type="date" office:date-value="2017-02-06T00:30:15" calcext:value-type="date">
            <text:p>17-02-06 00:30</text:p>
          </table:table-cell>
          <table:table-cell table:formula="of:=[.A177]*86400" office:value-type="float" office:value="1302.000000095" calcext:value-type="float">
            <text:p>1302</text:p>
          </table:table-cell>
          <table:table-cell office:value-type="float" office:value="32.674" calcext:value-type="float">
            <text:p>32,674</text:p>
          </table:table-cell>
          <table:table-cell office:value-type="float" office:value="21.808" calcext:value-type="float">
            <text:p>21,80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78]-[.$B$611]" office:value-type="time" office:time-value="PT00H21M39.000000022S" calcext:value-type="time">
            <text:p>00:21:39</text:p>
          </table:table-cell>
          <table:table-cell office:value-type="date" office:date-value="2017-02-06T00:30:12" calcext:value-type="date">
            <text:p>17-02-06 00:30</text:p>
          </table:table-cell>
          <table:table-cell table:formula="of:=[.A178]*86400" office:value-type="float" office:value="1299.00000002235" calcext:value-type="float">
            <text:p>1299</text:p>
          </table:table-cell>
          <table:table-cell office:value-type="float" office:value="32.71" calcext:value-type="float">
            <text:p>32,71</text:p>
          </table:table-cell>
          <table:table-cell office:value-type="float" office:value="21.795" calcext:value-type="float">
            <text:p>21,79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79]-[.$B$611]" office:value-type="time" office:time-value="PT00H21M35.99999995S" calcext:value-type="time">
            <text:p>00:21:36</text:p>
          </table:table-cell>
          <table:table-cell office:value-type="date" office:date-value="2017-02-06T00:30:09" calcext:value-type="date">
            <text:p>17-02-06 00:30</text:p>
          </table:table-cell>
          <table:table-cell table:formula="of:=[.A179]*86400" office:value-type="float" office:value="1295.99999994971" calcext:value-type="float">
            <text:p>1296</text:p>
          </table:table-cell>
          <table:table-cell office:value-type="float" office:value="32.746" calcext:value-type="float">
            <text:p>32,746</text:p>
          </table:table-cell>
          <table:table-cell office:value-type="float" office:value="21.781" calcext:value-type="float">
            <text:p>21,78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80]-[.$B$611]" office:value-type="time" office:time-value="PT00H21M32.999999877S" calcext:value-type="time">
            <text:p>00:21:33</text:p>
          </table:table-cell>
          <table:table-cell office:value-type="date" office:date-value="2017-02-06T00:30:06" calcext:value-type="date">
            <text:p>17-02-06 00:30</text:p>
          </table:table-cell>
          <table:table-cell table:formula="of:=[.A180]*86400" office:value-type="float" office:value="1292.99999987707" calcext:value-type="float">
            <text:p>1293</text:p>
          </table:table-cell>
          <table:table-cell office:value-type="float" office:value="32.784" calcext:value-type="float">
            <text:p>32,784</text:p>
          </table:table-cell>
          <table:table-cell office:value-type="float" office:value="21.767" calcext:value-type="float">
            <text:p>21,76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81]-[.$B$611]" office:value-type="time" office:time-value="PT00H21M30.000000433S" calcext:value-type="time">
            <text:p>00:21:30</text:p>
          </table:table-cell>
          <table:table-cell office:value-type="date" office:date-value="2017-02-06T00:30:03" calcext:value-type="date">
            <text:p>17-02-06 00:30</text:p>
          </table:table-cell>
          <table:table-cell table:formula="of:=[.A181]*86400" office:value-type="float" office:value="1290.00000043307" calcext:value-type="float">
            <text:p>1290</text:p>
          </table:table-cell>
          <table:table-cell office:value-type="float" office:value="32.823" calcext:value-type="float">
            <text:p>32,823</text:p>
          </table:table-cell>
          <table:table-cell office:value-type="float" office:value="21.752" calcext:value-type="float">
            <text:p>21,75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82]-[.$B$611]" office:value-type="time" office:time-value="PT00H21M27.00000036S" calcext:value-type="time">
            <text:p>00:21:27</text:p>
          </table:table-cell>
          <table:table-cell office:value-type="date" office:date-value="2017-02-06T00:30:00" calcext:value-type="date">
            <text:p>17-02-06 00:30</text:p>
          </table:table-cell>
          <table:table-cell table:formula="of:=[.A182]*86400" office:value-type="float" office:value="1287.00000036042" calcext:value-type="float">
            <text:p>1287</text:p>
          </table:table-cell>
          <table:table-cell office:value-type="float" office:value="32.864" calcext:value-type="float">
            <text:p>32,864</text:p>
          </table:table-cell>
          <table:table-cell office:value-type="float" office:value="21.738" calcext:value-type="float">
            <text:p>21,73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83]-[.$B$611]" office:value-type="time" office:time-value="PT00H21M24.000000288S" calcext:value-type="time">
            <text:p>00:21:24</text:p>
          </table:table-cell>
          <table:table-cell office:value-type="date" office:date-value="2017-02-06T00:29:57" calcext:value-type="date">
            <text:p>17-02-06 00:29</text:p>
          </table:table-cell>
          <table:table-cell table:formula="of:=[.A183]*86400" office:value-type="float" office:value="1284.00000028778" calcext:value-type="float">
            <text:p>1284</text:p>
          </table:table-cell>
          <table:table-cell office:value-type="float" office:value="32.906" calcext:value-type="float">
            <text:p>32,906</text:p>
          </table:table-cell>
          <table:table-cell office:value-type="float" office:value="21.723" calcext:value-type="float">
            <text:p>21,72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84]-[.$B$611]" office:value-type="time" office:time-value="PT00H21M21.000000215S" calcext:value-type="time">
            <text:p>00:21:21</text:p>
          </table:table-cell>
          <table:table-cell office:value-type="date" office:date-value="2017-02-06T00:29:54" calcext:value-type="date">
            <text:p>17-02-06 00:29</text:p>
          </table:table-cell>
          <table:table-cell table:formula="of:=[.A184]*86400" office:value-type="float" office:value="1281.00000021514" calcext:value-type="float">
            <text:p>1281</text:p>
          </table:table-cell>
          <table:table-cell office:value-type="float" office:value="32.95" calcext:value-type="float">
            <text:p>32,95</text:p>
          </table:table-cell>
          <table:table-cell office:value-type="float" office:value="21.708" calcext:value-type="float">
            <text:p>21,70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85]-[.$B$611]" office:value-type="time" office:time-value="PT00H21M18.000000142S" calcext:value-type="time">
            <text:p>00:21:18</text:p>
          </table:table-cell>
          <table:table-cell office:value-type="date" office:date-value="2017-02-06T00:29:51" calcext:value-type="date">
            <text:p>17-02-06 00:29</text:p>
          </table:table-cell>
          <table:table-cell table:formula="of:=[.A185]*86400" office:value-type="float" office:value="1278.00000014249" calcext:value-type="float">
            <text:p>1278</text:p>
          </table:table-cell>
          <table:table-cell office:value-type="float" office:value="32.995" calcext:value-type="float">
            <text:p>32,995</text:p>
          </table:table-cell>
          <table:table-cell office:value-type="float" office:value="21.693" calcext:value-type="float">
            <text:p>21,69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86]-[.$B$611]" office:value-type="time" office:time-value="PT00H21M15.00000007S" calcext:value-type="time">
            <text:p>00:21:15</text:p>
          </table:table-cell>
          <table:table-cell office:value-type="date" office:date-value="2017-02-06T00:29:48" calcext:value-type="date">
            <text:p>17-02-06 00:29</text:p>
          </table:table-cell>
          <table:table-cell table:formula="of:=[.A186]*86400" office:value-type="float" office:value="1275.00000006985" calcext:value-type="float">
            <text:p>1275</text:p>
          </table:table-cell>
          <table:table-cell office:value-type="float" office:value="33.042" calcext:value-type="float">
            <text:p>33,042</text:p>
          </table:table-cell>
          <table:table-cell office:value-type="float" office:value="21.678" calcext:value-type="float">
            <text:p>21,67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87]-[.$B$611]" office:value-type="time" office:time-value="PT00H21M11.999999997S" calcext:value-type="time">
            <text:p>00:21:12</text:p>
          </table:table-cell>
          <table:table-cell office:value-type="date" office:date-value="2017-02-06T00:29:45" calcext:value-type="date">
            <text:p>17-02-06 00:29</text:p>
          </table:table-cell>
          <table:table-cell table:formula="of:=[.A187]*86400" office:value-type="float" office:value="1271.99999999721" calcext:value-type="float">
            <text:p>1272</text:p>
          </table:table-cell>
          <table:table-cell office:value-type="float" office:value="33.091" calcext:value-type="float">
            <text:p>33,091</text:p>
          </table:table-cell>
          <table:table-cell office:value-type="float" office:value="21.662" calcext:value-type="float">
            <text:p>21,66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88]-[.$B$611]" office:value-type="time" office:time-value="PT00H21M08.999999925S" calcext:value-type="time">
            <text:p>00:21:09</text:p>
          </table:table-cell>
          <table:table-cell office:value-type="date" office:date-value="2017-02-06T00:29:42" calcext:value-type="date">
            <text:p>17-02-06 00:29</text:p>
          </table:table-cell>
          <table:table-cell table:formula="of:=[.A188]*86400" office:value-type="float" office:value="1268.99999992456" calcext:value-type="float">
            <text:p>1269</text:p>
          </table:table-cell>
          <table:table-cell office:value-type="float" office:value="33.141" calcext:value-type="float">
            <text:p>33,141</text:p>
          </table:table-cell>
          <table:table-cell office:value-type="float" office:value="21.646" calcext:value-type="float">
            <text:p>21,64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89]-[.$B$611]" office:value-type="time" office:time-value="PT00H21M05.999999852S" calcext:value-type="time">
            <text:p>00:21:06</text:p>
          </table:table-cell>
          <table:table-cell office:value-type="date" office:date-value="2017-02-06T00:29:39" calcext:value-type="date">
            <text:p>17-02-06 00:29</text:p>
          </table:table-cell>
          <table:table-cell table:formula="of:=[.A189]*86400" office:value-type="float" office:value="1265.99999985192" calcext:value-type="float">
            <text:p>1266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63" calcext:value-type="float">
            <text:p>21,6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90]-[.$B$611]" office:value-type="time" office:time-value="PT00H21M03.000000408S" calcext:value-type="time">
            <text:p>00:21:03</text:p>
          </table:table-cell>
          <table:table-cell office:value-type="date" office:date-value="2017-02-06T00:29:36" calcext:value-type="date">
            <text:p>17-02-06 00:29</text:p>
          </table:table-cell>
          <table:table-cell table:formula="of:=[.A190]*86400" office:value-type="float" office:value="1263.00000040792" calcext:value-type="float">
            <text:p>1263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614" calcext:value-type="float">
            <text:p>21,61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91]-[.$B$611]" office:value-type="time" office:time-value="PT00H21M00.000000335S" calcext:value-type="time">
            <text:p>00:21:00</text:p>
          </table:table-cell>
          <table:table-cell office:value-type="date" office:date-value="2017-02-06T00:29:33" calcext:value-type="date">
            <text:p>17-02-06 00:29</text:p>
          </table:table-cell>
          <table:table-cell table:formula="of:=[.A191]*86400" office:value-type="float" office:value="1260.00000033528" calcext:value-type="float">
            <text:p>1260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98" calcext:value-type="float">
            <text:p>21,59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92]-[.$B$611]" office:value-type="time" office:time-value="PT00H20M57.000000263S" calcext:value-type="time">
            <text:p>00:20:57</text:p>
          </table:table-cell>
          <table:table-cell office:value-type="date" office:date-value="2017-02-06T00:29:30" calcext:value-type="date">
            <text:p>17-02-06 00:29</text:p>
          </table:table-cell>
          <table:table-cell table:formula="of:=[.A192]*86400" office:value-type="float" office:value="1257.00000026263" calcext:value-type="float">
            <text:p>1257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81" calcext:value-type="float">
            <text:p>21,58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93]-[.$B$611]" office:value-type="time" office:time-value="PT00H20M54.00000019S" calcext:value-type="time">
            <text:p>00:20:54</text:p>
          </table:table-cell>
          <table:table-cell office:value-type="date" office:date-value="2017-02-06T00:29:27" calcext:value-type="date">
            <text:p>17-02-06 00:29</text:p>
          </table:table-cell>
          <table:table-cell table:formula="of:=[.A193]*86400" office:value-type="float" office:value="1254.00000018999" calcext:value-type="float">
            <text:p>1254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64" calcext:value-type="float">
            <text:p>21,56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94]-[.$B$611]" office:value-type="time" office:time-value="PT00H20M51.000000117S" calcext:value-type="time">
            <text:p>00:20:51</text:p>
          </table:table-cell>
          <table:table-cell office:value-type="date" office:date-value="2017-02-06T00:29:24" calcext:value-type="date">
            <text:p>17-02-06 00:29</text:p>
          </table:table-cell>
          <table:table-cell table:formula="of:=[.A194]*86400" office:value-type="float" office:value="1251.00000011735" calcext:value-type="float">
            <text:p>1251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47" calcext:value-type="float">
            <text:p>21,54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95]-[.$B$611]" office:value-type="time" office:time-value="PT00H20M48.000000045S" calcext:value-type="time">
            <text:p>00:20:48</text:p>
          </table:table-cell>
          <table:table-cell office:value-type="date" office:date-value="2017-02-06T00:29:21" calcext:value-type="date">
            <text:p>17-02-06 00:29</text:p>
          </table:table-cell>
          <table:table-cell table:formula="of:=[.A195]*86400" office:value-type="float" office:value="1248.0000000447" calcext:value-type="float">
            <text:p>1248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29" calcext:value-type="float">
            <text:p>21,52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96]-[.$B$611]" office:value-type="time" office:time-value="PT00H20M44.999999972S" calcext:value-type="time">
            <text:p>00:20:45</text:p>
          </table:table-cell>
          <table:table-cell office:value-type="date" office:date-value="2017-02-06T00:29:18" calcext:value-type="date">
            <text:p>17-02-06 00:29</text:p>
          </table:table-cell>
          <table:table-cell table:formula="of:=[.A196]*86400" office:value-type="float" office:value="1244.99999997206" calcext:value-type="float">
            <text:p>1245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12" calcext:value-type="float">
            <text:p>21,51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97]-[.$B$611]" office:value-type="time" office:time-value="PT00H20M41.999999899S" calcext:value-type="time">
            <text:p>00:20:42</text:p>
          </table:table-cell>
          <table:table-cell office:value-type="date" office:date-value="2017-02-06T00:29:15" calcext:value-type="date">
            <text:p>17-02-06 00:29</text:p>
          </table:table-cell>
          <table:table-cell table:formula="of:=[.A197]*86400" office:value-type="float" office:value="1241.99999989942" calcext:value-type="float">
            <text:p>1242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94" calcext:value-type="float">
            <text:p>21,49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98]-[.$B$611]" office:value-type="time" office:time-value="PT00H20M39.000000455S" calcext:value-type="time">
            <text:p>00:20:39</text:p>
          </table:table-cell>
          <table:table-cell office:value-type="date" office:date-value="2017-02-06T00:29:12" calcext:value-type="date">
            <text:p>17-02-06 00:29</text:p>
          </table:table-cell>
          <table:table-cell table:formula="of:=[.A198]*86400" office:value-type="float" office:value="1239.00000045542" calcext:value-type="float">
            <text:p>1239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76" calcext:value-type="float">
            <text:p>21,47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199]-[.$B$611]" office:value-type="time" office:time-value="PT00H20M36.000000383S" calcext:value-type="time">
            <text:p>00:20:36</text:p>
          </table:table-cell>
          <table:table-cell office:value-type="date" office:date-value="2017-02-06T00:29:09" calcext:value-type="date">
            <text:p>17-02-06 00:29</text:p>
          </table:table-cell>
          <table:table-cell table:formula="of:=[.A199]*86400" office:value-type="float" office:value="1236.00000038277" calcext:value-type="float">
            <text:p>1236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57" calcext:value-type="float">
            <text:p>21,45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00]-[.$B$611]" office:value-type="time" office:time-value="PT00H20M33.00000031S" calcext:value-type="time">
            <text:p>00:20:33</text:p>
          </table:table-cell>
          <table:table-cell office:value-type="date" office:date-value="2017-02-06T00:29:06" calcext:value-type="date">
            <text:p>17-02-06 00:29</text:p>
          </table:table-cell>
          <table:table-cell table:formula="of:=[.A200]*86400" office:value-type="float" office:value="1233.00000031013" calcext:value-type="float">
            <text:p>1233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38" calcext:value-type="float">
            <text:p>21,43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01]-[.$B$611]" office:value-type="time" office:time-value="PT00H20M30.000000237S" calcext:value-type="time">
            <text:p>00:20:30</text:p>
          </table:table-cell>
          <table:table-cell office:value-type="date" office:date-value="2017-02-06T00:29:03" calcext:value-type="date">
            <text:p>17-02-06 00:29</text:p>
          </table:table-cell>
          <table:table-cell table:formula="of:=[.A201]*86400" office:value-type="float" office:value="1230.00000023749" calcext:value-type="float">
            <text:p>1230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19" calcext:value-type="float">
            <text:p>21,41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02]-[.$B$611]" office:value-type="time" office:time-value="PT00H20M27.000000165S" calcext:value-type="time">
            <text:p>00:20:27</text:p>
          </table:table-cell>
          <table:table-cell office:value-type="date" office:date-value="2017-02-06T00:29:00" calcext:value-type="date">
            <text:p>17-02-06 00:29</text:p>
          </table:table-cell>
          <table:table-cell table:formula="of:=[.A202]*86400" office:value-type="float" office:value="1227.00000016484" calcext:value-type="float">
            <text:p>1227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" calcext:value-type="float">
            <text:p>21,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03]-[.$B$611]" office:value-type="time" office:time-value="PT00H20M24.000000092S" calcext:value-type="time">
            <text:p>00:20:24</text:p>
          </table:table-cell>
          <table:table-cell office:value-type="date" office:date-value="2017-02-06T00:28:57" calcext:value-type="date">
            <text:p>17-02-06 00:28</text:p>
          </table:table-cell>
          <table:table-cell table:formula="of:=[.A203]*86400" office:value-type="float" office:value="1224.0000000922" calcext:value-type="float">
            <text:p>1224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381" calcext:value-type="float">
            <text:p>21,38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04]-[.$B$611]" office:value-type="time" office:time-value="PT00H20M21.00000002S" calcext:value-type="time">
            <text:p>00:20:21</text:p>
          </table:table-cell>
          <table:table-cell office:value-type="date" office:date-value="2017-02-06T00:28:54" calcext:value-type="date">
            <text:p>17-02-06 00:28</text:p>
          </table:table-cell>
          <table:table-cell table:formula="of:=[.A204]*86400" office:value-type="float" office:value="1221.00000001956" calcext:value-type="float">
            <text:p>1221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361" calcext:value-type="float">
            <text:p>21,36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05]-[.$B$611]" office:value-type="time" office:time-value="PT00H20M17.999999947S" calcext:value-type="time">
            <text:p>00:20:18</text:p>
          </table:table-cell>
          <table:table-cell office:value-type="date" office:date-value="2017-02-06T00:28:51" calcext:value-type="date">
            <text:p>17-02-06 00:28</text:p>
          </table:table-cell>
          <table:table-cell table:formula="of:=[.A205]*86400" office:value-type="float" office:value="1217.99999994691" calcext:value-type="float">
            <text:p>1218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341" calcext:value-type="float">
            <text:p>21,34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06]-[.$B$611]" office:value-type="time" office:time-value="PT00H20M14.999999874S" calcext:value-type="time">
            <text:p>00:20:15</text:p>
          </table:table-cell>
          <table:table-cell office:value-type="date" office:date-value="2017-02-06T00:28:48" calcext:value-type="date">
            <text:p>17-02-06 00:28</text:p>
          </table:table-cell>
          <table:table-cell table:formula="of:=[.A206]*86400" office:value-type="float" office:value="1214.99999987427" calcext:value-type="float">
            <text:p>1215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32" calcext:value-type="float">
            <text:p>21,3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07]-[.$B$611]" office:value-type="time" office:time-value="PT00H20M12.00000043S" calcext:value-type="time">
            <text:p>00:20:12</text:p>
          </table:table-cell>
          <table:table-cell office:value-type="date" office:date-value="2017-02-06T00:28:45" calcext:value-type="date">
            <text:p>17-02-06 00:28</text:p>
          </table:table-cell>
          <table:table-cell table:formula="of:=[.A207]*86400" office:value-type="float" office:value="1212.00000043027" calcext:value-type="float">
            <text:p>1212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3" calcext:value-type="float">
            <text:p>21,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08]-[.$B$611]" office:value-type="time" office:time-value="PT00H20M09.000000358S" calcext:value-type="time">
            <text:p>00:20:09</text:p>
          </table:table-cell>
          <table:table-cell office:value-type="date" office:date-value="2017-02-06T00:28:42" calcext:value-type="date">
            <text:p>17-02-06 00:28</text:p>
          </table:table-cell>
          <table:table-cell table:formula="of:=[.A208]*86400" office:value-type="float" office:value="1209.00000035763" calcext:value-type="float">
            <text:p>1209</text:p>
          </table:table-cell>
          <table:table-cell office:value-type="float" office:value="33.16" calcext:value-type="float">
            <text:p>33,16</text:p>
          </table:table-cell>
          <table:table-cell office:value-type="float" office:value="21.279" calcext:value-type="float">
            <text:p>21,27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09]-[.$B$611]" office:value-type="time" office:time-value="PT00H20M06.000000285S" calcext:value-type="time">
            <text:p>00:20:06</text:p>
          </table:table-cell>
          <table:table-cell office:value-type="date" office:date-value="2017-02-06T00:28:39" calcext:value-type="date">
            <text:p>17-02-06 00:28</text:p>
          </table:table-cell>
          <table:table-cell table:formula="of:=[.A209]*86400" office:value-type="float" office:value="1206.00000028498" calcext:value-type="float">
            <text:p>1206</text:p>
          </table:table-cell>
          <table:table-cell office:value-type="float" office:value="33.16" calcext:value-type="float">
            <text:p>33,16</text:p>
          </table:table-cell>
          <table:table-cell office:value-type="float" office:value="21.257" calcext:value-type="float">
            <text:p>21,25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10]-[.$B$611]" office:value-type="time" office:time-value="PT00H20M03.000000212S" calcext:value-type="time">
            <text:p>00:20:03</text:p>
          </table:table-cell>
          <table:table-cell office:value-type="date" office:date-value="2017-02-06T00:28:36" calcext:value-type="date">
            <text:p>17-02-06 00:28</text:p>
          </table:table-cell>
          <table:table-cell table:formula="of:=[.A210]*86400" office:value-type="float" office:value="1203.00000021234" calcext:value-type="float">
            <text:p>1203</text:p>
          </table:table-cell>
          <table:table-cell office:value-type="float" office:value="33.16" calcext:value-type="float">
            <text:p>33,16</text:p>
          </table:table-cell>
          <table:table-cell office:value-type="float" office:value="21.236" calcext:value-type="float">
            <text:p>21,23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11]-[.$B$611]" office:value-type="time" office:time-value="PT00H20M00.00000014S" calcext:value-type="time">
            <text:p>00:20:00</text:p>
          </table:table-cell>
          <table:table-cell office:value-type="date" office:date-value="2017-02-06T00:28:33" calcext:value-type="date">
            <text:p>17-02-06 00:28</text:p>
          </table:table-cell>
          <table:table-cell table:formula="of:=[.A211]*86400" office:value-type="float" office:value="1200.0000001397" calcext:value-type="float">
            <text:p>1200</text:p>
          </table:table-cell>
          <table:table-cell office:value-type="float" office:value="33.16" calcext:value-type="float">
            <text:p>33,16</text:p>
          </table:table-cell>
          <table:table-cell office:value-type="float" office:value="21.214" calcext:value-type="float">
            <text:p>21,21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12]-[.$B$611]" office:value-type="time" office:time-value="PT00H19M57.000000067S" calcext:value-type="time">
            <text:p>00:19:57</text:p>
          </table:table-cell>
          <table:table-cell office:value-type="date" office:date-value="2017-02-06T00:28:30" calcext:value-type="date">
            <text:p>17-02-06 00:28</text:p>
          </table:table-cell>
          <table:table-cell table:formula="of:=[.A212]*86400" office:value-type="float" office:value="1197.00000006706" calcext:value-type="float">
            <text:p>1197</text:p>
          </table:table-cell>
          <table:table-cell office:value-type="float" office:value="33.16" calcext:value-type="float">
            <text:p>33,16</text:p>
          </table:table-cell>
          <table:table-cell office:value-type="float" office:value="21.191" calcext:value-type="float">
            <text:p>21,19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13]-[.$B$611]" office:value-type="time" office:time-value="PT00H19M53.999999994S" calcext:value-type="time">
            <text:p>00:19:54</text:p>
          </table:table-cell>
          <table:table-cell office:value-type="date" office:date-value="2017-02-06T00:28:27" calcext:value-type="date">
            <text:p>17-02-06 00:28</text:p>
          </table:table-cell>
          <table:table-cell table:formula="of:=[.A213]*86400" office:value-type="float" office:value="1193.99999999441" calcext:value-type="float">
            <text:p>1194</text:p>
          </table:table-cell>
          <table:table-cell office:value-type="float" office:value="33.16" calcext:value-type="float">
            <text:p>33,16</text:p>
          </table:table-cell>
          <table:table-cell office:value-type="float" office:value="21.169" calcext:value-type="float">
            <text:p>21,16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14]-[.$B$611]" office:value-type="time" office:time-value="PT00H19M50.999999922S" calcext:value-type="time">
            <text:p>00:19:51</text:p>
          </table:table-cell>
          <table:table-cell office:value-type="date" office:date-value="2017-02-06T00:28:24" calcext:value-type="date">
            <text:p>17-02-06 00:28</text:p>
          </table:table-cell>
          <table:table-cell table:formula="of:=[.A214]*86400" office:value-type="float" office:value="1190.99999992177" calcext:value-type="float">
            <text:p>1191</text:p>
          </table:table-cell>
          <table:table-cell office:value-type="float" office:value="33.16" calcext:value-type="float">
            <text:p>33,16</text:p>
          </table:table-cell>
          <table:table-cell office:value-type="float" office:value="21.146" calcext:value-type="float">
            <text:p>21,14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15]-[.$B$611]" office:value-type="time" office:time-value="PT00H19M47.999999849S" calcext:value-type="time">
            <text:p>00:19:48</text:p>
          </table:table-cell>
          <table:table-cell office:value-type="date" office:date-value="2017-02-06T00:28:21" calcext:value-type="date">
            <text:p>17-02-06 00:28</text:p>
          </table:table-cell>
          <table:table-cell table:formula="of:=[.A215]*86400" office:value-type="float" office:value="1187.99999984913" calcext:value-type="float">
            <text:p>1188</text:p>
          </table:table-cell>
          <table:table-cell office:value-type="float" office:value="33.16" calcext:value-type="float">
            <text:p>33,16</text:p>
          </table:table-cell>
          <table:table-cell office:value-type="float" office:value="21.123" calcext:value-type="float">
            <text:p>21,12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16]-[.$B$611]" office:value-type="time" office:time-value="PT00H19M45.000000405S" calcext:value-type="time">
            <text:p>00:19:45</text:p>
          </table:table-cell>
          <table:table-cell office:value-type="date" office:date-value="2017-02-06T00:28:18" calcext:value-type="date">
            <text:p>17-02-06 00:28</text:p>
          </table:table-cell>
          <table:table-cell table:formula="of:=[.A216]*86400" office:value-type="float" office:value="1185.00000040513" calcext:value-type="float">
            <text:p>1185</text:p>
          </table:table-cell>
          <table:table-cell office:value-type="float" office:value="33.16" calcext:value-type="float">
            <text:p>33,16</text:p>
          </table:table-cell>
          <table:table-cell office:value-type="float" office:value="21.099" calcext:value-type="float">
            <text:p>21,09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17]-[.$B$611]" office:value-type="time" office:time-value="PT00H19M42.000000332S" calcext:value-type="time">
            <text:p>00:19:42</text:p>
          </table:table-cell>
          <table:table-cell office:value-type="date" office:date-value="2017-02-06T00:28:15" calcext:value-type="date">
            <text:p>17-02-06 00:28</text:p>
          </table:table-cell>
          <table:table-cell table:formula="of:=[.A217]*86400" office:value-type="float" office:value="1182.00000033248" calcext:value-type="float">
            <text:p>1182</text:p>
          </table:table-cell>
          <table:table-cell office:value-type="float" office:value="33.16" calcext:value-type="float">
            <text:p>33,16</text:p>
          </table:table-cell>
          <table:table-cell office:value-type="float" office:value="21.075" calcext:value-type="float">
            <text:p>21,07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18]-[.$B$611]" office:value-type="time" office:time-value="PT00H19M39.00000026S" calcext:value-type="time">
            <text:p>00:19:39</text:p>
          </table:table-cell>
          <table:table-cell office:value-type="date" office:date-value="2017-02-06T00:28:12" calcext:value-type="date">
            <text:p>17-02-06 00:28</text:p>
          </table:table-cell>
          <table:table-cell table:formula="of:=[.A218]*86400" office:value-type="float" office:value="1179.00000025984" calcext:value-type="float">
            <text:p>1179</text:p>
          </table:table-cell>
          <table:table-cell office:value-type="float" office:value="33.16" calcext:value-type="float">
            <text:p>33,16</text:p>
          </table:table-cell>
          <table:table-cell office:value-type="float" office:value="21.051" calcext:value-type="float">
            <text:p>21,05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19]-[.$B$611]" office:value-type="time" office:time-value="PT00H19M36.000000187S" calcext:value-type="time">
            <text:p>00:19:36</text:p>
          </table:table-cell>
          <table:table-cell office:value-type="date" office:date-value="2017-02-06T00:28:09" calcext:value-type="date">
            <text:p>17-02-06 00:28</text:p>
          </table:table-cell>
          <table:table-cell table:formula="of:=[.A219]*86400" office:value-type="float" office:value="1176.0000001872" calcext:value-type="float">
            <text:p>1176</text:p>
          </table:table-cell>
          <table:table-cell office:value-type="float" office:value="33.16" calcext:value-type="float">
            <text:p>33,16</text:p>
          </table:table-cell>
          <table:table-cell office:value-type="float" office:value="21.026" calcext:value-type="float">
            <text:p>21,02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20]-[.$B$611]" office:value-type="time" office:time-value="PT00H19M33.000000115S" calcext:value-type="time">
            <text:p>00:19:33</text:p>
          </table:table-cell>
          <table:table-cell office:value-type="date" office:date-value="2017-02-06T00:28:06" calcext:value-type="date">
            <text:p>17-02-06 00:28</text:p>
          </table:table-cell>
          <table:table-cell table:formula="of:=[.A220]*86400" office:value-type="float" office:value="1173.00000011455" calcext:value-type="float">
            <text:p>1173</text:p>
          </table:table-cell>
          <table:table-cell office:value-type="float" office:value="33.16" calcext:value-type="float">
            <text:p>33,16</text:p>
          </table:table-cell>
          <table:table-cell office:value-type="float" office:value="21.002" calcext:value-type="float">
            <text:p>21,00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21]-[.$B$611]" office:value-type="time" office:time-value="PT00H19M30.000000042S" calcext:value-type="time">
            <text:p>00:19:30</text:p>
          </table:table-cell>
          <table:table-cell office:value-type="date" office:date-value="2017-02-06T00:28:03" calcext:value-type="date">
            <text:p>17-02-06 00:28</text:p>
          </table:table-cell>
          <table:table-cell table:formula="of:=[.A221]*86400" office:value-type="float" office:value="1170.00000004191" calcext:value-type="float">
            <text:p>1170</text:p>
          </table:table-cell>
          <table:table-cell office:value-type="float" office:value="33.16" calcext:value-type="float">
            <text:p>33,16</text:p>
          </table:table-cell>
          <table:table-cell office:value-type="float" office:value="20.976" calcext:value-type="float">
            <text:p>20,97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22]-[.$B$611]" office:value-type="time" office:time-value="PT00H19M26.999999969S" calcext:value-type="time">
            <text:p>00:19:27</text:p>
          </table:table-cell>
          <table:table-cell office:value-type="date" office:date-value="2017-02-06T00:28:00" calcext:value-type="date">
            <text:p>17-02-06 00:28</text:p>
          </table:table-cell>
          <table:table-cell table:formula="of:=[.A222]*86400" office:value-type="float" office:value="1166.99999996927" calcext:value-type="float">
            <text:p>1167</text:p>
          </table:table-cell>
          <table:table-cell office:value-type="float" office:value="33.16" calcext:value-type="float">
            <text:p>33,16</text:p>
          </table:table-cell>
          <table:table-cell office:value-type="float" office:value="20.951" calcext:value-type="float">
            <text:p>20,95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23]-[.$B$611]" office:value-type="time" office:time-value="PT00H19M23.999999897S" calcext:value-type="time">
            <text:p>00:19:24</text:p>
          </table:table-cell>
          <table:table-cell office:value-type="date" office:date-value="2017-02-06T00:27:57" calcext:value-type="date">
            <text:p>17-02-06 00:27</text:p>
          </table:table-cell>
          <table:table-cell table:formula="of:=[.A223]*86400" office:value-type="float" office:value="1163.99999989662" calcext:value-type="float">
            <text:p>1164</text:p>
          </table:table-cell>
          <table:table-cell office:value-type="float" office:value="33.16" calcext:value-type="float">
            <text:p>33,16</text:p>
          </table:table-cell>
          <table:table-cell office:value-type="float" office:value="20.924" calcext:value-type="float">
            <text:p>20,92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24]-[.$B$611]" office:value-type="time" office:time-value="PT00H19M21.000000453S" calcext:value-type="time">
            <text:p>00:19:21</text:p>
          </table:table-cell>
          <table:table-cell office:value-type="date" office:date-value="2017-02-06T00:27:54" calcext:value-type="date">
            <text:p>17-02-06 00:27</text:p>
          </table:table-cell>
          <table:table-cell table:formula="of:=[.A224]*86400" office:value-type="float" office:value="1161.00000045262" calcext:value-type="float">
            <text:p>1161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898" calcext:value-type="float">
            <text:p>20,89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25]-[.$B$611]" office:value-type="time" office:time-value="PT00H19M18.00000038S" calcext:value-type="time">
            <text:p>00:19:18</text:p>
          </table:table-cell>
          <table:table-cell office:value-type="date" office:date-value="2017-02-06T00:27:51" calcext:value-type="date">
            <text:p>17-02-06 00:27</text:p>
          </table:table-cell>
          <table:table-cell table:formula="of:=[.A225]*86400" office:value-type="float" office:value="1158.00000037998" calcext:value-type="float">
            <text:p>1158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871" calcext:value-type="float">
            <text:p>20,87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26]-[.$B$611]" office:value-type="time" office:time-value="PT00H19M15.000000307S" calcext:value-type="time">
            <text:p>00:19:15</text:p>
          </table:table-cell>
          <table:table-cell office:value-type="date" office:date-value="2017-02-06T00:27:48" calcext:value-type="date">
            <text:p>17-02-06 00:27</text:p>
          </table:table-cell>
          <table:table-cell table:formula="of:=[.A226]*86400" office:value-type="float" office:value="1155.00000030734" calcext:value-type="float">
            <text:p>1155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844" calcext:value-type="float">
            <text:p>20,84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27]-[.$B$611]" office:value-type="time" office:time-value="PT00H19M12.000000235S" calcext:value-type="time">
            <text:p>00:19:12</text:p>
          </table:table-cell>
          <table:table-cell office:value-type="date" office:date-value="2017-02-06T00:27:45" calcext:value-type="date">
            <text:p>17-02-06 00:27</text:p>
          </table:table-cell>
          <table:table-cell table:formula="of:=[.A227]*86400" office:value-type="float" office:value="1152.00000023469" calcext:value-type="float">
            <text:p>1152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816" calcext:value-type="float">
            <text:p>20,81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28]-[.$B$611]" office:value-type="time" office:time-value="PT00H19M09.000000162S" calcext:value-type="time">
            <text:p>00:19:09</text:p>
          </table:table-cell>
          <table:table-cell office:value-type="date" office:date-value="2017-02-06T00:27:42" calcext:value-type="date">
            <text:p>17-02-06 00:27</text:p>
          </table:table-cell>
          <table:table-cell table:formula="of:=[.A228]*86400" office:value-type="float" office:value="1149.00000016205" calcext:value-type="float">
            <text:p>1149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788" calcext:value-type="float">
            <text:p>20,78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29]-[.$B$611]" office:value-type="time" office:time-value="PT00H19M06.000000089S" calcext:value-type="time">
            <text:p>00:19:06</text:p>
          </table:table-cell>
          <table:table-cell office:value-type="date" office:date-value="2017-02-06T00:27:39" calcext:value-type="date">
            <text:p>17-02-06 00:27</text:p>
          </table:table-cell>
          <table:table-cell table:formula="of:=[.A229]*86400" office:value-type="float" office:value="1146.00000008941" calcext:value-type="float">
            <text:p>1146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76" calcext:value-type="float">
            <text:p>20,7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30]-[.$B$611]" office:value-type="time" office:time-value="PT00H19M03.000000017S" calcext:value-type="time">
            <text:p>00:19:03</text:p>
          </table:table-cell>
          <table:table-cell office:value-type="date" office:date-value="2017-02-06T00:27:36" calcext:value-type="date">
            <text:p>17-02-06 00:27</text:p>
          </table:table-cell>
          <table:table-cell table:formula="of:=[.A230]*86400" office:value-type="float" office:value="1143.00000001676" calcext:value-type="float">
            <text:p>1143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731" calcext:value-type="float">
            <text:p>20,7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31]-[.$B$611]" office:value-type="time" office:time-value="PT00H18M59.999999944S" calcext:value-type="time">
            <text:p>00:19:00</text:p>
          </table:table-cell>
          <table:table-cell office:value-type="date" office:date-value="2017-02-06T00:27:33" calcext:value-type="date">
            <text:p>17-02-06 00:27</text:p>
          </table:table-cell>
          <table:table-cell table:formula="of:=[.A231]*86400" office:value-type="float" office:value="1139.99999994412" calcext:value-type="float">
            <text:p>1140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702" calcext:value-type="float">
            <text:p>20,70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32]-[.$B$611]" office:value-type="time" office:time-value="PT00H18M56.999999871S" calcext:value-type="time">
            <text:p>00:18:57</text:p>
          </table:table-cell>
          <table:table-cell office:value-type="date" office:date-value="2017-02-06T00:27:30" calcext:value-type="date">
            <text:p>17-02-06 00:27</text:p>
          </table:table-cell>
          <table:table-cell table:formula="of:=[.A232]*86400" office:value-type="float" office:value="1136.99999987148" calcext:value-type="float">
            <text:p>1137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672" calcext:value-type="float">
            <text:p>20,67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33]-[.$B$611]" office:value-type="time" office:time-value="PT00H18M54.000000427S" calcext:value-type="time">
            <text:p>00:18:54</text:p>
          </table:table-cell>
          <table:table-cell office:value-type="date" office:date-value="2017-02-06T00:27:27" calcext:value-type="date">
            <text:p>17-02-06 00:27</text:p>
          </table:table-cell>
          <table:table-cell table:formula="of:=[.A233]*86400" office:value-type="float" office:value="1134.00000042748" calcext:value-type="float">
            <text:p>1134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642" calcext:value-type="float">
            <text:p>20,64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34]-[.$B$611]" office:value-type="time" office:time-value="PT00H18M51.000000355S" calcext:value-type="time">
            <text:p>00:18:51</text:p>
          </table:table-cell>
          <table:table-cell office:value-type="date" office:date-value="2017-02-06T00:27:24" calcext:value-type="date">
            <text:p>17-02-06 00:27</text:p>
          </table:table-cell>
          <table:table-cell table:formula="of:=[.A234]*86400" office:value-type="float" office:value="1131.00000035483" calcext:value-type="float">
            <text:p>1131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611" calcext:value-type="float">
            <text:p>20,61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35]-[.$B$611]" office:value-type="time" office:time-value="PT00H18M48.000000282S" calcext:value-type="time">
            <text:p>00:18:48</text:p>
          </table:table-cell>
          <table:table-cell office:value-type="date" office:date-value="2017-02-06T00:27:21" calcext:value-type="date">
            <text:p>17-02-06 00:27</text:p>
          </table:table-cell>
          <table:table-cell table:formula="of:=[.A235]*86400" office:value-type="float" office:value="1128.00000028219" calcext:value-type="float">
            <text:p>1128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58" calcext:value-type="float">
            <text:p>20,5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36]-[.$B$611]" office:value-type="time" office:time-value="PT00H18M45.00000021S" calcext:value-type="time">
            <text:p>00:18:45</text:p>
          </table:table-cell>
          <table:table-cell office:value-type="date" office:date-value="2017-02-06T00:27:18" calcext:value-type="date">
            <text:p>17-02-06 00:27</text:p>
          </table:table-cell>
          <table:table-cell table:formula="of:=[.A236]*86400" office:value-type="float" office:value="1125.00000020955" calcext:value-type="float">
            <text:p>1125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549" calcext:value-type="float">
            <text:p>20,54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37]-[.$B$611]" office:value-type="time" office:time-value="PT00H18M42.000000137S" calcext:value-type="time">
            <text:p>00:18:42</text:p>
          </table:table-cell>
          <table:table-cell office:value-type="date" office:date-value="2017-02-06T00:27:15" calcext:value-type="date">
            <text:p>17-02-06 00:27</text:p>
          </table:table-cell>
          <table:table-cell table:formula="of:=[.A237]*86400" office:value-type="float" office:value="1122.0000001369" calcext:value-type="float">
            <text:p>1122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517" calcext:value-type="float">
            <text:p>20,51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38]-[.$B$611]" office:value-type="time" office:time-value="PT00H18M39.000000064S" calcext:value-type="time">
            <text:p>00:18:39</text:p>
          </table:table-cell>
          <table:table-cell office:value-type="date" office:date-value="2017-02-06T00:27:12" calcext:value-type="date">
            <text:p>17-02-06 00:27</text:p>
          </table:table-cell>
          <table:table-cell table:formula="of:=[.A238]*86400" office:value-type="float" office:value="1119.00000006426" calcext:value-type="float">
            <text:p>1119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485" calcext:value-type="float">
            <text:p>20,48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39]-[.$B$611]" office:value-type="time" office:time-value="PT00H18M35.999999992S" calcext:value-type="time">
            <text:p>00:18:36</text:p>
          </table:table-cell>
          <table:table-cell office:value-type="date" office:date-value="2017-02-06T00:27:09" calcext:value-type="date">
            <text:p>17-02-06 00:27</text:p>
          </table:table-cell>
          <table:table-cell table:formula="of:=[.A239]*86400" office:value-type="float" office:value="1115.99999999162" calcext:value-type="float">
            <text:p>1116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452" calcext:value-type="float">
            <text:p>20,45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40]-[.$B$611]" office:value-type="time" office:time-value="PT00H18M32.999999919S" calcext:value-type="time">
            <text:p>00:18:33</text:p>
          </table:table-cell>
          <table:table-cell office:value-type="date" office:date-value="2017-02-06T00:27:06" calcext:value-type="date">
            <text:p>17-02-06 00:27</text:p>
          </table:table-cell>
          <table:table-cell table:formula="of:=[.A240]*86400" office:value-type="float" office:value="1112.99999991898" calcext:value-type="float">
            <text:p>1113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418" calcext:value-type="float">
            <text:p>20,41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41]-[.$B$611]" office:value-type="time" office:time-value="PT00H18M29.999999846S" calcext:value-type="time">
            <text:p>00:18:30</text:p>
          </table:table-cell>
          <table:table-cell office:value-type="date" office:date-value="2017-02-06T00:27:03" calcext:value-type="date">
            <text:p>17-02-06 00:27</text:p>
          </table:table-cell>
          <table:table-cell table:formula="of:=[.A241]*86400" office:value-type="float" office:value="1109.99999984633" calcext:value-type="float">
            <text:p>1110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384" calcext:value-type="float">
            <text:p>20,38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42]-[.$B$611]" office:value-type="time" office:time-value="PT00H18M27.000000402S" calcext:value-type="time">
            <text:p>00:18:27</text:p>
          </table:table-cell>
          <table:table-cell office:value-type="date" office:date-value="2017-02-06T00:27:00" calcext:value-type="date">
            <text:p>17-02-06 00:27</text:p>
          </table:table-cell>
          <table:table-cell table:formula="of:=[.A242]*86400" office:value-type="float" office:value="1107.00000040233" calcext:value-type="float">
            <text:p>1107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35" calcext:value-type="float">
            <text:p>20,3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43]-[.$B$611]" office:value-type="time" office:time-value="PT00H18M24.00000033S" calcext:value-type="time">
            <text:p>00:18:24</text:p>
          </table:table-cell>
          <table:table-cell office:value-type="date" office:date-value="2017-02-06T00:26:57" calcext:value-type="date">
            <text:p>17-02-06 00:26</text:p>
          </table:table-cell>
          <table:table-cell table:formula="of:=[.A243]*86400" office:value-type="float" office:value="1104.00000032969" calcext:value-type="float">
            <text:p>1104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315" calcext:value-type="float">
            <text:p>20,31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44]-[.$B$611]" office:value-type="time" office:time-value="PT00H18M21.000000257S" calcext:value-type="time">
            <text:p>00:18:21</text:p>
          </table:table-cell>
          <table:table-cell office:value-type="date" office:date-value="2017-02-06T00:26:54" calcext:value-type="date">
            <text:p>17-02-06 00:26</text:p>
          </table:table-cell>
          <table:table-cell table:formula="of:=[.A244]*86400" office:value-type="float" office:value="1101.00000025705" calcext:value-type="float">
            <text:p>1101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28" calcext:value-type="float">
            <text:p>20,2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45]-[.$B$611]" office:value-type="time" office:time-value="PT00H18M18.000000184S" calcext:value-type="time">
            <text:p>00:18:18</text:p>
          </table:table-cell>
          <table:table-cell office:value-type="date" office:date-value="2017-02-06T00:26:51" calcext:value-type="date">
            <text:p>17-02-06 00:26</text:p>
          </table:table-cell>
          <table:table-cell table:formula="of:=[.A245]*86400" office:value-type="float" office:value="1098.0000001844" calcext:value-type="float">
            <text:p>1098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244" calcext:value-type="float">
            <text:p>20,24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46]-[.$B$611]" office:value-type="time" office:time-value="PT00H18M15.000000112S" calcext:value-type="time">
            <text:p>00:18:15</text:p>
          </table:table-cell>
          <table:table-cell office:value-type="date" office:date-value="2017-02-06T00:26:48" calcext:value-type="date">
            <text:p>17-02-06 00:26</text:p>
          </table:table-cell>
          <table:table-cell table:formula="of:=[.A246]*86400" office:value-type="float" office:value="1095.00000011176" calcext:value-type="float">
            <text:p>1095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207" calcext:value-type="float">
            <text:p>20,20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47]-[.$B$611]" office:value-type="time" office:time-value="PT00H18M12.000000039S" calcext:value-type="time">
            <text:p>00:18:12</text:p>
          </table:table-cell>
          <table:table-cell office:value-type="date" office:date-value="2017-02-06T00:26:45" calcext:value-type="date">
            <text:p>17-02-06 00:26</text:p>
          </table:table-cell>
          <table:table-cell table:formula="of:=[.A247]*86400" office:value-type="float" office:value="1092.00000003912" calcext:value-type="float">
            <text:p>1092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17" calcext:value-type="float">
            <text:p>20,1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48]-[.$B$611]" office:value-type="time" office:time-value="PT00H18M08.999999966S" calcext:value-type="time">
            <text:p>00:18:09</text:p>
          </table:table-cell>
          <table:table-cell office:value-type="date" office:date-value="2017-02-06T00:26:42" calcext:value-type="date">
            <text:p>17-02-06 00:26</text:p>
          </table:table-cell>
          <table:table-cell table:formula="of:=[.A248]*86400" office:value-type="float" office:value="1088.99999996647" calcext:value-type="float">
            <text:p>1089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133" calcext:value-type="float">
            <text:p>20,13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49]-[.$B$611]" office:value-type="time" office:time-value="PT00H18M05.999999894S" calcext:value-type="time">
            <text:p>00:18:06</text:p>
          </table:table-cell>
          <table:table-cell office:value-type="date" office:date-value="2017-02-06T00:26:39" calcext:value-type="date">
            <text:p>17-02-06 00:26</text:p>
          </table:table-cell>
          <table:table-cell table:formula="of:=[.A249]*86400" office:value-type="float" office:value="1085.99999989383" calcext:value-type="float">
            <text:p>1086</text:p>
          </table:table-cell>
          <table:table-cell office:value-type="float" office:value="33.164" calcext:value-type="float">
            <text:p>33,164</text:p>
          </table:table-cell>
          <table:table-cell office:value-type="float" office:value="20.095" calcext:value-type="float">
            <text:p>20,09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50]-[.$B$611]" office:value-type="time" office:time-value="PT00H18M03.00000045S" calcext:value-type="time">
            <text:p>00:18:03</text:p>
          </table:table-cell>
          <table:table-cell office:value-type="date" office:date-value="2017-02-06T00:26:36" calcext:value-type="date">
            <text:p>17-02-06 00:26</text:p>
          </table:table-cell>
          <table:table-cell table:formula="of:=[.A250]*86400" office:value-type="float" office:value="1083.00000044983" calcext:value-type="float">
            <text:p>1083</text:p>
          </table:table-cell>
          <table:table-cell office:value-type="float" office:value="33.164" calcext:value-type="float">
            <text:p>33,164</text:p>
          </table:table-cell>
          <table:table-cell office:value-type="float" office:value="20.056" calcext:value-type="float">
            <text:p>20,05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51]-[.$B$611]" office:value-type="time" office:time-value="PT00H18M00.000000377S" calcext:value-type="time">
            <text:p>00:18:00</text:p>
          </table:table-cell>
          <table:table-cell office:value-type="date" office:date-value="2017-02-06T00:26:33" calcext:value-type="date">
            <text:p>17-02-06 00:26</text:p>
          </table:table-cell>
          <table:table-cell table:formula="of:=[.A251]*86400" office:value-type="float" office:value="1080.00000037719" calcext:value-type="float">
            <text:p>1080</text:p>
          </table:table-cell>
          <table:table-cell office:value-type="float" office:value="33.164" calcext:value-type="float">
            <text:p>33,164</text:p>
          </table:table-cell>
          <table:table-cell office:value-type="float" office:value="20.017" calcext:value-type="float">
            <text:p>20,01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52]-[.$B$611]" office:value-type="time" office:time-value="PT00H17M57.000000305S" calcext:value-type="time">
            <text:p>00:17:57</text:p>
          </table:table-cell>
          <table:table-cell office:value-type="date" office:date-value="2017-02-06T00:26:30" calcext:value-type="date">
            <text:p>17-02-06 00:26</text:p>
          </table:table-cell>
          <table:table-cell table:formula="of:=[.A252]*86400" office:value-type="float" office:value="1077.00000030454" calcext:value-type="float">
            <text:p>1077</text:p>
          </table:table-cell>
          <table:table-cell office:value-type="float" office:value="33.164" calcext:value-type="float">
            <text:p>33,164</text:p>
          </table:table-cell>
          <table:table-cell office:value-type="float" office:value="19.977" calcext:value-type="float">
            <text:p>19,97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53]-[.$B$611]" office:value-type="time" office:time-value="PT00H17M54.000000232S" calcext:value-type="time">
            <text:p>00:17:54</text:p>
          </table:table-cell>
          <table:table-cell office:value-type="date" office:date-value="2017-02-06T00:26:27" calcext:value-type="date">
            <text:p>17-02-06 00:26</text:p>
          </table:table-cell>
          <table:table-cell table:formula="of:=[.A253]*86400" office:value-type="float" office:value="1074.0000002319" calcext:value-type="float">
            <text:p>1074</text:p>
          </table:table-cell>
          <table:table-cell office:value-type="float" office:value="33.164" calcext:value-type="float">
            <text:p>33,164</text:p>
          </table:table-cell>
          <table:table-cell office:value-type="float" office:value="19.937" calcext:value-type="float">
            <text:p>19,93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54]-[.$B$611]" office:value-type="time" office:time-value="PT00H17M51.000000159S" calcext:value-type="time">
            <text:p>00:17:51</text:p>
          </table:table-cell>
          <table:table-cell office:value-type="date" office:date-value="2017-02-06T00:26:24" calcext:value-type="date">
            <text:p>17-02-06 00:26</text:p>
          </table:table-cell>
          <table:table-cell table:formula="of:=[.A254]*86400" office:value-type="float" office:value="1071.00000015926" calcext:value-type="float">
            <text:p>1071</text:p>
          </table:table-cell>
          <table:table-cell office:value-type="float" office:value="33.165" calcext:value-type="float">
            <text:p>33,165</text:p>
          </table:table-cell>
          <table:table-cell office:value-type="float" office:value="19.896" calcext:value-type="float">
            <text:p>19,89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55]-[.$B$611]" office:value-type="time" office:time-value="PT00H17M48.000000087S" calcext:value-type="time">
            <text:p>00:17:48</text:p>
          </table:table-cell>
          <table:table-cell office:value-type="date" office:date-value="2017-02-06T00:26:21" calcext:value-type="date">
            <text:p>17-02-06 00:26</text:p>
          </table:table-cell>
          <table:table-cell table:formula="of:=[.A255]*86400" office:value-type="float" office:value="1068.00000008661" calcext:value-type="float">
            <text:p>1068</text:p>
          </table:table-cell>
          <table:table-cell office:value-type="float" office:value="33.165" calcext:value-type="float">
            <text:p>33,165</text:p>
          </table:table-cell>
          <table:table-cell office:value-type="float" office:value="19.854" calcext:value-type="float">
            <text:p>19,85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56]-[.$B$611]" office:value-type="time" office:time-value="PT00H17M45.000000014S" calcext:value-type="time">
            <text:p>00:17:45</text:p>
          </table:table-cell>
          <table:table-cell office:value-type="date" office:date-value="2017-02-06T00:26:18" calcext:value-type="date">
            <text:p>17-02-06 00:26</text:p>
          </table:table-cell>
          <table:table-cell table:formula="of:=[.A256]*86400" office:value-type="float" office:value="1065.00000001397" calcext:value-type="float">
            <text:p>1065</text:p>
          </table:table-cell>
          <table:table-cell office:value-type="float" office:value="33.165" calcext:value-type="float">
            <text:p>33,165</text:p>
          </table:table-cell>
          <table:table-cell office:value-type="float" office:value="19.812" calcext:value-type="float">
            <text:p>19,81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57]-[.$B$611]" office:value-type="time" office:time-value="PT00H17M41.999999941S" calcext:value-type="time">
            <text:p>00:17:42</text:p>
          </table:table-cell>
          <table:table-cell office:value-type="date" office:date-value="2017-02-06T00:26:15" calcext:value-type="date">
            <text:p>17-02-06 00:26</text:p>
          </table:table-cell>
          <table:table-cell table:formula="of:=[.A257]*86400" office:value-type="float" office:value="1061.99999994133" calcext:value-type="float">
            <text:p>1062</text:p>
          </table:table-cell>
          <table:table-cell office:value-type="float" office:value="33.165" calcext:value-type="float">
            <text:p>33,165</text:p>
          </table:table-cell>
          <table:table-cell office:value-type="float" office:value="19.769" calcext:value-type="float">
            <text:p>19,76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58]-[.$B$611]" office:value-type="time" office:time-value="PT00H17M38.999999869S" calcext:value-type="time">
            <text:p>00:17:39</text:p>
          </table:table-cell>
          <table:table-cell office:value-type="date" office:date-value="2017-02-06T00:26:12" calcext:value-type="date">
            <text:p>17-02-06 00:26</text:p>
          </table:table-cell>
          <table:table-cell table:formula="of:=[.A258]*86400" office:value-type="float" office:value="1058.99999986868" calcext:value-type="float">
            <text:p>1059</text:p>
          </table:table-cell>
          <table:table-cell office:value-type="float" office:value="33.165" calcext:value-type="float">
            <text:p>33,165</text:p>
          </table:table-cell>
          <table:table-cell office:value-type="float" office:value="19.725" calcext:value-type="float">
            <text:p>19,72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59]-[.$B$611]" office:value-type="time" office:time-value="PT00H17M36.000000425S" calcext:value-type="time">
            <text:p>00:17:36</text:p>
          </table:table-cell>
          <table:table-cell office:value-type="date" office:date-value="2017-02-06T00:26:09" calcext:value-type="date">
            <text:p>17-02-06 00:26</text:p>
          </table:table-cell>
          <table:table-cell table:formula="of:=[.A259]*86400" office:value-type="float" office:value="1056.00000042468" calcext:value-type="float">
            <text:p>1056</text:p>
          </table:table-cell>
          <table:table-cell office:value-type="float" office:value="33.166" calcext:value-type="float">
            <text:p>33,166</text:p>
          </table:table-cell>
          <table:table-cell office:value-type="float" office:value="19.681" calcext:value-type="float">
            <text:p>19,68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60]-[.$B$611]" office:value-type="time" office:time-value="PT00H17M33.000000352S" calcext:value-type="time">
            <text:p>00:17:33</text:p>
          </table:table-cell>
          <table:table-cell office:value-type="date" office:date-value="2017-02-06T00:26:06" calcext:value-type="date">
            <text:p>17-02-06 00:26</text:p>
          </table:table-cell>
          <table:table-cell table:formula="of:=[.A260]*86400" office:value-type="float" office:value="1053.00000035204" calcext:value-type="float">
            <text:p>1053</text:p>
          </table:table-cell>
          <table:table-cell office:value-type="float" office:value="33.166" calcext:value-type="float">
            <text:p>33,166</text:p>
          </table:table-cell>
          <table:table-cell office:value-type="float" office:value="19.636" calcext:value-type="float">
            <text:p>19,63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61]-[.$B$611]" office:value-type="time" office:time-value="PT00H17M30.000000279S" calcext:value-type="time">
            <text:p>00:17:30</text:p>
          </table:table-cell>
          <table:table-cell office:value-type="date" office:date-value="2017-02-06T00:26:03" calcext:value-type="date">
            <text:p>17-02-06 00:26</text:p>
          </table:table-cell>
          <table:table-cell table:formula="of:=[.A261]*86400" office:value-type="float" office:value="1050.0000002794" calcext:value-type="float">
            <text:p>1050</text:p>
          </table:table-cell>
          <table:table-cell office:value-type="float" office:value="33.166" calcext:value-type="float">
            <text:p>33,166</text:p>
          </table:table-cell>
          <table:table-cell office:value-type="float" office:value="19.591" calcext:value-type="float">
            <text:p>19,59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62]-[.$B$611]" office:value-type="time" office:time-value="PT00H17M27.000000207S" calcext:value-type="time">
            <text:p>00:17:27</text:p>
          </table:table-cell>
          <table:table-cell office:value-type="date" office:date-value="2017-02-06T00:26:00" calcext:value-type="date">
            <text:p>17-02-06 00:26</text:p>
          </table:table-cell>
          <table:table-cell table:formula="of:=[.A262]*86400" office:value-type="float" office:value="1047.00000020675" calcext:value-type="float">
            <text:p>1047</text:p>
          </table:table-cell>
          <table:table-cell office:value-type="float" office:value="33.166" calcext:value-type="float">
            <text:p>33,166</text:p>
          </table:table-cell>
          <table:table-cell office:value-type="float" office:value="19.545" calcext:value-type="float">
            <text:p>19,54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63]-[.$B$611]" office:value-type="time" office:time-value="PT00H17M24.000000134S" calcext:value-type="time">
            <text:p>00:17:24</text:p>
          </table:table-cell>
          <table:table-cell office:value-type="date" office:date-value="2017-02-06T00:25:57" calcext:value-type="date">
            <text:p>17-02-06 00:25</text:p>
          </table:table-cell>
          <table:table-cell table:formula="of:=[.A263]*86400" office:value-type="float" office:value="1044.00000013411" calcext:value-type="float">
            <text:p>1044</text:p>
          </table:table-cell>
          <table:table-cell office:value-type="float" office:value="33.167" calcext:value-type="float">
            <text:p>33,167</text:p>
          </table:table-cell>
          <table:table-cell office:value-type="float" office:value="19.498" calcext:value-type="float">
            <text:p>19,49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64]-[.$B$611]" office:value-type="time" office:time-value="PT00H17M21.000000061S" calcext:value-type="time">
            <text:p>00:17:21</text:p>
          </table:table-cell>
          <table:table-cell office:value-type="date" office:date-value="2017-02-06T00:25:54" calcext:value-type="date">
            <text:p>17-02-06 00:25</text:p>
          </table:table-cell>
          <table:table-cell table:formula="of:=[.A264]*86400" office:value-type="float" office:value="1041.00000006147" calcext:value-type="float">
            <text:p>1041</text:p>
          </table:table-cell>
          <table:table-cell office:value-type="float" office:value="33.167" calcext:value-type="float">
            <text:p>33,167</text:p>
          </table:table-cell>
          <table:table-cell office:value-type="float" office:value="19.45" calcext:value-type="float">
            <text:p>19,4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65]-[.$B$611]" office:value-type="time" office:time-value="PT00H17M17.999999989S" calcext:value-type="time">
            <text:p>00:17:18</text:p>
          </table:table-cell>
          <table:table-cell office:value-type="date" office:date-value="2017-02-06T00:25:51" calcext:value-type="date">
            <text:p>17-02-06 00:25</text:p>
          </table:table-cell>
          <table:table-cell table:formula="of:=[.A265]*86400" office:value-type="float" office:value="1037.99999998882" calcext:value-type="float">
            <text:p>1038</text:p>
          </table:table-cell>
          <table:table-cell office:value-type="float" office:value="33.167" calcext:value-type="float">
            <text:p>33,167</text:p>
          </table:table-cell>
          <table:table-cell office:value-type="float" office:value="19.402" calcext:value-type="float">
            <text:p>19,40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66]-[.$B$611]" office:value-type="time" office:time-value="PT00H17M14.999999916S" calcext:value-type="time">
            <text:p>00:17:15</text:p>
          </table:table-cell>
          <table:table-cell office:value-type="date" office:date-value="2017-02-06T00:25:48" calcext:value-type="date">
            <text:p>17-02-06 00:25</text:p>
          </table:table-cell>
          <table:table-cell table:formula="of:=[.A266]*86400" office:value-type="float" office:value="1034.99999991618" calcext:value-type="float">
            <text:p>1035</text:p>
          </table:table-cell>
          <table:table-cell office:value-type="float" office:value="33.167" calcext:value-type="float">
            <text:p>33,167</text:p>
          </table:table-cell>
          <table:table-cell office:value-type="float" office:value="19.353" calcext:value-type="float">
            <text:p>19,35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67]-[.$B$611]" office:value-type="time" office:time-value="PT00H17M11.999999844S" calcext:value-type="time">
            <text:p>00:17:12</text:p>
          </table:table-cell>
          <table:table-cell office:value-type="date" office:date-value="2017-02-06T00:25:45" calcext:value-type="date">
            <text:p>17-02-06 00:25</text:p>
          </table:table-cell>
          <table:table-cell table:formula="of:=[.A267]*86400" office:value-type="float" office:value="1031.99999984354" calcext:value-type="float">
            <text:p>1032</text:p>
          </table:table-cell>
          <table:table-cell office:value-type="float" office:value="33.168" calcext:value-type="float">
            <text:p>33,168</text:p>
          </table:table-cell>
          <table:table-cell office:value-type="float" office:value="19.303" calcext:value-type="float">
            <text:p>19,30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B268]-[.$B$611]" office:value-type="time" office:time-value="PT00H17M09.0000004S" calcext:value-type="time">
            <text:p>00:17:09</text:p>
          </table:table-cell>
          <table:table-cell office:value-type="date" office:date-value="2017-02-06T00:25:42" calcext:value-type="date">
            <text:p>17-02-06 00:25</text:p>
          </table:table-cell>
          <table:table-cell table:formula="of:=[.A268]*86400" office:value-type="float" office:value="1029.00000039954" calcext:value-type="float">
            <text:p>1029</text:p>
          </table:table-cell>
          <table:table-cell office:value-type="float" office:value="33.168" calcext:value-type="float">
            <text:p>33,168</text:p>
          </table:table-cell>
          <table:table-cell office:value-type="float" office:value="19.252" calcext:value-type="float">
            <text:p>19,252</text:p>
          </table:table-cell>
          <table:table-cell table:number-columns-repeated="7"/>
        </table:table-row>
        <table:table-row table:style-name="ro1">
          <table:table-cell table:formula="of:=[.B269]-[.$B$611]" office:value-type="time" office:time-value="PT00H17M06.000000327S" calcext:value-type="time">
            <text:p>00:17:06</text:p>
          </table:table-cell>
          <table:table-cell office:value-type="date" office:date-value="2017-02-06T00:25:39" calcext:value-type="date">
            <text:p>17-02-06 00:25</text:p>
          </table:table-cell>
          <table:table-cell table:formula="of:=[.A269]*86400" office:value-type="float" office:value="1026.00000032689" calcext:value-type="float">
            <text:p>1026</text:p>
          </table:table-cell>
          <table:table-cell office:value-type="float" office:value="33.168" calcext:value-type="float">
            <text:p>33,168</text:p>
          </table:table-cell>
          <table:table-cell office:value-type="float" office:value="19.201" calcext:value-type="float">
            <text:p>19,201</text:p>
          </table:table-cell>
          <table:table-cell table:number-columns-repeated="7"/>
        </table:table-row>
        <table:table-row table:style-name="ro1">
          <table:table-cell table:formula="of:=[.B270]-[.$B$611]" office:value-type="time" office:time-value="PT00H17M03.000000254S" calcext:value-type="time">
            <text:p>00:17:03</text:p>
          </table:table-cell>
          <table:table-cell office:value-type="date" office:date-value="2017-02-06T00:25:36" calcext:value-type="date">
            <text:p>17-02-06 00:25</text:p>
          </table:table-cell>
          <table:table-cell table:formula="of:=[.A270]*86400" office:value-type="float" office:value="1023.00000025425" calcext:value-type="float">
            <text:p>1023</text:p>
          </table:table-cell>
          <table:table-cell office:value-type="float" office:value="33.169" calcext:value-type="float">
            <text:p>33,169</text:p>
          </table:table-cell>
          <table:table-cell office:value-type="float" office:value="19.149" calcext:value-type="float">
            <text:p>19,149</text:p>
          </table:table-cell>
          <table:table-cell table:number-columns-repeated="7"/>
        </table:table-row>
        <table:table-row table:style-name="ro1">
          <table:table-cell table:formula="of:=[.B271]-[.$B$611]" office:value-type="time" office:time-value="PT00H17M00.000000182S" calcext:value-type="time">
            <text:p>00:17:00</text:p>
          </table:table-cell>
          <table:table-cell office:value-type="date" office:date-value="2017-02-06T00:25:33" calcext:value-type="date">
            <text:p>17-02-06 00:25</text:p>
          </table:table-cell>
          <table:table-cell table:formula="of:=[.A271]*86400" office:value-type="float" office:value="1020.00000018161" calcext:value-type="float">
            <text:p>1020</text:p>
          </table:table-cell>
          <table:table-cell office:value-type="float" office:value="33.169" calcext:value-type="float">
            <text:p>33,169</text:p>
          </table:table-cell>
          <table:table-cell office:value-type="float" office:value="19.096" calcext:value-type="float">
            <text:p>19,096</text:p>
          </table:table-cell>
          <table:table-cell table:number-columns-repeated="7"/>
        </table:table-row>
        <table:table-row table:style-name="ro1">
          <table:table-cell table:formula="of:=[.B272]-[.$B$611]" office:value-type="time" office:time-value="PT00H16M57.000000109S" calcext:value-type="time">
            <text:p>00:16:57</text:p>
          </table:table-cell>
          <table:table-cell office:value-type="date" office:date-value="2017-02-06T00:25:30" calcext:value-type="date">
            <text:p>17-02-06 00:25</text:p>
          </table:table-cell>
          <table:table-cell table:formula="of:=[.A272]*86400" office:value-type="float" office:value="1017.00000010896" calcext:value-type="float">
            <text:p>1017</text:p>
          </table:table-cell>
          <table:table-cell office:value-type="float" office:value="33.169" calcext:value-type="float">
            <text:p>33,169</text:p>
          </table:table-cell>
          <table:table-cell office:value-type="float" office:value="19.042" calcext:value-type="float">
            <text:p>19,042</text:p>
          </table:table-cell>
          <table:table-cell table:number-columns-repeated="7"/>
        </table:table-row>
        <table:table-row table:style-name="ro1">
          <table:table-cell table:formula="of:=[.B273]-[.$B$611]" office:value-type="time" office:time-value="PT00H16M54.000000036S" calcext:value-type="time">
            <text:p>00:16:54</text:p>
          </table:table-cell>
          <table:table-cell office:value-type="date" office:date-value="2017-02-06T00:25:27" calcext:value-type="date">
            <text:p>17-02-06 00:25</text:p>
          </table:table-cell>
          <table:table-cell table:formula="of:=[.A273]*86400" office:value-type="float" office:value="1014.00000003632" calcext:value-type="float">
            <text:p>1014</text:p>
          </table:table-cell>
          <table:table-cell office:value-type="float" office:value="33.17" calcext:value-type="float">
            <text:p>33,17</text:p>
          </table:table-cell>
          <table:table-cell office:value-type="float" office:value="18.988" calcext:value-type="float">
            <text:p>18,988</text:p>
          </table:table-cell>
          <table:table-cell table:number-columns-repeated="7"/>
        </table:table-row>
        <table:table-row table:style-name="ro1">
          <table:table-cell table:formula="of:=[.B274]-[.$B$611]" office:value-type="time" office:time-value="PT00H16M50.999999964S" calcext:value-type="time">
            <text:p>00:16:51</text:p>
          </table:table-cell>
          <table:table-cell office:value-type="date" office:date-value="2017-02-06T00:25:24" calcext:value-type="date">
            <text:p>17-02-06 00:25</text:p>
          </table:table-cell>
          <table:table-cell table:formula="of:=[.A274]*86400" office:value-type="float" office:value="1010.99999996368" calcext:value-type="float">
            <text:p>1011</text:p>
          </table:table-cell>
          <table:table-cell office:value-type="float" office:value="33.17" calcext:value-type="float">
            <text:p>33,17</text:p>
          </table:table-cell>
          <table:table-cell office:value-type="float" office:value="18.932" calcext:value-type="float">
            <text:p>18,932</text:p>
          </table:table-cell>
          <table:table-cell table:number-columns-repeated="7"/>
        </table:table-row>
        <table:table-row table:style-name="ro1">
          <table:table-cell table:formula="of:=[.B275]-[.$B$611]" office:value-type="time" office:time-value="PT00H16M47.999999891S" calcext:value-type="time">
            <text:p>00:16:48</text:p>
          </table:table-cell>
          <table:table-cell office:value-type="date" office:date-value="2017-02-06T00:25:21" calcext:value-type="date">
            <text:p>17-02-06 00:25</text:p>
          </table:table-cell>
          <table:table-cell table:formula="of:=[.A275]*86400" office:value-type="float" office:value="1007.99999989104" calcext:value-type="float">
            <text:p>1008</text:p>
          </table:table-cell>
          <table:table-cell office:value-type="float" office:value="33.17" calcext:value-type="float">
            <text:p>33,17</text:p>
          </table:table-cell>
          <table:table-cell office:value-type="float" office:value="18.876" calcext:value-type="float">
            <text:p>18,876</text:p>
          </table:table-cell>
          <table:table-cell table:number-columns-repeated="7"/>
        </table:table-row>
        <table:table-row table:style-name="ro1">
          <table:table-cell table:formula="of:=[.B276]-[.$B$611]" office:value-type="time" office:time-value="PT00H16M45.000000447S" calcext:value-type="time">
            <text:p>00:16:45</text:p>
          </table:table-cell>
          <table:table-cell office:value-type="date" office:date-value="2017-02-06T00:25:18" calcext:value-type="date">
            <text:p>17-02-06 00:25</text:p>
          </table:table-cell>
          <table:table-cell table:formula="of:=[.A276]*86400" office:value-type="float" office:value="1005.00000044703" calcext:value-type="float">
            <text:p>1005</text:p>
          </table:table-cell>
          <table:table-cell office:value-type="float" office:value="33.171" calcext:value-type="float">
            <text:p>33,171</text:p>
          </table:table-cell>
          <table:table-cell office:value-type="float" office:value="18.819" calcext:value-type="float">
            <text:p>18,819</text:p>
          </table:table-cell>
          <table:table-cell table:number-columns-repeated="7"/>
        </table:table-row>
        <table:table-row table:style-name="ro1">
          <table:table-cell table:formula="of:=[.B277]-[.$B$611]" office:value-type="time" office:time-value="PT00H16M42.000000374S" calcext:value-type="time">
            <text:p>00:16:42</text:p>
          </table:table-cell>
          <table:table-cell office:value-type="date" office:date-value="2017-02-06T00:25:15" calcext:value-type="date">
            <text:p>17-02-06 00:25</text:p>
          </table:table-cell>
          <table:table-cell table:formula="of:=[.A277]*86400" office:value-type="float" office:value="1002.00000037439" calcext:value-type="float">
            <text:p>1002</text:p>
          </table:table-cell>
          <table:table-cell office:value-type="float" office:value="33.171" calcext:value-type="float">
            <text:p>33,171</text:p>
          </table:table-cell>
          <table:table-cell office:value-type="float" office:value="18.761" calcext:value-type="float">
            <text:p>18,761</text:p>
          </table:table-cell>
          <table:table-cell table:number-columns-repeated="7"/>
        </table:table-row>
        <table:table-row table:style-name="ro1">
          <table:table-cell table:formula="of:=[.B278]-[.$B$611]" office:value-type="time" office:time-value="PT00H16M39.000000302S" calcext:value-type="time">
            <text:p>00:16:39</text:p>
          </table:table-cell>
          <table:table-cell office:value-type="date" office:date-value="2017-02-06T00:25:12" calcext:value-type="date">
            <text:p>17-02-06 00:25</text:p>
          </table:table-cell>
          <table:table-cell table:formula="of:=[.A278]*86400" office:value-type="float" office:value="999.000000301749" calcext:value-type="float">
            <text:p>999</text:p>
          </table:table-cell>
          <table:table-cell office:value-type="float" office:value="33.172" calcext:value-type="float">
            <text:p>33,172</text:p>
          </table:table-cell>
          <table:table-cell office:value-type="float" office:value="18.702" calcext:value-type="float">
            <text:p>18,702</text:p>
          </table:table-cell>
          <table:table-cell table:number-columns-repeated="7"/>
        </table:table-row>
        <table:table-row table:style-name="ro1">
          <table:table-cell table:formula="of:=[.B279]-[.$B$611]" office:value-type="time" office:time-value="PT00H16M36.000000229S" calcext:value-type="time">
            <text:p>00:16:36</text:p>
          </table:table-cell>
          <table:table-cell office:value-type="date" office:date-value="2017-02-06T00:25:09" calcext:value-type="date">
            <text:p>17-02-06 00:25</text:p>
          </table:table-cell>
          <table:table-cell table:formula="of:=[.A279]*86400" office:value-type="float" office:value="996.000000229105" calcext:value-type="float">
            <text:p>996</text:p>
          </table:table-cell>
          <table:table-cell office:value-type="float" office:value="33.172" calcext:value-type="float">
            <text:p>33,172</text:p>
          </table:table-cell>
          <table:table-cell office:value-type="float" office:value="18.683" calcext:value-type="float">
            <text:p>18,683</text:p>
          </table:table-cell>
          <table:table-cell table:number-columns-repeated="7"/>
        </table:table-row>
        <table:table-row table:style-name="ro1">
          <table:table-cell table:formula="of:=[.B280]-[.$B$611]" office:value-type="time" office:time-value="PT00H16M33.000000156S" calcext:value-type="time">
            <text:p>00:16:33</text:p>
          </table:table-cell>
          <table:table-cell office:value-type="date" office:date-value="2017-02-06T00:25:06" calcext:value-type="date">
            <text:p>17-02-06 00:25</text:p>
          </table:table-cell>
          <table:table-cell table:formula="of:=[.A280]*86400" office:value-type="float" office:value="993.000000156462" calcext:value-type="float">
            <text:p>993</text:p>
          </table:table-cell>
          <table:table-cell office:value-type="float" office:value="33.173" calcext:value-type="float">
            <text:p>33,173</text:p>
          </table:table-cell>
          <table:table-cell office:value-type="float" office:value="18.683" calcext:value-type="float">
            <text:p>18,683</text:p>
          </table:table-cell>
          <table:table-cell table:number-columns-repeated="7"/>
        </table:table-row>
        <table:table-row table:style-name="ro1">
          <table:table-cell table:formula="of:=[.B281]-[.$B$611]" office:value-type="time" office:time-value="PT00H16M30.000000084S" calcext:value-type="time">
            <text:p>00:16:30</text:p>
          </table:table-cell>
          <table:table-cell office:value-type="date" office:date-value="2017-02-06T00:25:03" calcext:value-type="date">
            <text:p>17-02-06 00:25</text:p>
          </table:table-cell>
          <table:table-cell table:formula="of:=[.A281]*86400" office:value-type="float" office:value="990.000000083819" calcext:value-type="float">
            <text:p>990</text:p>
          </table:table-cell>
          <table:table-cell office:value-type="float" office:value="33.173" calcext:value-type="float">
            <text:p>33,173</text:p>
          </table:table-cell>
          <table:table-cell office:value-type="float" office:value="18.684" calcext:value-type="float">
            <text:p>18,684</text:p>
          </table:table-cell>
          <table:table-cell table:number-columns-repeated="7"/>
        </table:table-row>
        <table:table-row table:style-name="ro1">
          <table:table-cell table:formula="of:=[.B282]-[.$B$611]" office:value-type="time" office:time-value="PT00H16M27.000000011S" calcext:value-type="time">
            <text:p>00:16:27</text:p>
          </table:table-cell>
          <table:table-cell office:value-type="date" office:date-value="2017-02-06T00:25:00" calcext:value-type="date">
            <text:p>17-02-06 00:25</text:p>
          </table:table-cell>
          <table:table-cell table:formula="of:=[.A282]*86400" office:value-type="float" office:value="987.000000011176" calcext:value-type="float">
            <text:p>987</text:p>
          </table:table-cell>
          <table:table-cell office:value-type="float" office:value="33.173" calcext:value-type="float">
            <text:p>33,173</text:p>
          </table:table-cell>
          <table:table-cell office:value-type="float" office:value="18.684" calcext:value-type="float">
            <text:p>18,684</text:p>
          </table:table-cell>
          <table:table-cell table:number-columns-repeated="7"/>
        </table:table-row>
        <table:table-row table:style-name="ro1">
          <table:table-cell table:formula="of:=[.B283]-[.$B$611]" office:value-type="time" office:time-value="PT00H16M23.999999939S" calcext:value-type="time">
            <text:p>00:16:24</text:p>
          </table:table-cell>
          <table:table-cell office:value-type="date" office:date-value="2017-02-06T00:24:57" calcext:value-type="date">
            <text:p>17-02-06 00:24</text:p>
          </table:table-cell>
          <table:table-cell table:formula="of:=[.A283]*86400" office:value-type="float" office:value="983.999999938533" calcext:value-type="float">
            <text:p>984</text:p>
          </table:table-cell>
          <table:table-cell office:value-type="float" office:value="33.174" calcext:value-type="float">
            <text:p>33,174</text:p>
          </table:table-cell>
          <table:table-cell office:value-type="float" office:value="18.685" calcext:value-type="float">
            <text:p>18,685</text:p>
          </table:table-cell>
          <table:table-cell table:number-columns-repeated="7"/>
        </table:table-row>
        <table:table-row table:style-name="ro1">
          <table:table-cell table:formula="of:=[.B284]-[.$B$611]" office:value-type="time" office:time-value="PT00H16M20.999999866S" calcext:value-type="time">
            <text:p>00:16:21</text:p>
          </table:table-cell>
          <table:table-cell office:value-type="date" office:date-value="2017-02-06T00:24:54" calcext:value-type="date">
            <text:p>17-02-06 00:24</text:p>
          </table:table-cell>
          <table:table-cell table:formula="of:=[.A284]*86400" office:value-type="float" office:value="980.99999986589" calcext:value-type="float">
            <text:p>981</text:p>
          </table:table-cell>
          <table:table-cell office:value-type="float" office:value="33.174" calcext:value-type="float">
            <text:p>33,174</text:p>
          </table:table-cell>
          <table:table-cell office:value-type="float" office:value="18.686" calcext:value-type="float">
            <text:p>18,686</text:p>
          </table:table-cell>
          <table:table-cell table:number-columns-repeated="7"/>
        </table:table-row>
        <table:table-row table:style-name="ro1">
          <table:table-cell table:formula="of:=[.B285]-[.$B$611]" office:value-type="time" office:time-value="PT00H16M18.000000422S" calcext:value-type="time">
            <text:p>00:16:18</text:p>
          </table:table-cell>
          <table:table-cell office:value-type="date" office:date-value="2017-02-06T00:24:51" calcext:value-type="date">
            <text:p>17-02-06 00:24</text:p>
          </table:table-cell>
          <table:table-cell table:formula="of:=[.A285]*86400" office:value-type="float" office:value="978.000000421889" calcext:value-type="float">
            <text:p>978</text:p>
          </table:table-cell>
          <table:table-cell office:value-type="float" office:value="33.175" calcext:value-type="float">
            <text:p>33,175</text:p>
          </table:table-cell>
          <table:table-cell office:value-type="float" office:value="18.686" calcext:value-type="float">
            <text:p>18,686</text:p>
          </table:table-cell>
          <table:table-cell table:number-columns-repeated="7"/>
        </table:table-row>
        <table:table-row table:style-name="ro1">
          <table:table-cell table:formula="of:=[.B286]-[.$B$611]" office:value-type="time" office:time-value="PT00H16M15.000000349S" calcext:value-type="time">
            <text:p>00:16:15</text:p>
          </table:table-cell>
          <table:table-cell office:value-type="date" office:date-value="2017-02-06T00:24:48" calcext:value-type="date">
            <text:p>17-02-06 00:24</text:p>
          </table:table-cell>
          <table:table-cell table:formula="of:=[.A286]*86400" office:value-type="float" office:value="975.000000349246" calcext:value-type="float">
            <text:p>975</text:p>
          </table:table-cell>
          <table:table-cell office:value-type="float" office:value="33.175" calcext:value-type="float">
            <text:p>33,175</text:p>
          </table:table-cell>
          <table:table-cell office:value-type="float" office:value="18.687" calcext:value-type="float">
            <text:p>18,687</text:p>
          </table:table-cell>
          <table:table-cell table:number-columns-repeated="7"/>
        </table:table-row>
        <table:table-row table:style-name="ro1">
          <table:table-cell table:formula="of:=[.B287]-[.$B$611]" office:value-type="time" office:time-value="PT00H16M12.000000277S" calcext:value-type="time">
            <text:p>00:16:12</text:p>
          </table:table-cell>
          <table:table-cell office:value-type="date" office:date-value="2017-02-06T00:24:45" calcext:value-type="date">
            <text:p>17-02-06 00:24</text:p>
          </table:table-cell>
          <table:table-cell table:formula="of:=[.A287]*86400" office:value-type="float" office:value="972.000000276603" calcext:value-type="float">
            <text:p>972</text:p>
          </table:table-cell>
          <table:table-cell office:value-type="float" office:value="33.176" calcext:value-type="float">
            <text:p>33,176</text:p>
          </table:table-cell>
          <table:table-cell office:value-type="float" office:value="18.687" calcext:value-type="float">
            <text:p>18,687</text:p>
          </table:table-cell>
          <table:table-cell table:number-columns-repeated="7"/>
        </table:table-row>
        <table:table-row table:style-name="ro1">
          <table:table-cell table:formula="of:=[.B288]-[.$B$611]" office:value-type="time" office:time-value="PT00H16M09.000000204S" calcext:value-type="time">
            <text:p>00:16:09</text:p>
          </table:table-cell>
          <table:table-cell office:value-type="date" office:date-value="2017-02-06T00:24:42" calcext:value-type="date">
            <text:p>17-02-06 00:24</text:p>
          </table:table-cell>
          <table:table-cell table:formula="of:=[.A288]*86400" office:value-type="float" office:value="969.00000020396" calcext:value-type="float">
            <text:p>969</text:p>
          </table:table-cell>
          <table:table-cell office:value-type="float" office:value="33.177" calcext:value-type="float">
            <text:p>33,177</text:p>
          </table:table-cell>
          <table:table-cell office:value-type="float" office:value="18.688" calcext:value-type="float">
            <text:p>18,688</text:p>
          </table:table-cell>
          <table:table-cell table:number-columns-repeated="7"/>
        </table:table-row>
        <table:table-row table:style-name="ro1">
          <table:table-cell table:formula="of:=[.B289]-[.$B$611]" office:value-type="time" office:time-value="PT00H16M06.000000131S" calcext:value-type="time">
            <text:p>00:16:06</text:p>
          </table:table-cell>
          <table:table-cell office:value-type="date" office:date-value="2017-02-06T00:24:39" calcext:value-type="date">
            <text:p>17-02-06 00:24</text:p>
          </table:table-cell>
          <table:table-cell table:formula="of:=[.A289]*86400" office:value-type="float" office:value="966.000000131317" calcext:value-type="float">
            <text:p>966</text:p>
          </table:table-cell>
          <table:table-cell office:value-type="float" office:value="33.177" calcext:value-type="float">
            <text:p>33,177</text:p>
          </table:table-cell>
          <table:table-cell office:value-type="float" office:value="18.689" calcext:value-type="float">
            <text:p>18,689</text:p>
          </table:table-cell>
          <table:table-cell table:number-columns-repeated="7"/>
        </table:table-row>
        <table:table-row table:style-name="ro1">
          <table:table-cell table:formula="of:=[.B290]-[.$B$611]" office:value-type="time" office:time-value="PT00H16M03.000000059S" calcext:value-type="time">
            <text:p>00:16:03</text:p>
          </table:table-cell>
          <table:table-cell office:value-type="date" office:date-value="2017-02-06T00:24:36" calcext:value-type="date">
            <text:p>17-02-06 00:24</text:p>
          </table:table-cell>
          <table:table-cell table:formula="of:=[.A290]*86400" office:value-type="float" office:value="963.000000058673" calcext:value-type="float">
            <text:p>963</text:p>
          </table:table-cell>
          <table:table-cell office:value-type="float" office:value="33.178" calcext:value-type="float">
            <text:p>33,178</text:p>
          </table:table-cell>
          <table:table-cell office:value-type="float" office:value="18.689" calcext:value-type="float">
            <text:p>18,689</text:p>
          </table:table-cell>
          <table:table-cell table:number-columns-repeated="7"/>
        </table:table-row>
        <table:table-row table:style-name="ro1">
          <table:table-cell table:formula="of:=[.B291]-[.$B$611]" office:value-type="time" office:time-value="PT00H15M59.999999986S" calcext:value-type="time">
            <text:p>00:16:00</text:p>
          </table:table-cell>
          <table:table-cell office:value-type="date" office:date-value="2017-02-06T00:24:33" calcext:value-type="date">
            <text:p>17-02-06 00:24</text:p>
          </table:table-cell>
          <table:table-cell table:formula="of:=[.A291]*86400" office:value-type="float" office:value="959.99999998603" calcext:value-type="float">
            <text:p>960</text:p>
          </table:table-cell>
          <table:table-cell office:value-type="float" office:value="33.178" calcext:value-type="float">
            <text:p>33,178</text:p>
          </table:table-cell>
          <table:table-cell office:value-type="float" office:value="18.69" calcext:value-type="float">
            <text:p>18,69</text:p>
          </table:table-cell>
          <table:table-cell table:number-columns-repeated="7"/>
        </table:table-row>
        <table:table-row table:style-name="ro1">
          <table:table-cell table:formula="of:=[.B292]-[.$B$611]" office:value-type="time" office:time-value="PT00H15M56.999999913S" calcext:value-type="time">
            <text:p>00:15:57</text:p>
          </table:table-cell>
          <table:table-cell office:value-type="date" office:date-value="2017-02-06T00:24:30" calcext:value-type="date">
            <text:p>17-02-06 00:24</text:p>
          </table:table-cell>
          <table:table-cell table:formula="of:=[.A292]*86400" office:value-type="float" office:value="956.999999913387" calcext:value-type="float">
            <text:p>957</text:p>
          </table:table-cell>
          <table:table-cell office:value-type="float" office:value="33.179" calcext:value-type="float">
            <text:p>33,179</text:p>
          </table:table-cell>
          <table:table-cell office:value-type="float" office:value="18.691" calcext:value-type="float">
            <text:p>18,691</text:p>
          </table:table-cell>
          <table:table-cell table:number-columns-repeated="7"/>
        </table:table-row>
        <table:table-row table:style-name="ro1">
          <table:table-cell table:formula="of:=[.B293]-[.$B$611]" office:value-type="time" office:time-value="PT00H15M53.999999841S" calcext:value-type="time">
            <text:p>00:15:54</text:p>
          </table:table-cell>
          <table:table-cell office:value-type="date" office:date-value="2017-02-06T00:24:27" calcext:value-type="date">
            <text:p>17-02-06 00:24</text:p>
          </table:table-cell>
          <table:table-cell table:formula="of:=[.A293]*86400" office:value-type="float" office:value="953.999999840744" calcext:value-type="float">
            <text:p>954</text:p>
          </table:table-cell>
          <table:table-cell office:value-type="float" office:value="33.18" calcext:value-type="float">
            <text:p>33,18</text:p>
          </table:table-cell>
          <table:table-cell office:value-type="float" office:value="18.691" calcext:value-type="float">
            <text:p>18,691</text:p>
          </table:table-cell>
          <table:table-cell table:number-columns-repeated="7"/>
        </table:table-row>
        <table:table-row table:style-name="ro1">
          <table:table-cell table:formula="of:=[.B294]-[.$B$611]" office:value-type="time" office:time-value="PT00H15M51.000000397S" calcext:value-type="time">
            <text:p>00:15:51</text:p>
          </table:table-cell>
          <table:table-cell office:value-type="date" office:date-value="2017-02-06T00:24:24" calcext:value-type="date">
            <text:p>17-02-06 00:24</text:p>
          </table:table-cell>
          <table:table-cell table:formula="of:=[.A294]*86400" office:value-type="float" office:value="951.000000396743" calcext:value-type="float">
            <text:p>951</text:p>
          </table:table-cell>
          <table:table-cell office:value-type="float" office:value="33.18" calcext:value-type="float">
            <text:p>33,18</text:p>
          </table:table-cell>
          <table:table-cell office:value-type="float" office:value="18.692" calcext:value-type="float">
            <text:p>18,692</text:p>
          </table:table-cell>
          <table:table-cell table:number-columns-repeated="7"/>
        </table:table-row>
        <table:table-row table:style-name="ro1">
          <table:table-cell table:formula="of:=[.B295]-[.$B$611]" office:value-type="time" office:time-value="PT00H15M48.000000324S" calcext:value-type="time">
            <text:p>00:15:48</text:p>
          </table:table-cell>
          <table:table-cell office:value-type="date" office:date-value="2017-02-06T00:24:21" calcext:value-type="date">
            <text:p>17-02-06 00:24</text:p>
          </table:table-cell>
          <table:table-cell table:formula="of:=[.A295]*86400" office:value-type="float" office:value="948.0000003241" calcext:value-type="float">
            <text:p>948</text:p>
          </table:table-cell>
          <table:table-cell office:value-type="float" office:value="33.181" calcext:value-type="float">
            <text:p>33,181</text:p>
          </table:table-cell>
          <table:table-cell office:value-type="float" office:value="18.693" calcext:value-type="float">
            <text:p>18,693</text:p>
          </table:table-cell>
          <table:table-cell table:number-columns-repeated="7"/>
        </table:table-row>
        <table:table-row table:style-name="ro1">
          <table:table-cell table:formula="of:=[.B296]-[.$B$611]" office:value-type="time" office:time-value="PT00H15M45.000000251S" calcext:value-type="time">
            <text:p>00:15:45</text:p>
          </table:table-cell>
          <table:table-cell office:value-type="date" office:date-value="2017-02-06T00:24:18" calcext:value-type="date">
            <text:p>17-02-06 00:24</text:p>
          </table:table-cell>
          <table:table-cell table:formula="of:=[.A296]*86400" office:value-type="float" office:value="945.000000251457" calcext:value-type="float">
            <text:p>945</text:p>
          </table:table-cell>
          <table:table-cell office:value-type="float" office:value="33.182" calcext:value-type="float">
            <text:p>33,182</text:p>
          </table:table-cell>
          <table:table-cell office:value-type="float" office:value="18.693" calcext:value-type="float">
            <text:p>18,693</text:p>
          </table:table-cell>
          <table:table-cell table:number-columns-repeated="7"/>
        </table:table-row>
        <table:table-row table:style-name="ro1">
          <table:table-cell table:formula="of:=[.B297]-[.$B$611]" office:value-type="time" office:time-value="PT00H15M42.000000179S" calcext:value-type="time">
            <text:p>00:15:42</text:p>
          </table:table-cell>
          <table:table-cell office:value-type="date" office:date-value="2017-02-06T00:24:15" calcext:value-type="date">
            <text:p>17-02-06 00:24</text:p>
          </table:table-cell>
          <table:table-cell table:formula="of:=[.A297]*86400" office:value-type="float" office:value="942.000000178814" calcext:value-type="float">
            <text:p>942</text:p>
          </table:table-cell>
          <table:table-cell office:value-type="float" office:value="33.182" calcext:value-type="float">
            <text:p>33,182</text:p>
          </table:table-cell>
          <table:table-cell office:value-type="float" office:value="18.694" calcext:value-type="float">
            <text:p>18,694</text:p>
          </table:table-cell>
          <table:table-cell table:number-columns-repeated="7"/>
        </table:table-row>
        <table:table-row table:style-name="ro1">
          <table:table-cell table:formula="of:=[.B298]-[.$B$611]" office:value-type="time" office:time-value="PT00H15M39.000000106S" calcext:value-type="time">
            <text:p>00:15:39</text:p>
          </table:table-cell>
          <table:table-cell office:value-type="date" office:date-value="2017-02-06T00:24:12" calcext:value-type="date">
            <text:p>17-02-06 00:24</text:p>
          </table:table-cell>
          <table:table-cell table:formula="of:=[.A298]*86400" office:value-type="float" office:value="939.000000106171" calcext:value-type="float">
            <text:p>939</text:p>
          </table:table-cell>
          <table:table-cell office:value-type="float" office:value="33.183" calcext:value-type="float">
            <text:p>33,183</text:p>
          </table:table-cell>
          <table:table-cell office:value-type="float" office:value="18.695" calcext:value-type="float">
            <text:p>18,695</text:p>
          </table:table-cell>
          <table:table-cell table:number-columns-repeated="7"/>
        </table:table-row>
        <table:table-row table:style-name="ro1">
          <table:table-cell table:formula="of:=[.B299]-[.$B$611]" office:value-type="time" office:time-value="PT00H15M36.000000034S" calcext:value-type="time">
            <text:p>00:15:36</text:p>
          </table:table-cell>
          <table:table-cell office:value-type="date" office:date-value="2017-02-06T00:24:09" calcext:value-type="date">
            <text:p>17-02-06 00:24</text:p>
          </table:table-cell>
          <table:table-cell table:formula="of:=[.A299]*86400" office:value-type="float" office:value="936.000000033528" calcext:value-type="float">
            <text:p>936</text:p>
          </table:table-cell>
          <table:table-cell office:value-type="float" office:value="33.184" calcext:value-type="float">
            <text:p>33,184</text:p>
          </table:table-cell>
          <table:table-cell office:value-type="float" office:value="18.696" calcext:value-type="float">
            <text:p>18,696</text:p>
          </table:table-cell>
          <table:table-cell table:number-columns-repeated="7"/>
        </table:table-row>
        <table:table-row table:style-name="ro1">
          <table:table-cell table:formula="of:=[.B300]-[.$B$611]" office:value-type="time" office:time-value="PT00H15M32.999999961S" calcext:value-type="time">
            <text:p>00:15:33</text:p>
          </table:table-cell>
          <table:table-cell office:value-type="date" office:date-value="2017-02-06T00:24:06" calcext:value-type="date">
            <text:p>17-02-06 00:24</text:p>
          </table:table-cell>
          <table:table-cell table:formula="of:=[.A300]*86400" office:value-type="float" office:value="932.999999960884" calcext:value-type="float">
            <text:p>933</text:p>
          </table:table-cell>
          <table:table-cell office:value-type="float" office:value="33.185" calcext:value-type="float">
            <text:p>33,185</text:p>
          </table:table-cell>
          <table:table-cell office:value-type="float" office:value="18.696" calcext:value-type="float">
            <text:p>18,696</text:p>
          </table:table-cell>
          <table:table-cell table:number-columns-repeated="7"/>
        </table:table-row>
        <table:table-row table:style-name="ro1">
          <table:table-cell table:formula="of:=[.B301]-[.$B$611]" office:value-type="time" office:time-value="PT00H15M29.999999888S" calcext:value-type="time">
            <text:p>00:15:30</text:p>
          </table:table-cell>
          <table:table-cell office:value-type="date" office:date-value="2017-02-06T00:24:03" calcext:value-type="date">
            <text:p>17-02-06 00:24</text:p>
          </table:table-cell>
          <table:table-cell table:formula="of:=[.A301]*86400" office:value-type="float" office:value="929.999999888241" calcext:value-type="float">
            <text:p>930</text:p>
          </table:table-cell>
          <table:table-cell office:value-type="float" office:value="33.186" calcext:value-type="float">
            <text:p>33,186</text:p>
          </table:table-cell>
          <table:table-cell office:value-type="float" office:value="18.697" calcext:value-type="float">
            <text:p>18,697</text:p>
          </table:table-cell>
          <table:table-cell table:number-columns-repeated="7"/>
        </table:table-row>
        <table:table-row table:style-name="ro1">
          <table:table-cell table:formula="of:=[.B302]-[.$B$611]" office:value-type="time" office:time-value="PT00H15M27.000000444S" calcext:value-type="time">
            <text:p>00:15:27</text:p>
          </table:table-cell>
          <table:table-cell office:value-type="date" office:date-value="2017-02-06T00:24:00" calcext:value-type="date">
            <text:p>17-02-06 00:24</text:p>
          </table:table-cell>
          <table:table-cell table:formula="of:=[.A302]*86400" office:value-type="float" office:value="927.000000444241" calcext:value-type="float">
            <text:p>927</text:p>
          </table:table-cell>
          <table:table-cell office:value-type="float" office:value="33.187" calcext:value-type="float">
            <text:p>33,187</text:p>
          </table:table-cell>
          <table:table-cell office:value-type="float" office:value="18.698" calcext:value-type="float">
            <text:p>18,698</text:p>
          </table:table-cell>
          <table:table-cell table:number-columns-repeated="7"/>
        </table:table-row>
        <table:table-row table:style-name="ro1">
          <table:table-cell table:formula="of:=[.B303]-[.$B$611]" office:value-type="time" office:time-value="PT00H15M24.000000372S" calcext:value-type="time">
            <text:p>00:15:24</text:p>
          </table:table-cell>
          <table:table-cell office:value-type="date" office:date-value="2017-02-06T00:23:57" calcext:value-type="date">
            <text:p>17-02-06 00:23</text:p>
          </table:table-cell>
          <table:table-cell table:formula="of:=[.A303]*86400" office:value-type="float" office:value="924.000000371598" calcext:value-type="float">
            <text:p>924</text:p>
          </table:table-cell>
          <table:table-cell office:value-type="float" office:value="33.187" calcext:value-type="float">
            <text:p>33,187</text:p>
          </table:table-cell>
          <table:table-cell office:value-type="float" office:value="18.699" calcext:value-type="float">
            <text:p>18,699</text:p>
          </table:table-cell>
          <table:table-cell table:number-columns-repeated="7"/>
        </table:table-row>
        <table:table-row table:style-name="ro1">
          <table:table-cell table:formula="of:=[.B304]-[.$B$611]" office:value-type="time" office:time-value="PT00H15M21.000000299S" calcext:value-type="time">
            <text:p>00:15:21</text:p>
          </table:table-cell>
          <table:table-cell office:value-type="date" office:date-value="2017-02-06T00:23:54" calcext:value-type="date">
            <text:p>17-02-06 00:23</text:p>
          </table:table-cell>
          <table:table-cell table:formula="of:=[.A304]*86400" office:value-type="float" office:value="921.000000298955" calcext:value-type="float">
            <text:p>921</text:p>
          </table:table-cell>
          <table:table-cell office:value-type="float" office:value="33.188" calcext:value-type="float">
            <text:p>33,188</text:p>
          </table:table-cell>
          <table:table-cell office:value-type="float" office:value="18.7" calcext:value-type="float">
            <text:p>18,7</text:p>
          </table:table-cell>
          <table:table-cell table:number-columns-repeated="7"/>
        </table:table-row>
        <table:table-row table:style-name="ro1">
          <table:table-cell table:formula="of:=[.B305]-[.$B$611]" office:value-type="time" office:time-value="PT00H15M18.000000226S" calcext:value-type="time">
            <text:p>00:15:18</text:p>
          </table:table-cell>
          <table:table-cell office:value-type="date" office:date-value="2017-02-06T00:23:51" calcext:value-type="date">
            <text:p>17-02-06 00:23</text:p>
          </table:table-cell>
          <table:table-cell table:formula="of:=[.A305]*86400" office:value-type="float" office:value="918.000000226311" calcext:value-type="float">
            <text:p>918</text:p>
          </table:table-cell>
          <table:table-cell office:value-type="float" office:value="33.189" calcext:value-type="float">
            <text:p>33,189</text:p>
          </table:table-cell>
          <table:table-cell office:value-type="float" office:value="18.7" calcext:value-type="float">
            <text:p>18,7</text:p>
          </table:table-cell>
          <table:table-cell table:number-columns-repeated="7"/>
        </table:table-row>
        <table:table-row table:style-name="ro1">
          <table:table-cell table:formula="of:=[.B306]-[.$B$611]" office:value-type="time" office:time-value="PT00H15M15.000000154S" calcext:value-type="time">
            <text:p>00:15:15</text:p>
          </table:table-cell>
          <table:table-cell office:value-type="date" office:date-value="2017-02-06T00:23:48" calcext:value-type="date">
            <text:p>17-02-06 00:23</text:p>
          </table:table-cell>
          <table:table-cell table:formula="of:=[.A306]*86400" office:value-type="float" office:value="915.000000153668" calcext:value-type="float">
            <text:p>915</text:p>
          </table:table-cell>
          <table:table-cell office:value-type="float" office:value="33.19" calcext:value-type="float">
            <text:p>33,19</text:p>
          </table:table-cell>
          <table:table-cell office:value-type="float" office:value="18.701" calcext:value-type="float">
            <text:p>18,701</text:p>
          </table:table-cell>
          <table:table-cell table:number-columns-repeated="7"/>
        </table:table-row>
        <table:table-row table:style-name="ro1">
          <table:table-cell table:formula="of:=[.B307]-[.$B$611]" office:value-type="time" office:time-value="PT00H15M12.000000081S" calcext:value-type="time">
            <text:p>00:15:12</text:p>
          </table:table-cell>
          <table:table-cell office:value-type="date" office:date-value="2017-02-06T00:23:45" calcext:value-type="date">
            <text:p>17-02-06 00:23</text:p>
          </table:table-cell>
          <table:table-cell table:formula="of:=[.A307]*86400" office:value-type="float" office:value="912.000000081025" calcext:value-type="float">
            <text:p>912</text:p>
          </table:table-cell>
          <table:table-cell office:value-type="float" office:value="33.191" calcext:value-type="float">
            <text:p>33,191</text:p>
          </table:table-cell>
          <table:table-cell office:value-type="float" office:value="18.702" calcext:value-type="float">
            <text:p>18,702</text:p>
          </table:table-cell>
          <table:table-cell table:number-columns-repeated="7"/>
        </table:table-row>
        <table:table-row table:style-name="ro1">
          <table:table-cell table:formula="of:=[.B308]-[.$B$611]" office:value-type="time" office:time-value="PT00H15M09.000000008S" calcext:value-type="time">
            <text:p>00:15:09</text:p>
          </table:table-cell>
          <table:table-cell office:value-type="date" office:date-value="2017-02-06T00:23:42" calcext:value-type="date">
            <text:p>17-02-06 00:23</text:p>
          </table:table-cell>
          <table:table-cell table:formula="of:=[.A308]*86400" office:value-type="float" office:value="909.000000008382" calcext:value-type="float">
            <text:p>909</text:p>
          </table:table-cell>
          <table:table-cell office:value-type="float" office:value="33.192" calcext:value-type="float">
            <text:p>33,192</text:p>
          </table:table-cell>
          <table:table-cell office:value-type="float" office:value="18.703" calcext:value-type="float">
            <text:p>18,703</text:p>
          </table:table-cell>
          <table:table-cell table:number-columns-repeated="7"/>
        </table:table-row>
        <table:table-row table:style-name="ro1">
          <table:table-cell table:formula="of:=[.B309]-[.$B$611]" office:value-type="time" office:time-value="PT00H15M05.999999936S" calcext:value-type="time">
            <text:p>00:15:06</text:p>
          </table:table-cell>
          <table:table-cell office:value-type="date" office:date-value="2017-02-06T00:23:39" calcext:value-type="date">
            <text:p>17-02-06 00:23</text:p>
          </table:table-cell>
          <table:table-cell table:formula="of:=[.A309]*86400" office:value-type="float" office:value="905.999999935739" calcext:value-type="float">
            <text:p>906</text:p>
          </table:table-cell>
          <table:table-cell office:value-type="float" office:value="33.193" calcext:value-type="float">
            <text:p>33,193</text:p>
          </table:table-cell>
          <table:table-cell office:value-type="float" office:value="18.704" calcext:value-type="float">
            <text:p>18,704</text:p>
          </table:table-cell>
          <table:table-cell table:number-columns-repeated="7"/>
        </table:table-row>
        <table:table-row table:style-name="ro1">
          <table:table-cell table:formula="of:=[.B310]-[.$B$611]" office:value-type="time" office:time-value="PT00H15M02.999999863S" calcext:value-type="time">
            <text:p>00:15:03</text:p>
          </table:table-cell>
          <table:table-cell office:value-type="date" office:date-value="2017-02-06T00:23:36" calcext:value-type="date">
            <text:p>17-02-06 00:23</text:p>
          </table:table-cell>
          <table:table-cell table:formula="of:=[.A310]*86400" office:value-type="float" office:value="902.999999863096" calcext:value-type="float">
            <text:p>903</text:p>
          </table:table-cell>
          <table:table-cell office:value-type="float" office:value="33.194" calcext:value-type="float">
            <text:p>33,194</text:p>
          </table:table-cell>
          <table:table-cell office:value-type="float" office:value="18.705" calcext:value-type="float">
            <text:p>18,705</text:p>
          </table:table-cell>
          <table:table-cell table:number-columns-repeated="7"/>
        </table:table-row>
        <table:table-row table:style-name="ro1">
          <table:table-cell table:formula="of:=[.B311]-[.$B$611]" office:value-type="time" office:time-value="PT00H15M00.000000419S" calcext:value-type="time">
            <text:p>00:15:00</text:p>
          </table:table-cell>
          <table:table-cell office:value-type="date" office:date-value="2017-02-06T00:23:33" calcext:value-type="date">
            <text:p>17-02-06 00:23</text:p>
          </table:table-cell>
          <table:table-cell table:formula="of:=[.A311]*86400" office:value-type="float" office:value="900.000000419095" calcext:value-type="float">
            <text:p>900</text:p>
          </table:table-cell>
          <table:table-cell office:value-type="float" office:value="33.196" calcext:value-type="float">
            <text:p>33,196</text:p>
          </table:table-cell>
          <table:table-cell office:value-type="float" office:value="18.706" calcext:value-type="float">
            <text:p>18,706</text:p>
          </table:table-cell>
          <table:table-cell table:number-columns-repeated="7"/>
        </table:table-row>
        <table:table-row table:style-name="ro1">
          <table:table-cell table:formula="of:=[.B312]-[.$B$611]" office:value-type="time" office:time-value="PT00H14M57.000000346S" calcext:value-type="time">
            <text:p>00:14:57</text:p>
          </table:table-cell>
          <table:table-cell office:value-type="date" office:date-value="2017-02-06T00:23:30" calcext:value-type="date">
            <text:p>17-02-06 00:23</text:p>
          </table:table-cell>
          <table:table-cell table:formula="of:=[.A312]*86400" office:value-type="float" office:value="897.000000346452" calcext:value-type="float">
            <text:p>897</text:p>
          </table:table-cell>
          <table:table-cell office:value-type="float" office:value="33.197" calcext:value-type="float">
            <text:p>33,197</text:p>
          </table:table-cell>
          <table:table-cell office:value-type="float" office:value="18.706" calcext:value-type="float">
            <text:p>18,706</text:p>
          </table:table-cell>
          <table:table-cell table:number-columns-repeated="7"/>
        </table:table-row>
        <table:table-row table:style-name="ro1">
          <table:table-cell table:formula="of:=[.B313]-[.$B$611]" office:value-type="time" office:time-value="PT00H14M54.000000274S" calcext:value-type="time">
            <text:p>00:14:54</text:p>
          </table:table-cell>
          <table:table-cell office:value-type="date" office:date-value="2017-02-06T00:23:27" calcext:value-type="date">
            <text:p>17-02-06 00:23</text:p>
          </table:table-cell>
          <table:table-cell table:formula="of:=[.A313]*86400" office:value-type="float" office:value="894.000000273809" calcext:value-type="float">
            <text:p>894</text:p>
          </table:table-cell>
          <table:table-cell office:value-type="float" office:value="33.198" calcext:value-type="float">
            <text:p>33,198</text:p>
          </table:table-cell>
          <table:table-cell office:value-type="float" office:value="18.707" calcext:value-type="float">
            <text:p>18,707</text:p>
          </table:table-cell>
          <table:table-cell table:number-columns-repeated="7"/>
        </table:table-row>
        <table:table-row table:style-name="ro1">
          <table:table-cell table:formula="of:=[.B314]-[.$B$611]" office:value-type="time" office:time-value="PT00H14M51.000000201S" calcext:value-type="time">
            <text:p>00:14:51</text:p>
          </table:table-cell>
          <table:table-cell office:value-type="date" office:date-value="2017-02-06T00:23:24" calcext:value-type="date">
            <text:p>17-02-06 00:23</text:p>
          </table:table-cell>
          <table:table-cell table:formula="of:=[.A314]*86400" office:value-type="float" office:value="891.000000201166" calcext:value-type="float">
            <text:p>891</text:p>
          </table:table-cell>
          <table:table-cell office:value-type="float" office:value="33.199" calcext:value-type="float">
            <text:p>33,199</text:p>
          </table:table-cell>
          <table:table-cell office:value-type="float" office:value="18.708" calcext:value-type="float">
            <text:p>18,708</text:p>
          </table:table-cell>
          <table:table-cell table:number-columns-repeated="7"/>
        </table:table-row>
        <table:table-row table:style-name="ro1">
          <table:table-cell table:formula="of:=[.B315]-[.$B$611]" office:value-type="time" office:time-value="PT00H14M48.000000129S" calcext:value-type="time">
            <text:p>00:14:48</text:p>
          </table:table-cell>
          <table:table-cell office:value-type="date" office:date-value="2017-02-06T00:23:21" calcext:value-type="date">
            <text:p>17-02-06 00:23</text:p>
          </table:table-cell>
          <table:table-cell table:formula="of:=[.A315]*86400" office:value-type="float" office:value="888.000000128523" calcext:value-type="float">
            <text:p>888</text:p>
          </table:table-cell>
          <table:table-cell office:value-type="float" office:value="33.2" calcext:value-type="float">
            <text:p>33,2</text:p>
          </table:table-cell>
          <table:table-cell office:value-type="float" office:value="18.709" calcext:value-type="float">
            <text:p>18,709</text:p>
          </table:table-cell>
          <table:table-cell table:number-columns-repeated="7"/>
        </table:table-row>
        <table:table-row table:style-name="ro1">
          <table:table-cell table:formula="of:=[.B316]-[.$B$611]" office:value-type="time" office:time-value="PT00H14M45.000000056S" calcext:value-type="time">
            <text:p>00:14:45</text:p>
          </table:table-cell>
          <table:table-cell office:value-type="date" office:date-value="2017-02-06T00:23:18" calcext:value-type="date">
            <text:p>17-02-06 00:23</text:p>
          </table:table-cell>
          <table:table-cell table:formula="of:=[.A316]*86400" office:value-type="float" office:value="885.000000055879" calcext:value-type="float">
            <text:p>885</text:p>
          </table:table-cell>
          <table:table-cell office:value-type="float" office:value="33.202" calcext:value-type="float">
            <text:p>33,202</text:p>
          </table:table-cell>
          <table:table-cell office:value-type="float" office:value="18.71" calcext:value-type="float">
            <text:p>18,71</text:p>
          </table:table-cell>
          <table:table-cell table:number-columns-repeated="7"/>
        </table:table-row>
        <table:table-row table:style-name="ro1">
          <table:table-cell table:formula="of:=[.B317]-[.$B$611]" office:value-type="time" office:time-value="PT00H14M41.999999983S" calcext:value-type="time">
            <text:p>00:14:42</text:p>
          </table:table-cell>
          <table:table-cell office:value-type="date" office:date-value="2017-02-06T00:23:15" calcext:value-type="date">
            <text:p>17-02-06 00:23</text:p>
          </table:table-cell>
          <table:table-cell table:formula="of:=[.A317]*86400" office:value-type="float" office:value="881.999999983236" calcext:value-type="float">
            <text:p>882</text:p>
          </table:table-cell>
          <table:table-cell office:value-type="float" office:value="33.203" calcext:value-type="float">
            <text:p>33,203</text:p>
          </table:table-cell>
          <table:table-cell office:value-type="float" office:value="18.711" calcext:value-type="float">
            <text:p>18,711</text:p>
          </table:table-cell>
          <table:table-cell table:number-columns-repeated="7"/>
        </table:table-row>
        <table:table-row table:style-name="ro1">
          <table:table-cell table:formula="of:=[.B318]-[.$B$611]" office:value-type="time" office:time-value="PT00H14M38.999999911S" calcext:value-type="time">
            <text:p>00:14:39</text:p>
          </table:table-cell>
          <table:table-cell office:value-type="date" office:date-value="2017-02-06T00:23:12" calcext:value-type="date">
            <text:p>17-02-06 00:23</text:p>
          </table:table-cell>
          <table:table-cell table:formula="of:=[.A318]*86400" office:value-type="float" office:value="878.999999910593" calcext:value-type="float">
            <text:p>879</text:p>
          </table:table-cell>
          <table:table-cell office:value-type="float" office:value="33.204" calcext:value-type="float">
            <text:p>33,204</text:p>
          </table:table-cell>
          <table:table-cell office:value-type="float" office:value="18.712" calcext:value-type="float">
            <text:p>18,712</text:p>
          </table:table-cell>
          <table:table-cell table:number-columns-repeated="7"/>
        </table:table-row>
        <table:table-row table:style-name="ro1">
          <table:table-cell table:formula="of:=[.B319]-[.$B$611]" office:value-type="time" office:time-value="PT00H14M35.999999838S" calcext:value-type="time">
            <text:p>00:14:36</text:p>
          </table:table-cell>
          <table:table-cell office:value-type="date" office:date-value="2017-02-06T00:23:09" calcext:value-type="date">
            <text:p>17-02-06 00:23</text:p>
          </table:table-cell>
          <table:table-cell table:formula="of:=[.A319]*86400" office:value-type="float" office:value="875.99999983795" calcext:value-type="float">
            <text:p>876</text:p>
          </table:table-cell>
          <table:table-cell office:value-type="float" office:value="33.206" calcext:value-type="float">
            <text:p>33,206</text:p>
          </table:table-cell>
          <table:table-cell office:value-type="float" office:value="18.713" calcext:value-type="float">
            <text:p>18,713</text:p>
          </table:table-cell>
          <table:table-cell table:number-columns-repeated="7"/>
        </table:table-row>
        <table:table-row table:style-name="ro1">
          <table:table-cell table:formula="of:=[.B320]-[.$B$611]" office:value-type="time" office:time-value="PT00H14M33.000000394S" calcext:value-type="time">
            <text:p>00:14:33</text:p>
          </table:table-cell>
          <table:table-cell office:value-type="date" office:date-value="2017-02-06T00:23:06" calcext:value-type="date">
            <text:p>17-02-06 00:23</text:p>
          </table:table-cell>
          <table:table-cell table:formula="of:=[.A320]*86400" office:value-type="float" office:value="873.000000393949" calcext:value-type="float">
            <text:p>873</text:p>
          </table:table-cell>
          <table:table-cell office:value-type="float" office:value="33.207" calcext:value-type="float">
            <text:p>33,207</text:p>
          </table:table-cell>
          <table:table-cell office:value-type="float" office:value="18.714" calcext:value-type="float">
            <text:p>18,714</text:p>
          </table:table-cell>
          <table:table-cell table:number-columns-repeated="7"/>
        </table:table-row>
        <table:table-row table:style-name="ro1">
          <table:table-cell table:formula="of:=[.B321]-[.$B$611]" office:value-type="time" office:time-value="PT00H14M30.000000321S" calcext:value-type="time">
            <text:p>00:14:30</text:p>
          </table:table-cell>
          <table:table-cell office:value-type="date" office:date-value="2017-02-06T00:23:03" calcext:value-type="date">
            <text:p>17-02-06 00:23</text:p>
          </table:table-cell>
          <table:table-cell table:formula="of:=[.A321]*86400" office:value-type="float" office:value="870.000000321306" calcext:value-type="float">
            <text:p>870</text:p>
          </table:table-cell>
          <table:table-cell office:value-type="float" office:value="33.209" calcext:value-type="float">
            <text:p>33,209</text:p>
          </table:table-cell>
          <table:table-cell office:value-type="float" office:value="18.715" calcext:value-type="float">
            <text:p>18,715</text:p>
          </table:table-cell>
          <table:table-cell table:number-columns-repeated="7"/>
        </table:table-row>
        <table:table-row table:style-name="ro1">
          <table:table-cell table:formula="of:=[.B322]-[.$B$611]" office:value-type="time" office:time-value="PT00H14M27.000000249S" calcext:value-type="time">
            <text:p>00:14:27</text:p>
          </table:table-cell>
          <table:table-cell office:value-type="date" office:date-value="2017-02-06T00:23:00" calcext:value-type="date">
            <text:p>17-02-06 00:23</text:p>
          </table:table-cell>
          <table:table-cell table:formula="of:=[.A322]*86400" office:value-type="float" office:value="867.000000248663" calcext:value-type="float">
            <text:p>867</text:p>
          </table:table-cell>
          <table:table-cell office:value-type="float" office:value="33.21" calcext:value-type="float">
            <text:p>33,21</text:p>
          </table:table-cell>
          <table:table-cell office:value-type="float" office:value="18.716" calcext:value-type="float">
            <text:p>18,716</text:p>
          </table:table-cell>
          <table:table-cell table:number-columns-repeated="7"/>
        </table:table-row>
        <table:table-row table:style-name="ro1">
          <table:table-cell table:formula="of:=[.B323]-[.$B$611]" office:value-type="time" office:time-value="PT00H14M24.000000176S" calcext:value-type="time">
            <text:p>00:14:24</text:p>
          </table:table-cell>
          <table:table-cell office:value-type="date" office:date-value="2017-02-06T00:22:57" calcext:value-type="date">
            <text:p>17-02-06 00:22</text:p>
          </table:table-cell>
          <table:table-cell table:formula="of:=[.A323]*86400" office:value-type="float" office:value="864.00000017602" calcext:value-type="float">
            <text:p>864</text:p>
          </table:table-cell>
          <table:table-cell office:value-type="float" office:value="33.212" calcext:value-type="float">
            <text:p>33,212</text:p>
          </table:table-cell>
          <table:table-cell office:value-type="float" office:value="18.717" calcext:value-type="float">
            <text:p>18,717</text:p>
          </table:table-cell>
          <table:table-cell table:number-columns-repeated="7"/>
        </table:table-row>
        <table:table-row table:style-name="ro1">
          <table:table-cell table:formula="of:=[.B324]-[.$B$611]" office:value-type="time" office:time-value="PT00H14M21.000000103S" calcext:value-type="time">
            <text:p>00:14:21</text:p>
          </table:table-cell>
          <table:table-cell office:value-type="date" office:date-value="2017-02-06T00:22:54" calcext:value-type="date">
            <text:p>17-02-06 00:22</text:p>
          </table:table-cell>
          <table:table-cell table:formula="of:=[.A324]*86400" office:value-type="float" office:value="861.000000103377" calcext:value-type="float">
            <text:p>861</text:p>
          </table:table-cell>
          <table:table-cell office:value-type="float" office:value="33.214" calcext:value-type="float">
            <text:p>33,214</text:p>
          </table:table-cell>
          <table:table-cell office:value-type="float" office:value="18.719" calcext:value-type="float">
            <text:p>18,719</text:p>
          </table:table-cell>
          <table:table-cell table:number-columns-repeated="7"/>
        </table:table-row>
        <table:table-row table:style-name="ro1">
          <table:table-cell table:formula="of:=[.B325]-[.$B$611]" office:value-type="time" office:time-value="PT00H14M18.000000031S" calcext:value-type="time">
            <text:p>00:14:18</text:p>
          </table:table-cell>
          <table:table-cell office:value-type="date" office:date-value="2017-02-06T00:22:51" calcext:value-type="date">
            <text:p>17-02-06 00:22</text:p>
          </table:table-cell>
          <table:table-cell table:formula="of:=[.A325]*86400" office:value-type="float" office:value="858.000000030734" calcext:value-type="float">
            <text:p>858</text:p>
          </table:table-cell>
          <table:table-cell office:value-type="float" office:value="33.215" calcext:value-type="float">
            <text:p>33,215</text:p>
          </table:table-cell>
          <table:table-cell office:value-type="float" office:value="18.72" calcext:value-type="float">
            <text:p>18,72</text:p>
          </table:table-cell>
          <table:table-cell table:number-columns-repeated="7"/>
        </table:table-row>
        <table:table-row table:style-name="ro1">
          <table:table-cell table:formula="of:=[.B326]-[.$B$611]" office:value-type="time" office:time-value="PT00H14M14.999999958S" calcext:value-type="time">
            <text:p>00:14:15</text:p>
          </table:table-cell>
          <table:table-cell office:value-type="date" office:date-value="2017-02-06T00:22:48" calcext:value-type="date">
            <text:p>17-02-06 00:22</text:p>
          </table:table-cell>
          <table:table-cell table:formula="of:=[.A326]*86400" office:value-type="float" office:value="854.999999958091" calcext:value-type="float">
            <text:p>855</text:p>
          </table:table-cell>
          <table:table-cell office:value-type="float" office:value="33.217" calcext:value-type="float">
            <text:p>33,217</text:p>
          </table:table-cell>
          <table:table-cell office:value-type="float" office:value="18.721" calcext:value-type="float">
            <text:p>18,721</text:p>
          </table:table-cell>
          <table:table-cell table:number-columns-repeated="7"/>
        </table:table-row>
        <table:table-row table:style-name="ro1">
          <table:table-cell table:formula="of:=[.B327]-[.$B$611]" office:value-type="time" office:time-value="PT00H14M11.999999885S" calcext:value-type="time">
            <text:p>00:14:12</text:p>
          </table:table-cell>
          <table:table-cell office:value-type="date" office:date-value="2017-02-06T00:22:45" calcext:value-type="date">
            <text:p>17-02-06 00:22</text:p>
          </table:table-cell>
          <table:table-cell table:formula="of:=[.A327]*86400" office:value-type="float" office:value="851.999999885447" calcext:value-type="float">
            <text:p>852</text:p>
          </table:table-cell>
          <table:table-cell office:value-type="float" office:value="33.219" calcext:value-type="float">
            <text:p>33,219</text:p>
          </table:table-cell>
          <table:table-cell office:value-type="float" office:value="18.722" calcext:value-type="float">
            <text:p>18,722</text:p>
          </table:table-cell>
          <table:table-cell table:number-columns-repeated="7"/>
        </table:table-row>
        <table:table-row table:style-name="ro1">
          <table:table-cell table:formula="of:=[.B328]-[.$B$611]" office:value-type="time" office:time-value="PT00H14M09.000000441S" calcext:value-type="time">
            <text:p>00:14:09</text:p>
          </table:table-cell>
          <table:table-cell office:value-type="date" office:date-value="2017-02-06T00:22:42" calcext:value-type="date">
            <text:p>17-02-06 00:22</text:p>
          </table:table-cell>
          <table:table-cell table:formula="of:=[.A328]*86400" office:value-type="float" office:value="849.000000441447" calcext:value-type="float">
            <text:p>849</text:p>
          </table:table-cell>
          <table:table-cell office:value-type="float" office:value="33.221" calcext:value-type="float">
            <text:p>33,221</text:p>
          </table:table-cell>
          <table:table-cell office:value-type="float" office:value="18.723" calcext:value-type="float">
            <text:p>18,723</text:p>
          </table:table-cell>
          <table:table-cell table:number-columns-repeated="7"/>
        </table:table-row>
        <table:table-row table:style-name="ro1">
          <table:table-cell table:formula="of:=[.B329]-[.$B$611]" office:value-type="time" office:time-value="PT00H14M06.000000369S" calcext:value-type="time">
            <text:p>00:14:06</text:p>
          </table:table-cell>
          <table:table-cell office:value-type="date" office:date-value="2017-02-06T00:22:39" calcext:value-type="date">
            <text:p>17-02-06 00:22</text:p>
          </table:table-cell>
          <table:table-cell table:formula="of:=[.A329]*86400" office:value-type="float" office:value="846.000000368804" calcext:value-type="float">
            <text:p>846</text:p>
          </table:table-cell>
          <table:table-cell office:value-type="float" office:value="33.223" calcext:value-type="float">
            <text:p>33,223</text:p>
          </table:table-cell>
          <table:table-cell office:value-type="float" office:value="18.724" calcext:value-type="float">
            <text:p>18,724</text:p>
          </table:table-cell>
          <table:table-cell table:number-columns-repeated="7"/>
        </table:table-row>
        <table:table-row table:style-name="ro1">
          <table:table-cell table:formula="of:=[.B330]-[.$B$611]" office:value-type="time" office:time-value="PT00H14M03.000000296S" calcext:value-type="time">
            <text:p>00:14:03</text:p>
          </table:table-cell>
          <table:table-cell office:value-type="date" office:date-value="2017-02-06T00:22:36" calcext:value-type="date">
            <text:p>17-02-06 00:22</text:p>
          </table:table-cell>
          <table:table-cell table:formula="of:=[.A330]*86400" office:value-type="float" office:value="843.000000296161" calcext:value-type="float">
            <text:p>843</text:p>
          </table:table-cell>
          <table:table-cell office:value-type="float" office:value="33.225" calcext:value-type="float">
            <text:p>33,225</text:p>
          </table:table-cell>
          <table:table-cell office:value-type="float" office:value="18.725" calcext:value-type="float">
            <text:p>18,725</text:p>
          </table:table-cell>
          <table:table-cell table:number-columns-repeated="7"/>
        </table:table-row>
        <table:table-row table:style-name="ro1">
          <table:table-cell table:formula="of:=[.B331]-[.$B$611]" office:value-type="time" office:time-value="PT00H14M00.000000224S" calcext:value-type="time">
            <text:p>00:14:00</text:p>
          </table:table-cell>
          <table:table-cell office:value-type="date" office:date-value="2017-02-06T00:22:33" calcext:value-type="date">
            <text:p>17-02-06 00:22</text:p>
          </table:table-cell>
          <table:table-cell table:formula="of:=[.A331]*86400" office:value-type="float" office:value="840.000000223517" calcext:value-type="float">
            <text:p>840</text:p>
          </table:table-cell>
          <table:table-cell office:value-type="float" office:value="33.227" calcext:value-type="float">
            <text:p>33,227</text:p>
          </table:table-cell>
          <table:table-cell office:value-type="float" office:value="18.727" calcext:value-type="float">
            <text:p>18,727</text:p>
          </table:table-cell>
          <table:table-cell table:number-columns-repeated="7"/>
        </table:table-row>
        <table:table-row table:style-name="ro1">
          <table:table-cell table:formula="of:=[.B332]-[.$B$611]" office:value-type="time" office:time-value="PT00H13M57.000000151S" calcext:value-type="time">
            <text:p>00:13:57</text:p>
          </table:table-cell>
          <table:table-cell office:value-type="date" office:date-value="2017-02-06T00:22:30" calcext:value-type="date">
            <text:p>17-02-06 00:22</text:p>
          </table:table-cell>
          <table:table-cell table:formula="of:=[.A332]*86400" office:value-type="float" office:value="837.000000150874" calcext:value-type="float">
            <text:p>837</text:p>
          </table:table-cell>
          <table:table-cell office:value-type="float" office:value="33.229" calcext:value-type="float">
            <text:p>33,229</text:p>
          </table:table-cell>
          <table:table-cell office:value-type="float" office:value="18.728" calcext:value-type="float">
            <text:p>18,728</text:p>
          </table:table-cell>
          <table:table-cell table:number-columns-repeated="7"/>
        </table:table-row>
        <table:table-row table:style-name="ro1">
          <table:table-cell table:formula="of:=[.B333]-[.$B$611]" office:value-type="time" office:time-value="PT00H13M54.000000078S" calcext:value-type="time">
            <text:p>00:13:54</text:p>
          </table:table-cell>
          <table:table-cell office:value-type="date" office:date-value="2017-02-06T00:22:27" calcext:value-type="date">
            <text:p>17-02-06 00:22</text:p>
          </table:table-cell>
          <table:table-cell table:formula="of:=[.A333]*86400" office:value-type="float" office:value="834.000000078231" calcext:value-type="float">
            <text:p>834</text:p>
          </table:table-cell>
          <table:table-cell office:value-type="float" office:value="33.231" calcext:value-type="float">
            <text:p>33,231</text:p>
          </table:table-cell>
          <table:table-cell office:value-type="float" office:value="18.729" calcext:value-type="float">
            <text:p>18,729</text:p>
          </table:table-cell>
          <table:table-cell table:number-columns-repeated="7"/>
        </table:table-row>
        <table:table-row table:style-name="ro1">
          <table:table-cell table:formula="of:=[.B334]-[.$B$611]" office:value-type="time" office:time-value="PT00H13M51.000000006S" calcext:value-type="time">
            <text:p>00:13:51</text:p>
          </table:table-cell>
          <table:table-cell office:value-type="date" office:date-value="2017-02-06T00:22:24" calcext:value-type="date">
            <text:p>17-02-06 00:22</text:p>
          </table:table-cell>
          <table:table-cell table:formula="of:=[.A334]*86400" office:value-type="float" office:value="831.000000005588" calcext:value-type="float">
            <text:p>831</text:p>
          </table:table-cell>
          <table:table-cell office:value-type="float" office:value="33.233" calcext:value-type="float">
            <text:p>33,233</text:p>
          </table:table-cell>
          <table:table-cell office:value-type="float" office:value="18.73" calcext:value-type="float">
            <text:p>18,73</text:p>
          </table:table-cell>
          <table:table-cell table:number-columns-repeated="7"/>
        </table:table-row>
        <table:table-row table:style-name="ro1">
          <table:table-cell table:formula="of:=[.B335]-[.$B$611]" office:value-type="time" office:time-value="PT00H13M47.999999933S" calcext:value-type="time">
            <text:p>00:13:48</text:p>
          </table:table-cell>
          <table:table-cell office:value-type="date" office:date-value="2017-02-06T00:22:21" calcext:value-type="date">
            <text:p>17-02-06 00:22</text:p>
          </table:table-cell>
          <table:table-cell table:formula="of:=[.A335]*86400" office:value-type="float" office:value="827.999999932945" calcext:value-type="float">
            <text:p>828</text:p>
          </table:table-cell>
          <table:table-cell office:value-type="float" office:value="33.236" calcext:value-type="float">
            <text:p>33,236</text:p>
          </table:table-cell>
          <table:table-cell office:value-type="float" office:value="18.732" calcext:value-type="float">
            <text:p>18,732</text:p>
          </table:table-cell>
          <table:table-cell table:number-columns-repeated="7"/>
        </table:table-row>
        <table:table-row table:style-name="ro1">
          <table:table-cell table:formula="of:=[.B336]-[.$B$611]" office:value-type="time" office:time-value="PT00H13M44.99999986S" calcext:value-type="time">
            <text:p>00:13:45</text:p>
          </table:table-cell>
          <table:table-cell office:value-type="date" office:date-value="2017-02-06T00:22:18" calcext:value-type="date">
            <text:p>17-02-06 00:22</text:p>
          </table:table-cell>
          <table:table-cell table:formula="of:=[.A336]*86400" office:value-type="float" office:value="824.999999860302" calcext:value-type="float">
            <text:p>825</text:p>
          </table:table-cell>
          <table:table-cell office:value-type="float" office:value="33.238" calcext:value-type="float">
            <text:p>33,238</text:p>
          </table:table-cell>
          <table:table-cell office:value-type="float" office:value="18.733" calcext:value-type="float">
            <text:p>18,733</text:p>
          </table:table-cell>
          <table:table-cell table:number-columns-repeated="7"/>
        </table:table-row>
        <table:table-row table:style-name="ro1">
          <table:table-cell table:formula="of:=[.B337]-[.$B$611]" office:value-type="time" office:time-value="PT00H13M42.000000416S" calcext:value-type="time">
            <text:p>00:13:42</text:p>
          </table:table-cell>
          <table:table-cell office:value-type="date" office:date-value="2017-02-06T00:22:15" calcext:value-type="date">
            <text:p>17-02-06 00:22</text:p>
          </table:table-cell>
          <table:table-cell table:formula="of:=[.A337]*86400" office:value-type="float" office:value="822.000000416301" calcext:value-type="float">
            <text:p>822</text:p>
          </table:table-cell>
          <table:table-cell office:value-type="float" office:value="33.241" calcext:value-type="float">
            <text:p>33,241</text:p>
          </table:table-cell>
          <table:table-cell office:value-type="float" office:value="18.734" calcext:value-type="float">
            <text:p>18,734</text:p>
          </table:table-cell>
          <table:table-cell table:number-columns-repeated="7"/>
        </table:table-row>
        <table:table-row table:style-name="ro1">
          <table:table-cell table:formula="of:=[.B338]-[.$B$611]" office:value-type="time" office:time-value="PT00H13M39.000000344S" calcext:value-type="time">
            <text:p>00:13:39</text:p>
          </table:table-cell>
          <table:table-cell office:value-type="date" office:date-value="2017-02-06T00:22:12" calcext:value-type="date">
            <text:p>17-02-06 00:22</text:p>
          </table:table-cell>
          <table:table-cell table:formula="of:=[.A338]*86400" office:value-type="float" office:value="819.000000343658" calcext:value-type="float">
            <text:p>819</text:p>
          </table:table-cell>
          <table:table-cell office:value-type="float" office:value="33.243" calcext:value-type="float">
            <text:p>33,243</text:p>
          </table:table-cell>
          <table:table-cell office:value-type="float" office:value="18.736" calcext:value-type="float">
            <text:p>18,736</text:p>
          </table:table-cell>
          <table:table-cell table:number-columns-repeated="7"/>
        </table:table-row>
        <table:table-row table:style-name="ro1">
          <table:table-cell table:formula="of:=[.B339]-[.$B$611]" office:value-type="time" office:time-value="PT00H13M36.000000271S" calcext:value-type="time">
            <text:p>00:13:36</text:p>
          </table:table-cell>
          <table:table-cell office:value-type="date" office:date-value="2017-02-06T00:22:09" calcext:value-type="date">
            <text:p>17-02-06 00:22</text:p>
          </table:table-cell>
          <table:table-cell table:formula="of:=[.A339]*86400" office:value-type="float" office:value="816.000000271015" calcext:value-type="float">
            <text:p>816</text:p>
          </table:table-cell>
          <table:table-cell office:value-type="float" office:value="33.246" calcext:value-type="float">
            <text:p>33,246</text:p>
          </table:table-cell>
          <table:table-cell office:value-type="float" office:value="18.737" calcext:value-type="float">
            <text:p>18,737</text:p>
          </table:table-cell>
          <table:table-cell table:number-columns-repeated="7"/>
        </table:table-row>
        <table:table-row table:style-name="ro1">
          <table:table-cell table:formula="of:=[.B340]-[.$B$611]" office:value-type="time" office:time-value="PT00H13M33.000000198S" calcext:value-type="time">
            <text:p>00:13:33</text:p>
          </table:table-cell>
          <table:table-cell office:value-type="date" office:date-value="2017-02-06T00:22:06" calcext:value-type="date">
            <text:p>17-02-06 00:22</text:p>
          </table:table-cell>
          <table:table-cell table:formula="of:=[.A340]*86400" office:value-type="float" office:value="813.000000198372" calcext:value-type="float">
            <text:p>813</text:p>
          </table:table-cell>
          <table:table-cell office:value-type="float" office:value="33.248" calcext:value-type="float">
            <text:p>33,248</text:p>
          </table:table-cell>
          <table:table-cell office:value-type="float" office:value="18.738" calcext:value-type="float">
            <text:p>18,738</text:p>
          </table:table-cell>
          <table:table-cell table:number-columns-repeated="7"/>
        </table:table-row>
        <table:table-row table:style-name="ro1">
          <table:table-cell table:formula="of:=[.B341]-[.$B$611]" office:value-type="time" office:time-value="PT00H13M30.000000126S" calcext:value-type="time">
            <text:p>00:13:30</text:p>
          </table:table-cell>
          <table:table-cell office:value-type="date" office:date-value="2017-02-06T00:22:03" calcext:value-type="date">
            <text:p>17-02-06 00:22</text:p>
          </table:table-cell>
          <table:table-cell table:formula="of:=[.A341]*86400" office:value-type="float" office:value="810.000000125729" calcext:value-type="float">
            <text:p>810</text:p>
          </table:table-cell>
          <table:table-cell office:value-type="float" office:value="33.251" calcext:value-type="float">
            <text:p>33,251</text:p>
          </table:table-cell>
          <table:table-cell office:value-type="float" office:value="18.74" calcext:value-type="float">
            <text:p>18,74</text:p>
          </table:table-cell>
          <table:table-cell table:number-columns-repeated="7"/>
        </table:table-row>
        <table:table-row table:style-name="ro1">
          <table:table-cell table:formula="of:=[.B342]-[.$B$611]" office:value-type="time" office:time-value="PT00H13M27.000000053S" calcext:value-type="time">
            <text:p>00:13:27</text:p>
          </table:table-cell>
          <table:table-cell office:value-type="date" office:date-value="2017-02-06T00:22:00" calcext:value-type="date">
            <text:p>17-02-06 00:22</text:p>
          </table:table-cell>
          <table:table-cell table:formula="of:=[.A342]*86400" office:value-type="float" office:value="807.000000053085" calcext:value-type="float">
            <text:p>807</text:p>
          </table:table-cell>
          <table:table-cell office:value-type="float" office:value="33.254" calcext:value-type="float">
            <text:p>33,254</text:p>
          </table:table-cell>
          <table:table-cell office:value-type="float" office:value="18.741" calcext:value-type="float">
            <text:p>18,741</text:p>
          </table:table-cell>
          <table:table-cell table:number-columns-repeated="7"/>
        </table:table-row>
        <table:table-row table:style-name="ro1">
          <table:table-cell table:formula="of:=[.B343]-[.$B$611]" office:value-type="time" office:time-value="PT00H13M23.99999998S" calcext:value-type="time">
            <text:p>00:13:24</text:p>
          </table:table-cell>
          <table:table-cell office:value-type="date" office:date-value="2017-02-06T00:21:57" calcext:value-type="date">
            <text:p>17-02-06 00:21</text:p>
          </table:table-cell>
          <table:table-cell table:formula="of:=[.A343]*86400" office:value-type="float" office:value="803.999999980442" calcext:value-type="float">
            <text:p>804</text:p>
          </table:table-cell>
          <table:table-cell office:value-type="float" office:value="33.257" calcext:value-type="float">
            <text:p>33,257</text:p>
          </table:table-cell>
          <table:table-cell office:value-type="float" office:value="18.743" calcext:value-type="float">
            <text:p>18,743</text:p>
          </table:table-cell>
          <table:table-cell table:number-columns-repeated="7"/>
        </table:table-row>
        <table:table-row table:style-name="ro1">
          <table:table-cell table:formula="of:=[.B344]-[.$B$611]" office:value-type="time" office:time-value="PT00H13M20.999999908S" calcext:value-type="time">
            <text:p>00:13:21</text:p>
          </table:table-cell>
          <table:table-cell office:value-type="date" office:date-value="2017-02-06T00:21:54" calcext:value-type="date">
            <text:p>17-02-06 00:21</text:p>
          </table:table-cell>
          <table:table-cell table:formula="of:=[.A344]*86400" office:value-type="float" office:value="800.999999907799" calcext:value-type="float">
            <text:p>801</text:p>
          </table:table-cell>
          <table:table-cell office:value-type="float" office:value="33.26" calcext:value-type="float">
            <text:p>33,26</text:p>
          </table:table-cell>
          <table:table-cell office:value-type="float" office:value="18.744" calcext:value-type="float">
            <text:p>18,744</text:p>
          </table:table-cell>
          <table:table-cell table:number-columns-repeated="7"/>
        </table:table-row>
        <table:table-row table:style-name="ro1">
          <table:table-cell table:formula="of:=[.B345]-[.$B$611]" office:value-type="time" office:time-value="PT00H13M18.000000464S" calcext:value-type="time">
            <text:p>00:13:18</text:p>
          </table:table-cell>
          <table:table-cell office:value-type="date" office:date-value="2017-02-06T00:21:51" calcext:value-type="date">
            <text:p>17-02-06 00:21</text:p>
          </table:table-cell>
          <table:table-cell table:formula="of:=[.A345]*86400" office:value-type="float" office:value="798.000000463799" calcext:value-type="float">
            <text:p>798</text:p>
          </table:table-cell>
          <table:table-cell office:value-type="float" office:value="33.263" calcext:value-type="float">
            <text:p>33,263</text:p>
          </table:table-cell>
          <table:table-cell office:value-type="float" office:value="18.746" calcext:value-type="float">
            <text:p>18,746</text:p>
          </table:table-cell>
          <table:table-cell table:number-columns-repeated="7"/>
        </table:table-row>
        <table:table-row table:style-name="ro1">
          <table:table-cell table:formula="of:=[.B346]-[.$B$611]" office:value-type="time" office:time-value="PT00H13M15.000000391S" calcext:value-type="time">
            <text:p>00:13:15</text:p>
          </table:table-cell>
          <table:table-cell office:value-type="date" office:date-value="2017-02-06T00:21:48" calcext:value-type="date">
            <text:p>17-02-06 00:21</text:p>
          </table:table-cell>
          <table:table-cell table:formula="of:=[.A346]*86400" office:value-type="float" office:value="795.000000391156" calcext:value-type="float">
            <text:p>795</text:p>
          </table:table-cell>
          <table:table-cell office:value-type="float" office:value="33.266" calcext:value-type="float">
            <text:p>33,266</text:p>
          </table:table-cell>
          <table:table-cell office:value-type="float" office:value="18.747" calcext:value-type="float">
            <text:p>18,747</text:p>
          </table:table-cell>
          <table:table-cell table:number-columns-repeated="7"/>
        </table:table-row>
        <table:table-row table:style-name="ro1">
          <table:table-cell table:formula="of:=[.B347]-[.$B$611]" office:value-type="time" office:time-value="PT00H13M12.000000319S" calcext:value-type="time">
            <text:p>00:13:12</text:p>
          </table:table-cell>
          <table:table-cell office:value-type="date" office:date-value="2017-02-06T00:21:45" calcext:value-type="date">
            <text:p>17-02-06 00:21</text:p>
          </table:table-cell>
          <table:table-cell table:formula="of:=[.A347]*86400" office:value-type="float" office:value="792.000000318512" calcext:value-type="float">
            <text:p>792</text:p>
          </table:table-cell>
          <table:table-cell office:value-type="float" office:value="33.27" calcext:value-type="float">
            <text:p>33,27</text:p>
          </table:table-cell>
          <table:table-cell office:value-type="float" office:value="18.749" calcext:value-type="float">
            <text:p>18,749</text:p>
          </table:table-cell>
          <table:table-cell table:number-columns-repeated="7"/>
        </table:table-row>
        <table:table-row table:style-name="ro1">
          <table:table-cell table:formula="of:=[.B348]-[.$B$611]" office:value-type="time" office:time-value="PT00H13M09.000000246S" calcext:value-type="time">
            <text:p>00:13:09</text:p>
          </table:table-cell>
          <table:table-cell office:value-type="date" office:date-value="2017-02-06T00:21:42" calcext:value-type="date">
            <text:p>17-02-06 00:21</text:p>
          </table:table-cell>
          <table:table-cell table:formula="of:=[.A348]*86400" office:value-type="float" office:value="789.000000245869" calcext:value-type="float">
            <text:p>789</text:p>
          </table:table-cell>
          <table:table-cell office:value-type="float" office:value="33.273" calcext:value-type="float">
            <text:p>33,273</text:p>
          </table:table-cell>
          <table:table-cell office:value-type="float" office:value="18.75" calcext:value-type="float">
            <text:p>18,75</text:p>
          </table:table-cell>
          <table:table-cell table:number-columns-repeated="7"/>
        </table:table-row>
        <table:table-row table:style-name="ro1">
          <table:table-cell table:formula="of:=[.B349]-[.$B$611]" office:value-type="time" office:time-value="PT00H13M06.000000173S" calcext:value-type="time">
            <text:p>00:13:06</text:p>
          </table:table-cell>
          <table:table-cell office:value-type="date" office:date-value="2017-02-06T00:21:39" calcext:value-type="date">
            <text:p>17-02-06 00:21</text:p>
          </table:table-cell>
          <table:table-cell table:formula="of:=[.A349]*86400" office:value-type="float" office:value="786.000000173226" calcext:value-type="float">
            <text:p>786</text:p>
          </table:table-cell>
          <table:table-cell office:value-type="float" office:value="33.277" calcext:value-type="float">
            <text:p>33,277</text:p>
          </table:table-cell>
          <table:table-cell office:value-type="float" office:value="18.752" calcext:value-type="float">
            <text:p>18,752</text:p>
          </table:table-cell>
          <table:table-cell table:number-columns-repeated="7"/>
        </table:table-row>
        <table:table-row table:style-name="ro1">
          <table:table-cell table:formula="of:=[.B350]-[.$B$611]" office:value-type="time" office:time-value="PT00H13M03.000000101S" calcext:value-type="time">
            <text:p>00:13:03</text:p>
          </table:table-cell>
          <table:table-cell office:value-type="date" office:date-value="2017-02-06T00:21:36" calcext:value-type="date">
            <text:p>17-02-06 00:21</text:p>
          </table:table-cell>
          <table:table-cell table:formula="of:=[.A350]*86400" office:value-type="float" office:value="783.000000100583" calcext:value-type="float">
            <text:p>783</text:p>
          </table:table-cell>
          <table:table-cell office:value-type="float" office:value="33.28" calcext:value-type="float">
            <text:p>33,28</text:p>
          </table:table-cell>
          <table:table-cell office:value-type="float" office:value="18.754" calcext:value-type="float">
            <text:p>18,754</text:p>
          </table:table-cell>
          <table:table-cell table:number-columns-repeated="7"/>
        </table:table-row>
        <table:table-row table:style-name="ro1">
          <table:table-cell table:formula="of:=[.B351]-[.$B$611]" office:value-type="time" office:time-value="PT00H13M00.000000028S" calcext:value-type="time">
            <text:p>00:13:00</text:p>
          </table:table-cell>
          <table:table-cell office:value-type="date" office:date-value="2017-02-06T00:21:33" calcext:value-type="date">
            <text:p>17-02-06 00:21</text:p>
          </table:table-cell>
          <table:table-cell table:formula="of:=[.A351]*86400" office:value-type="float" office:value="780.00000002794" calcext:value-type="float">
            <text:p>780</text:p>
          </table:table-cell>
          <table:table-cell office:value-type="float" office:value="33.284" calcext:value-type="float">
            <text:p>33,284</text:p>
          </table:table-cell>
          <table:table-cell office:value-type="float" office:value="18.755" calcext:value-type="float">
            <text:p>18,755</text:p>
          </table:table-cell>
          <table:table-cell table:number-columns-repeated="7"/>
        </table:table-row>
        <table:table-row table:style-name="ro1">
          <table:table-cell table:formula="of:=[.B352]-[.$B$611]" office:value-type="time" office:time-value="PT00H12M56.999999955S" calcext:value-type="time">
            <text:p>00:12:57</text:p>
          </table:table-cell>
          <table:table-cell office:value-type="date" office:date-value="2017-02-06T00:21:30" calcext:value-type="date">
            <text:p>17-02-06 00:21</text:p>
          </table:table-cell>
          <table:table-cell table:formula="of:=[.A352]*86400" office:value-type="float" office:value="776.999999955297" calcext:value-type="float">
            <text:p>777</text:p>
          </table:table-cell>
          <table:table-cell office:value-type="float" office:value="33.288" calcext:value-type="float">
            <text:p>33,288</text:p>
          </table:table-cell>
          <table:table-cell office:value-type="float" office:value="18.757" calcext:value-type="float">
            <text:p>18,757</text:p>
          </table:table-cell>
          <table:table-cell table:number-columns-repeated="7"/>
        </table:table-row>
        <table:table-row table:style-name="ro1">
          <table:table-cell table:formula="of:=[.B353]-[.$B$611]" office:value-type="time" office:time-value="PT00H12M53.999999883S" calcext:value-type="time">
            <text:p>00:12:54</text:p>
          </table:table-cell>
          <table:table-cell office:value-type="date" office:date-value="2017-02-06T00:21:27" calcext:value-type="date">
            <text:p>17-02-06 00:21</text:p>
          </table:table-cell>
          <table:table-cell table:formula="of:=[.A353]*86400" office:value-type="float" office:value="773.999999882653" calcext:value-type="float">
            <text:p>774</text:p>
          </table:table-cell>
          <table:table-cell office:value-type="float" office:value="33.292" calcext:value-type="float">
            <text:p>33,292</text:p>
          </table:table-cell>
          <table:table-cell office:value-type="float" office:value="18.759" calcext:value-type="float">
            <text:p>18,759</text:p>
          </table:table-cell>
          <table:table-cell table:number-columns-repeated="7"/>
        </table:table-row>
        <table:table-row table:style-name="ro1">
          <table:table-cell table:formula="of:=[.B354]-[.$B$611]" office:value-type="time" office:time-value="PT00H12M51.000000439S" calcext:value-type="time">
            <text:p>00:12:51</text:p>
          </table:table-cell>
          <table:table-cell office:value-type="date" office:date-value="2017-02-06T00:21:24" calcext:value-type="date">
            <text:p>17-02-06 00:21</text:p>
          </table:table-cell>
          <table:table-cell table:formula="of:=[.A354]*86400" office:value-type="float" office:value="771.000000438653" calcext:value-type="float">
            <text:p>771</text:p>
          </table:table-cell>
          <table:table-cell office:value-type="float" office:value="33.296" calcext:value-type="float">
            <text:p>33,296</text:p>
          </table:table-cell>
          <table:table-cell office:value-type="float" office:value="18.76" calcext:value-type="float">
            <text:p>18,76</text:p>
          </table:table-cell>
          <table:table-cell table:number-columns-repeated="7"/>
        </table:table-row>
        <table:table-row table:style-name="ro1">
          <table:table-cell table:formula="of:=[.B355]-[.$B$611]" office:value-type="time" office:time-value="PT00H12M48.000000366S" calcext:value-type="time">
            <text:p>00:12:48</text:p>
          </table:table-cell>
          <table:table-cell office:value-type="date" office:date-value="2017-02-06T00:21:21" calcext:value-type="date">
            <text:p>17-02-06 00:21</text:p>
          </table:table-cell>
          <table:table-cell table:formula="of:=[.A355]*86400" office:value-type="float" office:value="768.00000036601" calcext:value-type="float">
            <text:p>768</text:p>
          </table:table-cell>
          <table:table-cell office:value-type="float" office:value="33.3" calcext:value-type="float">
            <text:p>33,3</text:p>
          </table:table-cell>
          <table:table-cell office:value-type="float" office:value="18.762" calcext:value-type="float">
            <text:p>18,762</text:p>
          </table:table-cell>
          <table:table-cell table:number-columns-repeated="7"/>
        </table:table-row>
        <table:table-row table:style-name="ro1">
          <table:table-cell table:formula="of:=[.B356]-[.$B$611]" office:value-type="time" office:time-value="PT00H12M45.000000293S" calcext:value-type="time">
            <text:p>00:12:45</text:p>
          </table:table-cell>
          <table:table-cell office:value-type="date" office:date-value="2017-02-06T00:21:18" calcext:value-type="date">
            <text:p>17-02-06 00:21</text:p>
          </table:table-cell>
          <table:table-cell table:formula="of:=[.A356]*86400" office:value-type="float" office:value="765.000000293367" calcext:value-type="float">
            <text:p>765</text:p>
          </table:table-cell>
          <table:table-cell office:value-type="float" office:value="33.304" calcext:value-type="float">
            <text:p>33,304</text:p>
          </table:table-cell>
          <table:table-cell office:value-type="float" office:value="18.764" calcext:value-type="float">
            <text:p>18,764</text:p>
          </table:table-cell>
          <table:table-cell table:number-columns-repeated="7"/>
        </table:table-row>
        <table:table-row table:style-name="ro1">
          <table:table-cell table:formula="of:=[.B357]-[.$B$611]" office:value-type="time" office:time-value="PT00H12M42.000000221S" calcext:value-type="time">
            <text:p>00:12:42</text:p>
          </table:table-cell>
          <table:table-cell office:value-type="date" office:date-value="2017-02-06T00:21:15" calcext:value-type="date">
            <text:p>17-02-06 00:21</text:p>
          </table:table-cell>
          <table:table-cell table:formula="of:=[.A357]*86400" office:value-type="float" office:value="762.000000220723" calcext:value-type="float">
            <text:p>762</text:p>
          </table:table-cell>
          <table:table-cell office:value-type="float" office:value="33.309" calcext:value-type="float">
            <text:p>33,309</text:p>
          </table:table-cell>
          <table:table-cell office:value-type="float" office:value="18.766" calcext:value-type="float">
            <text:p>18,766</text:p>
          </table:table-cell>
          <table:table-cell table:number-columns-repeated="7"/>
        </table:table-row>
        <table:table-row table:style-name="ro1">
          <table:table-cell table:formula="of:=[.B358]-[.$B$611]" office:value-type="time" office:time-value="PT00H12M39.000000148S" calcext:value-type="time">
            <text:p>00:12:39</text:p>
          </table:table-cell>
          <table:table-cell office:value-type="date" office:date-value="2017-02-06T00:21:12" calcext:value-type="date">
            <text:p>17-02-06 00:21</text:p>
          </table:table-cell>
          <table:table-cell table:formula="of:=[.A358]*86400" office:value-type="float" office:value="759.00000014808" calcext:value-type="float">
            <text:p>759</text:p>
          </table:table-cell>
          <table:table-cell office:value-type="float" office:value="33.313" calcext:value-type="float">
            <text:p>33,313</text:p>
          </table:table-cell>
          <table:table-cell office:value-type="float" office:value="18.768" calcext:value-type="float">
            <text:p>18,768</text:p>
          </table:table-cell>
          <table:table-cell table:number-columns-repeated="7"/>
        </table:table-row>
        <table:table-row table:style-name="ro1">
          <table:table-cell table:formula="of:=[.B359]-[.$B$611]" office:value-type="time" office:time-value="PT00H12M36.000000075S" calcext:value-type="time">
            <text:p>00:12:36</text:p>
          </table:table-cell>
          <table:table-cell office:value-type="date" office:date-value="2017-02-06T00:21:09" calcext:value-type="date">
            <text:p>17-02-06 00:21</text:p>
          </table:table-cell>
          <table:table-cell table:formula="of:=[.A359]*86400" office:value-type="float" office:value="756.000000075437" calcext:value-type="float">
            <text:p>756</text:p>
          </table:table-cell>
          <table:table-cell office:value-type="float" office:value="33.318" calcext:value-type="float">
            <text:p>33,318</text:p>
          </table:table-cell>
          <table:table-cell office:value-type="float" office:value="18.769" calcext:value-type="float">
            <text:p>18,769</text:p>
          </table:table-cell>
          <table:table-cell table:number-columns-repeated="7"/>
        </table:table-row>
        <table:table-row table:style-name="ro1">
          <table:table-cell table:formula="of:=[.B360]-[.$B$611]" office:value-type="time" office:time-value="PT00H12M33.000000003S" calcext:value-type="time">
            <text:p>00:12:33</text:p>
          </table:table-cell>
          <table:table-cell office:value-type="date" office:date-value="2017-02-06T00:21:06" calcext:value-type="date">
            <text:p>17-02-06 00:21</text:p>
          </table:table-cell>
          <table:table-cell table:formula="of:=[.A360]*86400" office:value-type="float" office:value="753.000000002794" calcext:value-type="float">
            <text:p>753</text:p>
          </table:table-cell>
          <table:table-cell office:value-type="float" office:value="33.323" calcext:value-type="float">
            <text:p>33,323</text:p>
          </table:table-cell>
          <table:table-cell office:value-type="float" office:value="18.771" calcext:value-type="float">
            <text:p>18,771</text:p>
          </table:table-cell>
          <table:table-cell table:number-columns-repeated="7"/>
        </table:table-row>
        <table:table-row table:style-name="ro1">
          <table:table-cell table:formula="of:=[.B361]-[.$B$611]" office:value-type="time" office:time-value="PT00H12M29.99999993S" calcext:value-type="time">
            <text:p>00:12:30</text:p>
          </table:table-cell>
          <table:table-cell office:value-type="date" office:date-value="2017-02-06T00:21:03" calcext:value-type="date">
            <text:p>17-02-06 00:21</text:p>
          </table:table-cell>
          <table:table-cell table:formula="of:=[.A361]*86400" office:value-type="float" office:value="749.999999930151" calcext:value-type="float">
            <text:p>750</text:p>
          </table:table-cell>
          <table:table-cell office:value-type="float" office:value="33.328" calcext:value-type="float">
            <text:p>33,328</text:p>
          </table:table-cell>
          <table:table-cell office:value-type="float" office:value="18.773" calcext:value-type="float">
            <text:p>18,773</text:p>
          </table:table-cell>
          <table:table-cell table:number-columns-repeated="7"/>
        </table:table-row>
        <table:table-row table:style-name="ro1">
          <table:table-cell table:formula="of:=[.B362]-[.$B$611]" office:value-type="time" office:time-value="PT00H12M26.999999858S" calcext:value-type="time">
            <text:p>00:12:27</text:p>
          </table:table-cell>
          <table:table-cell office:value-type="date" office:date-value="2017-02-06T00:21:00" calcext:value-type="date">
            <text:p>17-02-06 00:21</text:p>
          </table:table-cell>
          <table:table-cell table:formula="of:=[.A362]*86400" office:value-type="float" office:value="746.999999857508" calcext:value-type="float">
            <text:p>747</text:p>
          </table:table-cell>
          <table:table-cell office:value-type="float" office:value="33.333" calcext:value-type="float">
            <text:p>33,333</text:p>
          </table:table-cell>
          <table:table-cell office:value-type="float" office:value="18.775" calcext:value-type="float">
            <text:p>18,775</text:p>
          </table:table-cell>
          <table:table-cell table:number-columns-repeated="7"/>
        </table:table-row>
        <table:table-row table:style-name="ro1">
          <table:table-cell table:formula="of:=[.B363]-[.$B$611]" office:value-type="time" office:time-value="PT00H12M24.000000414S" calcext:value-type="time">
            <text:p>00:12:24</text:p>
          </table:table-cell>
          <table:table-cell office:value-type="date" office:date-value="2017-02-06T00:20:57" calcext:value-type="date">
            <text:p>17-02-06 00:20</text:p>
          </table:table-cell>
          <table:table-cell table:formula="of:=[.A363]*86400" office:value-type="float" office:value="744.000000413507" calcext:value-type="float">
            <text:p>744</text:p>
          </table:table-cell>
          <table:table-cell office:value-type="float" office:value="33.338" calcext:value-type="float">
            <text:p>33,338</text:p>
          </table:table-cell>
          <table:table-cell office:value-type="float" office:value="18.777" calcext:value-type="float">
            <text:p>18,777</text:p>
          </table:table-cell>
          <table:table-cell table:number-columns-repeated="7"/>
        </table:table-row>
        <table:table-row table:style-name="ro1">
          <table:table-cell table:formula="of:=[.B364]-[.$B$611]" office:value-type="time" office:time-value="PT00H12M21.000000341S" calcext:value-type="time">
            <text:p>00:12:21</text:p>
          </table:table-cell>
          <table:table-cell office:value-type="date" office:date-value="2017-02-06T00:20:54" calcext:value-type="date">
            <text:p>17-02-06 00:20</text:p>
          </table:table-cell>
          <table:table-cell table:formula="of:=[.A364]*86400" office:value-type="float" office:value="741.000000340864" calcext:value-type="float">
            <text:p>741</text:p>
          </table:table-cell>
          <table:table-cell office:value-type="float" office:value="33.344" calcext:value-type="float">
            <text:p>33,344</text:p>
          </table:table-cell>
          <table:table-cell office:value-type="float" office:value="18.779" calcext:value-type="float">
            <text:p>18,779</text:p>
          </table:table-cell>
          <table:table-cell table:number-columns-repeated="7"/>
        </table:table-row>
        <table:table-row table:style-name="ro1">
          <table:table-cell table:formula="of:=[.B365]-[.$B$611]" office:value-type="time" office:time-value="PT00H12M18.000000268S" calcext:value-type="time">
            <text:p>00:12:18</text:p>
          </table:table-cell>
          <table:table-cell office:value-type="date" office:date-value="2017-02-06T00:20:51" calcext:value-type="date">
            <text:p>17-02-06 00:20</text:p>
          </table:table-cell>
          <table:table-cell table:formula="of:=[.A365]*86400" office:value-type="float" office:value="738.000000268221" calcext:value-type="float">
            <text:p>738</text:p>
          </table:table-cell>
          <table:table-cell office:value-type="float" office:value="33.349" calcext:value-type="float">
            <text:p>33,349</text:p>
          </table:table-cell>
          <table:table-cell office:value-type="float" office:value="18.781" calcext:value-type="float">
            <text:p>18,781</text:p>
          </table:table-cell>
          <table:table-cell table:number-columns-repeated="7"/>
        </table:table-row>
        <table:table-row table:style-name="ro1">
          <table:table-cell table:formula="of:=[.B366]-[.$B$611]" office:value-type="time" office:time-value="PT00H12M15.000000196S" calcext:value-type="time">
            <text:p>00:12:15</text:p>
          </table:table-cell>
          <table:table-cell office:value-type="date" office:date-value="2017-02-06T00:20:48" calcext:value-type="date">
            <text:p>17-02-06 00:20</text:p>
          </table:table-cell>
          <table:table-cell table:formula="of:=[.A366]*86400" office:value-type="float" office:value="735.000000195578" calcext:value-type="float">
            <text:p>735</text:p>
          </table:table-cell>
          <table:table-cell office:value-type="float" office:value="33.355" calcext:value-type="float">
            <text:p>33,355</text:p>
          </table:table-cell>
          <table:table-cell office:value-type="float" office:value="18.783" calcext:value-type="float">
            <text:p>18,783</text:p>
          </table:table-cell>
          <table:table-cell table:number-columns-repeated="7"/>
        </table:table-row>
        <table:table-row table:style-name="ro1">
          <table:table-cell table:formula="of:=[.B367]-[.$B$611]" office:value-type="time" office:time-value="PT00H12M12.000000123S" calcext:value-type="time">
            <text:p>00:12:12</text:p>
          </table:table-cell>
          <table:table-cell office:value-type="date" office:date-value="2017-02-06T00:20:45" calcext:value-type="date">
            <text:p>17-02-06 00:20</text:p>
          </table:table-cell>
          <table:table-cell table:formula="of:=[.A367]*86400" office:value-type="float" office:value="732.000000122935" calcext:value-type="float">
            <text:p>732</text:p>
          </table:table-cell>
          <table:table-cell office:value-type="float" office:value="33.361" calcext:value-type="float">
            <text:p>33,361</text:p>
          </table:table-cell>
          <table:table-cell office:value-type="float" office:value="18.785" calcext:value-type="float">
            <text:p>18,785</text:p>
          </table:table-cell>
          <table:table-cell table:number-columns-repeated="7"/>
        </table:table-row>
        <table:table-row table:style-name="ro1">
          <table:table-cell table:formula="of:=[.B368]-[.$B$611]" office:value-type="time" office:time-value="PT00H12M09.00000005S" calcext:value-type="time">
            <text:p>00:12:09</text:p>
          </table:table-cell>
          <table:table-cell office:value-type="date" office:date-value="2017-02-06T00:20:42" calcext:value-type="date">
            <text:p>17-02-06 00:20</text:p>
          </table:table-cell>
          <table:table-cell table:formula="of:=[.A368]*86400" office:value-type="float" office:value="729.000000050291" calcext:value-type="float">
            <text:p>729</text:p>
          </table:table-cell>
          <table:table-cell office:value-type="float" office:value="33.367" calcext:value-type="float">
            <text:p>33,367</text:p>
          </table:table-cell>
          <table:table-cell office:value-type="float" office:value="18.788" calcext:value-type="float">
            <text:p>18,788</text:p>
          </table:table-cell>
          <table:table-cell table:number-columns-repeated="7"/>
        </table:table-row>
        <table:table-row table:style-name="ro1">
          <table:table-cell table:formula="of:=[.B369]-[.$B$611]" office:value-type="time" office:time-value="PT00H12M05.999999978S" calcext:value-type="time">
            <text:p>00:12:06</text:p>
          </table:table-cell>
          <table:table-cell office:value-type="date" office:date-value="2017-02-06T00:20:39" calcext:value-type="date">
            <text:p>17-02-06 00:20</text:p>
          </table:table-cell>
          <table:table-cell table:formula="of:=[.A369]*86400" office:value-type="float" office:value="725.999999977648" calcext:value-type="float">
            <text:p>726</text:p>
          </table:table-cell>
          <table:table-cell office:value-type="float" office:value="33.374" calcext:value-type="float">
            <text:p>33,374</text:p>
          </table:table-cell>
          <table:table-cell office:value-type="float" office:value="18.79" calcext:value-type="float">
            <text:p>18,79</text:p>
          </table:table-cell>
          <table:table-cell table:number-columns-repeated="7"/>
        </table:table-row>
        <table:table-row table:style-name="ro1">
          <table:table-cell table:formula="of:=[.B370]-[.$B$611]" office:value-type="time" office:time-value="PT00H12M02.999999905S" calcext:value-type="time">
            <text:p>00:12:03</text:p>
          </table:table-cell>
          <table:table-cell office:value-type="date" office:date-value="2017-02-06T00:20:36" calcext:value-type="date">
            <text:p>17-02-06 00:20</text:p>
          </table:table-cell>
          <table:table-cell table:formula="of:=[.A370]*86400" office:value-type="float" office:value="722.999999905005" calcext:value-type="float">
            <text:p>723</text:p>
          </table:table-cell>
          <table:table-cell office:value-type="float" office:value="33.38" calcext:value-type="float">
            <text:p>33,38</text:p>
          </table:table-cell>
          <table:table-cell office:value-type="float" office:value="18.792" calcext:value-type="float">
            <text:p>18,792</text:p>
          </table:table-cell>
          <table:table-cell table:number-columns-repeated="7"/>
        </table:table-row>
        <table:table-row table:style-name="ro1">
          <table:table-cell table:formula="of:=[.B371]-[.$B$611]" office:value-type="time" office:time-value="PT00H12M00.000000461S" calcext:value-type="time">
            <text:p>00:12:00</text:p>
          </table:table-cell>
          <table:table-cell office:value-type="date" office:date-value="2017-02-06T00:20:33" calcext:value-type="date">
            <text:p>17-02-06 00:20</text:p>
          </table:table-cell>
          <table:table-cell table:formula="of:=[.A371]*86400" office:value-type="float" office:value="720.000000461005" calcext:value-type="float">
            <text:p>720</text:p>
          </table:table-cell>
          <table:table-cell office:value-type="float" office:value="33.387" calcext:value-type="float">
            <text:p>33,387</text:p>
          </table:table-cell>
          <table:table-cell office:value-type="float" office:value="18.794" calcext:value-type="float">
            <text:p>18,794</text:p>
          </table:table-cell>
          <table:table-cell table:number-columns-repeated="7"/>
        </table:table-row>
        <table:table-row table:style-name="ro1">
          <table:table-cell table:formula="of:=[.B372]-[.$B$611]" office:value-type="time" office:time-value="PT00H11M57.000000388S" calcext:value-type="time">
            <text:p>00:11:57</text:p>
          </table:table-cell>
          <table:table-cell office:value-type="date" office:date-value="2017-02-06T00:20:30" calcext:value-type="date">
            <text:p>17-02-06 00:20</text:p>
          </table:table-cell>
          <table:table-cell table:formula="of:=[.A372]*86400" office:value-type="float" office:value="717.000000388362" calcext:value-type="float">
            <text:p>717</text:p>
          </table:table-cell>
          <table:table-cell office:value-type="float" office:value="33.394" calcext:value-type="float">
            <text:p>33,394</text:p>
          </table:table-cell>
          <table:table-cell office:value-type="float" office:value="18.796" calcext:value-type="float">
            <text:p>18,796</text:p>
          </table:table-cell>
          <table:table-cell table:number-columns-repeated="7"/>
        </table:table-row>
        <table:table-row table:style-name="ro1">
          <table:table-cell table:formula="of:=[.B373]-[.$B$611]" office:value-type="time" office:time-value="PT00H11M54.000000316S" calcext:value-type="time">
            <text:p>00:11:54</text:p>
          </table:table-cell>
          <table:table-cell office:value-type="date" office:date-value="2017-02-06T00:20:27" calcext:value-type="date">
            <text:p>17-02-06 00:20</text:p>
          </table:table-cell>
          <table:table-cell table:formula="of:=[.A373]*86400" office:value-type="float" office:value="714.000000315718" calcext:value-type="float">
            <text:p>714</text:p>
          </table:table-cell>
          <table:table-cell office:value-type="float" office:value="33.401" calcext:value-type="float">
            <text:p>33,401</text:p>
          </table:table-cell>
          <table:table-cell office:value-type="float" office:value="18.799" calcext:value-type="float">
            <text:p>18,799</text:p>
          </table:table-cell>
          <table:table-cell table:number-columns-repeated="7"/>
        </table:table-row>
        <table:table-row table:style-name="ro1">
          <table:table-cell table:formula="of:=[.B374]-[.$B$611]" office:value-type="time" office:time-value="PT00H11M51.000000243S" calcext:value-type="time">
            <text:p>00:11:51</text:p>
          </table:table-cell>
          <table:table-cell office:value-type="date" office:date-value="2017-02-06T00:20:24" calcext:value-type="date">
            <text:p>17-02-06 00:20</text:p>
          </table:table-cell>
          <table:table-cell table:formula="of:=[.A374]*86400" office:value-type="float" office:value="711.000000243075" calcext:value-type="float">
            <text:p>711</text:p>
          </table:table-cell>
          <table:table-cell office:value-type="float" office:value="33.408" calcext:value-type="float">
            <text:p>33,408</text:p>
          </table:table-cell>
          <table:table-cell office:value-type="float" office:value="18.801" calcext:value-type="float">
            <text:p>18,801</text:p>
          </table:table-cell>
          <table:table-cell table:number-columns-repeated="7"/>
        </table:table-row>
        <table:table-row table:style-name="ro1">
          <table:table-cell table:formula="of:=[.B375]-[.$B$611]" office:value-type="time" office:time-value="PT00H11M48.00000017S" calcext:value-type="time">
            <text:p>00:11:48</text:p>
          </table:table-cell>
          <table:table-cell office:value-type="date" office:date-value="2017-02-06T00:20:21" calcext:value-type="date">
            <text:p>17-02-06 00:20</text:p>
          </table:table-cell>
          <table:table-cell table:formula="of:=[.A375]*86400" office:value-type="float" office:value="708.000000170432" calcext:value-type="float">
            <text:p>708</text:p>
          </table:table-cell>
          <table:table-cell office:value-type="float" office:value="33.416" calcext:value-type="float">
            <text:p>33,416</text:p>
          </table:table-cell>
          <table:table-cell office:value-type="float" office:value="18.803" calcext:value-type="float">
            <text:p>18,803</text:p>
          </table:table-cell>
          <table:table-cell table:number-columns-repeated="7"/>
        </table:table-row>
        <table:table-row table:style-name="ro1">
          <table:table-cell table:formula="of:=[.B376]-[.$B$611]" office:value-type="time" office:time-value="PT00H11M45.000000098S" calcext:value-type="time">
            <text:p>00:11:45</text:p>
          </table:table-cell>
          <table:table-cell office:value-type="date" office:date-value="2017-02-06T00:20:18" calcext:value-type="date">
            <text:p>17-02-06 00:20</text:p>
          </table:table-cell>
          <table:table-cell table:formula="of:=[.A376]*86400" office:value-type="float" office:value="705.000000097789" calcext:value-type="float">
            <text:p>705</text:p>
          </table:table-cell>
          <table:table-cell office:value-type="float" office:value="33.424" calcext:value-type="float">
            <text:p>33,424</text:p>
          </table:table-cell>
          <table:table-cell office:value-type="float" office:value="18.806" calcext:value-type="float">
            <text:p>18,806</text:p>
          </table:table-cell>
          <table:table-cell table:number-columns-repeated="7"/>
        </table:table-row>
        <table:table-row table:style-name="ro1">
          <table:table-cell table:formula="of:=[.B377]-[.$B$611]" office:value-type="time" office:time-value="PT00H11M42.000000025S" calcext:value-type="time">
            <text:p>00:11:42</text:p>
          </table:table-cell>
          <table:table-cell office:value-type="date" office:date-value="2017-02-06T00:20:15" calcext:value-type="date">
            <text:p>17-02-06 00:20</text:p>
          </table:table-cell>
          <table:table-cell table:formula="of:=[.A377]*86400" office:value-type="float" office:value="702.000000025146" calcext:value-type="float">
            <text:p>702</text:p>
          </table:table-cell>
          <table:table-cell office:value-type="float" office:value="33.432" calcext:value-type="float">
            <text:p>33,432</text:p>
          </table:table-cell>
          <table:table-cell office:value-type="float" office:value="18.808" calcext:value-type="float">
            <text:p>18,808</text:p>
          </table:table-cell>
          <table:table-cell table:number-columns-repeated="7"/>
        </table:table-row>
        <table:table-row table:style-name="ro1">
          <table:table-cell table:formula="of:=[.B378]-[.$B$611]" office:value-type="time" office:time-value="PT00H11M38.999999953S" calcext:value-type="time">
            <text:p>00:11:39</text:p>
          </table:table-cell>
          <table:table-cell office:value-type="date" office:date-value="2017-02-06T00:20:12" calcext:value-type="date">
            <text:p>17-02-06 00:20</text:p>
          </table:table-cell>
          <table:table-cell table:formula="of:=[.A378]*86400" office:value-type="float" office:value="698.999999952503" calcext:value-type="float">
            <text:p>699</text:p>
          </table:table-cell>
          <table:table-cell office:value-type="float" office:value="33.44" calcext:value-type="float">
            <text:p>33,44</text:p>
          </table:table-cell>
          <table:table-cell office:value-type="float" office:value="18.811" calcext:value-type="float">
            <text:p>18,811</text:p>
          </table:table-cell>
          <table:table-cell table:number-columns-repeated="7"/>
        </table:table-row>
        <table:table-row table:style-name="ro1">
          <table:table-cell table:formula="of:=[.B379]-[.$B$611]" office:value-type="time" office:time-value="PT00H11M35.99999988S" calcext:value-type="time">
            <text:p>00:11:36</text:p>
          </table:table-cell>
          <table:table-cell office:value-type="date" office:date-value="2017-02-06T00:20:09" calcext:value-type="date">
            <text:p>17-02-06 00:20</text:p>
          </table:table-cell>
          <table:table-cell table:formula="of:=[.A379]*86400" office:value-type="float" office:value="695.999999879859" calcext:value-type="float">
            <text:p>696</text:p>
          </table:table-cell>
          <table:table-cell office:value-type="float" office:value="33.449" calcext:value-type="float">
            <text:p>33,449</text:p>
          </table:table-cell>
          <table:table-cell office:value-type="float" office:value="18.813" calcext:value-type="float">
            <text:p>18,813</text:p>
          </table:table-cell>
          <table:table-cell table:number-columns-repeated="7"/>
        </table:table-row>
        <table:table-row table:style-name="ro1">
          <table:table-cell table:formula="of:=[.B380]-[.$B$611]" office:value-type="time" office:time-value="PT00H11M33.000000436S" calcext:value-type="time">
            <text:p>00:11:33</text:p>
          </table:table-cell>
          <table:table-cell office:value-type="date" office:date-value="2017-02-06T00:20:06" calcext:value-type="date">
            <text:p>17-02-06 00:20</text:p>
          </table:table-cell>
          <table:table-cell table:formula="of:=[.A380]*86400" office:value-type="float" office:value="693.000000435859" calcext:value-type="float">
            <text:p>693</text:p>
          </table:table-cell>
          <table:table-cell office:value-type="float" office:value="33.457" calcext:value-type="float">
            <text:p>33,457</text:p>
          </table:table-cell>
          <table:table-cell office:value-type="float" office:value="18.816" calcext:value-type="float">
            <text:p>18,816</text:p>
          </table:table-cell>
          <table:table-cell table:number-columns-repeated="7"/>
        </table:table-row>
        <table:table-row table:style-name="ro1">
          <table:table-cell table:formula="of:=[.B381]-[.$B$611]" office:value-type="time" office:time-value="PT00H11M30.000000363S" calcext:value-type="time">
            <text:p>00:11:30</text:p>
          </table:table-cell>
          <table:table-cell office:value-type="date" office:date-value="2017-02-06T00:20:03" calcext:value-type="date">
            <text:p>17-02-06 00:20</text:p>
          </table:table-cell>
          <table:table-cell table:formula="of:=[.A381]*86400" office:value-type="float" office:value="690.000000363216" calcext:value-type="float">
            <text:p>690</text:p>
          </table:table-cell>
          <table:table-cell office:value-type="float" office:value="33.466" calcext:value-type="float">
            <text:p>33,466</text:p>
          </table:table-cell>
          <table:table-cell office:value-type="float" office:value="18.819" calcext:value-type="float">
            <text:p>18,819</text:p>
          </table:table-cell>
          <table:table-cell table:number-columns-repeated="7"/>
        </table:table-row>
        <table:table-row table:style-name="ro1">
          <table:table-cell table:formula="of:=[.B382]-[.$B$611]" office:value-type="time" office:time-value="PT00H11M27.000000291S" calcext:value-type="time">
            <text:p>00:11:27</text:p>
          </table:table-cell>
          <table:table-cell office:value-type="date" office:date-value="2017-02-06T00:20:00" calcext:value-type="date">
            <text:p>17-02-06 00:20</text:p>
          </table:table-cell>
          <table:table-cell table:formula="of:=[.A382]*86400" office:value-type="float" office:value="687.000000290573" calcext:value-type="float">
            <text:p>687</text:p>
          </table:table-cell>
          <table:table-cell office:value-type="float" office:value="33.476" calcext:value-type="float">
            <text:p>33,476</text:p>
          </table:table-cell>
          <table:table-cell office:value-type="float" office:value="18.821" calcext:value-type="float">
            <text:p>18,821</text:p>
          </table:table-cell>
          <table:table-cell table:number-columns-repeated="7"/>
        </table:table-row>
        <table:table-row table:style-name="ro1">
          <table:table-cell table:formula="of:=[.B383]-[.$B$611]" office:value-type="time" office:time-value="PT00H11M24.000000218S" calcext:value-type="time">
            <text:p>00:11:24</text:p>
          </table:table-cell>
          <table:table-cell office:value-type="date" office:date-value="2017-02-06T00:19:57" calcext:value-type="date">
            <text:p>17-02-06 00:19</text:p>
          </table:table-cell>
          <table:table-cell table:formula="of:=[.A383]*86400" office:value-type="float" office:value="684.00000021793" calcext:value-type="float">
            <text:p>684</text:p>
          </table:table-cell>
          <table:table-cell office:value-type="float" office:value="33.485" calcext:value-type="float">
            <text:p>33,485</text:p>
          </table:table-cell>
          <table:table-cell office:value-type="float" office:value="18.824" calcext:value-type="float">
            <text:p>18,824</text:p>
          </table:table-cell>
          <table:table-cell table:number-columns-repeated="7"/>
        </table:table-row>
        <table:table-row table:style-name="ro1">
          <table:table-cell table:formula="of:=[.B384]-[.$B$611]" office:value-type="time" office:time-value="PT00H11M21.000000145S" calcext:value-type="time">
            <text:p>00:11:21</text:p>
          </table:table-cell>
          <table:table-cell office:value-type="date" office:date-value="2017-02-06T00:19:54" calcext:value-type="date">
            <text:p>17-02-06 00:19</text:p>
          </table:table-cell>
          <table:table-cell table:formula="of:=[.A384]*86400" office:value-type="float" office:value="681.000000145286" calcext:value-type="float">
            <text:p>681</text:p>
          </table:table-cell>
          <table:table-cell office:value-type="float" office:value="33.495" calcext:value-type="float">
            <text:p>33,495</text:p>
          </table:table-cell>
          <table:table-cell office:value-type="float" office:value="18.827" calcext:value-type="float">
            <text:p>18,827</text:p>
          </table:table-cell>
          <table:table-cell table:number-columns-repeated="7"/>
        </table:table-row>
        <table:table-row table:style-name="ro1">
          <table:table-cell table:formula="of:=[.B385]-[.$B$611]" office:value-type="time" office:time-value="PT00H11M18.000000073S" calcext:value-type="time">
            <text:p>00:11:18</text:p>
          </table:table-cell>
          <table:table-cell office:value-type="date" office:date-value="2017-02-06T00:19:51" calcext:value-type="date">
            <text:p>17-02-06 00:19</text:p>
          </table:table-cell>
          <table:table-cell table:formula="of:=[.A385]*86400" office:value-type="float" office:value="678.000000072643" calcext:value-type="float">
            <text:p>678</text:p>
          </table:table-cell>
          <table:table-cell office:value-type="float" office:value="33.505" calcext:value-type="float">
            <text:p>33,505</text:p>
          </table:table-cell>
          <table:table-cell office:value-type="float" office:value="18.829" calcext:value-type="float">
            <text:p>18,829</text:p>
          </table:table-cell>
          <table:table-cell table:number-columns-repeated="7"/>
        </table:table-row>
        <table:table-row table:style-name="ro1">
          <table:table-cell table:formula="of:=[.B386]-[.$B$611]" office:value-type="time" office:time-value="PT00H11M15S" calcext:value-type="time">
            <text:p>00:11:15</text:p>
          </table:table-cell>
          <table:table-cell office:value-type="date" office:date-value="2017-02-06T00:19:48" calcext:value-type="date">
            <text:p>17-02-06 00:19</text:p>
          </table:table-cell>
          <table:table-cell table:formula="of:=[.A386]*86400" office:value-type="float" office:value="675" calcext:value-type="float">
            <text:p>675</text:p>
          </table:table-cell>
          <table:table-cell office:value-type="float" office:value="33.516" calcext:value-type="float">
            <text:p>33,516</text:p>
          </table:table-cell>
          <table:table-cell office:value-type="float" office:value="18.832" calcext:value-type="float">
            <text:p>18,832</text:p>
          </table:table-cell>
          <table:table-cell table:number-columns-repeated="7"/>
        </table:table-row>
        <table:table-row table:style-name="ro1">
          <table:table-cell table:formula="of:=[.B387]-[.$B$611]" office:value-type="time" office:time-value="PT00H11M11.999999927S" calcext:value-type="time">
            <text:p>00:11:12</text:p>
          </table:table-cell>
          <table:table-cell office:value-type="date" office:date-value="2017-02-06T00:19:45" calcext:value-type="date">
            <text:p>17-02-06 00:19</text:p>
          </table:table-cell>
          <table:table-cell table:formula="of:=[.A387]*86400" office:value-type="float" office:value="671.999999927357" calcext:value-type="float">
            <text:p>672</text:p>
          </table:table-cell>
          <table:table-cell office:value-type="float" office:value="33.526" calcext:value-type="float">
            <text:p>33,526</text:p>
          </table:table-cell>
          <table:table-cell office:value-type="float" office:value="18.835" calcext:value-type="float">
            <text:p>18,835</text:p>
          </table:table-cell>
          <table:table-cell table:number-columns-repeated="7"/>
        </table:table-row>
        <table:table-row table:style-name="ro1">
          <table:table-cell table:formula="of:=[.B388]-[.$B$611]" office:value-type="time" office:time-value="PT00H11M08.999999855S" calcext:value-type="time">
            <text:p>00:11:09</text:p>
          </table:table-cell>
          <table:table-cell office:value-type="date" office:date-value="2017-02-06T00:19:42" calcext:value-type="date">
            <text:p>17-02-06 00:19</text:p>
          </table:table-cell>
          <table:table-cell table:formula="of:=[.A388]*86400" office:value-type="float" office:value="668.999999854714" calcext:value-type="float">
            <text:p>669</text:p>
          </table:table-cell>
          <table:table-cell office:value-type="float" office:value="33.537" calcext:value-type="float">
            <text:p>33,537</text:p>
          </table:table-cell>
          <table:table-cell office:value-type="float" office:value="18.838" calcext:value-type="float">
            <text:p>18,838</text:p>
          </table:table-cell>
          <table:table-cell table:number-columns-repeated="7"/>
        </table:table-row>
        <table:table-row table:style-name="ro1">
          <table:table-cell table:formula="of:=[.B389]-[.$B$611]" office:value-type="time" office:time-value="PT00H11M06.000000411S" calcext:value-type="time">
            <text:p>00:11:06</text:p>
          </table:table-cell>
          <table:table-cell office:value-type="date" office:date-value="2017-02-06T00:19:39" calcext:value-type="date">
            <text:p>17-02-06 00:19</text:p>
          </table:table-cell>
          <table:table-cell table:formula="of:=[.A389]*86400" office:value-type="float" office:value="666.000000410713" calcext:value-type="float">
            <text:p>666</text:p>
          </table:table-cell>
          <table:table-cell office:value-type="float" office:value="33.549" calcext:value-type="float">
            <text:p>33,549</text:p>
          </table:table-cell>
          <table:table-cell office:value-type="float" office:value="18.841" calcext:value-type="float">
            <text:p>18,841</text:p>
          </table:table-cell>
          <table:table-cell table:number-columns-repeated="7"/>
        </table:table-row>
        <table:table-row table:style-name="ro1">
          <table:table-cell table:formula="of:=[.B390]-[.$B$611]" office:value-type="time" office:time-value="PT00H11M03.000000338S" calcext:value-type="time">
            <text:p>00:11:03</text:p>
          </table:table-cell>
          <table:table-cell office:value-type="date" office:date-value="2017-02-06T00:19:36" calcext:value-type="date">
            <text:p>17-02-06 00:19</text:p>
          </table:table-cell>
          <table:table-cell table:formula="of:=[.A390]*86400" office:value-type="float" office:value="663.00000033807" calcext:value-type="float">
            <text:p>663</text:p>
          </table:table-cell>
          <table:table-cell office:value-type="float" office:value="33.56" calcext:value-type="float">
            <text:p>33,56</text:p>
          </table:table-cell>
          <table:table-cell office:value-type="float" office:value="18.844" calcext:value-type="float">
            <text:p>18,844</text:p>
          </table:table-cell>
          <table:table-cell table:number-columns-repeated="7"/>
        </table:table-row>
        <table:table-row table:style-name="ro1">
          <table:table-cell table:formula="of:=[.B391]-[.$B$611]" office:value-type="time" office:time-value="PT00H11M00.000000265S" calcext:value-type="time">
            <text:p>00:11:00</text:p>
          </table:table-cell>
          <table:table-cell office:value-type="date" office:date-value="2017-02-06T00:19:33" calcext:value-type="date">
            <text:p>17-02-06 00:19</text:p>
          </table:table-cell>
          <table:table-cell table:formula="of:=[.A391]*86400" office:value-type="float" office:value="660.000000265427" calcext:value-type="float">
            <text:p>660</text:p>
          </table:table-cell>
          <table:table-cell office:value-type="float" office:value="33.572" calcext:value-type="float">
            <text:p>33,572</text:p>
          </table:table-cell>
          <table:table-cell office:value-type="float" office:value="18.847" calcext:value-type="float">
            <text:p>18,847</text:p>
          </table:table-cell>
          <table:table-cell table:number-columns-repeated="7"/>
        </table:table-row>
        <table:table-row table:style-name="ro1">
          <table:table-cell table:formula="of:=[.B392]-[.$B$611]" office:value-type="time" office:time-value="PT00H10M57.000000193S" calcext:value-type="time">
            <text:p>00:10:57</text:p>
          </table:table-cell>
          <table:table-cell office:value-type="date" office:date-value="2017-02-06T00:19:30" calcext:value-type="date">
            <text:p>17-02-06 00:19</text:p>
          </table:table-cell>
          <table:table-cell table:formula="of:=[.A392]*86400" office:value-type="float" office:value="657.000000192784" calcext:value-type="float">
            <text:p>657</text:p>
          </table:table-cell>
          <table:table-cell office:value-type="float" office:value="33.585" calcext:value-type="float">
            <text:p>33,585</text:p>
          </table:table-cell>
          <table:table-cell office:value-type="float" office:value="18.85" calcext:value-type="float">
            <text:p>18,85</text:p>
          </table:table-cell>
          <table:table-cell table:number-columns-repeated="7"/>
        </table:table-row>
        <table:table-row table:style-name="ro1">
          <table:table-cell table:formula="of:=[.B393]-[.$B$611]" office:value-type="time" office:time-value="PT00H10M54.00000012S" calcext:value-type="time">
            <text:p>00:10:54</text:p>
          </table:table-cell>
          <table:table-cell office:value-type="date" office:date-value="2017-02-06T00:19:27" calcext:value-type="date">
            <text:p>17-02-06 00:19</text:p>
          </table:table-cell>
          <table:table-cell table:formula="of:=[.A393]*86400" office:value-type="float" office:value="654.000000120141" calcext:value-type="float">
            <text:p>654</text:p>
          </table:table-cell>
          <table:table-cell office:value-type="float" office:value="33.598" calcext:value-type="float">
            <text:p>33,598</text:p>
          </table:table-cell>
          <table:table-cell office:value-type="float" office:value="18.853" calcext:value-type="float">
            <text:p>18,853</text:p>
          </table:table-cell>
          <table:table-cell table:number-columns-repeated="7"/>
        </table:table-row>
        <table:table-row table:style-name="ro1">
          <table:table-cell table:formula="of:=[.B394]-[.$B$611]" office:value-type="time" office:time-value="PT00H10M51.000000047S" calcext:value-type="time">
            <text:p>00:10:51</text:p>
          </table:table-cell>
          <table:table-cell office:value-type="date" office:date-value="2017-02-06T00:19:24" calcext:value-type="date">
            <text:p>17-02-06 00:19</text:p>
          </table:table-cell>
          <table:table-cell table:formula="of:=[.A394]*86400" office:value-type="float" office:value="651.000000047497" calcext:value-type="float">
            <text:p>651</text:p>
          </table:table-cell>
          <table:table-cell office:value-type="float" office:value="33.611" calcext:value-type="float">
            <text:p>33,611</text:p>
          </table:table-cell>
          <table:table-cell office:value-type="float" office:value="18.856" calcext:value-type="float">
            <text:p>18,856</text:p>
          </table:table-cell>
          <table:table-cell table:number-columns-repeated="7"/>
        </table:table-row>
        <table:table-row table:style-name="ro1">
          <table:table-cell table:formula="of:=[.B395]-[.$B$611]" office:value-type="time" office:time-value="PT00H10M47.999999975S" calcext:value-type="time">
            <text:p>00:10:48</text:p>
          </table:table-cell>
          <table:table-cell office:value-type="date" office:date-value="2017-02-06T00:19:21" calcext:value-type="date">
            <text:p>17-02-06 00:19</text:p>
          </table:table-cell>
          <table:table-cell table:formula="of:=[.A395]*86400" office:value-type="float" office:value="647.999999974854" calcext:value-type="float">
            <text:p>648</text:p>
          </table:table-cell>
          <table:table-cell office:value-type="float" office:value="33.624" calcext:value-type="float">
            <text:p>33,624</text:p>
          </table:table-cell>
          <table:table-cell office:value-type="float" office:value="18.86" calcext:value-type="float">
            <text:p>18,86</text:p>
          </table:table-cell>
          <table:table-cell table:number-columns-repeated="7"/>
        </table:table-row>
        <table:table-row table:style-name="ro1">
          <table:table-cell table:formula="of:=[.B396]-[.$B$611]" office:value-type="time" office:time-value="PT00H10M44.999999902S" calcext:value-type="time">
            <text:p>00:10:45</text:p>
          </table:table-cell>
          <table:table-cell office:value-type="date" office:date-value="2017-02-06T00:19:18" calcext:value-type="date">
            <text:p>17-02-06 00:19</text:p>
          </table:table-cell>
          <table:table-cell table:formula="of:=[.A396]*86400" office:value-type="float" office:value="644.999999902211" calcext:value-type="float">
            <text:p>645</text:p>
          </table:table-cell>
          <table:table-cell office:value-type="float" office:value="33.638" calcext:value-type="float">
            <text:p>33,638</text:p>
          </table:table-cell>
          <table:table-cell office:value-type="float" office:value="18.863" calcext:value-type="float">
            <text:p>18,863</text:p>
          </table:table-cell>
          <table:table-cell table:number-columns-repeated="7"/>
        </table:table-row>
        <table:table-row table:style-name="ro1">
          <table:table-cell table:formula="of:=[.B397]-[.$B$611]" office:value-type="time" office:time-value="PT00H10M42.000000458S" calcext:value-type="time">
            <text:p>00:10:42</text:p>
          </table:table-cell>
          <table:table-cell office:value-type="date" office:date-value="2017-02-06T00:19:15" calcext:value-type="date">
            <text:p>17-02-06 00:19</text:p>
          </table:table-cell>
          <table:table-cell table:formula="of:=[.A397]*86400" office:value-type="float" office:value="642.000000458211" calcext:value-type="float">
            <text:p>642</text:p>
          </table:table-cell>
          <table:table-cell office:value-type="float" office:value="33.652" calcext:value-type="float">
            <text:p>33,652</text:p>
          </table:table-cell>
          <table:table-cell office:value-type="float" office:value="18.866" calcext:value-type="float">
            <text:p>18,866</text:p>
          </table:table-cell>
          <table:table-cell table:number-columns-repeated="7"/>
        </table:table-row>
        <table:table-row table:style-name="ro1">
          <table:table-cell table:formula="of:=[.B398]-[.$B$611]" office:value-type="time" office:time-value="PT00H10M39.000000386S" calcext:value-type="time">
            <text:p>00:10:39</text:p>
          </table:table-cell>
          <table:table-cell office:value-type="date" office:date-value="2017-02-06T00:19:12" calcext:value-type="date">
            <text:p>17-02-06 00:19</text:p>
          </table:table-cell>
          <table:table-cell table:formula="of:=[.A398]*86400" office:value-type="float" office:value="639.000000385568" calcext:value-type="float">
            <text:p>639</text:p>
          </table:table-cell>
          <table:table-cell office:value-type="float" office:value="33.667" calcext:value-type="float">
            <text:p>33,667</text:p>
          </table:table-cell>
          <table:table-cell office:value-type="float" office:value="18.87" calcext:value-type="float">
            <text:p>18,87</text:p>
          </table:table-cell>
          <table:table-cell table:number-columns-repeated="7"/>
        </table:table-row>
        <table:table-row table:style-name="ro1">
          <table:table-cell table:formula="of:=[.B399]-[.$B$611]" office:value-type="time" office:time-value="PT00H10M36.000000313S" calcext:value-type="time">
            <text:p>00:10:36</text:p>
          </table:table-cell>
          <table:table-cell office:value-type="date" office:date-value="2017-02-06T00:19:09" calcext:value-type="date">
            <text:p>17-02-06 00:19</text:p>
          </table:table-cell>
          <table:table-cell table:formula="of:=[.A399]*86400" office:value-type="float" office:value="636.000000312924" calcext:value-type="float">
            <text:p>636</text:p>
          </table:table-cell>
          <table:table-cell office:value-type="float" office:value="33.682" calcext:value-type="float">
            <text:p>33,682</text:p>
          </table:table-cell>
          <table:table-cell office:value-type="float" office:value="18.873" calcext:value-type="float">
            <text:p>18,873</text:p>
          </table:table-cell>
          <table:table-cell table:number-columns-repeated="7"/>
        </table:table-row>
        <table:table-row table:style-name="ro1">
          <table:table-cell table:formula="of:=[.B400]-[.$B$611]" office:value-type="time" office:time-value="PT00H10M33.00000024S" calcext:value-type="time">
            <text:p>00:10:33</text:p>
          </table:table-cell>
          <table:table-cell office:value-type="date" office:date-value="2017-02-06T00:19:06" calcext:value-type="date">
            <text:p>17-02-06 00:19</text:p>
          </table:table-cell>
          <table:table-cell table:formula="of:=[.A400]*86400" office:value-type="float" office:value="633.000000240281" calcext:value-type="float">
            <text:p>633</text:p>
          </table:table-cell>
          <table:table-cell office:value-type="float" office:value="33.698" calcext:value-type="float">
            <text:p>33,698</text:p>
          </table:table-cell>
          <table:table-cell office:value-type="float" office:value="18.876" calcext:value-type="float">
            <text:p>18,876</text:p>
          </table:table-cell>
          <table:table-cell table:number-columns-repeated="7"/>
        </table:table-row>
        <table:table-row table:style-name="ro1">
          <table:table-cell table:formula="of:=[.B401]-[.$B$611]" office:value-type="time" office:time-value="PT00H10M30.000000168S" calcext:value-type="time">
            <text:p>00:10:30</text:p>
          </table:table-cell>
          <table:table-cell office:value-type="date" office:date-value="2017-02-06T00:19:03" calcext:value-type="date">
            <text:p>17-02-06 00:19</text:p>
          </table:table-cell>
          <table:table-cell table:formula="of:=[.A401]*86400" office:value-type="float" office:value="630.000000167638" calcext:value-type="float">
            <text:p>630</text:p>
          </table:table-cell>
          <table:table-cell office:value-type="float" office:value="33.714" calcext:value-type="float">
            <text:p>33,714</text:p>
          </table:table-cell>
          <table:table-cell office:value-type="float" office:value="18.88" calcext:value-type="float">
            <text:p>18,88</text:p>
          </table:table-cell>
          <table:table-cell table:number-columns-repeated="7"/>
        </table:table-row>
        <table:table-row table:style-name="ro1">
          <table:table-cell table:formula="of:=[.B402]-[.$B$611]" office:value-type="time" office:time-value="PT00H10M27.000000095S" calcext:value-type="time">
            <text:p>00:10:27</text:p>
          </table:table-cell>
          <table:table-cell office:value-type="date" office:date-value="2017-02-06T00:19:00" calcext:value-type="date">
            <text:p>17-02-06 00:19</text:p>
          </table:table-cell>
          <table:table-cell table:formula="of:=[.A402]*86400" office:value-type="float" office:value="627.000000094995" calcext:value-type="float">
            <text:p>627</text:p>
          </table:table-cell>
          <table:table-cell office:value-type="float" office:value="33.73" calcext:value-type="float">
            <text:p>33,73</text:p>
          </table:table-cell>
          <table:table-cell office:value-type="float" office:value="18.884" calcext:value-type="float">
            <text:p>18,884</text:p>
          </table:table-cell>
          <table:table-cell table:number-columns-repeated="7"/>
        </table:table-row>
        <table:table-row table:style-name="ro1">
          <table:table-cell table:formula="of:=[.B403]-[.$B$611]" office:value-type="time" office:time-value="PT00H10M24.000000022S" calcext:value-type="time">
            <text:p>00:10:24</text:p>
          </table:table-cell>
          <table:table-cell office:value-type="date" office:date-value="2017-02-06T00:18:57" calcext:value-type="date">
            <text:p>17-02-06 00:18</text:p>
          </table:table-cell>
          <table:table-cell table:formula="of:=[.A403]*86400" office:value-type="float" office:value="624.000000022352" calcext:value-type="float">
            <text:p>624</text:p>
          </table:table-cell>
          <table:table-cell office:value-type="float" office:value="33.747" calcext:value-type="float">
            <text:p>33,747</text:p>
          </table:table-cell>
          <table:table-cell office:value-type="float" office:value="18.887" calcext:value-type="float">
            <text:p>18,887</text:p>
          </table:table-cell>
          <table:table-cell table:number-columns-repeated="7"/>
        </table:table-row>
        <table:table-row table:style-name="ro1">
          <table:table-cell table:formula="of:=[.B404]-[.$B$611]" office:value-type="time" office:time-value="PT00H10M20.99999995S" calcext:value-type="time">
            <text:p>00:10:21</text:p>
          </table:table-cell>
          <table:table-cell office:value-type="date" office:date-value="2017-02-06T00:18:54" calcext:value-type="date">
            <text:p>17-02-06 00:18</text:p>
          </table:table-cell>
          <table:table-cell table:formula="of:=[.A404]*86400" office:value-type="float" office:value="620.999999949709" calcext:value-type="float">
            <text:p>621</text:p>
          </table:table-cell>
          <table:table-cell office:value-type="float" office:value="33.765" calcext:value-type="float">
            <text:p>33,765</text:p>
          </table:table-cell>
          <table:table-cell office:value-type="float" office:value="18.891" calcext:value-type="float">
            <text:p>18,891</text:p>
          </table:table-cell>
          <table:table-cell table:number-columns-repeated="7"/>
        </table:table-row>
        <table:table-row table:style-name="ro1">
          <table:table-cell table:formula="of:=[.B405]-[.$B$611]" office:value-type="time" office:time-value="PT00H10M17.999999877S" calcext:value-type="time">
            <text:p>00:10:18</text:p>
          </table:table-cell>
          <table:table-cell office:value-type="date" office:date-value="2017-02-06T00:18:51" calcext:value-type="date">
            <text:p>17-02-06 00:18</text:p>
          </table:table-cell>
          <table:table-cell table:formula="of:=[.A405]*86400" office:value-type="float" office:value="617.999999877065" calcext:value-type="float">
            <text:p>618</text:p>
          </table:table-cell>
          <table:table-cell office:value-type="float" office:value="33.783" calcext:value-type="float">
            <text:p>33,783</text:p>
          </table:table-cell>
          <table:table-cell office:value-type="float" office:value="18.895" calcext:value-type="float">
            <text:p>18,895</text:p>
          </table:table-cell>
          <table:table-cell table:number-columns-repeated="7"/>
        </table:table-row>
        <table:table-row table:style-name="ro1">
          <table:table-cell table:formula="of:=[.B406]-[.$B$611]" office:value-type="time" office:time-value="PT00H10M15.000000433S" calcext:value-type="time">
            <text:p>00:10:15</text:p>
          </table:table-cell>
          <table:table-cell office:value-type="date" office:date-value="2017-02-06T00:18:48" calcext:value-type="date">
            <text:p>17-02-06 00:18</text:p>
          </table:table-cell>
          <table:table-cell table:formula="of:=[.A406]*86400" office:value-type="float" office:value="615.000000433065" calcext:value-type="float">
            <text:p>615</text:p>
          </table:table-cell>
          <table:table-cell office:value-type="float" office:value="33.801" calcext:value-type="float">
            <text:p>33,801</text:p>
          </table:table-cell>
          <table:table-cell office:value-type="float" office:value="18.898" calcext:value-type="float">
            <text:p>18,898</text:p>
          </table:table-cell>
          <table:table-cell table:number-columns-repeated="7"/>
        </table:table-row>
        <table:table-row table:style-name="ro1">
          <table:table-cell table:formula="of:=[.B407]-[.$B$611]" office:value-type="time" office:time-value="PT00H10M12.00000036S" calcext:value-type="time">
            <text:p>00:10:12</text:p>
          </table:table-cell>
          <table:table-cell office:value-type="date" office:date-value="2017-02-06T00:18:45" calcext:value-type="date">
            <text:p>17-02-06 00:18</text:p>
          </table:table-cell>
          <table:table-cell table:formula="of:=[.A407]*86400" office:value-type="float" office:value="612.000000360422" calcext:value-type="float">
            <text:p>612</text:p>
          </table:table-cell>
          <table:table-cell office:value-type="float" office:value="33.82" calcext:value-type="float">
            <text:p>33,82</text:p>
          </table:table-cell>
          <table:table-cell office:value-type="float" office:value="18.902" calcext:value-type="float">
            <text:p>18,902</text:p>
          </table:table-cell>
          <table:table-cell table:number-columns-repeated="7"/>
        </table:table-row>
        <table:table-row table:style-name="ro1">
          <table:table-cell table:formula="of:=[.B408]-[.$B$611]" office:value-type="time" office:time-value="PT00H10M09.000000288S" calcext:value-type="time">
            <text:p>00:10:09</text:p>
          </table:table-cell>
          <table:table-cell office:value-type="date" office:date-value="2017-02-06T00:18:42" calcext:value-type="date">
            <text:p>17-02-06 00:18</text:p>
          </table:table-cell>
          <table:table-cell table:formula="of:=[.A408]*86400" office:value-type="float" office:value="609.000000287779" calcext:value-type="float">
            <text:p>609</text:p>
          </table:table-cell>
          <table:table-cell office:value-type="float" office:value="33.84" calcext:value-type="float">
            <text:p>33,84</text:p>
          </table:table-cell>
          <table:table-cell office:value-type="float" office:value="18.906" calcext:value-type="float">
            <text:p>18,906</text:p>
          </table:table-cell>
          <table:table-cell table:number-columns-repeated="7"/>
        </table:table-row>
        <table:table-row table:style-name="ro1">
          <table:table-cell table:formula="of:=[.B409]-[.$B$611]" office:value-type="time" office:time-value="PT00H10M06.000000215S" calcext:value-type="time">
            <text:p>00:10:06</text:p>
          </table:table-cell>
          <table:table-cell office:value-type="date" office:date-value="2017-02-06T00:18:39" calcext:value-type="date">
            <text:p>17-02-06 00:18</text:p>
          </table:table-cell>
          <table:table-cell table:formula="of:=[.A409]*86400" office:value-type="float" office:value="606.000000215136" calcext:value-type="float">
            <text:p>606</text:p>
          </table:table-cell>
          <table:table-cell office:value-type="float" office:value="33.86" calcext:value-type="float">
            <text:p>33,86</text:p>
          </table:table-cell>
          <table:table-cell office:value-type="float" office:value="18.91" calcext:value-type="float">
            <text:p>18,91</text:p>
          </table:table-cell>
          <table:table-cell table:number-columns-repeated="7"/>
        </table:table-row>
        <table:table-row table:style-name="ro1">
          <table:table-cell table:formula="of:=[.B410]-[.$B$611]" office:value-type="time" office:time-value="PT00H10M03.000000142S" calcext:value-type="time">
            <text:p>00:10:03</text:p>
          </table:table-cell>
          <table:table-cell office:value-type="date" office:date-value="2017-02-06T00:18:36" calcext:value-type="date">
            <text:p>17-02-06 00:18</text:p>
          </table:table-cell>
          <table:table-cell table:formula="of:=[.A410]*86400" office:value-type="float" office:value="603.000000142492" calcext:value-type="float">
            <text:p>603</text:p>
          </table:table-cell>
          <table:table-cell office:value-type="float" office:value="33.881" calcext:value-type="float">
            <text:p>33,881</text:p>
          </table:table-cell>
          <table:table-cell office:value-type="float" office:value="18.914" calcext:value-type="float">
            <text:p>18,914</text:p>
          </table:table-cell>
          <table:table-cell table:number-columns-repeated="7"/>
        </table:table-row>
        <table:table-row table:style-name="ro1">
          <table:table-cell table:formula="of:=[.B411]-[.$B$611]" office:value-type="time" office:time-value="PT00H10M00.00000007S" calcext:value-type="time">
            <text:p>00:10:00</text:p>
          </table:table-cell>
          <table:table-cell office:value-type="date" office:date-value="2017-02-06T00:18:33" calcext:value-type="date">
            <text:p>17-02-06 00:18</text:p>
          </table:table-cell>
          <table:table-cell table:formula="of:=[.A411]*86400" office:value-type="float" office:value="600.000000069849" calcext:value-type="float">
            <text:p>600</text:p>
          </table:table-cell>
          <table:table-cell office:value-type="float" office:value="33.902" calcext:value-type="float">
            <text:p>33,902</text:p>
          </table:table-cell>
          <table:table-cell office:value-type="float" office:value="18.918" calcext:value-type="float">
            <text:p>18,918</text:p>
          </table:table-cell>
          <table:table-cell table:number-columns-repeated="7"/>
        </table:table-row>
        <table:table-row table:style-name="ro1">
          <table:table-cell table:formula="of:=[.B412]-[.$B$611]" office:value-type="time" office:time-value="PT00H09M56.999999997S" calcext:value-type="time">
            <text:p>00:09:57</text:p>
          </table:table-cell>
          <table:table-cell office:value-type="date" office:date-value="2017-02-06T00:18:30" calcext:value-type="date">
            <text:p>17-02-06 00:18</text:p>
          </table:table-cell>
          <table:table-cell table:formula="of:=[.A412]*86400" office:value-type="float" office:value="596.999999997206" calcext:value-type="float">
            <text:p>597</text:p>
          </table:table-cell>
          <table:table-cell office:value-type="float" office:value="33.924" calcext:value-type="float">
            <text:p>33,924</text:p>
          </table:table-cell>
          <table:table-cell office:value-type="float" office:value="18.923" calcext:value-type="float">
            <text:p>18,923</text:p>
          </table:table-cell>
          <table:table-cell table:number-columns-repeated="7"/>
        </table:table-row>
        <table:table-row table:style-name="ro1">
          <table:table-cell table:formula="of:=[.B413]-[.$B$611]" office:value-type="time" office:time-value="PT00H09M53.999999925S" calcext:value-type="time">
            <text:p>00:09:54</text:p>
          </table:table-cell>
          <table:table-cell office:value-type="date" office:date-value="2017-02-06T00:18:27" calcext:value-type="date">
            <text:p>17-02-06 00:18</text:p>
          </table:table-cell>
          <table:table-cell table:formula="of:=[.A413]*86400" office:value-type="float" office:value="593.999999924563" calcext:value-type="float">
            <text:p>594</text:p>
          </table:table-cell>
          <table:table-cell office:value-type="float" office:value="33.947" calcext:value-type="float">
            <text:p>33,947</text:p>
          </table:table-cell>
          <table:table-cell office:value-type="float" office:value="18.927" calcext:value-type="float">
            <text:p>18,927</text:p>
          </table:table-cell>
          <table:table-cell table:number-columns-repeated="7"/>
        </table:table-row>
        <table:table-row table:style-name="ro1">
          <table:table-cell table:formula="of:=[.B414]-[.$B$611]" office:value-type="time" office:time-value="PT00H09M50.999999852S" calcext:value-type="time">
            <text:p>00:09:51</text:p>
          </table:table-cell>
          <table:table-cell office:value-type="date" office:date-value="2017-02-06T00:18:24" calcext:value-type="date">
            <text:p>17-02-06 00:18</text:p>
          </table:table-cell>
          <table:table-cell table:formula="of:=[.A414]*86400" office:value-type="float" office:value="590.99999985192" calcext:value-type="float">
            <text:p>591</text:p>
          </table:table-cell>
          <table:table-cell office:value-type="float" office:value="33.97" calcext:value-type="float">
            <text:p>33,97</text:p>
          </table:table-cell>
          <table:table-cell office:value-type="float" office:value="18.931" calcext:value-type="float">
            <text:p>18,931</text:p>
          </table:table-cell>
          <table:table-cell table:number-columns-repeated="7"/>
        </table:table-row>
        <table:table-row table:style-name="ro1">
          <table:table-cell table:formula="of:=[.B415]-[.$B$611]" office:value-type="time" office:time-value="PT00H09M48.000000408S" calcext:value-type="time">
            <text:p>00:09:48</text:p>
          </table:table-cell>
          <table:table-cell office:value-type="date" office:date-value="2017-02-06T00:18:21" calcext:value-type="date">
            <text:p>17-02-06 00:18</text:p>
          </table:table-cell>
          <table:table-cell table:formula="of:=[.A415]*86400" office:value-type="float" office:value="588.000000407919" calcext:value-type="float">
            <text:p>588</text:p>
          </table:table-cell>
          <table:table-cell office:value-type="float" office:value="33.994" calcext:value-type="float">
            <text:p>33,994</text:p>
          </table:table-cell>
          <table:table-cell office:value-type="float" office:value="18.936" calcext:value-type="float">
            <text:p>18,936</text:p>
          </table:table-cell>
          <table:table-cell table:number-columns-repeated="7"/>
        </table:table-row>
        <table:table-row table:style-name="ro1">
          <table:table-cell table:formula="of:=[.B416]-[.$B$611]" office:value-type="time" office:time-value="PT00H09M45.000000335S" calcext:value-type="time">
            <text:p>00:09:45</text:p>
          </table:table-cell>
          <table:table-cell office:value-type="date" office:date-value="2017-02-06T00:18:18" calcext:value-type="date">
            <text:p>17-02-06 00:18</text:p>
          </table:table-cell>
          <table:table-cell table:formula="of:=[.A416]*86400" office:value-type="float" office:value="585.000000335276" calcext:value-type="float">
            <text:p>585</text:p>
          </table:table-cell>
          <table:table-cell office:value-type="float" office:value="34.018" calcext:value-type="float">
            <text:p>34,018</text:p>
          </table:table-cell>
          <table:table-cell office:value-type="float" office:value="18.94" calcext:value-type="float">
            <text:p>18,94</text:p>
          </table:table-cell>
          <table:table-cell table:number-columns-repeated="7"/>
        </table:table-row>
        <table:table-row table:style-name="ro1">
          <table:table-cell table:formula="of:=[.B417]-[.$B$611]" office:value-type="time" office:time-value="PT00H09M42.000000263S" calcext:value-type="time">
            <text:p>00:09:42</text:p>
          </table:table-cell>
          <table:table-cell office:value-type="date" office:date-value="2017-02-06T00:18:15" calcext:value-type="date">
            <text:p>17-02-06 00:18</text:p>
          </table:table-cell>
          <table:table-cell table:formula="of:=[.A417]*86400" office:value-type="float" office:value="582.000000262633" calcext:value-type="float">
            <text:p>582</text:p>
          </table:table-cell>
          <table:table-cell office:value-type="float" office:value="34.044" calcext:value-type="float">
            <text:p>34,044</text:p>
          </table:table-cell>
          <table:table-cell office:value-type="float" office:value="18.945" calcext:value-type="float">
            <text:p>18,945</text:p>
          </table:table-cell>
          <table:table-cell table:number-columns-repeated="7"/>
        </table:table-row>
        <table:table-row table:style-name="ro1">
          <table:table-cell table:formula="of:=[.B418]-[.$B$611]" office:value-type="time" office:time-value="PT00H09M39.00000019S" calcext:value-type="time">
            <text:p>00:09:39</text:p>
          </table:table-cell>
          <table:table-cell office:value-type="date" office:date-value="2017-02-06T00:18:12" calcext:value-type="date">
            <text:p>17-02-06 00:18</text:p>
          </table:table-cell>
          <table:table-cell table:formula="of:=[.A418]*86400" office:value-type="float" office:value="579.00000018999" calcext:value-type="float">
            <text:p>579</text:p>
          </table:table-cell>
          <table:table-cell office:value-type="float" office:value="34.07" calcext:value-type="float">
            <text:p>34,07</text:p>
          </table:table-cell>
          <table:table-cell office:value-type="float" office:value="18.949" calcext:value-type="float">
            <text:p>18,949</text:p>
          </table:table-cell>
          <table:table-cell table:number-columns-repeated="7"/>
        </table:table-row>
        <table:table-row table:style-name="ro1">
          <table:table-cell table:formula="of:=[.B419]-[.$B$611]" office:value-type="time" office:time-value="PT00H09M36.000000117S" calcext:value-type="time">
            <text:p>00:09:36</text:p>
          </table:table-cell>
          <table:table-cell office:value-type="date" office:date-value="2017-02-06T00:18:09" calcext:value-type="date">
            <text:p>17-02-06 00:18</text:p>
          </table:table-cell>
          <table:table-cell table:formula="of:=[.A419]*86400" office:value-type="float" office:value="576.000000117347" calcext:value-type="float">
            <text:p>576</text:p>
          </table:table-cell>
          <table:table-cell office:value-type="float" office:value="34.096" calcext:value-type="float">
            <text:p>34,096</text:p>
          </table:table-cell>
          <table:table-cell office:value-type="float" office:value="18.954" calcext:value-type="float">
            <text:p>18,954</text:p>
          </table:table-cell>
          <table:table-cell table:number-columns-repeated="7"/>
        </table:table-row>
        <table:table-row table:style-name="ro1">
          <table:table-cell table:formula="of:=[.B420]-[.$B$611]" office:value-type="time" office:time-value="PT00H09M33.000000045S" calcext:value-type="time">
            <text:p>00:09:33</text:p>
          </table:table-cell>
          <table:table-cell office:value-type="date" office:date-value="2017-02-06T00:18:06" calcext:value-type="date">
            <text:p>17-02-06 00:18</text:p>
          </table:table-cell>
          <table:table-cell table:formula="of:=[.A420]*86400" office:value-type="float" office:value="573.000000044704" calcext:value-type="float">
            <text:p>573</text:p>
          </table:table-cell>
          <table:table-cell office:value-type="float" office:value="34.124" calcext:value-type="float">
            <text:p>34,124</text:p>
          </table:table-cell>
          <table:table-cell office:value-type="float" office:value="18.958" calcext:value-type="float">
            <text:p>18,958</text:p>
          </table:table-cell>
          <table:table-cell table:number-columns-repeated="7"/>
        </table:table-row>
        <table:table-row table:style-name="ro1">
          <table:table-cell table:formula="of:=[.B421]-[.$B$611]" office:value-type="time" office:time-value="PT00H09M29.999999972S" calcext:value-type="time">
            <text:p>00:09:30</text:p>
          </table:table-cell>
          <table:table-cell office:value-type="date" office:date-value="2017-02-06T00:18:03" calcext:value-type="date">
            <text:p>17-02-06 00:18</text:p>
          </table:table-cell>
          <table:table-cell table:formula="of:=[.A421]*86400" office:value-type="float" office:value="569.99999997206" calcext:value-type="float">
            <text:p>570</text:p>
          </table:table-cell>
          <table:table-cell office:value-type="float" office:value="34.152" calcext:value-type="float">
            <text:p>34,152</text:p>
          </table:table-cell>
          <table:table-cell office:value-type="float" office:value="18.963" calcext:value-type="float">
            <text:p>18,963</text:p>
          </table:table-cell>
          <table:table-cell table:number-columns-repeated="7"/>
        </table:table-row>
        <table:table-row table:style-name="ro1">
          <table:table-cell table:formula="of:=[.B422]-[.$B$611]" office:value-type="time" office:time-value="PT00H09M26.999999899S" calcext:value-type="time">
            <text:p>00:09:27</text:p>
          </table:table-cell>
          <table:table-cell office:value-type="date" office:date-value="2017-02-06T00:18:00" calcext:value-type="date">
            <text:p>17-02-06 00:18</text:p>
          </table:table-cell>
          <table:table-cell table:formula="of:=[.A422]*86400" office:value-type="float" office:value="566.999999899417" calcext:value-type="float">
            <text:p>567</text:p>
          </table:table-cell>
          <table:table-cell office:value-type="float" office:value="34.181" calcext:value-type="float">
            <text:p>34,181</text:p>
          </table:table-cell>
          <table:table-cell office:value-type="float" office:value="18.968" calcext:value-type="float">
            <text:p>18,968</text:p>
          </table:table-cell>
          <table:table-cell table:number-columns-repeated="7"/>
        </table:table-row>
        <table:table-row table:style-name="ro1">
          <table:table-cell table:formula="of:=[.B423]-[.$B$611]" office:value-type="time" office:time-value="PT00H09M24.000000455S" calcext:value-type="time">
            <text:p>00:09:24</text:p>
          </table:table-cell>
          <table:table-cell office:value-type="date" office:date-value="2017-02-06T00:17:57" calcext:value-type="date">
            <text:p>17-02-06 00:17</text:p>
          </table:table-cell>
          <table:table-cell table:formula="of:=[.A423]*86400" office:value-type="float" office:value="564.000000455417" calcext:value-type="float">
            <text:p>564</text:p>
          </table:table-cell>
          <table:table-cell office:value-type="float" office:value="34.211" calcext:value-type="float">
            <text:p>34,211</text:p>
          </table:table-cell>
          <table:table-cell office:value-type="float" office:value="18.973" calcext:value-type="float">
            <text:p>18,973</text:p>
          </table:table-cell>
          <table:table-cell table:number-columns-repeated="7"/>
        </table:table-row>
        <table:table-row table:style-name="ro1">
          <table:table-cell table:formula="of:=[.B424]-[.$B$611]" office:value-type="time" office:time-value="PT00H09M21.000000383S" calcext:value-type="time">
            <text:p>00:09:21</text:p>
          </table:table-cell>
          <table:table-cell office:value-type="date" office:date-value="2017-02-06T00:17:54" calcext:value-type="date">
            <text:p>17-02-06 00:17</text:p>
          </table:table-cell>
          <table:table-cell table:formula="of:=[.A424]*86400" office:value-type="float" office:value="561.000000382774" calcext:value-type="float">
            <text:p>561</text:p>
          </table:table-cell>
          <table:table-cell office:value-type="float" office:value="34.242" calcext:value-type="float">
            <text:p>34,242</text:p>
          </table:table-cell>
          <table:table-cell office:value-type="float" office:value="18.978" calcext:value-type="float">
            <text:p>18,978</text:p>
          </table:table-cell>
          <table:table-cell table:number-columns-repeated="7"/>
        </table:table-row>
        <table:table-row table:style-name="ro1">
          <table:table-cell table:formula="of:=[.B425]-[.$B$611]" office:value-type="time" office:time-value="PT00H09M18.00000031S" calcext:value-type="time">
            <text:p>00:09:18</text:p>
          </table:table-cell>
          <table:table-cell office:value-type="date" office:date-value="2017-02-06T00:17:51" calcext:value-type="date">
            <text:p>17-02-06 00:17</text:p>
          </table:table-cell>
          <table:table-cell table:formula="of:=[.A425]*86400" office:value-type="float" office:value="558.00000031013" calcext:value-type="float">
            <text:p>558</text:p>
          </table:table-cell>
          <table:table-cell office:value-type="float" office:value="34.273" calcext:value-type="float">
            <text:p>34,273</text:p>
          </table:table-cell>
          <table:table-cell office:value-type="float" office:value="18.983" calcext:value-type="float">
            <text:p>18,983</text:p>
          </table:table-cell>
          <table:table-cell table:number-columns-repeated="7"/>
        </table:table-row>
        <table:table-row table:style-name="ro1">
          <table:table-cell table:formula="of:=[.B426]-[.$B$611]" office:value-type="time" office:time-value="PT00H09M15.000000237S" calcext:value-type="time">
            <text:p>00:09:15</text:p>
          </table:table-cell>
          <table:table-cell office:value-type="date" office:date-value="2017-02-06T00:17:48" calcext:value-type="date">
            <text:p>17-02-06 00:17</text:p>
          </table:table-cell>
          <table:table-cell table:formula="of:=[.A426]*86400" office:value-type="float" office:value="555.000000237487" calcext:value-type="float">
            <text:p>555</text:p>
          </table:table-cell>
          <table:table-cell office:value-type="float" office:value="34.306" calcext:value-type="float">
            <text:p>34,306</text:p>
          </table:table-cell>
          <table:table-cell office:value-type="float" office:value="18.988" calcext:value-type="float">
            <text:p>18,988</text:p>
          </table:table-cell>
          <table:table-cell table:number-columns-repeated="7"/>
        </table:table-row>
        <table:table-row table:style-name="ro1">
          <table:table-cell table:formula="of:=[.B427]-[.$B$611]" office:value-type="time" office:time-value="PT00H09M12.000000165S" calcext:value-type="time">
            <text:p>00:09:12</text:p>
          </table:table-cell>
          <table:table-cell office:value-type="date" office:date-value="2017-02-06T00:17:45" calcext:value-type="date">
            <text:p>17-02-06 00:17</text:p>
          </table:table-cell>
          <table:table-cell table:formula="of:=[.A427]*86400" office:value-type="float" office:value="552.000000164844" calcext:value-type="float">
            <text:p>552</text:p>
          </table:table-cell>
          <table:table-cell office:value-type="float" office:value="34.339" calcext:value-type="float">
            <text:p>34,339</text:p>
          </table:table-cell>
          <table:table-cell office:value-type="float" office:value="18.994" calcext:value-type="float">
            <text:p>18,994</text:p>
          </table:table-cell>
          <table:table-cell table:number-columns-repeated="7"/>
        </table:table-row>
        <table:table-row table:style-name="ro1">
          <table:table-cell table:formula="of:=[.B428]-[.$B$611]" office:value-type="time" office:time-value="PT00H09M09.000000092S" calcext:value-type="time">
            <text:p>00:09:09</text:p>
          </table:table-cell>
          <table:table-cell office:value-type="date" office:date-value="2017-02-06T00:17:42" calcext:value-type="date">
            <text:p>17-02-06 00:17</text:p>
          </table:table-cell>
          <table:table-cell table:formula="of:=[.A428]*86400" office:value-type="float" office:value="549.000000092201" calcext:value-type="float">
            <text:p>549</text:p>
          </table:table-cell>
          <table:table-cell office:value-type="float" office:value="34.373" calcext:value-type="float">
            <text:p>34,373</text:p>
          </table:table-cell>
          <table:table-cell office:value-type="float" office:value="18.999" calcext:value-type="float">
            <text:p>18,999</text:p>
          </table:table-cell>
          <table:table-cell table:number-columns-repeated="7"/>
        </table:table-row>
        <table:table-row table:style-name="ro1">
          <table:table-cell table:formula="of:=[.B429]-[.$B$611]" office:value-type="time" office:time-value="PT00H09M06.00000002S" calcext:value-type="time">
            <text:p>00:09:06</text:p>
          </table:table-cell>
          <table:table-cell office:value-type="date" office:date-value="2017-02-06T00:17:39" calcext:value-type="date">
            <text:p>17-02-06 00:17</text:p>
          </table:table-cell>
          <table:table-cell table:formula="of:=[.A429]*86400" office:value-type="float" office:value="546.000000019558" calcext:value-type="float">
            <text:p>546</text:p>
          </table:table-cell>
          <table:table-cell office:value-type="float" office:value="34.408" calcext:value-type="float">
            <text:p>34,408</text:p>
          </table:table-cell>
          <table:table-cell office:value-type="float" office:value="19.004" calcext:value-type="float">
            <text:p>19,004</text:p>
          </table:table-cell>
          <table:table-cell table:number-columns-repeated="7"/>
        </table:table-row>
        <table:table-row table:style-name="ro1">
          <table:table-cell table:formula="of:=[.B430]-[.$B$611]" office:value-type="time" office:time-value="PT00H09M02.999999947S" calcext:value-type="time">
            <text:p>00:09:03</text:p>
          </table:table-cell>
          <table:table-cell office:value-type="date" office:date-value="2017-02-06T00:17:36" calcext:value-type="date">
            <text:p>17-02-06 00:17</text:p>
          </table:table-cell>
          <table:table-cell table:formula="of:=[.A430]*86400" office:value-type="float" office:value="542.999999946915" calcext:value-type="float">
            <text:p>543</text:p>
          </table:table-cell>
          <table:table-cell office:value-type="float" office:value="34.445" calcext:value-type="float">
            <text:p>34,445</text:p>
          </table:table-cell>
          <table:table-cell office:value-type="float" office:value="19.01" calcext:value-type="float">
            <text:p>19,01</text:p>
          </table:table-cell>
          <table:table-cell table:number-columns-repeated="7"/>
        </table:table-row>
        <table:table-row table:style-name="ro1">
          <table:table-cell table:formula="of:=[.B431]-[.$B$611]" office:value-type="time" office:time-value="PT00H08M59.999999874S" calcext:value-type="time">
            <text:p>00:09:00</text:p>
          </table:table-cell>
          <table:table-cell office:value-type="date" office:date-value="2017-02-06T00:17:33" calcext:value-type="date">
            <text:p>17-02-06 00:17</text:p>
          </table:table-cell>
          <table:table-cell table:formula="of:=[.A431]*86400" office:value-type="float" office:value="539.999999874271" calcext:value-type="float">
            <text:p>540</text:p>
          </table:table-cell>
          <table:table-cell office:value-type="float" office:value="34.482" calcext:value-type="float">
            <text:p>34,482</text:p>
          </table:table-cell>
          <table:table-cell office:value-type="float" office:value="19.015" calcext:value-type="float">
            <text:p>19,015</text:p>
          </table:table-cell>
          <table:table-cell table:number-columns-repeated="7"/>
        </table:table-row>
        <table:table-row table:style-name="ro1">
          <table:table-cell table:formula="of:=[.B432]-[.$B$611]" office:value-type="time" office:time-value="PT00H08M57.00000043S" calcext:value-type="time">
            <text:p>00:08:57</text:p>
          </table:table-cell>
          <table:table-cell office:value-type="date" office:date-value="2017-02-06T00:17:30" calcext:value-type="date">
            <text:p>17-02-06 00:17</text:p>
          </table:table-cell>
          <table:table-cell table:formula="of:=[.A432]*86400" office:value-type="float" office:value="537.000000430271" calcext:value-type="float">
            <text:p>537</text:p>
          </table:table-cell>
          <table:table-cell office:value-type="float" office:value="34.52" calcext:value-type="float">
            <text:p>34,52</text:p>
          </table:table-cell>
          <table:table-cell office:value-type="float" office:value="19.021" calcext:value-type="float">
            <text:p>19,021</text:p>
          </table:table-cell>
          <table:table-cell table:number-columns-repeated="7"/>
        </table:table-row>
        <table:table-row table:style-name="ro1">
          <table:table-cell table:formula="of:=[.B433]-[.$B$611]" office:value-type="time" office:time-value="PT00H08M54.000000358S" calcext:value-type="time">
            <text:p>00:08:54</text:p>
          </table:table-cell>
          <table:table-cell office:value-type="date" office:date-value="2017-02-06T00:17:27" calcext:value-type="date">
            <text:p>17-02-06 00:17</text:p>
          </table:table-cell>
          <table:table-cell table:formula="of:=[.A433]*86400" office:value-type="float" office:value="534.000000357628" calcext:value-type="float">
            <text:p>534</text:p>
          </table:table-cell>
          <table:table-cell office:value-type="float" office:value="34.56" calcext:value-type="float">
            <text:p>34,56</text:p>
          </table:table-cell>
          <table:table-cell office:value-type="float" office:value="19.027" calcext:value-type="float">
            <text:p>19,027</text:p>
          </table:table-cell>
          <table:table-cell table:number-columns-repeated="7"/>
        </table:table-row>
        <table:table-row table:style-name="ro1">
          <table:table-cell table:formula="of:=[.B434]-[.$B$611]" office:value-type="time" office:time-value="PT00H08M51.000000285S" calcext:value-type="time">
            <text:p>00:08:51</text:p>
          </table:table-cell>
          <table:table-cell office:value-type="date" office:date-value="2017-02-06T00:17:24" calcext:value-type="date">
            <text:p>17-02-06 00:17</text:p>
          </table:table-cell>
          <table:table-cell table:formula="of:=[.A434]*86400" office:value-type="float" office:value="531.000000284985" calcext:value-type="float">
            <text:p>531</text:p>
          </table:table-cell>
          <table:table-cell office:value-type="float" office:value="34.6" calcext:value-type="float">
            <text:p>34,6</text:p>
          </table:table-cell>
          <table:table-cell office:value-type="float" office:value="19.033" calcext:value-type="float">
            <text:p>19,033</text:p>
          </table:table-cell>
          <table:table-cell table:number-columns-repeated="7"/>
        </table:table-row>
        <table:table-row table:style-name="ro1">
          <table:table-cell table:formula="of:=[.B435]-[.$B$611]" office:value-type="time" office:time-value="PT00H08M48.000000212S" calcext:value-type="time">
            <text:p>00:08:48</text:p>
          </table:table-cell>
          <table:table-cell office:value-type="date" office:date-value="2017-02-06T00:17:21" calcext:value-type="date">
            <text:p>17-02-06 00:17</text:p>
          </table:table-cell>
          <table:table-cell table:formula="of:=[.A435]*86400" office:value-type="float" office:value="528.000000212342" calcext:value-type="float">
            <text:p>528</text:p>
          </table:table-cell>
          <table:table-cell office:value-type="float" office:value="34.642" calcext:value-type="float">
            <text:p>34,642</text:p>
          </table:table-cell>
          <table:table-cell office:value-type="float" office:value="19.039" calcext:value-type="float">
            <text:p>19,039</text:p>
          </table:table-cell>
          <table:table-cell table:number-columns-repeated="7"/>
        </table:table-row>
        <table:table-row table:style-name="ro1">
          <table:table-cell table:formula="of:=[.B436]-[.$B$611]" office:value-type="time" office:time-value="PT00H08M45.00000014S" calcext:value-type="time">
            <text:p>00:08:45</text:p>
          </table:table-cell>
          <table:table-cell office:value-type="date" office:date-value="2017-02-06T00:17:18" calcext:value-type="date">
            <text:p>17-02-06 00:17</text:p>
          </table:table-cell>
          <table:table-cell table:formula="of:=[.A436]*86400" office:value-type="float" office:value="525.000000139698" calcext:value-type="float">
            <text:p>525</text:p>
          </table:table-cell>
          <table:table-cell office:value-type="float" office:value="34.684" calcext:value-type="float">
            <text:p>34,684</text:p>
          </table:table-cell>
          <table:table-cell office:value-type="float" office:value="19.045" calcext:value-type="float">
            <text:p>19,045</text:p>
          </table:table-cell>
          <table:table-cell table:number-columns-repeated="7"/>
        </table:table-row>
        <table:table-row table:style-name="ro1">
          <table:table-cell table:formula="of:=[.B437]-[.$B$611]" office:value-type="time" office:time-value="PT00H08M42.000000067S" calcext:value-type="time">
            <text:p>00:08:42</text:p>
          </table:table-cell>
          <table:table-cell office:value-type="date" office:date-value="2017-02-06T00:17:15" calcext:value-type="date">
            <text:p>17-02-06 00:17</text:p>
          </table:table-cell>
          <table:table-cell table:formula="of:=[.A437]*86400" office:value-type="float" office:value="522.000000067055" calcext:value-type="float">
            <text:p>522</text:p>
          </table:table-cell>
          <table:table-cell office:value-type="float" office:value="34.728" calcext:value-type="float">
            <text:p>34,728</text:p>
          </table:table-cell>
          <table:table-cell office:value-type="float" office:value="19.051" calcext:value-type="float">
            <text:p>19,051</text:p>
          </table:table-cell>
          <table:table-cell table:number-columns-repeated="7"/>
        </table:table-row>
        <table:table-row table:style-name="ro1">
          <table:table-cell table:formula="of:=[.B438]-[.$B$611]" office:value-type="time" office:time-value="PT00H08M38.999999994S" calcext:value-type="time">
            <text:p>00:08:39</text:p>
          </table:table-cell>
          <table:table-cell office:value-type="date" office:date-value="2017-02-06T00:17:12" calcext:value-type="date">
            <text:p>17-02-06 00:17</text:p>
          </table:table-cell>
          <table:table-cell table:formula="of:=[.A438]*86400" office:value-type="float" office:value="518.999999994412" calcext:value-type="float">
            <text:p>519</text:p>
          </table:table-cell>
          <table:table-cell office:value-type="float" office:value="34.773" calcext:value-type="float">
            <text:p>34,773</text:p>
          </table:table-cell>
          <table:table-cell office:value-type="float" office:value="19.057" calcext:value-type="float">
            <text:p>19,057</text:p>
          </table:table-cell>
          <table:table-cell table:number-columns-repeated="7"/>
        </table:table-row>
        <table:table-row table:style-name="ro1">
          <table:table-cell table:formula="of:=[.B439]-[.$B$611]" office:value-type="time" office:time-value="PT00H08M35.999999922S" calcext:value-type="time">
            <text:p>00:08:36</text:p>
          </table:table-cell>
          <table:table-cell office:value-type="date" office:date-value="2017-02-06T00:17:09" calcext:value-type="date">
            <text:p>17-02-06 00:17</text:p>
          </table:table-cell>
          <table:table-cell table:formula="of:=[.A439]*86400" office:value-type="float" office:value="515.999999921769" calcext:value-type="float">
            <text:p>516</text:p>
          </table:table-cell>
          <table:table-cell office:value-type="float" office:value="34.819" calcext:value-type="float">
            <text:p>34,819</text:p>
          </table:table-cell>
          <table:table-cell office:value-type="float" office:value="19.063" calcext:value-type="float">
            <text:p>19,063</text:p>
          </table:table-cell>
          <table:table-cell table:number-columns-repeated="7"/>
        </table:table-row>
        <table:table-row table:style-name="ro1">
          <table:table-cell table:formula="of:=[.B440]-[.$B$611]" office:value-type="time" office:time-value="PT00H08M32.999999849S" calcext:value-type="time">
            <text:p>00:08:33</text:p>
          </table:table-cell>
          <table:table-cell office:value-type="date" office:date-value="2017-02-06T00:17:06" calcext:value-type="date">
            <text:p>17-02-06 00:17</text:p>
          </table:table-cell>
          <table:table-cell table:formula="of:=[.A440]*86400" office:value-type="float" office:value="512.999999849126" calcext:value-type="float">
            <text:p>513</text:p>
          </table:table-cell>
          <table:table-cell office:value-type="float" office:value="34.867" calcext:value-type="float">
            <text:p>34,867</text:p>
          </table:table-cell>
          <table:table-cell office:value-type="float" office:value="19.07" calcext:value-type="float">
            <text:p>19,07</text:p>
          </table:table-cell>
          <table:table-cell table:number-columns-repeated="7"/>
        </table:table-row>
        <table:table-row table:style-name="ro1">
          <table:table-cell table:formula="of:=[.B441]-[.$B$611]" office:value-type="time" office:time-value="PT00H08M30.000000405S" calcext:value-type="time">
            <text:p>00:08:30</text:p>
          </table:table-cell>
          <table:table-cell office:value-type="date" office:date-value="2017-02-06T00:17:03" calcext:value-type="date">
            <text:p>17-02-06 00:17</text:p>
          </table:table-cell>
          <table:table-cell table:formula="of:=[.A441]*86400" office:value-type="float" office:value="510.000000405125" calcext:value-type="float">
            <text:p>510</text:p>
          </table:table-cell>
          <table:table-cell office:value-type="float" office:value="34.916" calcext:value-type="float">
            <text:p>34,916</text:p>
          </table:table-cell>
          <table:table-cell office:value-type="float" office:value="19.076" calcext:value-type="float">
            <text:p>19,076</text:p>
          </table:table-cell>
          <table:table-cell table:number-columns-repeated="7"/>
        </table:table-row>
        <table:table-row table:style-name="ro1">
          <table:table-cell table:formula="of:=[.B442]-[.$B$611]" office:value-type="time" office:time-value="PT00H08M27.000000332S" calcext:value-type="time">
            <text:p>00:08:27</text:p>
          </table:table-cell>
          <table:table-cell office:value-type="date" office:date-value="2017-02-06T00:17:00" calcext:value-type="date">
            <text:p>17-02-06 00:17</text:p>
          </table:table-cell>
          <table:table-cell table:formula="of:=[.A442]*86400" office:value-type="float" office:value="507.000000332482" calcext:value-type="float">
            <text:p>507</text:p>
          </table:table-cell>
          <table:table-cell office:value-type="float" office:value="34.966" calcext:value-type="float">
            <text:p>34,966</text:p>
          </table:table-cell>
          <table:table-cell office:value-type="float" office:value="19.083" calcext:value-type="float">
            <text:p>19,083</text:p>
          </table:table-cell>
          <table:table-cell table:number-columns-repeated="7"/>
        </table:table-row>
        <table:table-row table:style-name="ro1">
          <table:table-cell table:formula="of:=[.B443]-[.$B$611]" office:value-type="time" office:time-value="PT00H08M24.00000026S" calcext:value-type="time">
            <text:p>00:08:24</text:p>
          </table:table-cell>
          <table:table-cell office:value-type="date" office:date-value="2017-02-06T00:16:57" calcext:value-type="date">
            <text:p>17-02-06 00:16</text:p>
          </table:table-cell>
          <table:table-cell table:formula="of:=[.A443]*86400" office:value-type="float" office:value="504.000000259839" calcext:value-type="float">
            <text:p>504</text:p>
          </table:table-cell>
          <table:table-cell office:value-type="float" office:value="35.018" calcext:value-type="float">
            <text:p>35,018</text:p>
          </table:table-cell>
          <table:table-cell office:value-type="float" office:value="19.089" calcext:value-type="float">
            <text:p>19,089</text:p>
          </table:table-cell>
          <table:table-cell table:number-columns-repeated="7"/>
        </table:table-row>
        <table:table-row table:style-name="ro1">
          <table:table-cell table:formula="of:=[.B444]-[.$B$611]" office:value-type="time" office:time-value="PT00H08M21.000000187S" calcext:value-type="time">
            <text:p>00:08:21</text:p>
          </table:table-cell>
          <table:table-cell office:value-type="date" office:date-value="2017-02-06T00:16:54" calcext:value-type="date">
            <text:p>17-02-06 00:16</text:p>
          </table:table-cell>
          <table:table-cell table:formula="of:=[.A444]*86400" office:value-type="float" office:value="501.000000187196" calcext:value-type="float">
            <text:p>501</text:p>
          </table:table-cell>
          <table:table-cell office:value-type="float" office:value="35.071" calcext:value-type="float">
            <text:p>35,071</text:p>
          </table:table-cell>
          <table:table-cell office:value-type="float" office:value="19.096" calcext:value-type="float">
            <text:p>19,096</text:p>
          </table:table-cell>
          <table:table-cell table:number-columns-repeated="7"/>
        </table:table-row>
        <table:table-row table:style-name="ro1">
          <table:table-cell table:formula="of:=[.B445]-[.$B$611]" office:value-type="time" office:time-value="PT00H08M18.000000115S" calcext:value-type="time">
            <text:p>00:08:18</text:p>
          </table:table-cell>
          <table:table-cell office:value-type="date" office:date-value="2017-02-06T00:16:51" calcext:value-type="date">
            <text:p>17-02-06 00:16</text:p>
          </table:table-cell>
          <table:table-cell table:formula="of:=[.A445]*86400" office:value-type="float" office:value="498.000000114553" calcext:value-type="float">
            <text:p>498</text:p>
          </table:table-cell>
          <table:table-cell office:value-type="float" office:value="35.125" calcext:value-type="float">
            <text:p>35,125</text:p>
          </table:table-cell>
          <table:table-cell office:value-type="float" office:value="19.103" calcext:value-type="float">
            <text:p>19,103</text:p>
          </table:table-cell>
          <table:table-cell table:number-columns-repeated="7"/>
        </table:table-row>
        <table:table-row table:style-name="ro1">
          <table:table-cell table:formula="of:=[.B446]-[.$B$611]" office:value-type="time" office:time-value="PT00H08M15.000000042S" calcext:value-type="time">
            <text:p>00:08:15</text:p>
          </table:table-cell>
          <table:table-cell office:value-type="date" office:date-value="2017-02-06T00:16:48" calcext:value-type="date">
            <text:p>17-02-06 00:16</text:p>
          </table:table-cell>
          <table:table-cell table:formula="of:=[.A446]*86400" office:value-type="float" office:value="495.00000004191" calcext:value-type="float">
            <text:p>495</text:p>
          </table:table-cell>
          <table:table-cell office:value-type="float" office:value="35.181" calcext:value-type="float">
            <text:p>35,181</text:p>
          </table:table-cell>
          <table:table-cell office:value-type="float" office:value="19.11" calcext:value-type="float">
            <text:p>19,11</text:p>
          </table:table-cell>
          <table:table-cell table:number-columns-repeated="7"/>
        </table:table-row>
        <table:table-row table:style-name="ro1">
          <table:table-cell table:formula="of:=[.B447]-[.$B$611]" office:value-type="time" office:time-value="PT00H08M11.999999969S" calcext:value-type="time">
            <text:p>00:08:12</text:p>
          </table:table-cell>
          <table:table-cell office:value-type="date" office:date-value="2017-02-06T00:16:45" calcext:value-type="date">
            <text:p>17-02-06 00:16</text:p>
          </table:table-cell>
          <table:table-cell table:formula="of:=[.A447]*86400" office:value-type="float" office:value="491.999999969266" calcext:value-type="float">
            <text:p>492</text:p>
          </table:table-cell>
          <table:table-cell office:value-type="float" office:value="35.239" calcext:value-type="float">
            <text:p>35,239</text:p>
          </table:table-cell>
          <table:table-cell office:value-type="float" office:value="19.117" calcext:value-type="float">
            <text:p>19,117</text:p>
          </table:table-cell>
          <table:table-cell table:number-columns-repeated="7"/>
        </table:table-row>
        <table:table-row table:style-name="ro1">
          <table:table-cell table:formula="of:=[.B448]-[.$B$611]" office:value-type="time" office:time-value="PT00H08M08.999999897S" calcext:value-type="time">
            <text:p>00:08:09</text:p>
          </table:table-cell>
          <table:table-cell office:value-type="date" office:date-value="2017-02-06T00:16:42" calcext:value-type="date">
            <text:p>17-02-06 00:16</text:p>
          </table:table-cell>
          <table:table-cell table:formula="of:=[.A448]*86400" office:value-type="float" office:value="488.999999896623" calcext:value-type="float">
            <text:p>489</text:p>
          </table:table-cell>
          <table:table-cell office:value-type="float" office:value="35.297" calcext:value-type="float">
            <text:p>35,297</text:p>
          </table:table-cell>
          <table:table-cell office:value-type="float" office:value="19.124" calcext:value-type="float">
            <text:p>19,124</text:p>
          </table:table-cell>
          <table:table-cell table:number-columns-repeated="7"/>
        </table:table-row>
        <table:table-row table:style-name="ro1">
          <table:table-cell table:formula="of:=[.B449]-[.$B$611]" office:value-type="time" office:time-value="PT00H08M06.000000453S" calcext:value-type="time">
            <text:p>00:08:06</text:p>
          </table:table-cell>
          <table:table-cell office:value-type="date" office:date-value="2017-02-06T00:16:39" calcext:value-type="date">
            <text:p>17-02-06 00:16</text:p>
          </table:table-cell>
          <table:table-cell table:formula="of:=[.A449]*86400" office:value-type="float" office:value="486.000000452623" calcext:value-type="float">
            <text:p>486</text:p>
          </table:table-cell>
          <table:table-cell office:value-type="float" office:value="35.358" calcext:value-type="float">
            <text:p>35,358</text:p>
          </table:table-cell>
          <table:table-cell office:value-type="float" office:value="19.132" calcext:value-type="float">
            <text:p>19,132</text:p>
          </table:table-cell>
          <table:table-cell table:number-columns-repeated="7"/>
        </table:table-row>
        <table:table-row table:style-name="ro1">
          <table:table-cell table:formula="of:=[.B450]-[.$B$611]" office:value-type="time" office:time-value="PT00H08M03.00000038S" calcext:value-type="time">
            <text:p>00:08:03</text:p>
          </table:table-cell>
          <table:table-cell office:value-type="date" office:date-value="2017-02-06T00:16:36" calcext:value-type="date">
            <text:p>17-02-06 00:16</text:p>
          </table:table-cell>
          <table:table-cell table:formula="of:=[.A450]*86400" office:value-type="float" office:value="483.00000037998" calcext:value-type="float">
            <text:p>483</text:p>
          </table:table-cell>
          <table:table-cell office:value-type="float" office:value="35.42" calcext:value-type="float">
            <text:p>35,42</text:p>
          </table:table-cell>
          <table:table-cell office:value-type="float" office:value="19.139" calcext:value-type="float">
            <text:p>19,139</text:p>
          </table:table-cell>
          <table:table-cell table:number-columns-repeated="7"/>
        </table:table-row>
        <table:table-row table:style-name="ro1">
          <table:table-cell table:formula="of:=[.B451]-[.$B$611]" office:value-type="time" office:time-value="PT00H08M00.000000307S" calcext:value-type="time">
            <text:p>00:08:00</text:p>
          </table:table-cell>
          <table:table-cell office:value-type="date" office:date-value="2017-02-06T00:16:33" calcext:value-type="date">
            <text:p>17-02-06 00:16</text:p>
          </table:table-cell>
          <table:table-cell table:formula="of:=[.A451]*86400" office:value-type="float" office:value="480.000000307336" calcext:value-type="float">
            <text:p>480</text:p>
          </table:table-cell>
          <table:table-cell office:value-type="float" office:value="35.484" calcext:value-type="float">
            <text:p>35,484</text:p>
          </table:table-cell>
          <table:table-cell office:value-type="float" office:value="19.147" calcext:value-type="float">
            <text:p>19,147</text:p>
          </table:table-cell>
          <table:table-cell table:number-columns-repeated="7"/>
        </table:table-row>
        <table:table-row table:style-name="ro1">
          <table:table-cell table:formula="of:=[.B452]-[.$B$611]" office:value-type="time" office:time-value="PT00H07M57.000000235S" calcext:value-type="time">
            <text:p>00:07:57</text:p>
          </table:table-cell>
          <table:table-cell office:value-type="date" office:date-value="2017-02-06T00:16:30" calcext:value-type="date">
            <text:p>17-02-06 00:16</text:p>
          </table:table-cell>
          <table:table-cell table:formula="of:=[.A452]*86400" office:value-type="float" office:value="477.000000234693" calcext:value-type="float">
            <text:p>477</text:p>
          </table:table-cell>
          <table:table-cell office:value-type="float" office:value="35.55" calcext:value-type="float">
            <text:p>35,55</text:p>
          </table:table-cell>
          <table:table-cell office:value-type="float" office:value="19.154" calcext:value-type="float">
            <text:p>19,154</text:p>
          </table:table-cell>
          <table:table-cell table:number-columns-repeated="7"/>
        </table:table-row>
        <table:table-row table:style-name="ro1">
          <table:table-cell table:formula="of:=[.B453]-[.$B$611]" office:value-type="time" office:time-value="PT00H07M54.000000162S" calcext:value-type="time">
            <text:p>00:07:54</text:p>
          </table:table-cell>
          <table:table-cell office:value-type="date" office:date-value="2017-02-06T00:16:27" calcext:value-type="date">
            <text:p>17-02-06 00:16</text:p>
          </table:table-cell>
          <table:table-cell table:formula="of:=[.A453]*86400" office:value-type="float" office:value="474.00000016205" calcext:value-type="float">
            <text:p>474</text:p>
          </table:table-cell>
          <table:table-cell office:value-type="float" office:value="35.617" calcext:value-type="float">
            <text:p>35,617</text:p>
          </table:table-cell>
          <table:table-cell office:value-type="float" office:value="19.162" calcext:value-type="float">
            <text:p>19,162</text:p>
          </table:table-cell>
          <table:table-cell table:number-columns-repeated="7"/>
        </table:table-row>
        <table:table-row table:style-name="ro1">
          <table:table-cell table:formula="of:=[.B454]-[.$B$611]" office:value-type="time" office:time-value="PT00H07M51.000000089S" calcext:value-type="time">
            <text:p>00:07:51</text:p>
          </table:table-cell>
          <table:table-cell office:value-type="date" office:date-value="2017-02-06T00:16:24" calcext:value-type="date">
            <text:p>17-02-06 00:16</text:p>
          </table:table-cell>
          <table:table-cell table:formula="of:=[.A454]*86400" office:value-type="float" office:value="471.000000089407" calcext:value-type="float">
            <text:p>471</text:p>
          </table:table-cell>
          <table:table-cell office:value-type="float" office:value="35.686" calcext:value-type="float">
            <text:p>35,686</text:p>
          </table:table-cell>
          <table:table-cell office:value-type="float" office:value="19.17" calcext:value-type="float">
            <text:p>19,17</text:p>
          </table:table-cell>
          <table:table-cell table:number-columns-repeated="7"/>
        </table:table-row>
        <table:table-row table:style-name="ro1">
          <table:table-cell table:formula="of:=[.B455]-[.$B$611]" office:value-type="time" office:time-value="PT00H07M48.000000017S" calcext:value-type="time">
            <text:p>00:07:48</text:p>
          </table:table-cell>
          <table:table-cell office:value-type="date" office:date-value="2017-02-06T00:16:21" calcext:value-type="date">
            <text:p>17-02-06 00:16</text:p>
          </table:table-cell>
          <table:table-cell table:formula="of:=[.A455]*86400" office:value-type="float" office:value="468.000000016764" calcext:value-type="float">
            <text:p>468</text:p>
          </table:table-cell>
          <table:table-cell office:value-type="float" office:value="35.757" calcext:value-type="float">
            <text:p>35,757</text:p>
          </table:table-cell>
          <table:table-cell office:value-type="float" office:value="19.178" calcext:value-type="float">
            <text:p>19,178</text:p>
          </table:table-cell>
          <table:table-cell table:number-columns-repeated="7"/>
        </table:table-row>
        <table:table-row table:style-name="ro1">
          <table:table-cell table:formula="of:=[.B456]-[.$B$611]" office:value-type="time" office:time-value="PT00H07M44.999999944S" calcext:value-type="time">
            <text:p>00:07:45</text:p>
          </table:table-cell>
          <table:table-cell office:value-type="date" office:date-value="2017-02-06T00:16:18" calcext:value-type="date">
            <text:p>17-02-06 00:16</text:p>
          </table:table-cell>
          <table:table-cell table:formula="of:=[.A456]*86400" office:value-type="float" office:value="464.999999944121" calcext:value-type="float">
            <text:p>465</text:p>
          </table:table-cell>
          <table:table-cell office:value-type="float" office:value="35.83" calcext:value-type="float">
            <text:p>35,83</text:p>
          </table:table-cell>
          <table:table-cell office:value-type="float" office:value="19.186" calcext:value-type="float">
            <text:p>19,186</text:p>
          </table:table-cell>
          <table:table-cell table:number-columns-repeated="7"/>
        </table:table-row>
        <table:table-row table:style-name="ro1">
          <table:table-cell table:formula="of:=[.B457]-[.$B$611]" office:value-type="time" office:time-value="PT00H07M41.999999871S" calcext:value-type="time">
            <text:p>00:07:42</text:p>
          </table:table-cell>
          <table:table-cell office:value-type="date" office:date-value="2017-02-06T00:16:15" calcext:value-type="date">
            <text:p>17-02-06 00:16</text:p>
          </table:table-cell>
          <table:table-cell table:formula="of:=[.A457]*86400" office:value-type="float" office:value="461.999999871478" calcext:value-type="float">
            <text:p>462</text:p>
          </table:table-cell>
          <table:table-cell office:value-type="float" office:value="35.904" calcext:value-type="float">
            <text:p>35,904</text:p>
          </table:table-cell>
          <table:table-cell office:value-type="float" office:value="19.195" calcext:value-type="float">
            <text:p>19,195</text:p>
          </table:table-cell>
          <table:table-cell table:number-columns-repeated="7"/>
        </table:table-row>
        <table:table-row table:style-name="ro1">
          <table:table-cell table:formula="of:=[.B458]-[.$B$611]" office:value-type="time" office:time-value="PT00H07M39.000000427S" calcext:value-type="time">
            <text:p>00:07:39</text:p>
          </table:table-cell>
          <table:table-cell office:value-type="date" office:date-value="2017-02-06T00:16:12" calcext:value-type="date">
            <text:p>17-02-06 00:16</text:p>
          </table:table-cell>
          <table:table-cell table:formula="of:=[.A458]*86400" office:value-type="float" office:value="459.000000427477" calcext:value-type="float">
            <text:p>459</text:p>
          </table:table-cell>
          <table:table-cell office:value-type="float" office:value="35.981" calcext:value-type="float">
            <text:p>35,981</text:p>
          </table:table-cell>
          <table:table-cell office:value-type="float" office:value="19.203" calcext:value-type="float">
            <text:p>19,203</text:p>
          </table:table-cell>
          <table:table-cell table:number-columns-repeated="7"/>
        </table:table-row>
        <table:table-row table:style-name="ro1">
          <table:table-cell table:formula="of:=[.B459]-[.$B$611]" office:value-type="time" office:time-value="PT00H07M36.000000355S" calcext:value-type="time">
            <text:p>00:07:36</text:p>
          </table:table-cell>
          <table:table-cell office:value-type="date" office:date-value="2017-02-06T00:16:09" calcext:value-type="date">
            <text:p>17-02-06 00:16</text:p>
          </table:table-cell>
          <table:table-cell table:formula="of:=[.A459]*86400" office:value-type="float" office:value="456.000000354834" calcext:value-type="float">
            <text:p>456</text:p>
          </table:table-cell>
          <table:table-cell office:value-type="float" office:value="36.06" calcext:value-type="float">
            <text:p>36,06</text:p>
          </table:table-cell>
          <table:table-cell office:value-type="float" office:value="19.212" calcext:value-type="float">
            <text:p>19,212</text:p>
          </table:table-cell>
          <table:table-cell table:number-columns-repeated="7"/>
        </table:table-row>
        <table:table-row table:style-name="ro1">
          <table:table-cell table:formula="of:=[.B460]-[.$B$611]" office:value-type="time" office:time-value="PT00H07M33.000000282S" calcext:value-type="time">
            <text:p>00:07:33</text:p>
          </table:table-cell>
          <table:table-cell office:value-type="date" office:date-value="2017-02-06T00:16:06" calcext:value-type="date">
            <text:p>17-02-06 00:16</text:p>
          </table:table-cell>
          <table:table-cell table:formula="of:=[.A460]*86400" office:value-type="float" office:value="453.000000282191" calcext:value-type="float">
            <text:p>453</text:p>
          </table:table-cell>
          <table:table-cell office:value-type="float" office:value="36.141" calcext:value-type="float">
            <text:p>36,141</text:p>
          </table:table-cell>
          <table:table-cell office:value-type="float" office:value="19.22" calcext:value-type="float">
            <text:p>19,22</text:p>
          </table:table-cell>
          <table:table-cell table:number-columns-repeated="7"/>
        </table:table-row>
        <table:table-row table:style-name="ro1">
          <table:table-cell table:formula="of:=[.B461]-[.$B$611]" office:value-type="time" office:time-value="PT00H07M30.00000021S" calcext:value-type="time">
            <text:p>00:07:30</text:p>
          </table:table-cell>
          <table:table-cell office:value-type="date" office:date-value="2017-02-06T00:16:03" calcext:value-type="date">
            <text:p>17-02-06 00:16</text:p>
          </table:table-cell>
          <table:table-cell table:formula="of:=[.A461]*86400" office:value-type="float" office:value="450.000000209548" calcext:value-type="float">
            <text:p>450</text:p>
          </table:table-cell>
          <table:table-cell office:value-type="float" office:value="36.224" calcext:value-type="float">
            <text:p>36,224</text:p>
          </table:table-cell>
          <table:table-cell office:value-type="float" office:value="19.229" calcext:value-type="float">
            <text:p>19,229</text:p>
          </table:table-cell>
          <table:table-cell table:number-columns-repeated="7"/>
        </table:table-row>
        <table:table-row table:style-name="ro1">
          <table:table-cell table:formula="of:=[.B462]-[.$B$611]" office:value-type="time" office:time-value="PT00H07M27.000000137S" calcext:value-type="time">
            <text:p>00:07:27</text:p>
          </table:table-cell>
          <table:table-cell office:value-type="date" office:date-value="2017-02-06T00:16:00" calcext:value-type="date">
            <text:p>17-02-06 00:16</text:p>
          </table:table-cell>
          <table:table-cell table:formula="of:=[.A462]*86400" office:value-type="float" office:value="447.000000136904" calcext:value-type="float">
            <text:p>447</text:p>
          </table:table-cell>
          <table:table-cell office:value-type="float" office:value="36.309" calcext:value-type="float">
            <text:p>36,309</text:p>
          </table:table-cell>
          <table:table-cell office:value-type="float" office:value="19.238" calcext:value-type="float">
            <text:p>19,238</text:p>
          </table:table-cell>
          <table:table-cell table:number-columns-repeated="7"/>
        </table:table-row>
        <table:table-row table:style-name="ro1">
          <table:table-cell table:formula="of:=[.B463]-[.$B$611]" office:value-type="time" office:time-value="PT00H07M24.000000064S" calcext:value-type="time">
            <text:p>00:07:24</text:p>
          </table:table-cell>
          <table:table-cell office:value-type="date" office:date-value="2017-02-06T00:15:57" calcext:value-type="date">
            <text:p>17-02-06 00:15</text:p>
          </table:table-cell>
          <table:table-cell table:formula="of:=[.A463]*86400" office:value-type="float" office:value="444.000000064261" calcext:value-type="float">
            <text:p>444</text:p>
          </table:table-cell>
          <table:table-cell office:value-type="float" office:value="36.396" calcext:value-type="float">
            <text:p>36,396</text:p>
          </table:table-cell>
          <table:table-cell office:value-type="float" office:value="19.247" calcext:value-type="float">
            <text:p>19,247</text:p>
          </table:table-cell>
          <table:table-cell table:number-columns-repeated="7"/>
        </table:table-row>
        <table:table-row table:style-name="ro1">
          <table:table-cell table:formula="of:=[.B464]-[.$B$611]" office:value-type="time" office:time-value="PT00H07M20.999999992S" calcext:value-type="time">
            <text:p>00:07:21</text:p>
          </table:table-cell>
          <table:table-cell office:value-type="date" office:date-value="2017-02-06T00:15:54" calcext:value-type="date">
            <text:p>17-02-06 00:15</text:p>
          </table:table-cell>
          <table:table-cell table:formula="of:=[.A464]*86400" office:value-type="float" office:value="440.999999991618" calcext:value-type="float">
            <text:p>441</text:p>
          </table:table-cell>
          <table:table-cell office:value-type="float" office:value="36.486" calcext:value-type="float">
            <text:p>36,486</text:p>
          </table:table-cell>
          <table:table-cell office:value-type="float" office:value="19.256" calcext:value-type="float">
            <text:p>19,256</text:p>
          </table:table-cell>
          <table:table-cell table:number-columns-repeated="7"/>
        </table:table-row>
        <table:table-row table:style-name="ro1">
          <table:table-cell table:formula="of:=[.B465]-[.$B$611]" office:value-type="time" office:time-value="PT00H07M17.999999919S" calcext:value-type="time">
            <text:p>00:07:18</text:p>
          </table:table-cell>
          <table:table-cell office:value-type="date" office:date-value="2017-02-06T00:15:51" calcext:value-type="date">
            <text:p>17-02-06 00:15</text:p>
          </table:table-cell>
          <table:table-cell table:formula="of:=[.A465]*86400" office:value-type="float" office:value="437.999999918975" calcext:value-type="float">
            <text:p>438</text:p>
          </table:table-cell>
          <table:table-cell office:value-type="float" office:value="36.541" calcext:value-type="float">
            <text:p>36,541</text:p>
          </table:table-cell>
          <table:table-cell office:value-type="float" office:value="19.266" calcext:value-type="float">
            <text:p>19,266</text:p>
          </table:table-cell>
          <table:table-cell table:number-columns-repeated="7"/>
        </table:table-row>
        <table:table-row table:style-name="ro1">
          <table:table-cell table:formula="of:=[.B466]-[.$B$611]" office:value-type="time" office:time-value="PT00H07M14.999999846S" calcext:value-type="time">
            <text:p>00:07:15</text:p>
          </table:table-cell>
          <table:table-cell office:value-type="date" office:date-value="2017-02-06T00:15:48" calcext:value-type="date">
            <text:p>17-02-06 00:15</text:p>
          </table:table-cell>
          <table:table-cell table:formula="of:=[.A466]*86400" office:value-type="float" office:value="434.999999846332" calcext:value-type="float">
            <text:p>435</text:p>
          </table:table-cell>
          <table:table-cell office:value-type="float" office:value="36.522" calcext:value-type="float">
            <text:p>36,522</text:p>
          </table:table-cell>
          <table:table-cell office:value-type="float" office:value="19.275" calcext:value-type="float">
            <text:p>19,275</text:p>
          </table:table-cell>
          <table:table-cell table:number-columns-repeated="7"/>
        </table:table-row>
        <table:table-row table:style-name="ro1">
          <table:table-cell table:formula="of:=[.B467]-[.$B$611]" office:value-type="time" office:time-value="PT00H07M12.000000402S" calcext:value-type="time">
            <text:p>00:07:12</text:p>
          </table:table-cell>
          <table:table-cell office:value-type="date" office:date-value="2017-02-06T00:15:45" calcext:value-type="date">
            <text:p>17-02-06 00:15</text:p>
          </table:table-cell>
          <table:table-cell table:formula="of:=[.A467]*86400" office:value-type="float" office:value="432.000000402331" calcext:value-type="float">
            <text:p>432</text:p>
          </table:table-cell>
          <table:table-cell office:value-type="float" office:value="36.503" calcext:value-type="float">
            <text:p>36,503</text:p>
          </table:table-cell>
          <table:table-cell office:value-type="float" office:value="19.285" calcext:value-type="float">
            <text:p>19,285</text:p>
          </table:table-cell>
          <table:table-cell table:number-columns-repeated="7"/>
        </table:table-row>
        <table:table-row table:style-name="ro1">
          <table:table-cell table:formula="of:=[.B468]-[.$B$611]" office:value-type="time" office:time-value="PT00H07M09.00000033S" calcext:value-type="time">
            <text:p>00:07:09</text:p>
          </table:table-cell>
          <table:table-cell office:value-type="date" office:date-value="2017-02-06T00:15:42" calcext:value-type="date">
            <text:p>17-02-06 00:15</text:p>
          </table:table-cell>
          <table:table-cell table:formula="of:=[.A468]*86400" office:value-type="float" office:value="429.000000329688" calcext:value-type="float">
            <text:p>429</text:p>
          </table:table-cell>
          <table:table-cell office:value-type="float" office:value="36.483" calcext:value-type="float">
            <text:p>36,483</text:p>
          </table:table-cell>
          <table:table-cell office:value-type="float" office:value="19.294" calcext:value-type="float">
            <text:p>19,294</text:p>
          </table:table-cell>
          <table:table-cell table:number-columns-repeated="7"/>
        </table:table-row>
        <table:table-row table:style-name="ro1">
          <table:table-cell table:formula="of:=[.B469]-[.$B$611]" office:value-type="time" office:time-value="PT00H07M06.000000257S" calcext:value-type="time">
            <text:p>00:07:06</text:p>
          </table:table-cell>
          <table:table-cell office:value-type="date" office:date-value="2017-02-06T00:15:39" calcext:value-type="date">
            <text:p>17-02-06 00:15</text:p>
          </table:table-cell>
          <table:table-cell table:formula="of:=[.A469]*86400" office:value-type="float" office:value="426.000000257045" calcext:value-type="float">
            <text:p>426</text:p>
          </table:table-cell>
          <table:table-cell office:value-type="float" office:value="36.463" calcext:value-type="float">
            <text:p>36,463</text:p>
          </table:table-cell>
          <table:table-cell office:value-type="float" office:value="19.304" calcext:value-type="float">
            <text:p>19,304</text:p>
          </table:table-cell>
          <table:table-cell table:number-columns-repeated="7"/>
        </table:table-row>
        <table:table-row table:style-name="ro1">
          <table:table-cell table:formula="of:=[.B470]-[.$B$611]" office:value-type="time" office:time-value="PT00H07M03.000000184S" calcext:value-type="time">
            <text:p>00:07:03</text:p>
          </table:table-cell>
          <table:table-cell office:value-type="date" office:date-value="2017-02-06T00:15:36" calcext:value-type="date">
            <text:p>17-02-06 00:15</text:p>
          </table:table-cell>
          <table:table-cell table:formula="of:=[.A470]*86400" office:value-type="float" office:value="423.000000184402" calcext:value-type="float">
            <text:p>423</text:p>
          </table:table-cell>
          <table:table-cell office:value-type="float" office:value="36.442" calcext:value-type="float">
            <text:p>36,442</text:p>
          </table:table-cell>
          <table:table-cell office:value-type="float" office:value="19.314" calcext:value-type="float">
            <text:p>19,314</text:p>
          </table:table-cell>
          <table:table-cell table:number-columns-repeated="7"/>
        </table:table-row>
        <table:table-row table:style-name="ro1">
          <table:table-cell table:formula="of:=[.B471]-[.$B$611]" office:value-type="time" office:time-value="PT00H07M00.000000112S" calcext:value-type="time">
            <text:p>00:07:00</text:p>
          </table:table-cell>
          <table:table-cell office:value-type="date" office:date-value="2017-02-06T00:15:33" calcext:value-type="date">
            <text:p>17-02-06 00:15</text:p>
          </table:table-cell>
          <table:table-cell table:formula="of:=[.A471]*86400" office:value-type="float" office:value="420.000000111759" calcext:value-type="float">
            <text:p>420</text:p>
          </table:table-cell>
          <table:table-cell office:value-type="float" office:value="36.421" calcext:value-type="float">
            <text:p>36,421</text:p>
          </table:table-cell>
          <table:table-cell office:value-type="float" office:value="19.325" calcext:value-type="float">
            <text:p>19,325</text:p>
          </table:table-cell>
          <table:table-cell table:number-columns-repeated="7"/>
        </table:table-row>
        <table:table-row table:style-name="ro1">
          <table:table-cell table:formula="of:=[.B472]-[.$B$611]" office:value-type="time" office:time-value="PT00H06M57.000000039S" calcext:value-type="time">
            <text:p>00:06:57</text:p>
          </table:table-cell>
          <table:table-cell office:value-type="date" office:date-value="2017-02-06T00:15:30" calcext:value-type="date">
            <text:p>17-02-06 00:15</text:p>
          </table:table-cell>
          <table:table-cell table:formula="of:=[.A472]*86400" office:value-type="float" office:value="417.000000039116" calcext:value-type="float">
            <text:p>417</text:p>
          </table:table-cell>
          <table:table-cell office:value-type="float" office:value="36.399" calcext:value-type="float">
            <text:p>36,399</text:p>
          </table:table-cell>
          <table:table-cell office:value-type="float" office:value="19.335" calcext:value-type="float">
            <text:p>19,335</text:p>
          </table:table-cell>
          <table:table-cell table:number-columns-repeated="7"/>
        </table:table-row>
        <table:table-row table:style-name="ro1">
          <table:table-cell table:formula="of:=[.B473]-[.$B$611]" office:value-type="time" office:time-value="PT00H06M53.999999966S" calcext:value-type="time">
            <text:p>00:06:54</text:p>
          </table:table-cell>
          <table:table-cell office:value-type="date" office:date-value="2017-02-06T00:15:27" calcext:value-type="date">
            <text:p>17-02-06 00:15</text:p>
          </table:table-cell>
          <table:table-cell table:formula="of:=[.A473]*86400" office:value-type="float" office:value="413.999999966472" calcext:value-type="float">
            <text:p>414</text:p>
          </table:table-cell>
          <table:table-cell office:value-type="float" office:value="36.376" calcext:value-type="float">
            <text:p>36,376</text:p>
          </table:table-cell>
          <table:table-cell office:value-type="float" office:value="19.345" calcext:value-type="float">
            <text:p>19,345</text:p>
          </table:table-cell>
          <table:table-cell table:number-columns-repeated="7"/>
        </table:table-row>
        <table:table-row table:style-name="ro1">
          <table:table-cell table:formula="of:=[.B474]-[.$B$611]" office:value-type="time" office:time-value="PT00H06M50.999999894S" calcext:value-type="time">
            <text:p>00:06:51</text:p>
          </table:table-cell>
          <table:table-cell office:value-type="date" office:date-value="2017-02-06T00:15:24" calcext:value-type="date">
            <text:p>17-02-06 00:15</text:p>
          </table:table-cell>
          <table:table-cell table:formula="of:=[.A474]*86400" office:value-type="float" office:value="410.999999893829" calcext:value-type="float">
            <text:p>411</text:p>
          </table:table-cell>
          <table:table-cell office:value-type="float" office:value="36.352" calcext:value-type="float">
            <text:p>36,352</text:p>
          </table:table-cell>
          <table:table-cell office:value-type="float" office:value="19.356" calcext:value-type="float">
            <text:p>19,356</text:p>
          </table:table-cell>
          <table:table-cell table:number-columns-repeated="7"/>
        </table:table-row>
        <table:table-row table:style-name="ro1">
          <table:table-cell table:formula="of:=[.B475]-[.$B$611]" office:value-type="time" office:time-value="PT00H06M48.00000045S" calcext:value-type="time">
            <text:p>00:06:48</text:p>
          </table:table-cell>
          <table:table-cell office:value-type="date" office:date-value="2017-02-06T00:15:21" calcext:value-type="date">
            <text:p>17-02-06 00:15</text:p>
          </table:table-cell>
          <table:table-cell table:formula="of:=[.A475]*86400" office:value-type="float" office:value="408.000000449829" calcext:value-type="float">
            <text:p>408</text:p>
          </table:table-cell>
          <table:table-cell office:value-type="float" office:value="36.327" calcext:value-type="float">
            <text:p>36,327</text:p>
          </table:table-cell>
          <table:table-cell office:value-type="float" office:value="19.367" calcext:value-type="float">
            <text:p>19,367</text:p>
          </table:table-cell>
          <table:table-cell table:number-columns-repeated="7"/>
        </table:table-row>
        <table:table-row table:style-name="ro1">
          <table:table-cell table:formula="of:=[.B476]-[.$B$611]" office:value-type="time" office:time-value="PT00H06M45.000000377S" calcext:value-type="time">
            <text:p>00:06:45</text:p>
          </table:table-cell>
          <table:table-cell office:value-type="date" office:date-value="2017-02-06T00:15:18" calcext:value-type="date">
            <text:p>17-02-06 00:15</text:p>
          </table:table-cell>
          <table:table-cell table:formula="of:=[.A476]*86400" office:value-type="float" office:value="405.000000377186" calcext:value-type="float">
            <text:p>405</text:p>
          </table:table-cell>
          <table:table-cell office:value-type="float" office:value="36.302" calcext:value-type="float">
            <text:p>36,302</text:p>
          </table:table-cell>
          <table:table-cell office:value-type="float" office:value="19.378" calcext:value-type="float">
            <text:p>19,378</text:p>
          </table:table-cell>
          <table:table-cell table:number-columns-repeated="7"/>
        </table:table-row>
        <table:table-row table:style-name="ro1">
          <table:table-cell table:formula="of:=[.B477]-[.$B$611]" office:value-type="time" office:time-value="PT00H06M42.000000305S" calcext:value-type="time">
            <text:p>00:06:42</text:p>
          </table:table-cell>
          <table:table-cell office:value-type="date" office:date-value="2017-02-06T00:15:15" calcext:value-type="date">
            <text:p>17-02-06 00:15</text:p>
          </table:table-cell>
          <table:table-cell table:formula="of:=[.A477]*86400" office:value-type="float" office:value="402.000000304543" calcext:value-type="float">
            <text:p>402</text:p>
          </table:table-cell>
          <table:table-cell office:value-type="float" office:value="36.276" calcext:value-type="float">
            <text:p>36,276</text:p>
          </table:table-cell>
          <table:table-cell office:value-type="float" office:value="19.389" calcext:value-type="float">
            <text:p>19,389</text:p>
          </table:table-cell>
          <table:table-cell table:number-columns-repeated="7"/>
        </table:table-row>
        <table:table-row table:style-name="ro1">
          <table:table-cell table:formula="of:=[.B478]-[.$B$611]" office:value-type="time" office:time-value="PT00H06M39.000000232S" calcext:value-type="time">
            <text:p>00:06:39</text:p>
          </table:table-cell>
          <table:table-cell office:value-type="date" office:date-value="2017-02-06T00:15:12" calcext:value-type="date">
            <text:p>17-02-06 00:15</text:p>
          </table:table-cell>
          <table:table-cell table:formula="of:=[.A478]*86400" office:value-type="float" office:value="399.000000231899" calcext:value-type="float">
            <text:p>399</text:p>
          </table:table-cell>
          <table:table-cell office:value-type="float" office:value="36.249" calcext:value-type="float">
            <text:p>36,249</text:p>
          </table:table-cell>
          <table:table-cell office:value-type="float" office:value="19.401" calcext:value-type="float">
            <text:p>19,401</text:p>
          </table:table-cell>
          <table:table-cell table:number-columns-repeated="7"/>
        </table:table-row>
        <table:table-row table:style-name="ro1">
          <table:table-cell table:formula="of:=[.B479]-[.$B$611]" office:value-type="time" office:time-value="PT00H06M36.000000159S" calcext:value-type="time">
            <text:p>00:06:36</text:p>
          </table:table-cell>
          <table:table-cell office:value-type="date" office:date-value="2017-02-06T00:15:09" calcext:value-type="date">
            <text:p>17-02-06 00:15</text:p>
          </table:table-cell>
          <table:table-cell table:formula="of:=[.A479]*86400" office:value-type="float" office:value="396.000000159256" calcext:value-type="float">
            <text:p>396</text:p>
          </table:table-cell>
          <table:table-cell office:value-type="float" office:value="36.221" calcext:value-type="float">
            <text:p>36,221</text:p>
          </table:table-cell>
          <table:table-cell office:value-type="float" office:value="19.412" calcext:value-type="float">
            <text:p>19,412</text:p>
          </table:table-cell>
          <table:table-cell table:number-columns-repeated="7"/>
        </table:table-row>
        <table:table-row table:style-name="ro1">
          <table:table-cell table:formula="of:=[.B480]-[.$B$611]" office:value-type="time" office:time-value="PT00H06M33.000000087S" calcext:value-type="time">
            <text:p>00:06:33</text:p>
          </table:table-cell>
          <table:table-cell office:value-type="date" office:date-value="2017-02-06T00:15:06" calcext:value-type="date">
            <text:p>17-02-06 00:15</text:p>
          </table:table-cell>
          <table:table-cell table:formula="of:=[.A480]*86400" office:value-type="float" office:value="393.000000086613" calcext:value-type="float">
            <text:p>393</text:p>
          </table:table-cell>
          <table:table-cell office:value-type="float" office:value="36.193" calcext:value-type="float">
            <text:p>36,193</text:p>
          </table:table-cell>
          <table:table-cell office:value-type="float" office:value="19.424" calcext:value-type="float">
            <text:p>19,424</text:p>
          </table:table-cell>
          <table:table-cell table:number-columns-repeated="7"/>
        </table:table-row>
        <table:table-row table:style-name="ro1">
          <table:table-cell table:formula="of:=[.B481]-[.$B$611]" office:value-type="time" office:time-value="PT00H06M30.000000014S" calcext:value-type="time">
            <text:p>00:06:30</text:p>
          </table:table-cell>
          <table:table-cell office:value-type="date" office:date-value="2017-02-06T00:15:03" calcext:value-type="date">
            <text:p>17-02-06 00:15</text:p>
          </table:table-cell>
          <table:table-cell table:formula="of:=[.A481]*86400" office:value-type="float" office:value="390.00000001397" calcext:value-type="float">
            <text:p>390</text:p>
          </table:table-cell>
          <table:table-cell office:value-type="float" office:value="36.163" calcext:value-type="float">
            <text:p>36,163</text:p>
          </table:table-cell>
          <table:table-cell office:value-type="float" office:value="19.436" calcext:value-type="float">
            <text:p>19,436</text:p>
          </table:table-cell>
          <table:table-cell table:number-columns-repeated="7"/>
        </table:table-row>
        <table:table-row table:style-name="ro1">
          <table:table-cell table:formula="of:=[.B482]-[.$B$611]" office:value-type="time" office:time-value="PT00H06M26.999999941S" calcext:value-type="time">
            <text:p>00:06:27</text:p>
          </table:table-cell>
          <table:table-cell office:value-type="date" office:date-value="2017-02-06T00:15:00" calcext:value-type="date">
            <text:p>17-02-06 00:15</text:p>
          </table:table-cell>
          <table:table-cell table:formula="of:=[.A482]*86400" office:value-type="float" office:value="386.999999941327" calcext:value-type="float">
            <text:p>387</text:p>
          </table:table-cell>
          <table:table-cell office:value-type="float" office:value="36.132" calcext:value-type="float">
            <text:p>36,132</text:p>
          </table:table-cell>
          <table:table-cell office:value-type="float" office:value="19.448" calcext:value-type="float">
            <text:p>19,448</text:p>
          </table:table-cell>
          <table:table-cell table:number-columns-repeated="7"/>
        </table:table-row>
        <table:table-row table:style-name="ro1">
          <table:table-cell table:formula="of:=[.B483]-[.$B$611]" office:value-type="time" office:time-value="PT00H06M23.999999869S" calcext:value-type="time">
            <text:p>00:06:24</text:p>
          </table:table-cell>
          <table:table-cell office:value-type="date" office:date-value="2017-02-06T00:14:57" calcext:value-type="date">
            <text:p>17-02-06 00:14</text:p>
          </table:table-cell>
          <table:table-cell table:formula="of:=[.A483]*86400" office:value-type="float" office:value="383.999999868684" calcext:value-type="float">
            <text:p>384</text:p>
          </table:table-cell>
          <table:table-cell office:value-type="float" office:value="36.101" calcext:value-type="float">
            <text:p>36,101</text:p>
          </table:table-cell>
          <table:table-cell office:value-type="float" office:value="19.46" calcext:value-type="float">
            <text:p>19,46</text:p>
          </table:table-cell>
          <table:table-cell table:number-columns-repeated="7"/>
        </table:table-row>
        <table:table-row table:style-name="ro1">
          <table:table-cell table:formula="of:=[.B484]-[.$B$611]" office:value-type="time" office:time-value="PT00H06M21.000000425S" calcext:value-type="time">
            <text:p>00:06:21</text:p>
          </table:table-cell>
          <table:table-cell office:value-type="date" office:date-value="2017-02-06T00:14:54" calcext:value-type="date">
            <text:p>17-02-06 00:14</text:p>
          </table:table-cell>
          <table:table-cell table:formula="of:=[.A484]*86400" office:value-type="float" office:value="381.000000424683" calcext:value-type="float">
            <text:p>381</text:p>
          </table:table-cell>
          <table:table-cell office:value-type="float" office:value="36.068" calcext:value-type="float">
            <text:p>36,068</text:p>
          </table:table-cell>
          <table:table-cell office:value-type="float" office:value="19.472" calcext:value-type="float">
            <text:p>19,472</text:p>
          </table:table-cell>
          <table:table-cell table:number-columns-repeated="7"/>
        </table:table-row>
        <table:table-row table:style-name="ro1">
          <table:table-cell table:formula="of:=[.B485]-[.$B$611]" office:value-type="time" office:time-value="PT00H06M18.000000352S" calcext:value-type="time">
            <text:p>00:06:18</text:p>
          </table:table-cell>
          <table:table-cell office:value-type="date" office:date-value="2017-02-06T00:14:51" calcext:value-type="date">
            <text:p>17-02-06 00:14</text:p>
          </table:table-cell>
          <table:table-cell table:formula="of:=[.A485]*86400" office:value-type="float" office:value="378.00000035204" calcext:value-type="float">
            <text:p>378</text:p>
          </table:table-cell>
          <table:table-cell office:value-type="float" office:value="36.034" calcext:value-type="float">
            <text:p>36,034</text:p>
          </table:table-cell>
          <table:table-cell office:value-type="float" office:value="19.485" calcext:value-type="float">
            <text:p>19,485</text:p>
          </table:table-cell>
          <table:table-cell table:number-columns-repeated="7"/>
        </table:table-row>
        <table:table-row table:style-name="ro1">
          <table:table-cell table:formula="of:=[.B486]-[.$B$611]" office:value-type="time" office:time-value="PT00H06M15.000000279S" calcext:value-type="time">
            <text:p>00:06:15</text:p>
          </table:table-cell>
          <table:table-cell office:value-type="date" office:date-value="2017-02-06T00:14:48" calcext:value-type="date">
            <text:p>17-02-06 00:14</text:p>
          </table:table-cell>
          <table:table-cell table:formula="of:=[.A486]*86400" office:value-type="float" office:value="375.000000279397" calcext:value-type="float">
            <text:p>375</text:p>
          </table:table-cell>
          <table:table-cell office:value-type="float" office:value="35.999" calcext:value-type="float">
            <text:p>35,999</text:p>
          </table:table-cell>
          <table:table-cell office:value-type="float" office:value="19.498" calcext:value-type="float">
            <text:p>19,498</text:p>
          </table:table-cell>
          <table:table-cell table:number-columns-repeated="7"/>
        </table:table-row>
        <table:table-row table:style-name="ro1">
          <table:table-cell table:formula="of:=[.B487]-[.$B$611]" office:value-type="time" office:time-value="PT00H06M12.000000207S" calcext:value-type="time">
            <text:p>00:06:12</text:p>
          </table:table-cell>
          <table:table-cell office:value-type="date" office:date-value="2017-02-06T00:14:45" calcext:value-type="date">
            <text:p>17-02-06 00:14</text:p>
          </table:table-cell>
          <table:table-cell table:formula="of:=[.A487]*86400" office:value-type="float" office:value="372.000000206754" calcext:value-type="float">
            <text:p>372</text:p>
          </table:table-cell>
          <table:table-cell office:value-type="float" office:value="35.963" calcext:value-type="float">
            <text:p>35,963</text:p>
          </table:table-cell>
          <table:table-cell office:value-type="float" office:value="19.511" calcext:value-type="float">
            <text:p>19,511</text:p>
          </table:table-cell>
          <table:table-cell table:number-columns-repeated="7"/>
        </table:table-row>
        <table:table-row table:style-name="ro1">
          <table:table-cell table:formula="of:=[.B488]-[.$B$611]" office:value-type="time" office:time-value="PT00H06M09.000000134S" calcext:value-type="time">
            <text:p>00:06:09</text:p>
          </table:table-cell>
          <table:table-cell office:value-type="date" office:date-value="2017-02-06T00:14:42" calcext:value-type="date">
            <text:p>17-02-06 00:14</text:p>
          </table:table-cell>
          <table:table-cell table:formula="of:=[.A488]*86400" office:value-type="float" office:value="369.00000013411" calcext:value-type="float">
            <text:p>369</text:p>
          </table:table-cell>
          <table:table-cell office:value-type="float" office:value="35.926" calcext:value-type="float">
            <text:p>35,926</text:p>
          </table:table-cell>
          <table:table-cell office:value-type="float" office:value="19.524" calcext:value-type="float">
            <text:p>19,524</text:p>
          </table:table-cell>
          <table:table-cell table:number-columns-repeated="7"/>
        </table:table-row>
        <table:table-row table:style-name="ro1">
          <table:table-cell table:formula="of:=[.B489]-[.$B$611]" office:value-type="time" office:time-value="PT00H06M06.000000061S" calcext:value-type="time">
            <text:p>00:06:06</text:p>
          </table:table-cell>
          <table:table-cell office:value-type="date" office:date-value="2017-02-06T00:14:39" calcext:value-type="date">
            <text:p>17-02-06 00:14</text:p>
          </table:table-cell>
          <table:table-cell table:formula="of:=[.A489]*86400" office:value-type="float" office:value="366.000000061467" calcext:value-type="float">
            <text:p>366</text:p>
          </table:table-cell>
          <table:table-cell office:value-type="float" office:value="35.887" calcext:value-type="float">
            <text:p>35,887</text:p>
          </table:table-cell>
          <table:table-cell office:value-type="float" office:value="19.537" calcext:value-type="float">
            <text:p>19,537</text:p>
          </table:table-cell>
          <table:table-cell table:number-columns-repeated="7"/>
        </table:table-row>
        <table:table-row table:style-name="ro1">
          <table:table-cell table:formula="of:=[.B490]-[.$B$611]" office:value-type="time" office:time-value="PT00H06M02.999999989S" calcext:value-type="time">
            <text:p>00:06:03</text:p>
          </table:table-cell>
          <table:table-cell office:value-type="date" office:date-value="2017-02-06T00:14:36" calcext:value-type="date">
            <text:p>17-02-06 00:14</text:p>
          </table:table-cell>
          <table:table-cell table:formula="of:=[.A490]*86400" office:value-type="float" office:value="362.999999988824" calcext:value-type="float">
            <text:p>363</text:p>
          </table:table-cell>
          <table:table-cell office:value-type="float" office:value="35.848" calcext:value-type="float">
            <text:p>35,848</text:p>
          </table:table-cell>
          <table:table-cell office:value-type="float" office:value="19.551" calcext:value-type="float">
            <text:p>19,551</text:p>
          </table:table-cell>
          <table:table-cell table:number-columns-repeated="7"/>
        </table:table-row>
        <table:table-row table:style-name="ro1">
          <table:table-cell table:formula="of:=[.B491]-[.$B$611]" office:value-type="time" office:time-value="PT00H05M59.999999916S" calcext:value-type="time">
            <text:p>00:06:00</text:p>
          </table:table-cell>
          <table:table-cell office:value-type="date" office:date-value="2017-02-06T00:14:33" calcext:value-type="date">
            <text:p>17-02-06 00:14</text:p>
          </table:table-cell>
          <table:table-cell table:formula="of:=[.A491]*86400" office:value-type="float" office:value="359.999999916181" calcext:value-type="float">
            <text:p>360</text:p>
          </table:table-cell>
          <table:table-cell office:value-type="float" office:value="35.807" calcext:value-type="float">
            <text:p>35,807</text:p>
          </table:table-cell>
          <table:table-cell office:value-type="float" office:value="19.565" calcext:value-type="float">
            <text:p>19,565</text:p>
          </table:table-cell>
          <table:table-cell table:number-columns-repeated="7"/>
        </table:table-row>
        <table:table-row table:style-name="ro1">
          <table:table-cell table:formula="of:=[.B492]-[.$B$611]" office:value-type="time" office:time-value="PT00H05M56.999999844S" calcext:value-type="time">
            <text:p>00:05:57</text:p>
          </table:table-cell>
          <table:table-cell office:value-type="date" office:date-value="2017-02-06T00:14:30" calcext:value-type="date">
            <text:p>17-02-06 00:14</text:p>
          </table:table-cell>
          <table:table-cell table:formula="of:=[.A492]*86400" office:value-type="float" office:value="356.999999843538" calcext:value-type="float">
            <text:p>357</text:p>
          </table:table-cell>
          <table:table-cell office:value-type="float" office:value="35.764" calcext:value-type="float">
            <text:p>35,764</text:p>
          </table:table-cell>
          <table:table-cell office:value-type="float" office:value="19.579" calcext:value-type="float">
            <text:p>19,579</text:p>
          </table:table-cell>
          <table:table-cell table:number-columns-repeated="7"/>
        </table:table-row>
        <table:table-row table:style-name="ro1">
          <table:table-cell table:formula="of:=[.B493]-[.$B$611]" office:value-type="time" office:time-value="PT00H05M54.0000004S" calcext:value-type="time">
            <text:p>00:05:54</text:p>
          </table:table-cell>
          <table:table-cell office:value-type="date" office:date-value="2017-02-06T00:14:27" calcext:value-type="date">
            <text:p>17-02-06 00:14</text:p>
          </table:table-cell>
          <table:table-cell table:formula="of:=[.A493]*86400" office:value-type="float" office:value="354.000000399537" calcext:value-type="float">
            <text:p>354</text:p>
          </table:table-cell>
          <table:table-cell office:value-type="float" office:value="35.72" calcext:value-type="float">
            <text:p>35,72</text:p>
          </table:table-cell>
          <table:table-cell office:value-type="float" office:value="19.593" calcext:value-type="float">
            <text:p>19,593</text:p>
          </table:table-cell>
          <table:table-cell table:number-columns-repeated="7"/>
        </table:table-row>
        <table:table-row table:style-name="ro1">
          <table:table-cell table:formula="of:=[.B494]-[.$B$611]" office:value-type="time" office:time-value="PT00H05M51.000000327S" calcext:value-type="time">
            <text:p>00:05:51</text:p>
          </table:table-cell>
          <table:table-cell office:value-type="date" office:date-value="2017-02-06T00:14:24" calcext:value-type="date">
            <text:p>17-02-06 00:14</text:p>
          </table:table-cell>
          <table:table-cell table:formula="of:=[.A494]*86400" office:value-type="float" office:value="351.000000326894" calcext:value-type="float">
            <text:p>351</text:p>
          </table:table-cell>
          <table:table-cell office:value-type="float" office:value="35.675" calcext:value-type="float">
            <text:p>35,675</text:p>
          </table:table-cell>
          <table:table-cell office:value-type="float" office:value="19.607" calcext:value-type="float">
            <text:p>19,607</text:p>
          </table:table-cell>
          <table:table-cell table:number-columns-repeated="7"/>
        </table:table-row>
        <table:table-row table:style-name="ro1">
          <table:table-cell table:formula="of:=[.B495]-[.$B$611]" office:value-type="time" office:time-value="PT00H05M48.000000254S" calcext:value-type="time">
            <text:p>00:05:48</text:p>
          </table:table-cell>
          <table:table-cell office:value-type="date" office:date-value="2017-02-06T00:14:21" calcext:value-type="date">
            <text:p>17-02-06 00:14</text:p>
          </table:table-cell>
          <table:table-cell table:formula="of:=[.A495]*86400" office:value-type="float" office:value="348.000000254251" calcext:value-type="float">
            <text:p>348</text:p>
          </table:table-cell>
          <table:table-cell office:value-type="float" office:value="35.628" calcext:value-type="float">
            <text:p>35,628</text:p>
          </table:table-cell>
          <table:table-cell office:value-type="float" office:value="19.622" calcext:value-type="float">
            <text:p>19,622</text:p>
          </table:table-cell>
          <table:table-cell table:number-columns-repeated="7"/>
        </table:table-row>
        <table:table-row table:style-name="ro1">
          <table:table-cell table:formula="of:=[.B496]-[.$B$611]" office:value-type="time" office:time-value="PT00H05M45.000000182S" calcext:value-type="time">
            <text:p>00:05:45</text:p>
          </table:table-cell>
          <table:table-cell office:value-type="date" office:date-value="2017-02-06T00:14:18" calcext:value-type="date">
            <text:p>17-02-06 00:14</text:p>
          </table:table-cell>
          <table:table-cell table:formula="of:=[.A496]*86400" office:value-type="float" office:value="345.000000181608" calcext:value-type="float">
            <text:p>345</text:p>
          </table:table-cell>
          <table:table-cell office:value-type="float" office:value="35.579" calcext:value-type="float">
            <text:p>35,579</text:p>
          </table:table-cell>
          <table:table-cell office:value-type="float" office:value="19.637" calcext:value-type="float">
            <text:p>19,637</text:p>
          </table:table-cell>
          <table:table-cell table:number-columns-repeated="7"/>
        </table:table-row>
        <table:table-row table:style-name="ro1">
          <table:table-cell table:formula="of:=[.B497]-[.$B$611]" office:value-type="time" office:time-value="PT00H05M42.000000109S" calcext:value-type="time">
            <text:p>00:05:42</text:p>
          </table:table-cell>
          <table:table-cell office:value-type="date" office:date-value="2017-02-06T00:14:15" calcext:value-type="date">
            <text:p>17-02-06 00:14</text:p>
          </table:table-cell>
          <table:table-cell table:formula="of:=[.A497]*86400" office:value-type="float" office:value="342.000000108965" calcext:value-type="float">
            <text:p>342</text:p>
          </table:table-cell>
          <table:table-cell office:value-type="float" office:value="35.529" calcext:value-type="float">
            <text:p>35,529</text:p>
          </table:table-cell>
          <table:table-cell office:value-type="float" office:value="19.652" calcext:value-type="float">
            <text:p>19,652</text:p>
          </table:table-cell>
          <table:table-cell table:number-columns-repeated="7"/>
        </table:table-row>
        <table:table-row table:style-name="ro1">
          <table:table-cell table:formula="of:=[.B498]-[.$B$611]" office:value-type="time" office:time-value="PT00H05M39.000000036S" calcext:value-type="time">
            <text:p>00:05:39</text:p>
          </table:table-cell>
          <table:table-cell office:value-type="date" office:date-value="2017-02-06T00:14:12" calcext:value-type="date">
            <text:p>17-02-06 00:14</text:p>
          </table:table-cell>
          <table:table-cell table:formula="of:=[.A498]*86400" office:value-type="float" office:value="339.000000036322" calcext:value-type="float">
            <text:p>339</text:p>
          </table:table-cell>
          <table:table-cell office:value-type="float" office:value="35.477" calcext:value-type="float">
            <text:p>35,477</text:p>
          </table:table-cell>
          <table:table-cell office:value-type="float" office:value="19.667" calcext:value-type="float">
            <text:p>19,667</text:p>
          </table:table-cell>
          <table:table-cell table:number-columns-repeated="7"/>
        </table:table-row>
        <table:table-row table:style-name="ro1">
          <table:table-cell table:formula="of:=[.B499]-[.$B$611]" office:value-type="time" office:time-value="PT00H05M35.999999964S" calcext:value-type="time">
            <text:p>00:05:36</text:p>
          </table:table-cell>
          <table:table-cell office:value-type="date" office:date-value="2017-02-06T00:14:09" calcext:value-type="date">
            <text:p>17-02-06 00:14</text:p>
          </table:table-cell>
          <table:table-cell table:formula="of:=[.A499]*86400" office:value-type="float" office:value="335.999999963678" calcext:value-type="float">
            <text:p>336</text:p>
          </table:table-cell>
          <table:table-cell office:value-type="float" office:value="35.424" calcext:value-type="float">
            <text:p>35,424</text:p>
          </table:table-cell>
          <table:table-cell office:value-type="float" office:value="19.683" calcext:value-type="float">
            <text:p>19,683</text:p>
          </table:table-cell>
          <table:table-cell table:number-columns-repeated="7"/>
        </table:table-row>
        <table:table-row table:style-name="ro1">
          <table:table-cell table:formula="of:=[.B500]-[.$B$611]" office:value-type="time" office:time-value="PT00H05M32.999999891S" calcext:value-type="time">
            <text:p>00:05:33</text:p>
          </table:table-cell>
          <table:table-cell office:value-type="date" office:date-value="2017-02-06T00:14:06" calcext:value-type="date">
            <text:p>17-02-06 00:14</text:p>
          </table:table-cell>
          <table:table-cell table:formula="of:=[.A500]*86400" office:value-type="float" office:value="332.999999891035" calcext:value-type="float">
            <text:p>333</text:p>
          </table:table-cell>
          <table:table-cell office:value-type="float" office:value="35.368" calcext:value-type="float">
            <text:p>35,368</text:p>
          </table:table-cell>
          <table:table-cell office:value-type="float" office:value="19.699" calcext:value-type="float">
            <text:p>19,699</text:p>
          </table:table-cell>
          <table:table-cell table:number-columns-repeated="7"/>
        </table:table-row>
        <table:table-row table:style-name="ro1">
          <table:table-cell table:formula="of:=[.B501]-[.$B$611]" office:value-type="time" office:time-value="PT00H05M30.000000447S" calcext:value-type="time">
            <text:p>00:05:30</text:p>
          </table:table-cell>
          <table:table-cell office:value-type="date" office:date-value="2017-02-06T00:14:03" calcext:value-type="date">
            <text:p>17-02-06 00:14</text:p>
          </table:table-cell>
          <table:table-cell table:formula="of:=[.A501]*86400" office:value-type="float" office:value="330.000000447035" calcext:value-type="float">
            <text:p>330</text:p>
          </table:table-cell>
          <table:table-cell office:value-type="float" office:value="35.311" calcext:value-type="float">
            <text:p>35,311</text:p>
          </table:table-cell>
          <table:table-cell office:value-type="float" office:value="19.715" calcext:value-type="float">
            <text:p>19,715</text:p>
          </table:table-cell>
          <table:table-cell table:number-columns-repeated="7"/>
        </table:table-row>
        <table:table-row table:style-name="ro1">
          <table:table-cell table:formula="of:=[.B502]-[.$B$611]" office:value-type="time" office:time-value="PT00H05M27.000000374S" calcext:value-type="time">
            <text:p>00:05:27</text:p>
          </table:table-cell>
          <table:table-cell office:value-type="date" office:date-value="2017-02-06T00:14:00" calcext:value-type="date">
            <text:p>17-02-06 00:14</text:p>
          </table:table-cell>
          <table:table-cell table:formula="of:=[.A502]*86400" office:value-type="float" office:value="327.000000374392" calcext:value-type="float">
            <text:p>327</text:p>
          </table:table-cell>
          <table:table-cell office:value-type="float" office:value="35.251" calcext:value-type="float">
            <text:p>35,251</text:p>
          </table:table-cell>
          <table:table-cell office:value-type="float" office:value="19.731" calcext:value-type="float">
            <text:p>19,731</text:p>
          </table:table-cell>
          <table:table-cell table:number-columns-repeated="7"/>
        </table:table-row>
        <table:table-row table:style-name="ro1">
          <table:table-cell table:formula="of:=[.B503]-[.$B$611]" office:value-type="time" office:time-value="PT00H05M24.000000302S" calcext:value-type="time">
            <text:p>00:05:24</text:p>
          </table:table-cell>
          <table:table-cell office:value-type="date" office:date-value="2017-02-06T00:13:57" calcext:value-type="date">
            <text:p>17-02-06 00:13</text:p>
          </table:table-cell>
          <table:table-cell table:formula="of:=[.A503]*86400" office:value-type="float" office:value="324.000000301749" calcext:value-type="float">
            <text:p>324</text:p>
          </table:table-cell>
          <table:table-cell office:value-type="float" office:value="35.19" calcext:value-type="float">
            <text:p>35,19</text:p>
          </table:table-cell>
          <table:table-cell office:value-type="float" office:value="19.747" calcext:value-type="float">
            <text:p>19,747</text:p>
          </table:table-cell>
          <table:table-cell table:number-columns-repeated="7"/>
        </table:table-row>
        <table:table-row table:style-name="ro1">
          <table:table-cell table:formula="of:=[.B504]-[.$B$611]" office:value-type="time" office:time-value="PT00H05M21.000000229S" calcext:value-type="time">
            <text:p>00:05:21</text:p>
          </table:table-cell>
          <table:table-cell office:value-type="date" office:date-value="2017-02-06T00:13:54" calcext:value-type="date">
            <text:p>17-02-06 00:13</text:p>
          </table:table-cell>
          <table:table-cell table:formula="of:=[.A504]*86400" office:value-type="float" office:value="321.000000229105" calcext:value-type="float">
            <text:p>321</text:p>
          </table:table-cell>
          <table:table-cell office:value-type="float" office:value="35.126" calcext:value-type="float">
            <text:p>35,126</text:p>
          </table:table-cell>
          <table:table-cell office:value-type="float" office:value="19.764" calcext:value-type="float">
            <text:p>19,764</text:p>
          </table:table-cell>
          <table:table-cell table:number-columns-repeated="7"/>
        </table:table-row>
        <table:table-row table:style-name="ro1">
          <table:table-cell table:formula="of:=[.B505]-[.$B$611]" office:value-type="time" office:time-value="PT00H05M18.000000156S" calcext:value-type="time">
            <text:p>00:05:18</text:p>
          </table:table-cell>
          <table:table-cell office:value-type="date" office:date-value="2017-02-06T00:13:51" calcext:value-type="date">
            <text:p>17-02-06 00:13</text:p>
          </table:table-cell>
          <table:table-cell table:formula="of:=[.A505]*86400" office:value-type="float" office:value="318.000000156462" calcext:value-type="float">
            <text:p>318</text:p>
          </table:table-cell>
          <table:table-cell office:value-type="float" office:value="35.06" calcext:value-type="float">
            <text:p>35,06</text:p>
          </table:table-cell>
          <table:table-cell office:value-type="float" office:value="19.781" calcext:value-type="float">
            <text:p>19,781</text:p>
          </table:table-cell>
          <table:table-cell table:number-columns-repeated="7"/>
        </table:table-row>
        <table:table-row table:style-name="ro1">
          <table:table-cell table:formula="of:=[.B506]-[.$B$611]" office:value-type="time" office:time-value="PT00H05M15.000000084S" calcext:value-type="time">
            <text:p>00:05:15</text:p>
          </table:table-cell>
          <table:table-cell office:value-type="date" office:date-value="2017-02-06T00:13:48" calcext:value-type="date">
            <text:p>17-02-06 00:13</text:p>
          </table:table-cell>
          <table:table-cell table:formula="of:=[.A506]*86400" office:value-type="float" office:value="315.000000083819" calcext:value-type="float">
            <text:p>315</text:p>
          </table:table-cell>
          <table:table-cell office:value-type="float" office:value="34.992" calcext:value-type="float">
            <text:p>34,992</text:p>
          </table:table-cell>
          <table:table-cell office:value-type="float" office:value="19.798" calcext:value-type="float">
            <text:p>19,798</text:p>
          </table:table-cell>
          <table:table-cell table:number-columns-repeated="7"/>
        </table:table-row>
        <table:table-row table:style-name="ro1">
          <table:table-cell table:formula="of:=[.B507]-[.$B$611]" office:value-type="time" office:time-value="PT00H05M12.000000011S" calcext:value-type="time">
            <text:p>00:05:12</text:p>
          </table:table-cell>
          <table:table-cell office:value-type="date" office:date-value="2017-02-06T00:13:45" calcext:value-type="date">
            <text:p>17-02-06 00:13</text:p>
          </table:table-cell>
          <table:table-cell table:formula="of:=[.A507]*86400" office:value-type="float" office:value="312.000000011176" calcext:value-type="float">
            <text:p>312</text:p>
          </table:table-cell>
          <table:table-cell office:value-type="float" office:value="34.921" calcext:value-type="float">
            <text:p>34,921</text:p>
          </table:table-cell>
          <table:table-cell office:value-type="float" office:value="19.816" calcext:value-type="float">
            <text:p>19,816</text:p>
          </table:table-cell>
          <table:table-cell table:number-columns-repeated="7"/>
        </table:table-row>
        <table:table-row table:style-name="ro1">
          <table:table-cell table:formula="of:=[.B508]-[.$B$611]" office:value-type="time" office:time-value="PT00H05M08.999999939S" calcext:value-type="time">
            <text:p>00:05:09</text:p>
          </table:table-cell>
          <table:table-cell office:value-type="date" office:date-value="2017-02-06T00:13:42" calcext:value-type="date">
            <text:p>17-02-06 00:13</text:p>
          </table:table-cell>
          <table:table-cell table:formula="of:=[.A508]*86400" office:value-type="float" office:value="308.999999938533" calcext:value-type="float">
            <text:p>309</text:p>
          </table:table-cell>
          <table:table-cell office:value-type="float" office:value="34.848" calcext:value-type="float">
            <text:p>34,848</text:p>
          </table:table-cell>
          <table:table-cell office:value-type="float" office:value="19.834" calcext:value-type="float">
            <text:p>19,834</text:p>
          </table:table-cell>
          <table:table-cell table:number-columns-repeated="7"/>
        </table:table-row>
        <table:table-row table:style-name="ro1">
          <table:table-cell table:formula="of:=[.B509]-[.$B$611]" office:value-type="time" office:time-value="PT00H05M05.999999866S" calcext:value-type="time">
            <text:p>00:05:06</text:p>
          </table:table-cell>
          <table:table-cell office:value-type="date" office:date-value="2017-02-06T00:13:39" calcext:value-type="date">
            <text:p>17-02-06 00:13</text:p>
          </table:table-cell>
          <table:table-cell table:formula="of:=[.A509]*86400" office:value-type="float" office:value="305.99999986589" calcext:value-type="float">
            <text:p>306</text:p>
          </table:table-cell>
          <table:table-cell office:value-type="float" office:value="34.773" calcext:value-type="float">
            <text:p>34,773</text:p>
          </table:table-cell>
          <table:table-cell office:value-type="float" office:value="19.852" calcext:value-type="float">
            <text:p>19,852</text:p>
          </table:table-cell>
          <table:table-cell table:number-columns-repeated="7"/>
        </table:table-row>
        <table:table-row table:style-name="ro1">
          <table:table-cell table:formula="of:=[.B510]-[.$B$611]" office:value-type="time" office:time-value="PT00H05M03.000000422S" calcext:value-type="time">
            <text:p>00:05:03</text:p>
          </table:table-cell>
          <table:table-cell office:value-type="date" office:date-value="2017-02-06T00:13:36" calcext:value-type="date">
            <text:p>17-02-06 00:13</text:p>
          </table:table-cell>
          <table:table-cell table:formula="of:=[.A510]*86400" office:value-type="float" office:value="303.000000421889" calcext:value-type="float">
            <text:p>303</text:p>
          </table:table-cell>
          <table:table-cell office:value-type="float" office:value="34.694" calcext:value-type="float">
            <text:p>34,694</text:p>
          </table:table-cell>
          <table:table-cell office:value-type="float" office:value="19.87" calcext:value-type="float">
            <text:p>19,87</text:p>
          </table:table-cell>
          <table:table-cell table:number-columns-repeated="7"/>
        </table:table-row>
        <table:table-row table:style-name="ro1">
          <table:table-cell table:formula="of:=[.B511]-[.$B$611]" office:value-type="time" office:time-value="PT00H05M00.000000349S" calcext:value-type="time">
            <text:p>00:05:00</text:p>
          </table:table-cell>
          <table:table-cell office:value-type="date" office:date-value="2017-02-06T00:13:33" calcext:value-type="date">
            <text:p>17-02-06 00:13</text:p>
          </table:table-cell>
          <table:table-cell table:formula="of:=[.A511]*86400" office:value-type="float" office:value="300.000000349246" calcext:value-type="float">
            <text:p>300</text:p>
          </table:table-cell>
          <table:table-cell office:value-type="float" office:value="34.613" calcext:value-type="float">
            <text:p>34,613</text:p>
          </table:table-cell>
          <table:table-cell office:value-type="float" office:value="19.889" calcext:value-type="float">
            <text:p>19,889</text:p>
          </table:table-cell>
          <table:table-cell table:number-columns-repeated="7"/>
        </table:table-row>
        <table:table-row table:style-name="ro1">
          <table:table-cell table:formula="of:=[.B512]-[.$B$611]" office:value-type="time" office:time-value="PT00H04M57.000000277S" calcext:value-type="time">
            <text:p>00:04:57</text:p>
          </table:table-cell>
          <table:table-cell office:value-type="date" office:date-value="2017-02-06T00:13:30" calcext:value-type="date">
            <text:p>17-02-06 00:13</text:p>
          </table:table-cell>
          <table:table-cell table:formula="of:=[.A512]*86400" office:value-type="float" office:value="297.000000276603" calcext:value-type="float">
            <text:p>297</text:p>
          </table:table-cell>
          <table:table-cell office:value-type="float" office:value="34.529" calcext:value-type="float">
            <text:p>34,529</text:p>
          </table:table-cell>
          <table:table-cell office:value-type="float" office:value="19.907" calcext:value-type="float">
            <text:p>19,907</text:p>
          </table:table-cell>
          <table:table-cell table:number-columns-repeated="7"/>
        </table:table-row>
        <table:table-row table:style-name="ro1">
          <table:table-cell table:formula="of:=[.B513]-[.$B$611]" office:value-type="time" office:time-value="PT00H04M54.000000204S" calcext:value-type="time">
            <text:p>00:04:54</text:p>
          </table:table-cell>
          <table:table-cell office:value-type="date" office:date-value="2017-02-06T00:13:27" calcext:value-type="date">
            <text:p>17-02-06 00:13</text:p>
          </table:table-cell>
          <table:table-cell table:formula="of:=[.A513]*86400" office:value-type="float" office:value="294.00000020396" calcext:value-type="float">
            <text:p>294</text:p>
          </table:table-cell>
          <table:table-cell office:value-type="float" office:value="34.442" calcext:value-type="float">
            <text:p>34,442</text:p>
          </table:table-cell>
          <table:table-cell office:value-type="float" office:value="19.927" calcext:value-type="float">
            <text:p>19,927</text:p>
          </table:table-cell>
          <table:table-cell table:number-columns-repeated="7"/>
        </table:table-row>
        <table:table-row table:style-name="ro1">
          <table:table-cell table:formula="of:=[.B514]-[.$B$611]" office:value-type="time" office:time-value="PT00H04M51.000000131S" calcext:value-type="time">
            <text:p>00:04:51</text:p>
          </table:table-cell>
          <table:table-cell office:value-type="date" office:date-value="2017-02-06T00:13:24" calcext:value-type="date">
            <text:p>17-02-06 00:13</text:p>
          </table:table-cell>
          <table:table-cell table:formula="of:=[.A514]*86400" office:value-type="float" office:value="291.000000131316" calcext:value-type="float">
            <text:p>291</text:p>
          </table:table-cell>
          <table:table-cell office:value-type="float" office:value="34.352" calcext:value-type="float">
            <text:p>34,352</text:p>
          </table:table-cell>
          <table:table-cell office:value-type="float" office:value="19.946" calcext:value-type="float">
            <text:p>19,946</text:p>
          </table:table-cell>
          <table:table-cell table:number-columns-repeated="7"/>
        </table:table-row>
        <table:table-row table:style-name="ro1">
          <table:table-cell table:formula="of:=[.B515]-[.$B$611]" office:value-type="time" office:time-value="PT00H04M48.000000059S" calcext:value-type="time">
            <text:p>00:04:48</text:p>
          </table:table-cell>
          <table:table-cell office:value-type="date" office:date-value="2017-02-06T00:13:21" calcext:value-type="date">
            <text:p>17-02-06 00:13</text:p>
          </table:table-cell>
          <table:table-cell table:formula="of:=[.A515]*86400" office:value-type="float" office:value="288.000000058673" calcext:value-type="float">
            <text:p>288</text:p>
          </table:table-cell>
          <table:table-cell office:value-type="float" office:value="34.259" calcext:value-type="float">
            <text:p>34,259</text:p>
          </table:table-cell>
          <table:table-cell office:value-type="float" office:value="19.966" calcext:value-type="float">
            <text:p>19,966</text:p>
          </table:table-cell>
          <table:table-cell table:number-columns-repeated="7"/>
        </table:table-row>
        <table:table-row table:style-name="ro1">
          <table:table-cell table:formula="of:=[.B516]-[.$B$611]" office:value-type="time" office:time-value="PT00H04M44.999999986S" calcext:value-type="time">
            <text:p>00:04:45</text:p>
          </table:table-cell>
          <table:table-cell office:value-type="date" office:date-value="2017-02-06T00:13:18" calcext:value-type="date">
            <text:p>17-02-06 00:13</text:p>
          </table:table-cell>
          <table:table-cell table:formula="of:=[.A516]*86400" office:value-type="float" office:value="284.99999998603" calcext:value-type="float">
            <text:p>285</text:p>
          </table:table-cell>
          <table:table-cell office:value-type="float" office:value="34.162" calcext:value-type="float">
            <text:p>34,162</text:p>
          </table:table-cell>
          <table:table-cell office:value-type="float" office:value="19.986" calcext:value-type="float">
            <text:p>19,986</text:p>
          </table:table-cell>
          <table:table-cell table:number-columns-repeated="7"/>
        </table:table-row>
        <table:table-row table:style-name="ro1">
          <table:table-cell table:formula="of:=[.B517]-[.$B$611]" office:value-type="time" office:time-value="PT00H04M41.999999913S" calcext:value-type="time">
            <text:p>00:04:42</text:p>
          </table:table-cell>
          <table:table-cell office:value-type="date" office:date-value="2017-02-06T00:13:15" calcext:value-type="date">
            <text:p>17-02-06 00:13</text:p>
          </table:table-cell>
          <table:table-cell table:formula="of:=[.A517]*86400" office:value-type="float" office:value="281.999999913387" calcext:value-type="float">
            <text:p>282</text:p>
          </table:table-cell>
          <table:table-cell office:value-type="float" office:value="34.061" calcext:value-type="float">
            <text:p>34,061</text:p>
          </table:table-cell>
          <table:table-cell office:value-type="float" office:value="20.006" calcext:value-type="float">
            <text:p>20,006</text:p>
          </table:table-cell>
          <table:table-cell table:number-columns-repeated="7"/>
        </table:table-row>
        <table:table-row table:style-name="ro1">
          <table:table-cell table:formula="of:=[.B518]-[.$B$611]" office:value-type="time" office:time-value="PT00H04M38.999999841S" calcext:value-type="time">
            <text:p>00:04:39</text:p>
          </table:table-cell>
          <table:table-cell office:value-type="date" office:date-value="2017-02-06T00:13:12" calcext:value-type="date">
            <text:p>17-02-06 00:13</text:p>
          </table:table-cell>
          <table:table-cell table:formula="of:=[.A518]*86400" office:value-type="float" office:value="278.999999840744" calcext:value-type="float">
            <text:p>279</text:p>
          </table:table-cell>
          <table:table-cell office:value-type="float" office:value="33.957" calcext:value-type="float">
            <text:p>33,957</text:p>
          </table:table-cell>
          <table:table-cell office:value-type="float" office:value="20.027" calcext:value-type="float">
            <text:p>20,027</text:p>
          </table:table-cell>
          <table:table-cell table:number-columns-repeated="7"/>
        </table:table-row>
        <table:table-row table:style-name="ro1">
          <table:table-cell table:formula="of:=[.B519]-[.$B$611]" office:value-type="time" office:time-value="PT00H04M36.000000397S" calcext:value-type="time">
            <text:p>00:04:36</text:p>
          </table:table-cell>
          <table:table-cell office:value-type="date" office:date-value="2017-02-06T00:13:09" calcext:value-type="date">
            <text:p>17-02-06 00:13</text:p>
          </table:table-cell>
          <table:table-cell table:formula="of:=[.A519]*86400" office:value-type="float" office:value="276.000000396743" calcext:value-type="float">
            <text:p>276</text:p>
          </table:table-cell>
          <table:table-cell office:value-type="float" office:value="33.85" calcext:value-type="float">
            <text:p>33,85</text:p>
          </table:table-cell>
          <table:table-cell office:value-type="float" office:value="20.048" calcext:value-type="float">
            <text:p>20,048</text:p>
          </table:table-cell>
          <table:table-cell table:number-columns-repeated="7"/>
        </table:table-row>
        <table:table-row table:style-name="ro1">
          <table:table-cell table:formula="of:=[.B520]-[.$B$611]" office:value-type="time" office:time-value="PT00H04M33.000000324S" calcext:value-type="time">
            <text:p>00:04:33</text:p>
          </table:table-cell>
          <table:table-cell office:value-type="date" office:date-value="2017-02-06T00:13:06" calcext:value-type="date">
            <text:p>17-02-06 00:13</text:p>
          </table:table-cell>
          <table:table-cell table:formula="of:=[.A520]*86400" office:value-type="float" office:value="273.0000003241" calcext:value-type="float">
            <text:p>273</text:p>
          </table:table-cell>
          <table:table-cell office:value-type="float" office:value="33.738" calcext:value-type="float">
            <text:p>33,738</text:p>
          </table:table-cell>
          <table:table-cell office:value-type="float" office:value="20.069" calcext:value-type="float">
            <text:p>20,069</text:p>
          </table:table-cell>
          <table:table-cell table:number-columns-repeated="7"/>
        </table:table-row>
        <table:table-row table:style-name="ro1">
          <table:table-cell table:formula="of:=[.B521]-[.$B$611]" office:value-type="time" office:time-value="PT00H04M30.000000251S" calcext:value-type="time">
            <text:p>00:04:30</text:p>
          </table:table-cell>
          <table:table-cell office:value-type="date" office:date-value="2017-02-06T00:13:03" calcext:value-type="date">
            <text:p>17-02-06 00:13</text:p>
          </table:table-cell>
          <table:table-cell table:formula="of:=[.A521]*86400" office:value-type="float" office:value="270.000000251457" calcext:value-type="float">
            <text:p>270</text:p>
          </table:table-cell>
          <table:table-cell office:value-type="float" office:value="33.622" calcext:value-type="float">
            <text:p>33,622</text:p>
          </table:table-cell>
          <table:table-cell office:value-type="float" office:value="20.09" calcext:value-type="float">
            <text:p>20,09</text:p>
          </table:table-cell>
          <table:table-cell table:number-columns-repeated="7"/>
        </table:table-row>
        <table:table-row table:style-name="ro1">
          <table:table-cell table:formula="of:=[.B522]-[.$B$611]" office:value-type="time" office:time-value="PT00H04M27.000000179S" calcext:value-type="time">
            <text:p>00:04:27</text:p>
          </table:table-cell>
          <table:table-cell office:value-type="date" office:date-value="2017-02-06T00:13:00" calcext:value-type="date">
            <text:p>17-02-06 00:13</text:p>
          </table:table-cell>
          <table:table-cell table:formula="of:=[.A522]*86400" office:value-type="float" office:value="267.000000178814" calcext:value-type="float">
            <text:p>267</text:p>
          </table:table-cell>
          <table:table-cell office:value-type="float" office:value="33.501" calcext:value-type="float">
            <text:p>33,501</text:p>
          </table:table-cell>
          <table:table-cell office:value-type="float" office:value="20.112" calcext:value-type="float">
            <text:p>20,112</text:p>
          </table:table-cell>
          <table:table-cell table:number-columns-repeated="7"/>
        </table:table-row>
        <table:table-row table:style-name="ro1">
          <table:table-cell table:formula="of:=[.B523]-[.$B$611]" office:value-type="time" office:time-value="PT00H04M24.000000106S" calcext:value-type="time">
            <text:p>00:04:24</text:p>
          </table:table-cell>
          <table:table-cell office:value-type="date" office:date-value="2017-02-06T00:12:57" calcext:value-type="date">
            <text:p>17-02-06 00:12</text:p>
          </table:table-cell>
          <table:table-cell table:formula="of:=[.A523]*86400" office:value-type="float" office:value="264.000000106171" calcext:value-type="float">
            <text:p>264</text:p>
          </table:table-cell>
          <table:table-cell office:value-type="float" office:value="33.377" calcext:value-type="float">
            <text:p>33,377</text:p>
          </table:table-cell>
          <table:table-cell office:value-type="float" office:value="20.134" calcext:value-type="float">
            <text:p>20,134</text:p>
          </table:table-cell>
          <table:table-cell table:number-columns-repeated="7"/>
        </table:table-row>
        <table:table-row table:style-name="ro1">
          <table:table-cell table:formula="of:=[.B524]-[.$B$611]" office:value-type="time" office:time-value="PT00H04M21.000000034S" calcext:value-type="time">
            <text:p>00:04:21</text:p>
          </table:table-cell>
          <table:table-cell office:value-type="date" office:date-value="2017-02-06T00:12:54" calcext:value-type="date">
            <text:p>17-02-06 00:12</text:p>
          </table:table-cell>
          <table:table-cell table:formula="of:=[.A524]*86400" office:value-type="float" office:value="261.000000033528" calcext:value-type="float">
            <text:p>261</text:p>
          </table:table-cell>
          <table:table-cell office:value-type="float" office:value="33.247" calcext:value-type="float">
            <text:p>33,247</text:p>
          </table:table-cell>
          <table:table-cell office:value-type="float" office:value="20.157" calcext:value-type="float">
            <text:p>20,157</text:p>
          </table:table-cell>
          <table:table-cell table:number-columns-repeated="7"/>
        </table:table-row>
        <table:table-row table:style-name="ro1">
          <table:table-cell table:formula="of:=[.B525]-[.$B$611]" office:value-type="time" office:time-value="PT00H04M17.999999961S" calcext:value-type="time">
            <text:p>00:04:18</text:p>
          </table:table-cell>
          <table:table-cell office:value-type="date" office:date-value="2017-02-06T00:12:51" calcext:value-type="date">
            <text:p>17-02-06 00:12</text:p>
          </table:table-cell>
          <table:table-cell table:formula="of:=[.A525]*86400" office:value-type="float" office:value="257.999999960884" calcext:value-type="float">
            <text:p>25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18" calcext:value-type="float">
            <text:p>20,18</text:p>
          </table:table-cell>
          <table:table-cell table:number-columns-repeated="7"/>
        </table:table-row>
        <table:table-row table:style-name="ro1">
          <table:table-cell table:formula="of:=[.B526]-[.$B$611]" office:value-type="time" office:time-value="PT00H04M14.999999888S" calcext:value-type="time">
            <text:p>00:04:15</text:p>
          </table:table-cell>
          <table:table-cell office:value-type="date" office:date-value="2017-02-06T00:12:48" calcext:value-type="date">
            <text:p>17-02-06 00:12</text:p>
          </table:table-cell>
          <table:table-cell table:formula="of:=[.A526]*86400" office:value-type="float" office:value="254.999999888241" calcext:value-type="float">
            <text:p>25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03" calcext:value-type="float">
            <text:p>20,203</text:p>
          </table:table-cell>
          <table:table-cell table:number-columns-repeated="7"/>
        </table:table-row>
        <table:table-row table:style-name="ro1">
          <table:table-cell table:formula="of:=[.B527]-[.$B$611]" office:value-type="time" office:time-value="PT00H04M12.000000444S" calcext:value-type="time">
            <text:p>00:04:12</text:p>
          </table:table-cell>
          <table:table-cell office:value-type="date" office:date-value="2017-02-06T00:12:45" calcext:value-type="date">
            <text:p>17-02-06 00:12</text:p>
          </table:table-cell>
          <table:table-cell table:formula="of:=[.A527]*86400" office:value-type="float" office:value="252.000000444241" calcext:value-type="float">
            <text:p>25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27" calcext:value-type="float">
            <text:p>20,227</text:p>
          </table:table-cell>
          <table:table-cell table:number-columns-repeated="7"/>
        </table:table-row>
        <table:table-row table:style-name="ro1">
          <table:table-cell table:formula="of:=[.B528]-[.$B$611]" office:value-type="time" office:time-value="PT00H04M09.000000372S" calcext:value-type="time">
            <text:p>00:04:09</text:p>
          </table:table-cell>
          <table:table-cell office:value-type="date" office:date-value="2017-02-06T00:12:42" calcext:value-type="date">
            <text:p>17-02-06 00:12</text:p>
          </table:table-cell>
          <table:table-cell table:formula="of:=[.A528]*86400" office:value-type="float" office:value="249.000000371598" calcext:value-type="float">
            <text:p>24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5" calcext:value-type="float">
            <text:p>20,25</text:p>
          </table:table-cell>
          <table:table-cell table:number-columns-repeated="7"/>
        </table:table-row>
        <table:table-row table:style-name="ro1">
          <table:table-cell table:formula="of:=[.B529]-[.$B$611]" office:value-type="time" office:time-value="PT00H04M06.000000299S" calcext:value-type="time">
            <text:p>00:04:06</text:p>
          </table:table-cell>
          <table:table-cell office:value-type="date" office:date-value="2017-02-06T00:12:39" calcext:value-type="date">
            <text:p>17-02-06 00:12</text:p>
          </table:table-cell>
          <table:table-cell table:formula="of:=[.A529]*86400" office:value-type="float" office:value="246.000000298955" calcext:value-type="float">
            <text:p>24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75" calcext:value-type="float">
            <text:p>20,275</text:p>
          </table:table-cell>
          <table:table-cell table:number-columns-repeated="7"/>
        </table:table-row>
        <table:table-row table:style-name="ro1">
          <table:table-cell table:formula="of:=[.B530]-[.$B$611]" office:value-type="time" office:time-value="PT00H04M03.000000226S" calcext:value-type="time">
            <text:p>00:04:03</text:p>
          </table:table-cell>
          <table:table-cell office:value-type="date" office:date-value="2017-02-06T00:12:36" calcext:value-type="date">
            <text:p>17-02-06 00:12</text:p>
          </table:table-cell>
          <table:table-cell table:formula="of:=[.A530]*86400" office:value-type="float" office:value="243.000000226311" calcext:value-type="float">
            <text:p>24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99" calcext:value-type="float">
            <text:p>20,299</text:p>
          </table:table-cell>
          <table:table-cell table:number-columns-repeated="7"/>
        </table:table-row>
        <table:table-row table:style-name="ro1">
          <table:table-cell table:formula="of:=[.B531]-[.$B$611]" office:value-type="time" office:time-value="PT00H04M00.000000154S" calcext:value-type="time">
            <text:p>00:04:00</text:p>
          </table:table-cell>
          <table:table-cell office:value-type="date" office:date-value="2017-02-06T00:12:33" calcext:value-type="date">
            <text:p>17-02-06 00:12</text:p>
          </table:table-cell>
          <table:table-cell table:formula="of:=[.A531]*86400" office:value-type="float" office:value="240.000000153668" calcext:value-type="float">
            <text:p>24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24" calcext:value-type="float">
            <text:p>20,324</text:p>
          </table:table-cell>
          <table:table-cell table:number-columns-repeated="7"/>
        </table:table-row>
        <table:table-row table:style-name="ro1">
          <table:table-cell table:formula="of:=[.B532]-[.$B$611]" office:value-type="time" office:time-value="PT00H03M57.000000081S" calcext:value-type="time">
            <text:p>00:03:57</text:p>
          </table:table-cell>
          <table:table-cell office:value-type="date" office:date-value="2017-02-06T00:12:30" calcext:value-type="date">
            <text:p>17-02-06 00:12</text:p>
          </table:table-cell>
          <table:table-cell table:formula="of:=[.A532]*86400" office:value-type="float" office:value="237.000000081025" calcext:value-type="float">
            <text:p>23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5" calcext:value-type="float">
            <text:p>20,35</text:p>
          </table:table-cell>
          <table:table-cell table:number-columns-repeated="7"/>
        </table:table-row>
        <table:table-row table:style-name="ro1">
          <table:table-cell table:formula="of:=[.B533]-[.$B$611]" office:value-type="time" office:time-value="PT00H03M54.000000008S" calcext:value-type="time">
            <text:p>00:03:54</text:p>
          </table:table-cell>
          <table:table-cell office:value-type="date" office:date-value="2017-02-06T00:12:27" calcext:value-type="date">
            <text:p>17-02-06 00:12</text:p>
          </table:table-cell>
          <table:table-cell table:formula="of:=[.A533]*86400" office:value-type="float" office:value="234.000000008382" calcext:value-type="float">
            <text:p>23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75" calcext:value-type="float">
            <text:p>20,375</text:p>
          </table:table-cell>
          <table:table-cell table:number-columns-repeated="7"/>
        </table:table-row>
        <table:table-row table:style-name="ro1">
          <table:table-cell table:formula="of:=[.B534]-[.$B$611]" office:value-type="time" office:time-value="PT00H03M50.999999936S" calcext:value-type="time">
            <text:p>00:03:51</text:p>
          </table:table-cell>
          <table:table-cell office:value-type="date" office:date-value="2017-02-06T00:12:24" calcext:value-type="date">
            <text:p>17-02-06 00:12</text:p>
          </table:table-cell>
          <table:table-cell table:formula="of:=[.A534]*86400" office:value-type="float" office:value="230.999999935739" calcext:value-type="float">
            <text:p>23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01" calcext:value-type="float">
            <text:p>20,401</text:p>
          </table:table-cell>
          <table:table-cell table:number-columns-repeated="7"/>
        </table:table-row>
        <table:table-row table:style-name="ro1">
          <table:table-cell table:formula="of:=[.B535]-[.$B$611]" office:value-type="time" office:time-value="PT00H03M47.999999863S" calcext:value-type="time">
            <text:p>00:03:48</text:p>
          </table:table-cell>
          <table:table-cell office:value-type="date" office:date-value="2017-02-06T00:12:21" calcext:value-type="date">
            <text:p>17-02-06 00:12</text:p>
          </table:table-cell>
          <table:table-cell table:formula="of:=[.A535]*86400" office:value-type="float" office:value="227.999999863096" calcext:value-type="float">
            <text:p>22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28" calcext:value-type="float">
            <text:p>20,428</text:p>
          </table:table-cell>
          <table:table-cell table:number-columns-repeated="7"/>
        </table:table-row>
        <table:table-row table:style-name="ro1">
          <table:table-cell table:formula="of:=[.B536]-[.$B$611]" office:value-type="time" office:time-value="PT00H03M45.000000419S" calcext:value-type="time">
            <text:p>00:03:45</text:p>
          </table:table-cell>
          <table:table-cell office:value-type="date" office:date-value="2017-02-06T00:12:18" calcext:value-type="date">
            <text:p>17-02-06 00:12</text:p>
          </table:table-cell>
          <table:table-cell table:formula="of:=[.A536]*86400" office:value-type="float" office:value="225.000000419095" calcext:value-type="float">
            <text:p>22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55" calcext:value-type="float">
            <text:p>20,455</text:p>
          </table:table-cell>
          <table:table-cell table:number-columns-repeated="7"/>
        </table:table-row>
        <table:table-row table:style-name="ro1">
          <table:table-cell table:formula="of:=[.B537]-[.$B$611]" office:value-type="time" office:time-value="PT00H03M42.000000346S" calcext:value-type="time">
            <text:p>00:03:42</text:p>
          </table:table-cell>
          <table:table-cell office:value-type="date" office:date-value="2017-02-06T00:12:15" calcext:value-type="date">
            <text:p>17-02-06 00:12</text:p>
          </table:table-cell>
          <table:table-cell table:formula="of:=[.A537]*86400" office:value-type="float" office:value="222.000000346452" calcext:value-type="float">
            <text:p>22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82" calcext:value-type="float">
            <text:p>20,482</text:p>
          </table:table-cell>
          <table:table-cell table:number-columns-repeated="7"/>
        </table:table-row>
        <table:table-row table:style-name="ro1">
          <table:table-cell table:formula="of:=[.B538]-[.$B$611]" office:value-type="time" office:time-value="PT00H03M39.000000274S" calcext:value-type="time">
            <text:p>00:03:39</text:p>
          </table:table-cell>
          <table:table-cell office:value-type="date" office:date-value="2017-02-06T00:12:12" calcext:value-type="date">
            <text:p>17-02-06 00:12</text:p>
          </table:table-cell>
          <table:table-cell table:formula="of:=[.A538]*86400" office:value-type="float" office:value="219.000000273809" calcext:value-type="float">
            <text:p>21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1" calcext:value-type="float">
            <text:p>20,51</text:p>
          </table:table-cell>
          <table:table-cell table:number-columns-repeated="7"/>
        </table:table-row>
        <table:table-row table:style-name="ro1">
          <table:table-cell table:formula="of:=[.B539]-[.$B$611]" office:value-type="time" office:time-value="PT00H03M36.000000201S" calcext:value-type="time">
            <text:p>00:03:36</text:p>
          </table:table-cell>
          <table:table-cell office:value-type="date" office:date-value="2017-02-06T00:12:09" calcext:value-type="date">
            <text:p>17-02-06 00:12</text:p>
          </table:table-cell>
          <table:table-cell table:formula="of:=[.A539]*86400" office:value-type="float" office:value="216.000000201166" calcext:value-type="float">
            <text:p>21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38" calcext:value-type="float">
            <text:p>20,538</text:p>
          </table:table-cell>
          <table:table-cell table:number-columns-repeated="7"/>
        </table:table-row>
        <table:table-row table:style-name="ro1">
          <table:table-cell table:formula="of:=[.B540]-[.$B$611]" office:value-type="time" office:time-value="PT00H03M33.000000129S" calcext:value-type="time">
            <text:p>00:03:33</text:p>
          </table:table-cell>
          <table:table-cell office:value-type="date" office:date-value="2017-02-06T00:12:06" calcext:value-type="date">
            <text:p>17-02-06 00:12</text:p>
          </table:table-cell>
          <table:table-cell table:formula="of:=[.A540]*86400" office:value-type="float" office:value="213.000000128523" calcext:value-type="float">
            <text:p>21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66" calcext:value-type="float">
            <text:p>20,566</text:p>
          </table:table-cell>
          <table:table-cell table:number-columns-repeated="7"/>
        </table:table-row>
        <table:table-row table:style-name="ro1">
          <table:table-cell table:formula="of:=[.B541]-[.$B$611]" office:value-type="time" office:time-value="PT00H03M30.000000056S" calcext:value-type="time">
            <text:p>00:03:30</text:p>
          </table:table-cell>
          <table:table-cell office:value-type="date" office:date-value="2017-02-06T00:12:03" calcext:value-type="date">
            <text:p>17-02-06 00:12</text:p>
          </table:table-cell>
          <table:table-cell table:formula="of:=[.A541]*86400" office:value-type="float" office:value="210.000000055879" calcext:value-type="float">
            <text:p>21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95" calcext:value-type="float">
            <text:p>20,595</text:p>
          </table:table-cell>
          <table:table-cell table:number-columns-repeated="7"/>
        </table:table-row>
        <table:table-row table:style-name="ro1">
          <table:table-cell table:formula="of:=[.B542]-[.$B$611]" office:value-type="time" office:time-value="PT00H03M26.999999983S" calcext:value-type="time">
            <text:p>00:03:27</text:p>
          </table:table-cell>
          <table:table-cell office:value-type="date" office:date-value="2017-02-06T00:12:00" calcext:value-type="date">
            <text:p>17-02-06 00:12</text:p>
          </table:table-cell>
          <table:table-cell table:formula="of:=[.A542]*86400" office:value-type="float" office:value="206.999999983236" calcext:value-type="float">
            <text:p>20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24" calcext:value-type="float">
            <text:p>20,624</text:p>
          </table:table-cell>
          <table:table-cell table:number-columns-repeated="7"/>
        </table:table-row>
        <table:table-row table:style-name="ro1">
          <table:table-cell table:formula="of:=[.B543]-[.$B$611]" office:value-type="time" office:time-value="PT00H03M23.999999911S" calcext:value-type="time">
            <text:p>00:03:24</text:p>
          </table:table-cell>
          <table:table-cell office:value-type="date" office:date-value="2017-02-06T00:11:57" calcext:value-type="date">
            <text:p>17-02-06 00:11</text:p>
          </table:table-cell>
          <table:table-cell table:formula="of:=[.A543]*86400" office:value-type="float" office:value="203.999999910593" calcext:value-type="float">
            <text:p>20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54" calcext:value-type="float">
            <text:p>20,654</text:p>
          </table:table-cell>
          <table:table-cell table:number-columns-repeated="7"/>
        </table:table-row>
        <table:table-row table:style-name="ro1">
          <table:table-cell table:formula="of:=[.B544]-[.$B$611]" office:value-type="time" office:time-value="PT00H03M20.999999838S" calcext:value-type="time">
            <text:p>00:03:21</text:p>
          </table:table-cell>
          <table:table-cell office:value-type="date" office:date-value="2017-02-06T00:11:54" calcext:value-type="date">
            <text:p>17-02-06 00:11</text:p>
          </table:table-cell>
          <table:table-cell table:formula="of:=[.A544]*86400" office:value-type="float" office:value="200.99999983795" calcext:value-type="float">
            <text:p>20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84" calcext:value-type="float">
            <text:p>20,684</text:p>
          </table:table-cell>
          <table:table-cell table:number-columns-repeated="7"/>
        </table:table-row>
        <table:table-row table:style-name="ro1">
          <table:table-cell table:formula="of:=[.B545]-[.$B$611]" office:value-type="time" office:time-value="PT00H03M18.000000394S" calcext:value-type="time">
            <text:p>00:03:18</text:p>
          </table:table-cell>
          <table:table-cell office:value-type="date" office:date-value="2017-02-06T00:11:51" calcext:value-type="date">
            <text:p>17-02-06 00:11</text:p>
          </table:table-cell>
          <table:table-cell table:formula="of:=[.A545]*86400" office:value-type="float" office:value="198.000000393949" calcext:value-type="float">
            <text:p>19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15" calcext:value-type="float">
            <text:p>20,715</text:p>
          </table:table-cell>
          <table:table-cell table:number-columns-repeated="7"/>
        </table:table-row>
        <table:table-row table:style-name="ro1">
          <table:table-cell table:formula="of:=[.B546]-[.$B$611]" office:value-type="time" office:time-value="PT00H03M15.000000321S" calcext:value-type="time">
            <text:p>00:03:15</text:p>
          </table:table-cell>
          <table:table-cell office:value-type="date" office:date-value="2017-02-06T00:11:48" calcext:value-type="date">
            <text:p>17-02-06 00:11</text:p>
          </table:table-cell>
          <table:table-cell table:formula="of:=[.A546]*86400" office:value-type="float" office:value="195.000000321306" calcext:value-type="float">
            <text:p>19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46" calcext:value-type="float">
            <text:p>20,746</text:p>
          </table:table-cell>
          <table:table-cell table:number-columns-repeated="7"/>
        </table:table-row>
        <table:table-row table:style-name="ro1">
          <table:table-cell table:formula="of:=[.B547]-[.$B$611]" office:value-type="time" office:time-value="PT00H03M12.000000249S" calcext:value-type="time">
            <text:p>00:03:12</text:p>
          </table:table-cell>
          <table:table-cell office:value-type="date" office:date-value="2017-02-06T00:11:45" calcext:value-type="date">
            <text:p>17-02-06 00:11</text:p>
          </table:table-cell>
          <table:table-cell table:formula="of:=[.A547]*86400" office:value-type="float" office:value="192.000000248663" calcext:value-type="float">
            <text:p>19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78" calcext:value-type="float">
            <text:p>20,778</text:p>
          </table:table-cell>
          <table:table-cell table:number-columns-repeated="7"/>
        </table:table-row>
        <table:table-row table:style-name="ro1">
          <table:table-cell table:formula="of:=[.B548]-[.$B$611]" office:value-type="time" office:time-value="PT00H03M09.000000176S" calcext:value-type="time">
            <text:p>00:03:09</text:p>
          </table:table-cell>
          <table:table-cell office:value-type="date" office:date-value="2017-02-06T00:11:42" calcext:value-type="date">
            <text:p>17-02-06 00:11</text:p>
          </table:table-cell>
          <table:table-cell table:formula="of:=[.A548]*86400" office:value-type="float" office:value="189.00000017602" calcext:value-type="float">
            <text:p>18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1" calcext:value-type="float">
            <text:p>20,81</text:p>
          </table:table-cell>
          <table:table-cell table:number-columns-repeated="7"/>
        </table:table-row>
        <table:table-row table:style-name="ro1">
          <table:table-cell table:formula="of:=[.B549]-[.$B$611]" office:value-type="time" office:time-value="PT00H03M06.000000103S" calcext:value-type="time">
            <text:p>00:03:06</text:p>
          </table:table-cell>
          <table:table-cell office:value-type="date" office:date-value="2017-02-06T00:11:39" calcext:value-type="date">
            <text:p>17-02-06 00:11</text:p>
          </table:table-cell>
          <table:table-cell table:formula="of:=[.A549]*86400" office:value-type="float" office:value="186.000000103377" calcext:value-type="float">
            <text:p>18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42" calcext:value-type="float">
            <text:p>20,842</text:p>
          </table:table-cell>
          <table:table-cell table:number-columns-repeated="7"/>
        </table:table-row>
        <table:table-row table:style-name="ro1">
          <table:table-cell table:formula="of:=[.B550]-[.$B$611]" office:value-type="time" office:time-value="PT00H03M03.000000031S" calcext:value-type="time">
            <text:p>00:03:03</text:p>
          </table:table-cell>
          <table:table-cell office:value-type="date" office:date-value="2017-02-06T00:11:36" calcext:value-type="date">
            <text:p>17-02-06 00:11</text:p>
          </table:table-cell>
          <table:table-cell table:formula="of:=[.A550]*86400" office:value-type="float" office:value="183.000000030734" calcext:value-type="float">
            <text:p>18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75" calcext:value-type="float">
            <text:p>20,875</text:p>
          </table:table-cell>
          <table:table-cell table:number-columns-repeated="7"/>
        </table:table-row>
        <table:table-row table:style-name="ro1">
          <table:table-cell table:formula="of:=[.B551]-[.$B$611]" office:value-type="time" office:time-value="PT00H02M59.999999958S" calcext:value-type="time">
            <text:p>00:03:00</text:p>
          </table:table-cell>
          <table:table-cell office:value-type="date" office:date-value="2017-02-06T00:11:33" calcext:value-type="date">
            <text:p>17-02-06 00:11</text:p>
          </table:table-cell>
          <table:table-cell table:formula="of:=[.A551]*86400" office:value-type="float" office:value="179.99999995809" calcext:value-type="float">
            <text:p>18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08" calcext:value-type="float">
            <text:p>20,908</text:p>
          </table:table-cell>
          <table:table-cell table:number-columns-repeated="7"/>
        </table:table-row>
        <table:table-row table:style-name="ro1">
          <table:table-cell table:formula="of:=[.B552]-[.$B$611]" office:value-type="time" office:time-value="PT00H02M56.999999885S" calcext:value-type="time">
            <text:p>00:02:57</text:p>
          </table:table-cell>
          <table:table-cell office:value-type="date" office:date-value="2017-02-06T00:11:30" calcext:value-type="date">
            <text:p>17-02-06 00:11</text:p>
          </table:table-cell>
          <table:table-cell table:formula="of:=[.A552]*86400" office:value-type="float" office:value="176.999999885447" calcext:value-type="float">
            <text:p>17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42" calcext:value-type="float">
            <text:p>20,942</text:p>
          </table:table-cell>
          <table:table-cell table:number-columns-repeated="7"/>
        </table:table-row>
        <table:table-row table:style-name="ro1">
          <table:table-cell table:formula="of:=[.B553]-[.$B$611]" office:value-type="time" office:time-value="PT00H02M54.000000441S" calcext:value-type="time">
            <text:p>00:02:54</text:p>
          </table:table-cell>
          <table:table-cell office:value-type="date" office:date-value="2017-02-06T00:11:27" calcext:value-type="date">
            <text:p>17-02-06 00:11</text:p>
          </table:table-cell>
          <table:table-cell table:formula="of:=[.A553]*86400" office:value-type="float" office:value="174.000000441447" calcext:value-type="float">
            <text:p>17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77" calcext:value-type="float">
            <text:p>20,977</text:p>
          </table:table-cell>
          <table:table-cell table:number-columns-repeated="7"/>
        </table:table-row>
        <table:table-row table:style-name="ro1">
          <table:table-cell table:formula="of:=[.B554]-[.$B$611]" office:value-type="time" office:time-value="PT00H02M51.000000369S" calcext:value-type="time">
            <text:p>00:02:51</text:p>
          </table:table-cell>
          <table:table-cell office:value-type="date" office:date-value="2017-02-06T00:11:24" calcext:value-type="date">
            <text:p>17-02-06 00:11</text:p>
          </table:table-cell>
          <table:table-cell table:formula="of:=[.A554]*86400" office:value-type="float" office:value="171.000000368804" calcext:value-type="float">
            <text:p>17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1.012" calcext:value-type="float">
            <text:p>21,012</text:p>
          </table:table-cell>
          <table:table-cell table:number-columns-repeated="7"/>
        </table:table-row>
        <table:table-row table:style-name="ro1">
          <table:table-cell table:formula="of:=[.B555]-[.$B$611]" office:value-type="time" office:time-value="PT00H02M48.000000296S" calcext:value-type="time">
            <text:p>00:02:48</text:p>
          </table:table-cell>
          <table:table-cell office:value-type="date" office:date-value="2017-02-06T00:11:21" calcext:value-type="date">
            <text:p>17-02-06 00:11</text:p>
          </table:table-cell>
          <table:table-cell table:formula="of:=[.A555]*86400" office:value-type="float" office:value="168.000000296161" calcext:value-type="float">
            <text:p>16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1.027" calcext:value-type="float">
            <text:p>21,027</text:p>
          </table:table-cell>
          <table:table-cell table:number-columns-repeated="7"/>
        </table:table-row>
        <table:table-row table:style-name="ro1">
          <table:table-cell table:formula="of:=[.B556]-[.$B$611]" office:value-type="time" office:time-value="PT00H02M45.000000224S" calcext:value-type="time">
            <text:p>00:02:45</text:p>
          </table:table-cell>
          <table:table-cell office:value-type="date" office:date-value="2017-02-06T00:11:18" calcext:value-type="date">
            <text:p>17-02-06 00:11</text:p>
          </table:table-cell>
          <table:table-cell table:formula="of:=[.A556]*86400" office:value-type="float" office:value="165.000000223517" calcext:value-type="float">
            <text:p>16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1.002" calcext:value-type="float">
            <text:p>21,002</text:p>
          </table:table-cell>
          <table:table-cell table:number-columns-repeated="7"/>
        </table:table-row>
        <table:table-row table:style-name="ro1">
          <table:table-cell table:formula="of:=[.B557]-[.$B$611]" office:value-type="time" office:time-value="PT00H02M42.000000151S" calcext:value-type="time">
            <text:p>00:02:42</text:p>
          </table:table-cell>
          <table:table-cell office:value-type="date" office:date-value="2017-02-06T00:11:15" calcext:value-type="date">
            <text:p>17-02-06 00:11</text:p>
          </table:table-cell>
          <table:table-cell table:formula="of:=[.A557]*86400" office:value-type="float" office:value="162.000000150874" calcext:value-type="float">
            <text:p>16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77" calcext:value-type="float">
            <text:p>20,977</text:p>
          </table:table-cell>
          <table:table-cell table:number-columns-repeated="7"/>
        </table:table-row>
        <table:table-row table:style-name="ro1">
          <table:table-cell table:formula="of:=[.B558]-[.$B$611]" office:value-type="time" office:time-value="PT00H02M39.000000078S" calcext:value-type="time">
            <text:p>00:02:39</text:p>
          </table:table-cell>
          <table:table-cell office:value-type="date" office:date-value="2017-02-06T00:11:12" calcext:value-type="date">
            <text:p>17-02-06 00:11</text:p>
          </table:table-cell>
          <table:table-cell table:formula="of:=[.A558]*86400" office:value-type="float" office:value="159.000000078231" calcext:value-type="float">
            <text:p>15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51" calcext:value-type="float">
            <text:p>20,951</text:p>
          </table:table-cell>
          <table:table-cell table:number-columns-repeated="7"/>
        </table:table-row>
        <table:table-row table:style-name="ro1">
          <table:table-cell table:formula="of:=[.B559]-[.$B$611]" office:value-type="time" office:time-value="PT00H02M36.000000006S" calcext:value-type="time">
            <text:p>00:02:36</text:p>
          </table:table-cell>
          <table:table-cell office:value-type="date" office:date-value="2017-02-06T00:11:09" calcext:value-type="date">
            <text:p>17-02-06 00:11</text:p>
          </table:table-cell>
          <table:table-cell table:formula="of:=[.A559]*86400" office:value-type="float" office:value="156.000000005588" calcext:value-type="float">
            <text:p>15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25" calcext:value-type="float">
            <text:p>20,925</text:p>
          </table:table-cell>
          <table:table-cell table:number-columns-repeated="7"/>
        </table:table-row>
        <table:table-row table:style-name="ro1">
          <table:table-cell table:formula="of:=[.B560]-[.$B$611]" office:value-type="time" office:time-value="PT00H02M32.999999933S" calcext:value-type="time">
            <text:p>00:02:33</text:p>
          </table:table-cell>
          <table:table-cell office:value-type="date" office:date-value="2017-02-06T00:11:06" calcext:value-type="date">
            <text:p>17-02-06 00:11</text:p>
          </table:table-cell>
          <table:table-cell table:formula="of:=[.A560]*86400" office:value-type="float" office:value="152.999999932945" calcext:value-type="float">
            <text:p>15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99" calcext:value-type="float">
            <text:p>20,899</text:p>
          </table:table-cell>
          <table:table-cell table:number-columns-repeated="7"/>
        </table:table-row>
        <table:table-row table:style-name="ro1">
          <table:table-cell table:formula="of:=[.B561]-[.$B$611]" office:value-type="time" office:time-value="PT00H02M29.99999986S" calcext:value-type="time">
            <text:p>00:02:30</text:p>
          </table:table-cell>
          <table:table-cell office:value-type="date" office:date-value="2017-02-06T00:11:03" calcext:value-type="date">
            <text:p>17-02-06 00:11</text:p>
          </table:table-cell>
          <table:table-cell table:formula="of:=[.A561]*86400" office:value-type="float" office:value="149.999999860302" calcext:value-type="float">
            <text:p>15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72" calcext:value-type="float">
            <text:p>20,872</text:p>
          </table:table-cell>
          <table:table-cell table:number-columns-repeated="7"/>
        </table:table-row>
        <table:table-row table:style-name="ro1">
          <table:table-cell table:formula="of:=[.B562]-[.$B$611]" office:value-type="time" office:time-value="PT00H02M27.000000416S" calcext:value-type="time">
            <text:p>00:02:27</text:p>
          </table:table-cell>
          <table:table-cell office:value-type="date" office:date-value="2017-02-06T00:11:00" calcext:value-type="date">
            <text:p>17-02-06 00:11</text:p>
          </table:table-cell>
          <table:table-cell table:formula="of:=[.A562]*86400" office:value-type="float" office:value="147.000000416301" calcext:value-type="float">
            <text:p>14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44" calcext:value-type="float">
            <text:p>20,844</text:p>
          </table:table-cell>
          <table:table-cell table:number-columns-repeated="7"/>
        </table:table-row>
        <table:table-row table:style-name="ro1">
          <table:table-cell table:formula="of:=[.B563]-[.$B$611]" office:value-type="time" office:time-value="PT00H02M24.000000344S" calcext:value-type="time">
            <text:p>00:02:24</text:p>
          </table:table-cell>
          <table:table-cell office:value-type="date" office:date-value="2017-02-06T00:10:57" calcext:value-type="date">
            <text:p>17-02-06 00:10</text:p>
          </table:table-cell>
          <table:table-cell table:formula="of:=[.A563]*86400" office:value-type="float" office:value="144.000000343658" calcext:value-type="float">
            <text:p>14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17" calcext:value-type="float">
            <text:p>20,817</text:p>
          </table:table-cell>
          <table:table-cell table:number-columns-repeated="7"/>
        </table:table-row>
        <table:table-row table:style-name="ro1">
          <table:table-cell table:formula="of:=[.B564]-[.$B$611]" office:value-type="time" office:time-value="PT00H02M21.000000271S" calcext:value-type="time">
            <text:p>00:02:21</text:p>
          </table:table-cell>
          <table:table-cell office:value-type="date" office:date-value="2017-02-06T00:10:54" calcext:value-type="date">
            <text:p>17-02-06 00:10</text:p>
          </table:table-cell>
          <table:table-cell table:formula="of:=[.A564]*86400" office:value-type="float" office:value="141.000000271015" calcext:value-type="float">
            <text:p>14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89" calcext:value-type="float">
            <text:p>20,789</text:p>
          </table:table-cell>
          <table:table-cell table:number-columns-repeated="7"/>
        </table:table-row>
        <table:table-row table:style-name="ro1">
          <table:table-cell table:formula="of:=[.B565]-[.$B$611]" office:value-type="time" office:time-value="PT00H02M18.000000198S" calcext:value-type="time">
            <text:p>00:02:18</text:p>
          </table:table-cell>
          <table:table-cell office:value-type="date" office:date-value="2017-02-06T00:10:51" calcext:value-type="date">
            <text:p>17-02-06 00:10</text:p>
          </table:table-cell>
          <table:table-cell table:formula="of:=[.A565]*86400" office:value-type="float" office:value="138.000000198372" calcext:value-type="float">
            <text:p>13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6" calcext:value-type="float">
            <text:p>20,76</text:p>
          </table:table-cell>
          <table:table-cell table:number-columns-repeated="7"/>
        </table:table-row>
        <table:table-row table:style-name="ro1">
          <table:table-cell table:formula="of:=[.B566]-[.$B$611]" office:value-type="time" office:time-value="PT00H02M15.000000126S" calcext:value-type="time">
            <text:p>00:02:15</text:p>
          </table:table-cell>
          <table:table-cell office:value-type="date" office:date-value="2017-02-06T00:10:48" calcext:value-type="date">
            <text:p>17-02-06 00:10</text:p>
          </table:table-cell>
          <table:table-cell table:formula="of:=[.A566]*86400" office:value-type="float" office:value="135.000000125729" calcext:value-type="float">
            <text:p>13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32" calcext:value-type="float">
            <text:p>20,732</text:p>
          </table:table-cell>
          <table:table-cell table:number-columns-repeated="7"/>
        </table:table-row>
        <table:table-row table:style-name="ro1">
          <table:table-cell table:formula="of:=[.B567]-[.$B$611]" office:value-type="time" office:time-value="PT00H02M12.000000053S" calcext:value-type="time">
            <text:p>00:02:12</text:p>
          </table:table-cell>
          <table:table-cell office:value-type="date" office:date-value="2017-02-06T00:10:45" calcext:value-type="date">
            <text:p>17-02-06 00:10</text:p>
          </table:table-cell>
          <table:table-cell table:formula="of:=[.A567]*86400" office:value-type="float" office:value="132.000000053085" calcext:value-type="float">
            <text:p>13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02" calcext:value-type="float">
            <text:p>20,702</text:p>
          </table:table-cell>
          <table:table-cell table:number-columns-repeated="7"/>
        </table:table-row>
        <table:table-row table:style-name="ro1">
          <table:table-cell table:formula="of:=[.B568]-[.$B$611]" office:value-type="time" office:time-value="PT00H02M08.99999998S" calcext:value-type="time">
            <text:p>00:02:09</text:p>
          </table:table-cell>
          <table:table-cell office:value-type="date" office:date-value="2017-02-06T00:10:42" calcext:value-type="date">
            <text:p>17-02-06 00:10</text:p>
          </table:table-cell>
          <table:table-cell table:formula="of:=[.A568]*86400" office:value-type="float" office:value="128.999999980442" calcext:value-type="float">
            <text:p>12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73" calcext:value-type="float">
            <text:p>20,673</text:p>
          </table:table-cell>
          <table:table-cell table:number-columns-repeated="7"/>
        </table:table-row>
        <table:table-row table:style-name="ro1">
          <table:table-cell table:formula="of:=[.B569]-[.$B$611]" office:value-type="time" office:time-value="PT00H02M05.999999908S" calcext:value-type="time">
            <text:p>00:02:06</text:p>
          </table:table-cell>
          <table:table-cell office:value-type="date" office:date-value="2017-02-06T00:10:39" calcext:value-type="date">
            <text:p>17-02-06 00:10</text:p>
          </table:table-cell>
          <table:table-cell table:formula="of:=[.A569]*86400" office:value-type="float" office:value="125.999999907799" calcext:value-type="float">
            <text:p>12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43" calcext:value-type="float">
            <text:p>20,643</text:p>
          </table:table-cell>
          <table:table-cell table:number-columns-repeated="7"/>
        </table:table-row>
        <table:table-row table:style-name="ro1">
          <table:table-cell table:formula="of:=[.B570]-[.$B$611]" office:value-type="time" office:time-value="PT00H02M03.000000464S" calcext:value-type="time">
            <text:p>00:02:03</text:p>
          </table:table-cell>
          <table:table-cell office:value-type="date" office:date-value="2017-02-06T00:10:36" calcext:value-type="date">
            <text:p>17-02-06 00:10</text:p>
          </table:table-cell>
          <table:table-cell table:formula="of:=[.A570]*86400" office:value-type="float" office:value="123.000000463799" calcext:value-type="float">
            <text:p>12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12" calcext:value-type="float">
            <text:p>20,612</text:p>
          </table:table-cell>
          <table:table-cell table:number-columns-repeated="7"/>
        </table:table-row>
        <table:table-row table:style-name="ro1">
          <table:table-cell table:formula="of:=[.B571]-[.$B$611]" office:value-type="time" office:time-value="PT00H02M00.000000391S" calcext:value-type="time">
            <text:p>00:02:00</text:p>
          </table:table-cell>
          <table:table-cell office:value-type="date" office:date-value="2017-02-06T00:10:33" calcext:value-type="date">
            <text:p>17-02-06 00:10</text:p>
          </table:table-cell>
          <table:table-cell table:formula="of:=[.A571]*86400" office:value-type="float" office:value="120.000000391155" calcext:value-type="float">
            <text:p>12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81" calcext:value-type="float">
            <text:p>20,581</text:p>
          </table:table-cell>
          <table:table-cell table:number-columns-repeated="7"/>
        </table:table-row>
        <table:table-row table:style-name="ro1">
          <table:table-cell table:formula="of:=[.B572]-[.$B$611]" office:value-type="time" office:time-value="PT00H01M57.000000319S" calcext:value-type="time">
            <text:p>00:01:57</text:p>
          </table:table-cell>
          <table:table-cell office:value-type="date" office:date-value="2017-02-06T00:10:30" calcext:value-type="date">
            <text:p>17-02-06 00:10</text:p>
          </table:table-cell>
          <table:table-cell table:formula="of:=[.A572]*86400" office:value-type="float" office:value="117.000000318512" calcext:value-type="float">
            <text:p>11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49" calcext:value-type="float">
            <text:p>20,549</text:p>
          </table:table-cell>
          <table:table-cell table:number-columns-repeated="7"/>
        </table:table-row>
        <table:table-row table:style-name="ro1">
          <table:table-cell table:formula="of:=[.B573]-[.$B$611]" office:value-type="time" office:time-value="PT00H01M54.000000246S" calcext:value-type="time">
            <text:p>00:01:54</text:p>
          </table:table-cell>
          <table:table-cell office:value-type="date" office:date-value="2017-02-06T00:10:27" calcext:value-type="date">
            <text:p>17-02-06 00:10</text:p>
          </table:table-cell>
          <table:table-cell table:formula="of:=[.A573]*86400" office:value-type="float" office:value="114.000000245869" calcext:value-type="float">
            <text:p>11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18" calcext:value-type="float">
            <text:p>20,518</text:p>
          </table:table-cell>
          <table:table-cell table:number-columns-repeated="7"/>
        </table:table-row>
        <table:table-row table:style-name="ro1">
          <table:table-cell table:formula="of:=[.B574]-[.$B$611]" office:value-type="time" office:time-value="PT00H01M51.000000173S" calcext:value-type="time">
            <text:p>00:01:51</text:p>
          </table:table-cell>
          <table:table-cell office:value-type="date" office:date-value="2017-02-06T00:10:24" calcext:value-type="date">
            <text:p>17-02-06 00:10</text:p>
          </table:table-cell>
          <table:table-cell table:formula="of:=[.A574]*86400" office:value-type="float" office:value="111.000000173226" calcext:value-type="float">
            <text:p>11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85" calcext:value-type="float">
            <text:p>20,485</text:p>
          </table:table-cell>
          <table:table-cell table:number-columns-repeated="7"/>
        </table:table-row>
        <table:table-row table:style-name="ro1">
          <table:table-cell table:formula="of:=[.B575]-[.$B$611]" office:value-type="time" office:time-value="PT00H01M48.000000101S" calcext:value-type="time">
            <text:p>00:01:48</text:p>
          </table:table-cell>
          <table:table-cell office:value-type="date" office:date-value="2017-02-06T00:10:21" calcext:value-type="date">
            <text:p>17-02-06 00:10</text:p>
          </table:table-cell>
          <table:table-cell table:formula="of:=[.A575]*86400" office:value-type="float" office:value="108.000000100583" calcext:value-type="float">
            <text:p>10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52" calcext:value-type="float">
            <text:p>20,452</text:p>
          </table:table-cell>
          <table:table-cell table:number-columns-repeated="7"/>
        </table:table-row>
        <table:table-row table:style-name="ro1">
          <table:table-cell table:formula="of:=[.B576]-[.$B$611]" office:value-type="time" office:time-value="PT00H01M45.000000028S" calcext:value-type="time">
            <text:p>00:01:45</text:p>
          </table:table-cell>
          <table:table-cell office:value-type="date" office:date-value="2017-02-06T00:10:18" calcext:value-type="date">
            <text:p>17-02-06 00:10</text:p>
          </table:table-cell>
          <table:table-cell table:formula="of:=[.A576]*86400" office:value-type="float" office:value="105.00000002794" calcext:value-type="float">
            <text:p>10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19" calcext:value-type="float">
            <text:p>20,419</text:p>
          </table:table-cell>
          <table:table-cell table:number-columns-repeated="7"/>
        </table:table-row>
        <table:table-row table:style-name="ro1">
          <table:table-cell table:formula="of:=[.B577]-[.$B$611]" office:value-type="time" office:time-value="PT00H01M41.999999955S" calcext:value-type="time">
            <text:p>00:01:42</text:p>
          </table:table-cell>
          <table:table-cell office:value-type="date" office:date-value="2017-02-06T00:10:15" calcext:value-type="date">
            <text:p>17-02-06 00:10</text:p>
          </table:table-cell>
          <table:table-cell table:formula="of:=[.A577]*86400" office:value-type="float" office:value="101.999999955297" calcext:value-type="float">
            <text:p>10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85" calcext:value-type="float">
            <text:p>20,385</text:p>
          </table:table-cell>
          <table:table-cell table:number-columns-repeated="7"/>
        </table:table-row>
        <table:table-row table:style-name="ro1">
          <table:table-cell table:formula="of:=[.B578]-[.$B$611]" office:value-type="time" office:time-value="PT00H01M38.999999883S" calcext:value-type="time">
            <text:p>00:01:39</text:p>
          </table:table-cell>
          <table:table-cell office:value-type="date" office:date-value="2017-02-06T00:10:12" calcext:value-type="date">
            <text:p>17-02-06 00:10</text:p>
          </table:table-cell>
          <table:table-cell table:formula="of:=[.A578]*86400" office:value-type="float" office:value="98.9999998826534" calcext:value-type="float">
            <text:p>9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51" calcext:value-type="float">
            <text:p>20,351</text:p>
          </table:table-cell>
          <table:table-cell table:number-columns-repeated="7"/>
        </table:table-row>
        <table:table-row table:style-name="ro1">
          <table:table-cell table:formula="of:=[.B579]-[.$B$611]" office:value-type="time" office:time-value="PT00H01M36.000000439S" calcext:value-type="time">
            <text:p>00:01:36</text:p>
          </table:table-cell>
          <table:table-cell office:value-type="date" office:date-value="2017-02-06T00:10:09" calcext:value-type="date">
            <text:p>17-02-06 00:10</text:p>
          </table:table-cell>
          <table:table-cell table:formula="of:=[.A579]*86400" office:value-type="float" office:value="96.0000004386529" calcext:value-type="float">
            <text:p>9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16" calcext:value-type="float">
            <text:p>20,316</text:p>
          </table:table-cell>
          <table:table-cell table:number-columns-repeated="7"/>
        </table:table-row>
        <table:table-row table:style-name="ro1">
          <table:table-cell table:formula="of:=[.B580]-[.$B$611]" office:value-type="time" office:time-value="PT00H01M33.000000366S" calcext:value-type="time">
            <text:p>00:01:33</text:p>
          </table:table-cell>
          <table:table-cell office:value-type="date" office:date-value="2017-02-06T00:10:06" calcext:value-type="date">
            <text:p>17-02-06 00:10</text:p>
          </table:table-cell>
          <table:table-cell table:formula="of:=[.A580]*86400" office:value-type="float" office:value="93.0000003660098" calcext:value-type="float">
            <text:p>9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8" calcext:value-type="float">
            <text:p>20,28</text:p>
          </table:table-cell>
          <table:table-cell table:number-columns-repeated="7"/>
        </table:table-row>
        <table:table-row table:style-name="ro1">
          <table:table-cell table:formula="of:=[.B581]-[.$B$611]" office:value-type="time" office:time-value="PT00H01M30.000000293S" calcext:value-type="time">
            <text:p>00:01:30</text:p>
          </table:table-cell>
          <table:table-cell office:value-type="date" office:date-value="2017-02-06T00:10:03" calcext:value-type="date">
            <text:p>17-02-06 00:10</text:p>
          </table:table-cell>
          <table:table-cell table:formula="of:=[.A581]*86400" office:value-type="float" office:value="90.0000002933666" calcext:value-type="float">
            <text:p>9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45" calcext:value-type="float">
            <text:p>20,245</text:p>
          </table:table-cell>
          <table:table-cell table:number-columns-repeated="7"/>
        </table:table-row>
        <table:table-row table:style-name="ro1">
          <table:table-cell table:formula="of:=[.B582]-[.$B$611]" office:value-type="time" office:time-value="PT00H01M27.000000221S" calcext:value-type="time">
            <text:p>00:01:27</text:p>
          </table:table-cell>
          <table:table-cell office:value-type="date" office:date-value="2017-02-06T00:10:00" calcext:value-type="date">
            <text:p>17-02-06 00:10</text:p>
          </table:table-cell>
          <table:table-cell table:formula="of:=[.A582]*86400" office:value-type="float" office:value="87.0000002207235" calcext:value-type="float">
            <text:p>8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08" calcext:value-type="float">
            <text:p>20,208</text:p>
          </table:table-cell>
          <table:table-cell table:number-columns-repeated="7"/>
        </table:table-row>
        <table:table-row table:style-name="ro1">
          <table:table-cell table:formula="of:=[.B583]-[.$B$611]" office:value-type="time" office:time-value="PT00H01M24.000000148S" calcext:value-type="time">
            <text:p>00:01:24</text:p>
          </table:table-cell>
          <table:table-cell office:value-type="date" office:date-value="2017-02-06T00:09:57" calcext:value-type="date">
            <text:p>17-02-06 00:09</text:p>
          </table:table-cell>
          <table:table-cell table:formula="of:=[.A583]*86400" office:value-type="float" office:value="84.0000001480803" calcext:value-type="float">
            <text:p>8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171" calcext:value-type="float">
            <text:p>20,171</text:p>
          </table:table-cell>
          <table:table-cell table:number-columns-repeated="7"/>
        </table:table-row>
        <table:table-row table:style-name="ro1">
          <table:table-cell table:formula="of:=[.B584]-[.$B$611]" office:value-type="time" office:time-value="PT00H01M21.000000075S" calcext:value-type="time">
            <text:p>00:01:21</text:p>
          </table:table-cell>
          <table:table-cell office:value-type="date" office:date-value="2017-02-06T00:09:54" calcext:value-type="date">
            <text:p>17-02-06 00:09</text:p>
          </table:table-cell>
          <table:table-cell table:formula="of:=[.A584]*86400" office:value-type="float" office:value="81.0000000754371" calcext:value-type="float">
            <text:p>8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134" calcext:value-type="float">
            <text:p>20,134</text:p>
          </table:table-cell>
          <table:table-cell table:number-columns-repeated="7"/>
        </table:table-row>
        <table:table-row table:style-name="ro1">
          <table:table-cell table:formula="of:=[.B585]-[.$B$611]" office:value-type="time" office:time-value="PT00H01M18.000000003S" calcext:value-type="time">
            <text:p>00:01:18</text:p>
          </table:table-cell>
          <table:table-cell office:value-type="date" office:date-value="2017-02-06T00:09:51" calcext:value-type="date">
            <text:p>17-02-06 00:09</text:p>
          </table:table-cell>
          <table:table-cell table:formula="of:=[.A585]*86400" office:value-type="float" office:value="78.000000002794" calcext:value-type="float">
            <text:p>7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096" calcext:value-type="float">
            <text:p>20,096</text:p>
          </table:table-cell>
          <table:table-cell table:number-columns-repeated="7"/>
        </table:table-row>
        <table:table-row table:style-name="ro1">
          <table:table-cell table:formula="of:=[.B586]-[.$B$611]" office:value-type="time" office:time-value="PT00H01M14.99999993S" calcext:value-type="time">
            <text:p>00:01:15</text:p>
          </table:table-cell>
          <table:table-cell office:value-type="date" office:date-value="2017-02-06T00:09:48" calcext:value-type="date">
            <text:p>17-02-06 00:09</text:p>
          </table:table-cell>
          <table:table-cell table:formula="of:=[.A586]*86400" office:value-type="float" office:value="74.9999999301508" calcext:value-type="float">
            <text:p>7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057" calcext:value-type="float">
            <text:p>20,057</text:p>
          </table:table-cell>
          <table:table-cell table:number-columns-repeated="7"/>
        </table:table-row>
        <table:table-row table:style-name="ro1">
          <table:table-cell table:formula="of:=[.B587]-[.$B$611]" office:value-type="time" office:time-value="PT00H01M11.999999858S" calcext:value-type="time">
            <text:p>00:01:12</text:p>
          </table:table-cell>
          <table:table-cell office:value-type="date" office:date-value="2017-02-06T00:09:45" calcext:value-type="date">
            <text:p>17-02-06 00:09</text:p>
          </table:table-cell>
          <table:table-cell table:formula="of:=[.A587]*86400" office:value-type="float" office:value="71.9999998575076" calcext:value-type="float">
            <text:p>7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018" calcext:value-type="float">
            <text:p>20,018</text:p>
          </table:table-cell>
          <table:table-cell table:number-columns-repeated="7"/>
        </table:table-row>
        <table:table-row table:style-name="ro1">
          <table:table-cell table:formula="of:=[.B588]-[.$B$611]" office:value-type="time" office:time-value="PT00H01M09.000000414S" calcext:value-type="time">
            <text:p>00:01:09</text:p>
          </table:table-cell>
          <table:table-cell office:value-type="date" office:date-value="2017-02-06T00:09:42" calcext:value-type="date">
            <text:p>17-02-06 00:09</text:p>
          </table:table-cell>
          <table:table-cell table:formula="of:=[.A588]*86400" office:value-type="float" office:value="69.0000004135072" calcext:value-type="float">
            <text:p>69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978" calcext:value-type="float">
            <text:p>19,978</text:p>
          </table:table-cell>
          <table:table-cell table:number-columns-repeated="7"/>
        </table:table-row>
        <table:table-row table:style-name="ro1">
          <table:table-cell table:formula="of:=[.B589]-[.$B$611]" office:value-type="time" office:time-value="PT00H01M06.000000341S" calcext:value-type="time">
            <text:p>00:01:06</text:p>
          </table:table-cell>
          <table:table-cell office:value-type="date" office:date-value="2017-02-06T00:09:39" calcext:value-type="date">
            <text:p>17-02-06 00:09</text:p>
          </table:table-cell>
          <table:table-cell table:formula="of:=[.A589]*86400" office:value-type="float" office:value="66.0000003408641" calcext:value-type="float">
            <text:p>66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937" calcext:value-type="float">
            <text:p>19,937</text:p>
          </table:table-cell>
          <table:table-cell table:number-columns-repeated="7"/>
        </table:table-row>
        <table:table-row table:style-name="ro1">
          <table:table-cell table:formula="of:=[.B590]-[.$B$611]" office:value-type="time" office:time-value="PT00H01M03.000000268S" calcext:value-type="time">
            <text:p>00:01:03</text:p>
          </table:table-cell>
          <table:table-cell office:value-type="date" office:date-value="2017-02-06T00:09:36" calcext:value-type="date">
            <text:p>17-02-06 00:09</text:p>
          </table:table-cell>
          <table:table-cell table:formula="of:=[.A590]*86400" office:value-type="float" office:value="63.0000002682209" calcext:value-type="float">
            <text:p>63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896" calcext:value-type="float">
            <text:p>19,896</text:p>
          </table:table-cell>
          <table:table-cell table:number-columns-repeated="7"/>
        </table:table-row>
        <table:table-row table:style-name="ro1">
          <table:table-cell table:formula="of:=[.B591]-[.$B$611]" office:value-type="time" office:time-value="PT00H01M00.000000196S" calcext:value-type="time">
            <text:p>00:01:00</text:p>
          </table:table-cell>
          <table:table-cell office:value-type="date" office:date-value="2017-02-06T00:09:33" calcext:value-type="date">
            <text:p>17-02-06 00:09</text:p>
          </table:table-cell>
          <table:table-cell table:formula="of:=[.A591]*86400" office:value-type="float" office:value="60.0000001955777" calcext:value-type="float">
            <text:p>60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855" calcext:value-type="float">
            <text:p>19,855</text:p>
          </table:table-cell>
          <table:table-cell table:number-columns-repeated="7"/>
        </table:table-row>
        <table:table-row table:style-name="ro1">
          <table:table-cell table:formula="of:=[.B592]-[.$B$611]" office:value-type="time" office:time-value="PT00H00M57.000000123S" calcext:value-type="time">
            <text:p>00:00:57</text:p>
          </table:table-cell>
          <table:table-cell office:value-type="date" office:date-value="2017-02-06T00:09:30" calcext:value-type="date">
            <text:p>17-02-06 00:09</text:p>
          </table:table-cell>
          <table:table-cell table:formula="of:=[.A592]*86400" office:value-type="float" office:value="57.0000001229346" calcext:value-type="float">
            <text:p>57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813" calcext:value-type="float">
            <text:p>19,813</text:p>
          </table:table-cell>
          <table:table-cell table:number-columns-repeated="7"/>
        </table:table-row>
        <table:table-row table:style-name="ro1">
          <table:table-cell table:formula="of:=[.B593]-[.$B$611]" office:value-type="time" office:time-value="PT00H00M54.00000005S" calcext:value-type="time">
            <text:p>00:00:54</text:p>
          </table:table-cell>
          <table:table-cell office:value-type="date" office:date-value="2017-02-06T00:09:27" calcext:value-type="date">
            <text:p>17-02-06 00:09</text:p>
          </table:table-cell>
          <table:table-cell table:formula="of:=[.A593]*86400" office:value-type="float" office:value="54.0000000502914" calcext:value-type="float">
            <text:p>54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77" calcext:value-type="float">
            <text:p>19,77</text:p>
          </table:table-cell>
          <table:table-cell table:number-columns-repeated="7"/>
        </table:table-row>
        <table:table-row table:style-name="ro1">
          <table:table-cell table:formula="of:=[.B594]-[.$B$611]" office:value-type="time" office:time-value="PT00H00M50.999999978S" calcext:value-type="time">
            <text:p>00:00:51</text:p>
          </table:table-cell>
          <table:table-cell office:value-type="date" office:date-value="2017-02-06T00:09:24" calcext:value-type="date">
            <text:p>17-02-06 00:09</text:p>
          </table:table-cell>
          <table:table-cell table:formula="of:=[.A594]*86400" office:value-type="float" office:value="50.9999999776483" calcext:value-type="float">
            <text:p>51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726" calcext:value-type="float">
            <text:p>19,726</text:p>
          </table:table-cell>
          <table:table-cell table:number-columns-repeated="7"/>
        </table:table-row>
        <table:table-row table:style-name="ro1">
          <table:table-cell table:formula="of:=[.B595]-[.$B$611]" office:value-type="time" office:time-value="PT00H00M47.999999905S" calcext:value-type="time">
            <text:p>00:00:48</text:p>
          </table:table-cell>
          <table:table-cell office:value-type="date" office:date-value="2017-02-06T00:09:21" calcext:value-type="date">
            <text:p>17-02-06 00:09</text:p>
          </table:table-cell>
          <table:table-cell table:formula="of:=[.A595]*86400" office:value-type="float" office:value="47.9999999050051" calcext:value-type="float">
            <text:p>4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682" calcext:value-type="float">
            <text:p>19,682</text:p>
          </table:table-cell>
          <table:table-cell table:number-columns-repeated="7"/>
        </table:table-row>
        <table:table-row table:style-name="ro1">
          <table:table-cell table:formula="of:=[.B596]-[.$B$611]" office:value-type="time" office:time-value="PT00H00M45.000000461S" calcext:value-type="time">
            <text:p>00:00:45</text:p>
          </table:table-cell>
          <table:table-cell office:value-type="date" office:date-value="2017-02-06T00:09:18" calcext:value-type="date">
            <text:p>17-02-06 00:09</text:p>
          </table:table-cell>
          <table:table-cell table:formula="of:=[.A596]*86400" office:value-type="float" office:value="45.0000004610047" calcext:value-type="float">
            <text:p>45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637" calcext:value-type="float">
            <text:p>19,637</text:p>
          </table:table-cell>
          <table:table-cell table:number-columns-repeated="7"/>
        </table:table-row>
        <table:table-row table:style-name="ro1">
          <table:table-cell table:formula="of:=[.B597]-[.$B$611]" office:value-type="time" office:time-value="PT00H00M42.000000388S" calcext:value-type="time">
            <text:p>00:00:42</text:p>
          </table:table-cell>
          <table:table-cell office:value-type="date" office:date-value="2017-02-06T00:09:15" calcext:value-type="date">
            <text:p>17-02-06 00:09</text:p>
          </table:table-cell>
          <table:table-cell table:formula="of:=[.A597]*86400" office:value-type="float" office:value="42.0000003883615" calcext:value-type="float">
            <text:p>42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592" calcext:value-type="float">
            <text:p>19,592</text:p>
          </table:table-cell>
          <table:table-cell table:number-columns-repeated="7"/>
        </table:table-row>
        <table:table-row table:style-name="ro1">
          <table:table-cell table:formula="of:=[.B598]-[.$B$611]" office:value-type="time" office:time-value="PT00H00M39.000000316S" calcext:value-type="time">
            <text:p>00:00:39</text:p>
          </table:table-cell>
          <table:table-cell office:value-type="date" office:date-value="2017-02-06T00:09:12" calcext:value-type="date">
            <text:p>17-02-06 00:09</text:p>
          </table:table-cell>
          <table:table-cell table:formula="of:=[.A598]*86400" office:value-type="float" office:value="39.0000003157184" calcext:value-type="float">
            <text:p>39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545" calcext:value-type="float">
            <text:p>19,545</text:p>
          </table:table-cell>
          <table:table-cell table:number-columns-repeated="7"/>
        </table:table-row>
        <table:table-row table:style-name="ro1">
          <table:table-cell table:formula="of:=[.B599]-[.$B$611]" office:value-type="time" office:time-value="PT00H00M36.000000243S" calcext:value-type="time">
            <text:p>00:00:36</text:p>
          </table:table-cell>
          <table:table-cell office:value-type="date" office:date-value="2017-02-06T00:09:09" calcext:value-type="date">
            <text:p>17-02-06 00:09</text:p>
          </table:table-cell>
          <table:table-cell table:formula="of:=[.A599]*86400" office:value-type="float" office:value="36.0000002430752" calcext:value-type="float">
            <text:p>36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499" calcext:value-type="float">
            <text:p>19,499</text:p>
          </table:table-cell>
          <table:table-cell table:number-columns-repeated="7"/>
        </table:table-row>
        <table:table-row table:style-name="ro1">
          <table:table-cell table:formula="of:=[.B600]-[.$B$611]" office:value-type="time" office:time-value="PT00H00M33.00000017S" calcext:value-type="time">
            <text:p>00:00:33</text:p>
          </table:table-cell>
          <table:table-cell office:value-type="date" office:date-value="2017-02-06T00:09:06" calcext:value-type="date">
            <text:p>17-02-06 00:09</text:p>
          </table:table-cell>
          <table:table-cell table:formula="of:=[.A600]*86400" office:value-type="float" office:value="33.000000170432" calcext:value-type="float">
            <text:p>33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451" calcext:value-type="float">
            <text:p>19,451</text:p>
          </table:table-cell>
          <table:table-cell table:number-columns-repeated="7"/>
        </table:table-row>
        <table:table-row table:style-name="ro1">
          <table:table-cell table:formula="of:=[.B601]-[.$B$611]" office:value-type="time" office:time-value="PT00H00M30.000000098S" calcext:value-type="time">
            <text:p>00:00:30</text:p>
          </table:table-cell>
          <table:table-cell office:value-type="date" office:date-value="2017-02-06T00:09:03" calcext:value-type="date">
            <text:p>17-02-06 00:09</text:p>
          </table:table-cell>
          <table:table-cell table:formula="of:=[.A601]*86400" office:value-type="float" office:value="30.0000000977889" calcext:value-type="float">
            <text:p>30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403" calcext:value-type="float">
            <text:p>19,403</text:p>
          </table:table-cell>
          <table:table-cell table:number-columns-repeated="7"/>
        </table:table-row>
        <table:table-row table:style-name="ro1">
          <table:table-cell table:formula="of:=[.B602]-[.$B$611]" office:value-type="time" office:time-value="PT00H00M27.000000025S" calcext:value-type="time">
            <text:p>00:00:27</text:p>
          </table:table-cell>
          <table:table-cell office:value-type="date" office:date-value="2017-02-06T00:09:00" calcext:value-type="date">
            <text:p>17-02-06 00:09</text:p>
          </table:table-cell>
          <table:table-cell table:formula="of:=[.A602]*86400" office:value-type="float" office:value="27.0000000251457" calcext:value-type="float">
            <text:p>27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354" calcext:value-type="float">
            <text:p>19,354</text:p>
          </table:table-cell>
          <table:table-cell table:number-columns-repeated="7"/>
        </table:table-row>
        <table:table-row table:style-name="ro1">
          <table:table-cell table:formula="of:=[.B603]-[.$B$611]" office:value-type="time" office:time-value="PT00H00M23.999999953S" calcext:value-type="time">
            <text:p>00:00:24</text:p>
          </table:table-cell>
          <table:table-cell office:value-type="date" office:date-value="2017-02-06T00:08:57" calcext:value-type="date">
            <text:p>17-02-06 00:08</text:p>
          </table:table-cell>
          <table:table-cell table:formula="of:=[.A603]*86400" office:value-type="float" office:value="23.9999999525025" calcext:value-type="float">
            <text:p>24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304" calcext:value-type="float">
            <text:p>19,304</text:p>
          </table:table-cell>
          <table:table-cell table:number-columns-repeated="7"/>
        </table:table-row>
        <table:table-row table:style-name="ro1">
          <table:table-cell table:formula="of:=[.B604]-[.$B$611]" office:value-type="time" office:time-value="PT00H00M20.99999988S" calcext:value-type="time">
            <text:p>00:00:21</text:p>
          </table:table-cell>
          <table:table-cell office:value-type="date" office:date-value="2017-02-06T00:08:54" calcext:value-type="date">
            <text:p>17-02-06 00:08</text:p>
          </table:table-cell>
          <table:table-cell table:formula="of:=[.A604]*86400" office:value-type="float" office:value="20.9999998798594" calcext:value-type="float">
            <text:p>21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253" calcext:value-type="float">
            <text:p>19,253</text:p>
          </table:table-cell>
          <table:table-cell table:number-columns-repeated="7"/>
        </table:table-row>
        <table:table-row table:style-name="ro1">
          <table:table-cell table:formula="of:=[.B605]-[.$B$611]" office:value-type="time" office:time-value="PT00H00M18.000000436S" calcext:value-type="time">
            <text:p>00:00:18</text:p>
          </table:table-cell>
          <table:table-cell office:value-type="date" office:date-value="2017-02-06T00:08:51" calcext:value-type="date">
            <text:p>17-02-06 00:08</text:p>
          </table:table-cell>
          <table:table-cell table:formula="of:=[.A605]*86400" office:value-type="float" office:value="18.000000435859" calcext:value-type="float">
            <text:p>1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202" calcext:value-type="float">
            <text:p>19,202</text:p>
          </table:table-cell>
          <table:table-cell table:number-columns-repeated="7"/>
        </table:table-row>
        <table:table-row table:style-name="ro1">
          <table:table-cell table:formula="of:=[.B606]-[.$B$611]" office:value-type="time" office:time-value="PT00H00M15.000000363S" calcext:value-type="time">
            <text:p>00:00:15</text:p>
          </table:table-cell>
          <table:table-cell office:value-type="date" office:date-value="2017-02-06T00:08:48" calcext:value-type="date">
            <text:p>17-02-06 00:08</text:p>
          </table:table-cell>
          <table:table-cell table:formula="of:=[.A606]*86400" office:value-type="float" office:value="15.0000003632158" calcext:value-type="float">
            <text:p>15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15" calcext:value-type="float">
            <text:p>19,15</text:p>
          </table:table-cell>
          <table:table-cell table:number-columns-repeated="7"/>
        </table:table-row>
        <table:table-row table:style-name="ro1">
          <table:table-cell table:formula="of:=[.B607]-[.$B$611]" office:value-type="time" office:time-value="PT00H00M12.000000291S" calcext:value-type="time">
            <text:p>00:00:12</text:p>
          </table:table-cell>
          <table:table-cell office:value-type="date" office:date-value="2017-02-06T00:08:45" calcext:value-type="date">
            <text:p>17-02-06 00:08</text:p>
          </table:table-cell>
          <table:table-cell table:formula="of:=[.A607]*86400" office:value-type="float" office:value="12.0000002905726" calcext:value-type="float">
            <text:p>12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097" calcext:value-type="float">
            <text:p>19,097</text:p>
          </table:table-cell>
          <table:table-cell table:number-columns-repeated="7"/>
        </table:table-row>
        <table:table-row table:style-name="ro1">
          <table:table-cell table:formula="of:=[.B608]-[.$B$611]" office:value-type="time" office:time-value="PT00H00M09.000000218S" calcext:value-type="time">
            <text:p>00:00:09</text:p>
          </table:table-cell>
          <table:table-cell office:value-type="date" office:date-value="2017-02-06T00:08:42" calcext:value-type="date">
            <text:p>17-02-06 00:08</text:p>
          </table:table-cell>
          <table:table-cell table:formula="of:=[.A608]*86400" office:value-type="float" office:value="9.00000021792948" calcext:value-type="float">
            <text:p>9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043" calcext:value-type="float">
            <text:p>19,043</text:p>
          </table:table-cell>
          <table:table-cell table:number-columns-repeated="7"/>
        </table:table-row>
        <table:table-row table:style-name="ro1">
          <table:table-cell table:formula="of:=[.B609]-[.$B$611]" office:value-type="time" office:time-value="PT00H00M06.000000145S" calcext:value-type="time">
            <text:p>00:00:06</text:p>
          </table:table-cell>
          <table:table-cell office:value-type="date" office:date-value="2017-02-06T00:08:39" calcext:value-type="date">
            <text:p>17-02-06 00:08</text:p>
          </table:table-cell>
          <table:table-cell table:formula="of:=[.A609]*86400" office:value-type="float" office:value="6.00000014528632" calcext:value-type="float">
            <text:p>6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989" calcext:value-type="float">
            <text:p>18,989</text:p>
          </table:table-cell>
          <table:table-cell table:number-columns-repeated="7"/>
        </table:table-row>
        <table:table-row table:style-name="ro1">
          <table:table-cell table:formula="of:=[.B610]-[.$B$611]" office:value-type="time" office:time-value="PT00H00M03.000000073S" calcext:value-type="time">
            <text:p>00:00:03</text:p>
          </table:table-cell>
          <table:table-cell office:value-type="date" office:date-value="2017-02-06T00:08:36" calcext:value-type="date">
            <text:p>17-02-06 00:08</text:p>
          </table:table-cell>
          <table:table-cell table:formula="of:=[.A610]*86400" office:value-type="float" office:value="3.00000007264316" calcext:value-type="float">
            <text:p>3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933" calcext:value-type="float">
            <text:p>18,933</text:p>
          </table:table-cell>
          <table:table-cell table:number-columns-repeated="7"/>
        </table:table-row>
        <table:table-row table:style-name="ro1">
          <table:table-cell table:formula="of:=[.B611]-[.$B$611]" office:value-type="time" office:time-value="PT00H00M00S" calcext:value-type="time">
            <text:p>00:00:00</text:p>
          </table:table-cell>
          <table:table-cell office:value-type="date" office:date-value="2017-02-06T00:08:33" calcext:value-type="date">
            <text:p>17-02-06 00:08</text:p>
          </table:table-cell>
          <table:table-cell table:formula="of:=[.A611]*86400" office:value-type="float" office:value="0" calcext:value-type="float">
            <text:p>0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877" calcext:value-type="float">
            <text:p>18,877</text:p>
          </table:table-cell>
          <table:table-cell table:number-columns-repeated="7"/>
        </table:table-row>
      </table:table>
      <table:table table:name="Sheet2" table:style-name="ta1">
        <table:table-column table:style-name="co10" table:default-cell-style-name="ce3"/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877" calcext:value-type="float">
            <text:p>18,877</text:p>
          </table:table-cell>
        </table:table-row>
        <table:table-row table:style-name="ro1">
          <table:table-cell office:value-type="float" office:value="3.00000007264316" calcext:value-type="float">
            <text:p>3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933" calcext:value-type="float">
            <text:p>18,933</text:p>
          </table:table-cell>
        </table:table-row>
        <table:table-row table:style-name="ro1">
          <table:table-cell office:value-type="float" office:value="6.00000014528632" calcext:value-type="float">
            <text:p>6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989" calcext:value-type="float">
            <text:p>18,989</text:p>
          </table:table-cell>
        </table:table-row>
        <table:table-row table:style-name="ro1">
          <table:table-cell office:value-type="float" office:value="9.00000021792948" calcext:value-type="float">
            <text:p>9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043" calcext:value-type="float">
            <text:p>19,043</text:p>
          </table:table-cell>
        </table:table-row>
        <table:table-row table:style-name="ro1">
          <table:table-cell office:value-type="float" office:value="12.0000002905726" calcext:value-type="float">
            <text:p>12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097" calcext:value-type="float">
            <text:p>19,097</text:p>
          </table:table-cell>
        </table:table-row>
        <table:table-row table:style-name="ro1">
          <table:table-cell office:value-type="float" office:value="15.0000003632158" calcext:value-type="float">
            <text:p>15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15" calcext:value-type="float">
            <text:p>19,15</text:p>
          </table:table-cell>
        </table:table-row>
        <table:table-row table:style-name="ro1">
          <table:table-cell office:value-type="float" office:value="18.000000435859" calcext:value-type="float">
            <text:p>1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202" calcext:value-type="float">
            <text:p>19,202</text:p>
          </table:table-cell>
        </table:table-row>
        <table:table-row table:style-name="ro1">
          <table:table-cell office:value-type="float" office:value="20.9999998798594" calcext:value-type="float">
            <text:p>21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253" calcext:value-type="float">
            <text:p>19,253</text:p>
          </table:table-cell>
        </table:table-row>
        <table:table-row table:style-name="ro1">
          <table:table-cell office:value-type="float" office:value="23.9999999525025" calcext:value-type="float">
            <text:p>24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304" calcext:value-type="float">
            <text:p>19,304</text:p>
          </table:table-cell>
        </table:table-row>
        <table:table-row table:style-name="ro1">
          <table:table-cell office:value-type="float" office:value="27.0000000251457" calcext:value-type="float">
            <text:p>27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354" calcext:value-type="float">
            <text:p>19,354</text:p>
          </table:table-cell>
        </table:table-row>
        <table:table-row table:style-name="ro1">
          <table:table-cell office:value-type="float" office:value="30.0000000977889" calcext:value-type="float">
            <text:p>30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403" calcext:value-type="float">
            <text:p>19,403</text:p>
          </table:table-cell>
        </table:table-row>
        <table:table-row table:style-name="ro1">
          <table:table-cell office:value-type="float" office:value="33.000000170432" calcext:value-type="float">
            <text:p>33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451" calcext:value-type="float">
            <text:p>19,451</text:p>
          </table:table-cell>
        </table:table-row>
        <table:table-row table:style-name="ro1">
          <table:table-cell office:value-type="float" office:value="36.0000002430752" calcext:value-type="float">
            <text:p>36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499" calcext:value-type="float">
            <text:p>19,499</text:p>
          </table:table-cell>
        </table:table-row>
        <table:table-row table:style-name="ro1">
          <table:table-cell office:value-type="float" office:value="39.0000003157184" calcext:value-type="float">
            <text:p>39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545" calcext:value-type="float">
            <text:p>19,545</text:p>
          </table:table-cell>
        </table:table-row>
        <table:table-row table:style-name="ro1">
          <table:table-cell office:value-type="float" office:value="42.0000003883615" calcext:value-type="float">
            <text:p>42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592" calcext:value-type="float">
            <text:p>19,592</text:p>
          </table:table-cell>
        </table:table-row>
        <table:table-row table:style-name="ro1">
          <table:table-cell office:value-type="float" office:value="45.0000004610047" calcext:value-type="float">
            <text:p>45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637" calcext:value-type="float">
            <text:p>19,637</text:p>
          </table:table-cell>
        </table:table-row>
        <table:table-row table:style-name="ro1">
          <table:table-cell office:value-type="float" office:value="47.9999999050051" calcext:value-type="float">
            <text:p>4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682" calcext:value-type="float">
            <text:p>19,682</text:p>
          </table:table-cell>
        </table:table-row>
        <table:table-row table:style-name="ro1">
          <table:table-cell office:value-type="float" office:value="50.9999999776483" calcext:value-type="float">
            <text:p>51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726" calcext:value-type="float">
            <text:p>19,726</text:p>
          </table:table-cell>
        </table:table-row>
        <table:table-row table:style-name="ro1">
          <table:table-cell office:value-type="float" office:value="54.0000000502914" calcext:value-type="float">
            <text:p>54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77" calcext:value-type="float">
            <text:p>19,77</text:p>
          </table:table-cell>
        </table:table-row>
        <table:table-row table:style-name="ro1">
          <table:table-cell office:value-type="float" office:value="57.0000001229346" calcext:value-type="float">
            <text:p>57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813" calcext:value-type="float">
            <text:p>19,813</text:p>
          </table:table-cell>
        </table:table-row>
        <table:table-row table:style-name="ro1">
          <table:table-cell office:value-type="float" office:value="60.0000001955777" calcext:value-type="float">
            <text:p>60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855" calcext:value-type="float">
            <text:p>19,855</text:p>
          </table:table-cell>
        </table:table-row>
        <table:table-row table:style-name="ro1">
          <table:table-cell office:value-type="float" office:value="63.0000002682209" calcext:value-type="float">
            <text:p>63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896" calcext:value-type="float">
            <text:p>19,896</text:p>
          </table:table-cell>
        </table:table-row>
        <table:table-row table:style-name="ro1">
          <table:table-cell office:value-type="float" office:value="66.0000003408641" calcext:value-type="float">
            <text:p>66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937" calcext:value-type="float">
            <text:p>19,937</text:p>
          </table:table-cell>
        </table:table-row>
        <table:table-row table:style-name="ro1">
          <table:table-cell office:value-type="float" office:value="69.0000004135072" calcext:value-type="float">
            <text:p>69</text:p>
          </table:table-cell>
          <table:table-cell office:value-type="float" office:value="33.158" calcext:value-type="float">
            <text:p>33,158</text:p>
          </table:table-cell>
          <table:table-cell office:value-type="float" office:value="19.978" calcext:value-type="float">
            <text:p>19,978</text:p>
          </table:table-cell>
        </table:table-row>
        <table:table-row table:style-name="ro1">
          <table:table-cell office:value-type="float" office:value="71.9999998575076" calcext:value-type="float">
            <text:p>7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018" calcext:value-type="float">
            <text:p>20,018</text:p>
          </table:table-cell>
        </table:table-row>
        <table:table-row table:style-name="ro1">
          <table:table-cell office:value-type="float" office:value="74.9999999301508" calcext:value-type="float">
            <text:p>7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057" calcext:value-type="float">
            <text:p>20,057</text:p>
          </table:table-cell>
        </table:table-row>
        <table:table-row table:style-name="ro1">
          <table:table-cell office:value-type="float" office:value="78.000000002794" calcext:value-type="float">
            <text:p>7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096" calcext:value-type="float">
            <text:p>20,096</text:p>
          </table:table-cell>
        </table:table-row>
        <table:table-row table:style-name="ro1">
          <table:table-cell office:value-type="float" office:value="81.0000000754371" calcext:value-type="float">
            <text:p>8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134" calcext:value-type="float">
            <text:p>20,134</text:p>
          </table:table-cell>
        </table:table-row>
        <table:table-row table:style-name="ro1">
          <table:table-cell office:value-type="float" office:value="84.0000001480803" calcext:value-type="float">
            <text:p>8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171" calcext:value-type="float">
            <text:p>20,171</text:p>
          </table:table-cell>
        </table:table-row>
        <table:table-row table:style-name="ro1">
          <table:table-cell office:value-type="float" office:value="87.0000002207235" calcext:value-type="float">
            <text:p>8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08" calcext:value-type="float">
            <text:p>20,208</text:p>
          </table:table-cell>
        </table:table-row>
        <table:table-row table:style-name="ro1">
          <table:table-cell office:value-type="float" office:value="90.0000002933666" calcext:value-type="float">
            <text:p>9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45" calcext:value-type="float">
            <text:p>20,245</text:p>
          </table:table-cell>
        </table:table-row>
        <table:table-row table:style-name="ro1">
          <table:table-cell office:value-type="float" office:value="93.0000003660098" calcext:value-type="float">
            <text:p>9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8" calcext:value-type="float">
            <text:p>20,28</text:p>
          </table:table-cell>
        </table:table-row>
        <table:table-row table:style-name="ro1">
          <table:table-cell office:value-type="float" office:value="96.0000004386529" calcext:value-type="float">
            <text:p>9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16" calcext:value-type="float">
            <text:p>20,316</text:p>
          </table:table-cell>
        </table:table-row>
        <table:table-row table:style-name="ro1">
          <table:table-cell office:value-type="float" office:value="98.9999998826534" calcext:value-type="float">
            <text:p>9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51" calcext:value-type="float">
            <text:p>20,351</text:p>
          </table:table-cell>
        </table:table-row>
        <table:table-row table:style-name="ro1">
          <table:table-cell office:value-type="float" office:value="101.999999955297" calcext:value-type="float">
            <text:p>10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85" calcext:value-type="float">
            <text:p>20,385</text:p>
          </table:table-cell>
        </table:table-row>
        <table:table-row table:style-name="ro1">
          <table:table-cell office:value-type="float" office:value="105.00000002794" calcext:value-type="float">
            <text:p>10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19" calcext:value-type="float">
            <text:p>20,419</text:p>
          </table:table-cell>
        </table:table-row>
        <table:table-row table:style-name="ro1">
          <table:table-cell office:value-type="float" office:value="108.000000100583" calcext:value-type="float">
            <text:p>10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52" calcext:value-type="float">
            <text:p>20,452</text:p>
          </table:table-cell>
        </table:table-row>
        <table:table-row table:style-name="ro1">
          <table:table-cell office:value-type="float" office:value="111.000000173226" calcext:value-type="float">
            <text:p>11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85" calcext:value-type="float">
            <text:p>20,485</text:p>
          </table:table-cell>
        </table:table-row>
        <table:table-row table:style-name="ro1">
          <table:table-cell office:value-type="float" office:value="114.000000245869" calcext:value-type="float">
            <text:p>11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18" calcext:value-type="float">
            <text:p>20,518</text:p>
          </table:table-cell>
        </table:table-row>
        <table:table-row table:style-name="ro1">
          <table:table-cell office:value-type="float" office:value="117.000000318512" calcext:value-type="float">
            <text:p>11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49" calcext:value-type="float">
            <text:p>20,549</text:p>
          </table:table-cell>
        </table:table-row>
        <table:table-row table:style-name="ro1">
          <table:table-cell office:value-type="float" office:value="120.000000391155" calcext:value-type="float">
            <text:p>12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81" calcext:value-type="float">
            <text:p>20,581</text:p>
          </table:table-cell>
        </table:table-row>
        <table:table-row table:style-name="ro1">
          <table:table-cell office:value-type="float" office:value="123.000000463799" calcext:value-type="float">
            <text:p>12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12" calcext:value-type="float">
            <text:p>20,612</text:p>
          </table:table-cell>
        </table:table-row>
        <table:table-row table:style-name="ro1">
          <table:table-cell office:value-type="float" office:value="125.999999907799" calcext:value-type="float">
            <text:p>12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43" calcext:value-type="float">
            <text:p>20,643</text:p>
          </table:table-cell>
        </table:table-row>
        <table:table-row table:style-name="ro1">
          <table:table-cell office:value-type="float" office:value="128.999999980442" calcext:value-type="float">
            <text:p>12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73" calcext:value-type="float">
            <text:p>20,673</text:p>
          </table:table-cell>
        </table:table-row>
        <table:table-row table:style-name="ro1">
          <table:table-cell office:value-type="float" office:value="132.000000053085" calcext:value-type="float">
            <text:p>13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02" calcext:value-type="float">
            <text:p>20,702</text:p>
          </table:table-cell>
        </table:table-row>
        <table:table-row table:style-name="ro1">
          <table:table-cell office:value-type="float" office:value="135.000000125729" calcext:value-type="float">
            <text:p>13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32" calcext:value-type="float">
            <text:p>20,732</text:p>
          </table:table-cell>
        </table:table-row>
        <table:table-row table:style-name="ro1">
          <table:table-cell office:value-type="float" office:value="138.000000198372" calcext:value-type="float">
            <text:p>13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6" calcext:value-type="float">
            <text:p>20,76</text:p>
          </table:table-cell>
        </table:table-row>
        <table:table-row table:style-name="ro1">
          <table:table-cell office:value-type="float" office:value="141.000000271015" calcext:value-type="float">
            <text:p>14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89" calcext:value-type="float">
            <text:p>20,789</text:p>
          </table:table-cell>
        </table:table-row>
        <table:table-row table:style-name="ro1">
          <table:table-cell office:value-type="float" office:value="144.000000343658" calcext:value-type="float">
            <text:p>14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17" calcext:value-type="float">
            <text:p>20,817</text:p>
          </table:table-cell>
        </table:table-row>
        <table:table-row table:style-name="ro1">
          <table:table-cell office:value-type="float" office:value="147.000000416301" calcext:value-type="float">
            <text:p>14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44" calcext:value-type="float">
            <text:p>20,844</text:p>
          </table:table-cell>
        </table:table-row>
        <table:table-row table:style-name="ro1">
          <table:table-cell office:value-type="float" office:value="149.999999860302" calcext:value-type="float">
            <text:p>15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72" calcext:value-type="float">
            <text:p>20,872</text:p>
          </table:table-cell>
        </table:table-row>
        <table:table-row table:style-name="ro1">
          <table:table-cell office:value-type="float" office:value="152.999999932945" calcext:value-type="float">
            <text:p>15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99" calcext:value-type="float">
            <text:p>20,899</text:p>
          </table:table-cell>
        </table:table-row>
        <table:table-row table:style-name="ro1">
          <table:table-cell office:value-type="float" office:value="156.000000005588" calcext:value-type="float">
            <text:p>15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25" calcext:value-type="float">
            <text:p>20,925</text:p>
          </table:table-cell>
        </table:table-row>
        <table:table-row table:style-name="ro1">
          <table:table-cell office:value-type="float" office:value="159.000000078231" calcext:value-type="float">
            <text:p>15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51" calcext:value-type="float">
            <text:p>20,951</text:p>
          </table:table-cell>
        </table:table-row>
        <table:table-row table:style-name="ro1">
          <table:table-cell office:value-type="float" office:value="162.000000150874" calcext:value-type="float">
            <text:p>16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77" calcext:value-type="float">
            <text:p>20,977</text:p>
          </table:table-cell>
        </table:table-row>
        <table:table-row table:style-name="ro1">
          <table:table-cell office:value-type="float" office:value="165.000000223517" calcext:value-type="float">
            <text:p>16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1.002" calcext:value-type="float">
            <text:p>21,002</text:p>
          </table:table-cell>
        </table:table-row>
        <table:table-row table:style-name="ro1">
          <table:table-cell office:value-type="float" office:value="168.000000296161" calcext:value-type="float">
            <text:p>16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1.027" calcext:value-type="float">
            <text:p>21,027</text:p>
          </table:table-cell>
        </table:table-row>
        <table:table-row table:style-name="ro1">
          <table:table-cell office:value-type="float" office:value="171.000000368804" calcext:value-type="float">
            <text:p>17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1.012" calcext:value-type="float">
            <text:p>21,012</text:p>
          </table:table-cell>
        </table:table-row>
        <table:table-row table:style-name="ro1">
          <table:table-cell office:value-type="float" office:value="174.000000441447" calcext:value-type="float">
            <text:p>17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77" calcext:value-type="float">
            <text:p>20,977</text:p>
          </table:table-cell>
        </table:table-row>
        <table:table-row table:style-name="ro1">
          <table:table-cell office:value-type="float" office:value="176.999999885447" calcext:value-type="float">
            <text:p>17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42" calcext:value-type="float">
            <text:p>20,942</text:p>
          </table:table-cell>
        </table:table-row>
        <table:table-row table:style-name="ro1">
          <table:table-cell office:value-type="float" office:value="179.99999995809" calcext:value-type="float">
            <text:p>18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908" calcext:value-type="float">
            <text:p>20,908</text:p>
          </table:table-cell>
        </table:table-row>
        <table:table-row table:style-name="ro1">
          <table:table-cell office:value-type="float" office:value="183.000000030734" calcext:value-type="float">
            <text:p>18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75" calcext:value-type="float">
            <text:p>20,875</text:p>
          </table:table-cell>
        </table:table-row>
        <table:table-row table:style-name="ro1">
          <table:table-cell office:value-type="float" office:value="186.000000103377" calcext:value-type="float">
            <text:p>18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42" calcext:value-type="float">
            <text:p>20,842</text:p>
          </table:table-cell>
        </table:table-row>
        <table:table-row table:style-name="ro1">
          <table:table-cell office:value-type="float" office:value="189.00000017602" calcext:value-type="float">
            <text:p>18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81" calcext:value-type="float">
            <text:p>20,81</text:p>
          </table:table-cell>
        </table:table-row>
        <table:table-row table:style-name="ro1">
          <table:table-cell office:value-type="float" office:value="192.000000248663" calcext:value-type="float">
            <text:p>19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78" calcext:value-type="float">
            <text:p>20,778</text:p>
          </table:table-cell>
        </table:table-row>
        <table:table-row table:style-name="ro1">
          <table:table-cell office:value-type="float" office:value="195.000000321306" calcext:value-type="float">
            <text:p>19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46" calcext:value-type="float">
            <text:p>20,746</text:p>
          </table:table-cell>
        </table:table-row>
        <table:table-row table:style-name="ro1">
          <table:table-cell office:value-type="float" office:value="198.000000393949" calcext:value-type="float">
            <text:p>19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715" calcext:value-type="float">
            <text:p>20,715</text:p>
          </table:table-cell>
        </table:table-row>
        <table:table-row table:style-name="ro1">
          <table:table-cell office:value-type="float" office:value="200.99999983795" calcext:value-type="float">
            <text:p>20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84" calcext:value-type="float">
            <text:p>20,684</text:p>
          </table:table-cell>
        </table:table-row>
        <table:table-row table:style-name="ro1">
          <table:table-cell office:value-type="float" office:value="203.999999910593" calcext:value-type="float">
            <text:p>20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54" calcext:value-type="float">
            <text:p>20,654</text:p>
          </table:table-cell>
        </table:table-row>
        <table:table-row table:style-name="ro1">
          <table:table-cell office:value-type="float" office:value="206.999999983236" calcext:value-type="float">
            <text:p>20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624" calcext:value-type="float">
            <text:p>20,624</text:p>
          </table:table-cell>
        </table:table-row>
        <table:table-row table:style-name="ro1">
          <table:table-cell office:value-type="float" office:value="210.000000055879" calcext:value-type="float">
            <text:p>21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95" calcext:value-type="float">
            <text:p>20,595</text:p>
          </table:table-cell>
        </table:table-row>
        <table:table-row table:style-name="ro1">
          <table:table-cell office:value-type="float" office:value="213.000000128523" calcext:value-type="float">
            <text:p>21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66" calcext:value-type="float">
            <text:p>20,566</text:p>
          </table:table-cell>
        </table:table-row>
        <table:table-row table:style-name="ro1">
          <table:table-cell office:value-type="float" office:value="216.000000201166" calcext:value-type="float">
            <text:p>21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38" calcext:value-type="float">
            <text:p>20,538</text:p>
          </table:table-cell>
        </table:table-row>
        <table:table-row table:style-name="ro1">
          <table:table-cell office:value-type="float" office:value="219.000000273809" calcext:value-type="float">
            <text:p>21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51" calcext:value-type="float">
            <text:p>20,51</text:p>
          </table:table-cell>
        </table:table-row>
        <table:table-row table:style-name="ro1">
          <table:table-cell office:value-type="float" office:value="222.000000346452" calcext:value-type="float">
            <text:p>22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82" calcext:value-type="float">
            <text:p>20,482</text:p>
          </table:table-cell>
        </table:table-row>
        <table:table-row table:style-name="ro1">
          <table:table-cell office:value-type="float" office:value="225.000000419095" calcext:value-type="float">
            <text:p>22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55" calcext:value-type="float">
            <text:p>20,455</text:p>
          </table:table-cell>
        </table:table-row>
        <table:table-row table:style-name="ro1">
          <table:table-cell office:value-type="float" office:value="227.999999863096" calcext:value-type="float">
            <text:p>22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28" calcext:value-type="float">
            <text:p>20,428</text:p>
          </table:table-cell>
        </table:table-row>
        <table:table-row table:style-name="ro1">
          <table:table-cell office:value-type="float" office:value="230.999999935739" calcext:value-type="float">
            <text:p>23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401" calcext:value-type="float">
            <text:p>20,401</text:p>
          </table:table-cell>
        </table:table-row>
        <table:table-row table:style-name="ro1">
          <table:table-cell office:value-type="float" office:value="234.000000008382" calcext:value-type="float">
            <text:p>23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75" calcext:value-type="float">
            <text:p>20,375</text:p>
          </table:table-cell>
        </table:table-row>
        <table:table-row table:style-name="ro1">
          <table:table-cell office:value-type="float" office:value="237.000000081025" calcext:value-type="float">
            <text:p>237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5" calcext:value-type="float">
            <text:p>20,35</text:p>
          </table:table-cell>
        </table:table-row>
        <table:table-row table:style-name="ro1">
          <table:table-cell office:value-type="float" office:value="240.000000153668" calcext:value-type="float">
            <text:p>240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324" calcext:value-type="float">
            <text:p>20,324</text:p>
          </table:table-cell>
        </table:table-row>
        <table:table-row table:style-name="ro1">
          <table:table-cell office:value-type="float" office:value="243.000000226311" calcext:value-type="float">
            <text:p>243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99" calcext:value-type="float">
            <text:p>20,299</text:p>
          </table:table-cell>
        </table:table-row>
        <table:table-row table:style-name="ro1">
          <table:table-cell office:value-type="float" office:value="246.000000298955" calcext:value-type="float">
            <text:p>246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75" calcext:value-type="float">
            <text:p>20,275</text:p>
          </table:table-cell>
        </table:table-row>
        <table:table-row table:style-name="ro1">
          <table:table-cell office:value-type="float" office:value="249.000000371598" calcext:value-type="float">
            <text:p>249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5" calcext:value-type="float">
            <text:p>20,25</text:p>
          </table:table-cell>
        </table:table-row>
        <table:table-row table:style-name="ro1">
          <table:table-cell office:value-type="float" office:value="252.000000444241" calcext:value-type="float">
            <text:p>252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27" calcext:value-type="float">
            <text:p>20,227</text:p>
          </table:table-cell>
        </table:table-row>
        <table:table-row table:style-name="ro1">
          <table:table-cell office:value-type="float" office:value="254.999999888241" calcext:value-type="float">
            <text:p>255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203" calcext:value-type="float">
            <text:p>20,203</text:p>
          </table:table-cell>
        </table:table-row>
        <table:table-row table:style-name="ro1">
          <table:table-cell office:value-type="float" office:value="257.999999960884" calcext:value-type="float">
            <text:p>258</text:p>
          </table:table-cell>
          <table:table-cell office:value-type="float" office:value="33.158" calcext:value-type="float">
            <text:p>33,158</text:p>
          </table:table-cell>
          <table:table-cell office:value-type="float" office:value="20.18" calcext:value-type="float">
            <text:p>20,18</text:p>
          </table:table-cell>
        </table:table-row>
        <table:table-row table:style-name="ro1">
          <table:table-cell office:value-type="float" office:value="261.000000033528" calcext:value-type="float">
            <text:p>261</text:p>
          </table:table-cell>
          <table:table-cell office:value-type="float" office:value="33.247" calcext:value-type="float">
            <text:p>33,247</text:p>
          </table:table-cell>
          <table:table-cell office:value-type="float" office:value="20.157" calcext:value-type="float">
            <text:p>20,157</text:p>
          </table:table-cell>
        </table:table-row>
        <table:table-row table:style-name="ro1">
          <table:table-cell office:value-type="float" office:value="264.000000106171" calcext:value-type="float">
            <text:p>264</text:p>
          </table:table-cell>
          <table:table-cell office:value-type="float" office:value="33.377" calcext:value-type="float">
            <text:p>33,377</text:p>
          </table:table-cell>
          <table:table-cell office:value-type="float" office:value="20.134" calcext:value-type="float">
            <text:p>20,134</text:p>
          </table:table-cell>
        </table:table-row>
        <table:table-row table:style-name="ro1">
          <table:table-cell office:value-type="float" office:value="267.000000178814" calcext:value-type="float">
            <text:p>267</text:p>
          </table:table-cell>
          <table:table-cell office:value-type="float" office:value="33.501" calcext:value-type="float">
            <text:p>33,501</text:p>
          </table:table-cell>
          <table:table-cell office:value-type="float" office:value="20.112" calcext:value-type="float">
            <text:p>20,112</text:p>
          </table:table-cell>
        </table:table-row>
        <table:table-row table:style-name="ro1">
          <table:table-cell office:value-type="float" office:value="270.000000251457" calcext:value-type="float">
            <text:p>270</text:p>
          </table:table-cell>
          <table:table-cell office:value-type="float" office:value="33.622" calcext:value-type="float">
            <text:p>33,622</text:p>
          </table:table-cell>
          <table:table-cell office:value-type="float" office:value="20.09" calcext:value-type="float">
            <text:p>20,09</text:p>
          </table:table-cell>
        </table:table-row>
        <table:table-row table:style-name="ro1">
          <table:table-cell office:value-type="float" office:value="273.0000003241" calcext:value-type="float">
            <text:p>273</text:p>
          </table:table-cell>
          <table:table-cell office:value-type="float" office:value="33.738" calcext:value-type="float">
            <text:p>33,738</text:p>
          </table:table-cell>
          <table:table-cell office:value-type="float" office:value="20.069" calcext:value-type="float">
            <text:p>20,069</text:p>
          </table:table-cell>
        </table:table-row>
        <table:table-row table:style-name="ro1">
          <table:table-cell office:value-type="float" office:value="276.000000396743" calcext:value-type="float">
            <text:p>276</text:p>
          </table:table-cell>
          <table:table-cell office:value-type="float" office:value="33.85" calcext:value-type="float">
            <text:p>33,85</text:p>
          </table:table-cell>
          <table:table-cell office:value-type="float" office:value="20.048" calcext:value-type="float">
            <text:p>20,048</text:p>
          </table:table-cell>
        </table:table-row>
        <table:table-row table:style-name="ro1">
          <table:table-cell office:value-type="float" office:value="278.999999840744" calcext:value-type="float">
            <text:p>279</text:p>
          </table:table-cell>
          <table:table-cell office:value-type="float" office:value="33.957" calcext:value-type="float">
            <text:p>33,957</text:p>
          </table:table-cell>
          <table:table-cell office:value-type="float" office:value="20.027" calcext:value-type="float">
            <text:p>20,027</text:p>
          </table:table-cell>
        </table:table-row>
        <table:table-row table:style-name="ro1">
          <table:table-cell office:value-type="float" office:value="281.999999913387" calcext:value-type="float">
            <text:p>282</text:p>
          </table:table-cell>
          <table:table-cell office:value-type="float" office:value="34.061" calcext:value-type="float">
            <text:p>34,061</text:p>
          </table:table-cell>
          <table:table-cell office:value-type="float" office:value="20.006" calcext:value-type="float">
            <text:p>20,006</text:p>
          </table:table-cell>
        </table:table-row>
        <table:table-row table:style-name="ro1">
          <table:table-cell office:value-type="float" office:value="284.99999998603" calcext:value-type="float">
            <text:p>285</text:p>
          </table:table-cell>
          <table:table-cell office:value-type="float" office:value="34.162" calcext:value-type="float">
            <text:p>34,162</text:p>
          </table:table-cell>
          <table:table-cell office:value-type="float" office:value="19.986" calcext:value-type="float">
            <text:p>19,986</text:p>
          </table:table-cell>
        </table:table-row>
        <table:table-row table:style-name="ro1">
          <table:table-cell office:value-type="float" office:value="288.000000058673" calcext:value-type="float">
            <text:p>288</text:p>
          </table:table-cell>
          <table:table-cell office:value-type="float" office:value="34.259" calcext:value-type="float">
            <text:p>34,259</text:p>
          </table:table-cell>
          <table:table-cell office:value-type="float" office:value="19.966" calcext:value-type="float">
            <text:p>19,966</text:p>
          </table:table-cell>
        </table:table-row>
        <table:table-row table:style-name="ro1">
          <table:table-cell office:value-type="float" office:value="291.000000131316" calcext:value-type="float">
            <text:p>291</text:p>
          </table:table-cell>
          <table:table-cell office:value-type="float" office:value="34.352" calcext:value-type="float">
            <text:p>34,352</text:p>
          </table:table-cell>
          <table:table-cell office:value-type="float" office:value="19.946" calcext:value-type="float">
            <text:p>19,946</text:p>
          </table:table-cell>
        </table:table-row>
        <table:table-row table:style-name="ro1">
          <table:table-cell office:value-type="float" office:value="294.00000020396" calcext:value-type="float">
            <text:p>294</text:p>
          </table:table-cell>
          <table:table-cell office:value-type="float" office:value="34.442" calcext:value-type="float">
            <text:p>34,442</text:p>
          </table:table-cell>
          <table:table-cell office:value-type="float" office:value="19.927" calcext:value-type="float">
            <text:p>19,927</text:p>
          </table:table-cell>
        </table:table-row>
        <table:table-row table:style-name="ro1">
          <table:table-cell office:value-type="float" office:value="297.000000276603" calcext:value-type="float">
            <text:p>297</text:p>
          </table:table-cell>
          <table:table-cell office:value-type="float" office:value="34.529" calcext:value-type="float">
            <text:p>34,529</text:p>
          </table:table-cell>
          <table:table-cell office:value-type="float" office:value="19.907" calcext:value-type="float">
            <text:p>19,907</text:p>
          </table:table-cell>
        </table:table-row>
        <table:table-row table:style-name="ro1">
          <table:table-cell office:value-type="float" office:value="300.000000349246" calcext:value-type="float">
            <text:p>300</text:p>
          </table:table-cell>
          <table:table-cell office:value-type="float" office:value="34.613" calcext:value-type="float">
            <text:p>34,613</text:p>
          </table:table-cell>
          <table:table-cell office:value-type="float" office:value="19.889" calcext:value-type="float">
            <text:p>19,889</text:p>
          </table:table-cell>
        </table:table-row>
        <table:table-row table:style-name="ro1">
          <table:table-cell office:value-type="float" office:value="303.000000421889" calcext:value-type="float">
            <text:p>303</text:p>
          </table:table-cell>
          <table:table-cell office:value-type="float" office:value="34.694" calcext:value-type="float">
            <text:p>34,694</text:p>
          </table:table-cell>
          <table:table-cell office:value-type="float" office:value="19.87" calcext:value-type="float">
            <text:p>19,87</text:p>
          </table:table-cell>
        </table:table-row>
        <table:table-row table:style-name="ro1">
          <table:table-cell office:value-type="float" office:value="305.99999986589" calcext:value-type="float">
            <text:p>306</text:p>
          </table:table-cell>
          <table:table-cell office:value-type="float" office:value="34.773" calcext:value-type="float">
            <text:p>34,773</text:p>
          </table:table-cell>
          <table:table-cell office:value-type="float" office:value="19.852" calcext:value-type="float">
            <text:p>19,852</text:p>
          </table:table-cell>
        </table:table-row>
        <table:table-row table:style-name="ro1">
          <table:table-cell office:value-type="float" office:value="308.999999938533" calcext:value-type="float">
            <text:p>309</text:p>
          </table:table-cell>
          <table:table-cell office:value-type="float" office:value="34.848" calcext:value-type="float">
            <text:p>34,848</text:p>
          </table:table-cell>
          <table:table-cell office:value-type="float" office:value="19.834" calcext:value-type="float">
            <text:p>19,834</text:p>
          </table:table-cell>
        </table:table-row>
        <table:table-row table:style-name="ro1">
          <table:table-cell office:value-type="float" office:value="312.000000011176" calcext:value-type="float">
            <text:p>312</text:p>
          </table:table-cell>
          <table:table-cell office:value-type="float" office:value="34.921" calcext:value-type="float">
            <text:p>34,921</text:p>
          </table:table-cell>
          <table:table-cell office:value-type="float" office:value="19.816" calcext:value-type="float">
            <text:p>19,816</text:p>
          </table:table-cell>
        </table:table-row>
        <table:table-row table:style-name="ro1">
          <table:table-cell office:value-type="float" office:value="315.000000083819" calcext:value-type="float">
            <text:p>315</text:p>
          </table:table-cell>
          <table:table-cell office:value-type="float" office:value="34.992" calcext:value-type="float">
            <text:p>34,992</text:p>
          </table:table-cell>
          <table:table-cell office:value-type="float" office:value="19.798" calcext:value-type="float">
            <text:p>19,798</text:p>
          </table:table-cell>
        </table:table-row>
        <table:table-row table:style-name="ro1">
          <table:table-cell office:value-type="float" office:value="318.000000156462" calcext:value-type="float">
            <text:p>318</text:p>
          </table:table-cell>
          <table:table-cell office:value-type="float" office:value="35.06" calcext:value-type="float">
            <text:p>35,06</text:p>
          </table:table-cell>
          <table:table-cell office:value-type="float" office:value="19.781" calcext:value-type="float">
            <text:p>19,781</text:p>
          </table:table-cell>
        </table:table-row>
        <table:table-row table:style-name="ro1">
          <table:table-cell office:value-type="float" office:value="321.000000229105" calcext:value-type="float">
            <text:p>321</text:p>
          </table:table-cell>
          <table:table-cell office:value-type="float" office:value="35.126" calcext:value-type="float">
            <text:p>35,126</text:p>
          </table:table-cell>
          <table:table-cell office:value-type="float" office:value="19.764" calcext:value-type="float">
            <text:p>19,764</text:p>
          </table:table-cell>
        </table:table-row>
        <table:table-row table:style-name="ro1">
          <table:table-cell office:value-type="float" office:value="324.000000301749" calcext:value-type="float">
            <text:p>324</text:p>
          </table:table-cell>
          <table:table-cell office:value-type="float" office:value="35.19" calcext:value-type="float">
            <text:p>35,19</text:p>
          </table:table-cell>
          <table:table-cell office:value-type="float" office:value="19.747" calcext:value-type="float">
            <text:p>19,747</text:p>
          </table:table-cell>
        </table:table-row>
        <table:table-row table:style-name="ro1">
          <table:table-cell office:value-type="float" office:value="327.000000374392" calcext:value-type="float">
            <text:p>327</text:p>
          </table:table-cell>
          <table:table-cell office:value-type="float" office:value="35.251" calcext:value-type="float">
            <text:p>35,251</text:p>
          </table:table-cell>
          <table:table-cell office:value-type="float" office:value="19.731" calcext:value-type="float">
            <text:p>19,731</text:p>
          </table:table-cell>
        </table:table-row>
        <table:table-row table:style-name="ro1">
          <table:table-cell office:value-type="float" office:value="330.000000447035" calcext:value-type="float">
            <text:p>330</text:p>
          </table:table-cell>
          <table:table-cell office:value-type="float" office:value="35.311" calcext:value-type="float">
            <text:p>35,311</text:p>
          </table:table-cell>
          <table:table-cell office:value-type="float" office:value="19.715" calcext:value-type="float">
            <text:p>19,715</text:p>
          </table:table-cell>
        </table:table-row>
        <table:table-row table:style-name="ro1">
          <table:table-cell office:value-type="float" office:value="332.999999891035" calcext:value-type="float">
            <text:p>333</text:p>
          </table:table-cell>
          <table:table-cell office:value-type="float" office:value="35.368" calcext:value-type="float">
            <text:p>35,368</text:p>
          </table:table-cell>
          <table:table-cell office:value-type="float" office:value="19.699" calcext:value-type="float">
            <text:p>19,699</text:p>
          </table:table-cell>
        </table:table-row>
        <table:table-row table:style-name="ro1">
          <table:table-cell office:value-type="float" office:value="335.999999963678" calcext:value-type="float">
            <text:p>336</text:p>
          </table:table-cell>
          <table:table-cell office:value-type="float" office:value="35.424" calcext:value-type="float">
            <text:p>35,424</text:p>
          </table:table-cell>
          <table:table-cell office:value-type="float" office:value="19.683" calcext:value-type="float">
            <text:p>19,683</text:p>
          </table:table-cell>
        </table:table-row>
        <table:table-row table:style-name="ro1">
          <table:table-cell office:value-type="float" office:value="339.000000036322" calcext:value-type="float">
            <text:p>339</text:p>
          </table:table-cell>
          <table:table-cell office:value-type="float" office:value="35.477" calcext:value-type="float">
            <text:p>35,477</text:p>
          </table:table-cell>
          <table:table-cell office:value-type="float" office:value="19.667" calcext:value-type="float">
            <text:p>19,667</text:p>
          </table:table-cell>
        </table:table-row>
        <table:table-row table:style-name="ro1">
          <table:table-cell office:value-type="float" office:value="342.000000108965" calcext:value-type="float">
            <text:p>342</text:p>
          </table:table-cell>
          <table:table-cell office:value-type="float" office:value="35.529" calcext:value-type="float">
            <text:p>35,529</text:p>
          </table:table-cell>
          <table:table-cell office:value-type="float" office:value="19.652" calcext:value-type="float">
            <text:p>19,652</text:p>
          </table:table-cell>
        </table:table-row>
        <table:table-row table:style-name="ro1">
          <table:table-cell office:value-type="float" office:value="345.000000181608" calcext:value-type="float">
            <text:p>345</text:p>
          </table:table-cell>
          <table:table-cell office:value-type="float" office:value="35.579" calcext:value-type="float">
            <text:p>35,579</text:p>
          </table:table-cell>
          <table:table-cell office:value-type="float" office:value="19.637" calcext:value-type="float">
            <text:p>19,637</text:p>
          </table:table-cell>
        </table:table-row>
        <table:table-row table:style-name="ro1">
          <table:table-cell office:value-type="float" office:value="348.000000254251" calcext:value-type="float">
            <text:p>348</text:p>
          </table:table-cell>
          <table:table-cell office:value-type="float" office:value="35.628" calcext:value-type="float">
            <text:p>35,628</text:p>
          </table:table-cell>
          <table:table-cell office:value-type="float" office:value="19.622" calcext:value-type="float">
            <text:p>19,622</text:p>
          </table:table-cell>
        </table:table-row>
        <table:table-row table:style-name="ro1">
          <table:table-cell office:value-type="float" office:value="351.000000326894" calcext:value-type="float">
            <text:p>351</text:p>
          </table:table-cell>
          <table:table-cell office:value-type="float" office:value="35.675" calcext:value-type="float">
            <text:p>35,675</text:p>
          </table:table-cell>
          <table:table-cell office:value-type="float" office:value="19.607" calcext:value-type="float">
            <text:p>19,607</text:p>
          </table:table-cell>
        </table:table-row>
        <table:table-row table:style-name="ro1">
          <table:table-cell office:value-type="float" office:value="354.000000399537" calcext:value-type="float">
            <text:p>354</text:p>
          </table:table-cell>
          <table:table-cell office:value-type="float" office:value="35.72" calcext:value-type="float">
            <text:p>35,72</text:p>
          </table:table-cell>
          <table:table-cell office:value-type="float" office:value="19.593" calcext:value-type="float">
            <text:p>19,593</text:p>
          </table:table-cell>
        </table:table-row>
        <table:table-row table:style-name="ro1">
          <table:table-cell office:value-type="float" office:value="356.999999843538" calcext:value-type="float">
            <text:p>357</text:p>
          </table:table-cell>
          <table:table-cell office:value-type="float" office:value="35.764" calcext:value-type="float">
            <text:p>35,764</text:p>
          </table:table-cell>
          <table:table-cell office:value-type="float" office:value="19.579" calcext:value-type="float">
            <text:p>19,579</text:p>
          </table:table-cell>
        </table:table-row>
        <table:table-row table:style-name="ro1">
          <table:table-cell office:value-type="float" office:value="359.999999916181" calcext:value-type="float">
            <text:p>360</text:p>
          </table:table-cell>
          <table:table-cell office:value-type="float" office:value="35.807" calcext:value-type="float">
            <text:p>35,807</text:p>
          </table:table-cell>
          <table:table-cell office:value-type="float" office:value="19.565" calcext:value-type="float">
            <text:p>19,565</text:p>
          </table:table-cell>
        </table:table-row>
        <table:table-row table:style-name="ro1">
          <table:table-cell office:value-type="float" office:value="362.999999988824" calcext:value-type="float">
            <text:p>363</text:p>
          </table:table-cell>
          <table:table-cell office:value-type="float" office:value="35.848" calcext:value-type="float">
            <text:p>35,848</text:p>
          </table:table-cell>
          <table:table-cell office:value-type="float" office:value="19.551" calcext:value-type="float">
            <text:p>19,551</text:p>
          </table:table-cell>
        </table:table-row>
        <table:table-row table:style-name="ro1">
          <table:table-cell office:value-type="float" office:value="366.000000061467" calcext:value-type="float">
            <text:p>366</text:p>
          </table:table-cell>
          <table:table-cell office:value-type="float" office:value="35.887" calcext:value-type="float">
            <text:p>35,887</text:p>
          </table:table-cell>
          <table:table-cell office:value-type="float" office:value="19.537" calcext:value-type="float">
            <text:p>19,537</text:p>
          </table:table-cell>
        </table:table-row>
        <table:table-row table:style-name="ro1">
          <table:table-cell office:value-type="float" office:value="369.00000013411" calcext:value-type="float">
            <text:p>369</text:p>
          </table:table-cell>
          <table:table-cell office:value-type="float" office:value="35.926" calcext:value-type="float">
            <text:p>35,926</text:p>
          </table:table-cell>
          <table:table-cell office:value-type="float" office:value="19.524" calcext:value-type="float">
            <text:p>19,524</text:p>
          </table:table-cell>
        </table:table-row>
        <table:table-row table:style-name="ro1">
          <table:table-cell office:value-type="float" office:value="372.000000206754" calcext:value-type="float">
            <text:p>372</text:p>
          </table:table-cell>
          <table:table-cell office:value-type="float" office:value="35.963" calcext:value-type="float">
            <text:p>35,963</text:p>
          </table:table-cell>
          <table:table-cell office:value-type="float" office:value="19.511" calcext:value-type="float">
            <text:p>19,511</text:p>
          </table:table-cell>
        </table:table-row>
        <table:table-row table:style-name="ro1">
          <table:table-cell office:value-type="float" office:value="375.000000279397" calcext:value-type="float">
            <text:p>375</text:p>
          </table:table-cell>
          <table:table-cell office:value-type="float" office:value="35.999" calcext:value-type="float">
            <text:p>35,999</text:p>
          </table:table-cell>
          <table:table-cell office:value-type="float" office:value="19.498" calcext:value-type="float">
            <text:p>19,498</text:p>
          </table:table-cell>
        </table:table-row>
        <table:table-row table:style-name="ro1">
          <table:table-cell office:value-type="float" office:value="378.00000035204" calcext:value-type="float">
            <text:p>378</text:p>
          </table:table-cell>
          <table:table-cell office:value-type="float" office:value="36.034" calcext:value-type="float">
            <text:p>36,034</text:p>
          </table:table-cell>
          <table:table-cell office:value-type="float" office:value="19.485" calcext:value-type="float">
            <text:p>19,485</text:p>
          </table:table-cell>
        </table:table-row>
        <table:table-row table:style-name="ro1">
          <table:table-cell office:value-type="float" office:value="381.000000424683" calcext:value-type="float">
            <text:p>381</text:p>
          </table:table-cell>
          <table:table-cell office:value-type="float" office:value="36.068" calcext:value-type="float">
            <text:p>36,068</text:p>
          </table:table-cell>
          <table:table-cell office:value-type="float" office:value="19.472" calcext:value-type="float">
            <text:p>19,472</text:p>
          </table:table-cell>
        </table:table-row>
        <table:table-row table:style-name="ro1">
          <table:table-cell office:value-type="float" office:value="383.999999868684" calcext:value-type="float">
            <text:p>384</text:p>
          </table:table-cell>
          <table:table-cell office:value-type="float" office:value="36.101" calcext:value-type="float">
            <text:p>36,101</text:p>
          </table:table-cell>
          <table:table-cell office:value-type="float" office:value="19.46" calcext:value-type="float">
            <text:p>19,46</text:p>
          </table:table-cell>
        </table:table-row>
        <table:table-row table:style-name="ro1">
          <table:table-cell office:value-type="float" office:value="386.999999941327" calcext:value-type="float">
            <text:p>387</text:p>
          </table:table-cell>
          <table:table-cell office:value-type="float" office:value="36.132" calcext:value-type="float">
            <text:p>36,132</text:p>
          </table:table-cell>
          <table:table-cell office:value-type="float" office:value="19.448" calcext:value-type="float">
            <text:p>19,448</text:p>
          </table:table-cell>
        </table:table-row>
        <table:table-row table:style-name="ro1">
          <table:table-cell office:value-type="float" office:value="390.00000001397" calcext:value-type="float">
            <text:p>390</text:p>
          </table:table-cell>
          <table:table-cell office:value-type="float" office:value="36.163" calcext:value-type="float">
            <text:p>36,163</text:p>
          </table:table-cell>
          <table:table-cell office:value-type="float" office:value="19.436" calcext:value-type="float">
            <text:p>19,436</text:p>
          </table:table-cell>
        </table:table-row>
        <table:table-row table:style-name="ro1">
          <table:table-cell office:value-type="float" office:value="393.000000086613" calcext:value-type="float">
            <text:p>393</text:p>
          </table:table-cell>
          <table:table-cell office:value-type="float" office:value="36.193" calcext:value-type="float">
            <text:p>36,193</text:p>
          </table:table-cell>
          <table:table-cell office:value-type="float" office:value="19.424" calcext:value-type="float">
            <text:p>19,424</text:p>
          </table:table-cell>
        </table:table-row>
        <table:table-row table:style-name="ro1">
          <table:table-cell office:value-type="float" office:value="396.000000159256" calcext:value-type="float">
            <text:p>396</text:p>
          </table:table-cell>
          <table:table-cell office:value-type="float" office:value="36.221" calcext:value-type="float">
            <text:p>36,221</text:p>
          </table:table-cell>
          <table:table-cell office:value-type="float" office:value="19.412" calcext:value-type="float">
            <text:p>19,412</text:p>
          </table:table-cell>
        </table:table-row>
        <table:table-row table:style-name="ro1">
          <table:table-cell office:value-type="float" office:value="399.000000231899" calcext:value-type="float">
            <text:p>399</text:p>
          </table:table-cell>
          <table:table-cell office:value-type="float" office:value="36.249" calcext:value-type="float">
            <text:p>36,249</text:p>
          </table:table-cell>
          <table:table-cell office:value-type="float" office:value="19.401" calcext:value-type="float">
            <text:p>19,401</text:p>
          </table:table-cell>
        </table:table-row>
        <table:table-row table:style-name="ro1">
          <table:table-cell office:value-type="float" office:value="402.000000304543" calcext:value-type="float">
            <text:p>402</text:p>
          </table:table-cell>
          <table:table-cell office:value-type="float" office:value="36.276" calcext:value-type="float">
            <text:p>36,276</text:p>
          </table:table-cell>
          <table:table-cell office:value-type="float" office:value="19.389" calcext:value-type="float">
            <text:p>19,389</text:p>
          </table:table-cell>
        </table:table-row>
        <table:table-row table:style-name="ro1">
          <table:table-cell office:value-type="float" office:value="405.000000377186" calcext:value-type="float">
            <text:p>405</text:p>
          </table:table-cell>
          <table:table-cell office:value-type="float" office:value="36.302" calcext:value-type="float">
            <text:p>36,302</text:p>
          </table:table-cell>
          <table:table-cell office:value-type="float" office:value="19.378" calcext:value-type="float">
            <text:p>19,378</text:p>
          </table:table-cell>
        </table:table-row>
        <table:table-row table:style-name="ro1">
          <table:table-cell office:value-type="float" office:value="408.000000449829" calcext:value-type="float">
            <text:p>408</text:p>
          </table:table-cell>
          <table:table-cell office:value-type="float" office:value="36.327" calcext:value-type="float">
            <text:p>36,327</text:p>
          </table:table-cell>
          <table:table-cell office:value-type="float" office:value="19.367" calcext:value-type="float">
            <text:p>19,367</text:p>
          </table:table-cell>
        </table:table-row>
        <table:table-row table:style-name="ro1">
          <table:table-cell office:value-type="float" office:value="410.999999893829" calcext:value-type="float">
            <text:p>411</text:p>
          </table:table-cell>
          <table:table-cell office:value-type="float" office:value="36.352" calcext:value-type="float">
            <text:p>36,352</text:p>
          </table:table-cell>
          <table:table-cell office:value-type="float" office:value="19.356" calcext:value-type="float">
            <text:p>19,356</text:p>
          </table:table-cell>
        </table:table-row>
        <table:table-row table:style-name="ro1">
          <table:table-cell office:value-type="float" office:value="413.999999966472" calcext:value-type="float">
            <text:p>414</text:p>
          </table:table-cell>
          <table:table-cell office:value-type="float" office:value="36.376" calcext:value-type="float">
            <text:p>36,376</text:p>
          </table:table-cell>
          <table:table-cell office:value-type="float" office:value="19.345" calcext:value-type="float">
            <text:p>19,345</text:p>
          </table:table-cell>
        </table:table-row>
        <table:table-row table:style-name="ro1">
          <table:table-cell office:value-type="float" office:value="417.000000039116" calcext:value-type="float">
            <text:p>417</text:p>
          </table:table-cell>
          <table:table-cell office:value-type="float" office:value="36.399" calcext:value-type="float">
            <text:p>36,399</text:p>
          </table:table-cell>
          <table:table-cell office:value-type="float" office:value="19.335" calcext:value-type="float">
            <text:p>19,335</text:p>
          </table:table-cell>
        </table:table-row>
        <table:table-row table:style-name="ro1">
          <table:table-cell office:value-type="float" office:value="420.000000111759" calcext:value-type="float">
            <text:p>420</text:p>
          </table:table-cell>
          <table:table-cell office:value-type="float" office:value="36.421" calcext:value-type="float">
            <text:p>36,421</text:p>
          </table:table-cell>
          <table:table-cell office:value-type="float" office:value="19.325" calcext:value-type="float">
            <text:p>19,325</text:p>
          </table:table-cell>
        </table:table-row>
        <table:table-row table:style-name="ro1">
          <table:table-cell office:value-type="float" office:value="423.000000184402" calcext:value-type="float">
            <text:p>423</text:p>
          </table:table-cell>
          <table:table-cell office:value-type="float" office:value="36.442" calcext:value-type="float">
            <text:p>36,442</text:p>
          </table:table-cell>
          <table:table-cell office:value-type="float" office:value="19.314" calcext:value-type="float">
            <text:p>19,314</text:p>
          </table:table-cell>
        </table:table-row>
        <table:table-row table:style-name="ro1">
          <table:table-cell office:value-type="float" office:value="426.000000257045" calcext:value-type="float">
            <text:p>426</text:p>
          </table:table-cell>
          <table:table-cell office:value-type="float" office:value="36.463" calcext:value-type="float">
            <text:p>36,463</text:p>
          </table:table-cell>
          <table:table-cell office:value-type="float" office:value="19.304" calcext:value-type="float">
            <text:p>19,304</text:p>
          </table:table-cell>
        </table:table-row>
        <table:table-row table:style-name="ro1">
          <table:table-cell office:value-type="float" office:value="429.000000329688" calcext:value-type="float">
            <text:p>429</text:p>
          </table:table-cell>
          <table:table-cell office:value-type="float" office:value="36.483" calcext:value-type="float">
            <text:p>36,483</text:p>
          </table:table-cell>
          <table:table-cell office:value-type="float" office:value="19.294" calcext:value-type="float">
            <text:p>19,294</text:p>
          </table:table-cell>
        </table:table-row>
        <table:table-row table:style-name="ro1">
          <table:table-cell office:value-type="float" office:value="432.000000402331" calcext:value-type="float">
            <text:p>432</text:p>
          </table:table-cell>
          <table:table-cell office:value-type="float" office:value="36.503" calcext:value-type="float">
            <text:p>36,503</text:p>
          </table:table-cell>
          <table:table-cell office:value-type="float" office:value="19.285" calcext:value-type="float">
            <text:p>19,285</text:p>
          </table:table-cell>
        </table:table-row>
        <table:table-row table:style-name="ro1">
          <table:table-cell office:value-type="float" office:value="434.999999846332" calcext:value-type="float">
            <text:p>435</text:p>
          </table:table-cell>
          <table:table-cell office:value-type="float" office:value="36.522" calcext:value-type="float">
            <text:p>36,522</text:p>
          </table:table-cell>
          <table:table-cell office:value-type="float" office:value="19.275" calcext:value-type="float">
            <text:p>19,275</text:p>
          </table:table-cell>
        </table:table-row>
        <table:table-row table:style-name="ro1">
          <table:table-cell office:value-type="float" office:value="437.999999918975" calcext:value-type="float">
            <text:p>438</text:p>
          </table:table-cell>
          <table:table-cell office:value-type="float" office:value="36.541" calcext:value-type="float">
            <text:p>36,541</text:p>
          </table:table-cell>
          <table:table-cell office:value-type="float" office:value="19.266" calcext:value-type="float">
            <text:p>19,266</text:p>
          </table:table-cell>
        </table:table-row>
        <table:table-row table:style-name="ro1">
          <table:table-cell office:value-type="float" office:value="440.999999991618" calcext:value-type="float">
            <text:p>441</text:p>
          </table:table-cell>
          <table:table-cell office:value-type="float" office:value="36.486" calcext:value-type="float">
            <text:p>36,486</text:p>
          </table:table-cell>
          <table:table-cell office:value-type="float" office:value="19.256" calcext:value-type="float">
            <text:p>19,256</text:p>
          </table:table-cell>
        </table:table-row>
        <table:table-row table:style-name="ro1">
          <table:table-cell office:value-type="float" office:value="444.000000064261" calcext:value-type="float">
            <text:p>444</text:p>
          </table:table-cell>
          <table:table-cell office:value-type="float" office:value="36.396" calcext:value-type="float">
            <text:p>36,396</text:p>
          </table:table-cell>
          <table:table-cell office:value-type="float" office:value="19.247" calcext:value-type="float">
            <text:p>19,247</text:p>
          </table:table-cell>
        </table:table-row>
        <table:table-row table:style-name="ro1">
          <table:table-cell office:value-type="float" office:value="447.000000136904" calcext:value-type="float">
            <text:p>447</text:p>
          </table:table-cell>
          <table:table-cell office:value-type="float" office:value="36.309" calcext:value-type="float">
            <text:p>36,309</text:p>
          </table:table-cell>
          <table:table-cell office:value-type="float" office:value="19.238" calcext:value-type="float">
            <text:p>19,238</text:p>
          </table:table-cell>
        </table:table-row>
        <table:table-row table:style-name="ro1">
          <table:table-cell office:value-type="float" office:value="450.000000209548" calcext:value-type="float">
            <text:p>450</text:p>
          </table:table-cell>
          <table:table-cell office:value-type="float" office:value="36.224" calcext:value-type="float">
            <text:p>36,224</text:p>
          </table:table-cell>
          <table:table-cell office:value-type="float" office:value="19.229" calcext:value-type="float">
            <text:p>19,229</text:p>
          </table:table-cell>
        </table:table-row>
        <table:table-row table:style-name="ro1">
          <table:table-cell office:value-type="float" office:value="453.000000282191" calcext:value-type="float">
            <text:p>453</text:p>
          </table:table-cell>
          <table:table-cell office:value-type="float" office:value="36.141" calcext:value-type="float">
            <text:p>36,141</text:p>
          </table:table-cell>
          <table:table-cell office:value-type="float" office:value="19.22" calcext:value-type="float">
            <text:p>19,22</text:p>
          </table:table-cell>
        </table:table-row>
        <table:table-row table:style-name="ro1">
          <table:table-cell office:value-type="float" office:value="456.000000354834" calcext:value-type="float">
            <text:p>456</text:p>
          </table:table-cell>
          <table:table-cell office:value-type="float" office:value="36.06" calcext:value-type="float">
            <text:p>36,06</text:p>
          </table:table-cell>
          <table:table-cell office:value-type="float" office:value="19.212" calcext:value-type="float">
            <text:p>19,212</text:p>
          </table:table-cell>
        </table:table-row>
        <table:table-row table:style-name="ro1">
          <table:table-cell office:value-type="float" office:value="459.000000427477" calcext:value-type="float">
            <text:p>459</text:p>
          </table:table-cell>
          <table:table-cell office:value-type="float" office:value="35.981" calcext:value-type="float">
            <text:p>35,981</text:p>
          </table:table-cell>
          <table:table-cell office:value-type="float" office:value="19.203" calcext:value-type="float">
            <text:p>19,203</text:p>
          </table:table-cell>
        </table:table-row>
        <table:table-row table:style-name="ro1">
          <table:table-cell office:value-type="float" office:value="461.999999871478" calcext:value-type="float">
            <text:p>462</text:p>
          </table:table-cell>
          <table:table-cell office:value-type="float" office:value="35.904" calcext:value-type="float">
            <text:p>35,904</text:p>
          </table:table-cell>
          <table:table-cell office:value-type="float" office:value="19.195" calcext:value-type="float">
            <text:p>19,195</text:p>
          </table:table-cell>
        </table:table-row>
        <table:table-row table:style-name="ro1">
          <table:table-cell office:value-type="float" office:value="464.999999944121" calcext:value-type="float">
            <text:p>465</text:p>
          </table:table-cell>
          <table:table-cell office:value-type="float" office:value="35.83" calcext:value-type="float">
            <text:p>35,83</text:p>
          </table:table-cell>
          <table:table-cell office:value-type="float" office:value="19.186" calcext:value-type="float">
            <text:p>19,186</text:p>
          </table:table-cell>
        </table:table-row>
        <table:table-row table:style-name="ro1">
          <table:table-cell office:value-type="float" office:value="468.000000016764" calcext:value-type="float">
            <text:p>468</text:p>
          </table:table-cell>
          <table:table-cell office:value-type="float" office:value="35.757" calcext:value-type="float">
            <text:p>35,757</text:p>
          </table:table-cell>
          <table:table-cell office:value-type="float" office:value="19.178" calcext:value-type="float">
            <text:p>19,178</text:p>
          </table:table-cell>
        </table:table-row>
        <table:table-row table:style-name="ro1">
          <table:table-cell office:value-type="float" office:value="471.000000089407" calcext:value-type="float">
            <text:p>471</text:p>
          </table:table-cell>
          <table:table-cell office:value-type="float" office:value="35.686" calcext:value-type="float">
            <text:p>35,686</text:p>
          </table:table-cell>
          <table:table-cell office:value-type="float" office:value="19.17" calcext:value-type="float">
            <text:p>19,17</text:p>
          </table:table-cell>
        </table:table-row>
        <table:table-row table:style-name="ro1">
          <table:table-cell office:value-type="float" office:value="474.00000016205" calcext:value-type="float">
            <text:p>474</text:p>
          </table:table-cell>
          <table:table-cell office:value-type="float" office:value="35.617" calcext:value-type="float">
            <text:p>35,617</text:p>
          </table:table-cell>
          <table:table-cell office:value-type="float" office:value="19.162" calcext:value-type="float">
            <text:p>19,162</text:p>
          </table:table-cell>
        </table:table-row>
        <table:table-row table:style-name="ro1">
          <table:table-cell office:value-type="float" office:value="477.000000234693" calcext:value-type="float">
            <text:p>477</text:p>
          </table:table-cell>
          <table:table-cell office:value-type="float" office:value="35.55" calcext:value-type="float">
            <text:p>35,55</text:p>
          </table:table-cell>
          <table:table-cell office:value-type="float" office:value="19.154" calcext:value-type="float">
            <text:p>19,154</text:p>
          </table:table-cell>
        </table:table-row>
        <table:table-row table:style-name="ro1">
          <table:table-cell office:value-type="float" office:value="480.000000307336" calcext:value-type="float">
            <text:p>480</text:p>
          </table:table-cell>
          <table:table-cell office:value-type="float" office:value="35.484" calcext:value-type="float">
            <text:p>35,484</text:p>
          </table:table-cell>
          <table:table-cell office:value-type="float" office:value="19.147" calcext:value-type="float">
            <text:p>19,147</text:p>
          </table:table-cell>
        </table:table-row>
        <table:table-row table:style-name="ro1">
          <table:table-cell office:value-type="float" office:value="483.00000037998" calcext:value-type="float">
            <text:p>483</text:p>
          </table:table-cell>
          <table:table-cell office:value-type="float" office:value="35.42" calcext:value-type="float">
            <text:p>35,42</text:p>
          </table:table-cell>
          <table:table-cell office:value-type="float" office:value="19.139" calcext:value-type="float">
            <text:p>19,139</text:p>
          </table:table-cell>
        </table:table-row>
        <table:table-row table:style-name="ro1">
          <table:table-cell office:value-type="float" office:value="486.000000452623" calcext:value-type="float">
            <text:p>486</text:p>
          </table:table-cell>
          <table:table-cell office:value-type="float" office:value="35.358" calcext:value-type="float">
            <text:p>35,358</text:p>
          </table:table-cell>
          <table:table-cell office:value-type="float" office:value="19.132" calcext:value-type="float">
            <text:p>19,132</text:p>
          </table:table-cell>
        </table:table-row>
        <table:table-row table:style-name="ro1">
          <table:table-cell office:value-type="float" office:value="488.999999896623" calcext:value-type="float">
            <text:p>489</text:p>
          </table:table-cell>
          <table:table-cell office:value-type="float" office:value="35.297" calcext:value-type="float">
            <text:p>35,297</text:p>
          </table:table-cell>
          <table:table-cell office:value-type="float" office:value="19.124" calcext:value-type="float">
            <text:p>19,124</text:p>
          </table:table-cell>
        </table:table-row>
        <table:table-row table:style-name="ro1">
          <table:table-cell office:value-type="float" office:value="491.999999969266" calcext:value-type="float">
            <text:p>492</text:p>
          </table:table-cell>
          <table:table-cell office:value-type="float" office:value="35.239" calcext:value-type="float">
            <text:p>35,239</text:p>
          </table:table-cell>
          <table:table-cell office:value-type="float" office:value="19.117" calcext:value-type="float">
            <text:p>19,117</text:p>
          </table:table-cell>
        </table:table-row>
        <table:table-row table:style-name="ro1">
          <table:table-cell office:value-type="float" office:value="495.00000004191" calcext:value-type="float">
            <text:p>495</text:p>
          </table:table-cell>
          <table:table-cell office:value-type="float" office:value="35.181" calcext:value-type="float">
            <text:p>35,181</text:p>
          </table:table-cell>
          <table:table-cell office:value-type="float" office:value="19.11" calcext:value-type="float">
            <text:p>19,11</text:p>
          </table:table-cell>
        </table:table-row>
        <table:table-row table:style-name="ro1">
          <table:table-cell office:value-type="float" office:value="498.000000114553" calcext:value-type="float">
            <text:p>498</text:p>
          </table:table-cell>
          <table:table-cell office:value-type="float" office:value="35.125" calcext:value-type="float">
            <text:p>35,125</text:p>
          </table:table-cell>
          <table:table-cell office:value-type="float" office:value="19.103" calcext:value-type="float">
            <text:p>19,103</text:p>
          </table:table-cell>
        </table:table-row>
        <table:table-row table:style-name="ro1">
          <table:table-cell office:value-type="float" office:value="501.000000187196" calcext:value-type="float">
            <text:p>501</text:p>
          </table:table-cell>
          <table:table-cell office:value-type="float" office:value="35.071" calcext:value-type="float">
            <text:p>35,071</text:p>
          </table:table-cell>
          <table:table-cell office:value-type="float" office:value="19.096" calcext:value-type="float">
            <text:p>19,096</text:p>
          </table:table-cell>
        </table:table-row>
        <table:table-row table:style-name="ro1">
          <table:table-cell office:value-type="float" office:value="504.000000259839" calcext:value-type="float">
            <text:p>504</text:p>
          </table:table-cell>
          <table:table-cell office:value-type="float" office:value="35.018" calcext:value-type="float">
            <text:p>35,018</text:p>
          </table:table-cell>
          <table:table-cell office:value-type="float" office:value="19.089" calcext:value-type="float">
            <text:p>19,089</text:p>
          </table:table-cell>
        </table:table-row>
        <table:table-row table:style-name="ro1">
          <table:table-cell office:value-type="float" office:value="507.000000332482" calcext:value-type="float">
            <text:p>507</text:p>
          </table:table-cell>
          <table:table-cell office:value-type="float" office:value="34.966" calcext:value-type="float">
            <text:p>34,966</text:p>
          </table:table-cell>
          <table:table-cell office:value-type="float" office:value="19.083" calcext:value-type="float">
            <text:p>19,083</text:p>
          </table:table-cell>
        </table:table-row>
        <table:table-row table:style-name="ro1">
          <table:table-cell office:value-type="float" office:value="510.000000405125" calcext:value-type="float">
            <text:p>510</text:p>
          </table:table-cell>
          <table:table-cell office:value-type="float" office:value="34.916" calcext:value-type="float">
            <text:p>34,916</text:p>
          </table:table-cell>
          <table:table-cell office:value-type="float" office:value="19.076" calcext:value-type="float">
            <text:p>19,076</text:p>
          </table:table-cell>
        </table:table-row>
        <table:table-row table:style-name="ro1">
          <table:table-cell office:value-type="float" office:value="512.999999849126" calcext:value-type="float">
            <text:p>513</text:p>
          </table:table-cell>
          <table:table-cell office:value-type="float" office:value="34.867" calcext:value-type="float">
            <text:p>34,867</text:p>
          </table:table-cell>
          <table:table-cell office:value-type="float" office:value="19.07" calcext:value-type="float">
            <text:p>19,07</text:p>
          </table:table-cell>
        </table:table-row>
        <table:table-row table:style-name="ro1">
          <table:table-cell office:value-type="float" office:value="515.999999921769" calcext:value-type="float">
            <text:p>516</text:p>
          </table:table-cell>
          <table:table-cell office:value-type="float" office:value="34.819" calcext:value-type="float">
            <text:p>34,819</text:p>
          </table:table-cell>
          <table:table-cell office:value-type="float" office:value="19.063" calcext:value-type="float">
            <text:p>19,063</text:p>
          </table:table-cell>
        </table:table-row>
        <table:table-row table:style-name="ro1">
          <table:table-cell office:value-type="float" office:value="518.999999994412" calcext:value-type="float">
            <text:p>519</text:p>
          </table:table-cell>
          <table:table-cell office:value-type="float" office:value="34.773" calcext:value-type="float">
            <text:p>34,773</text:p>
          </table:table-cell>
          <table:table-cell office:value-type="float" office:value="19.057" calcext:value-type="float">
            <text:p>19,057</text:p>
          </table:table-cell>
        </table:table-row>
        <table:table-row table:style-name="ro1">
          <table:table-cell office:value-type="float" office:value="522.000000067055" calcext:value-type="float">
            <text:p>522</text:p>
          </table:table-cell>
          <table:table-cell office:value-type="float" office:value="34.728" calcext:value-type="float">
            <text:p>34,728</text:p>
          </table:table-cell>
          <table:table-cell office:value-type="float" office:value="19.051" calcext:value-type="float">
            <text:p>19,051</text:p>
          </table:table-cell>
        </table:table-row>
        <table:table-row table:style-name="ro1">
          <table:table-cell office:value-type="float" office:value="525.000000139698" calcext:value-type="float">
            <text:p>525</text:p>
          </table:table-cell>
          <table:table-cell office:value-type="float" office:value="34.684" calcext:value-type="float">
            <text:p>34,684</text:p>
          </table:table-cell>
          <table:table-cell office:value-type="float" office:value="19.045" calcext:value-type="float">
            <text:p>19,045</text:p>
          </table:table-cell>
        </table:table-row>
        <table:table-row table:style-name="ro1">
          <table:table-cell office:value-type="float" office:value="528.000000212342" calcext:value-type="float">
            <text:p>528</text:p>
          </table:table-cell>
          <table:table-cell office:value-type="float" office:value="34.642" calcext:value-type="float">
            <text:p>34,642</text:p>
          </table:table-cell>
          <table:table-cell office:value-type="float" office:value="19.039" calcext:value-type="float">
            <text:p>19,039</text:p>
          </table:table-cell>
        </table:table-row>
        <table:table-row table:style-name="ro1">
          <table:table-cell office:value-type="float" office:value="531.000000284985" calcext:value-type="float">
            <text:p>531</text:p>
          </table:table-cell>
          <table:table-cell office:value-type="float" office:value="34.6" calcext:value-type="float">
            <text:p>34,6</text:p>
          </table:table-cell>
          <table:table-cell office:value-type="float" office:value="19.033" calcext:value-type="float">
            <text:p>19,033</text:p>
          </table:table-cell>
        </table:table-row>
        <table:table-row table:style-name="ro1">
          <table:table-cell office:value-type="float" office:value="534.000000357628" calcext:value-type="float">
            <text:p>534</text:p>
          </table:table-cell>
          <table:table-cell office:value-type="float" office:value="34.56" calcext:value-type="float">
            <text:p>34,56</text:p>
          </table:table-cell>
          <table:table-cell office:value-type="float" office:value="19.027" calcext:value-type="float">
            <text:p>19,027</text:p>
          </table:table-cell>
        </table:table-row>
        <table:table-row table:style-name="ro1">
          <table:table-cell office:value-type="float" office:value="537.000000430271" calcext:value-type="float">
            <text:p>537</text:p>
          </table:table-cell>
          <table:table-cell office:value-type="float" office:value="34.52" calcext:value-type="float">
            <text:p>34,52</text:p>
          </table:table-cell>
          <table:table-cell office:value-type="float" office:value="19.021" calcext:value-type="float">
            <text:p>19,021</text:p>
          </table:table-cell>
        </table:table-row>
        <table:table-row table:style-name="ro1">
          <table:table-cell office:value-type="float" office:value="539.999999874271" calcext:value-type="float">
            <text:p>540</text:p>
          </table:table-cell>
          <table:table-cell office:value-type="float" office:value="34.482" calcext:value-type="float">
            <text:p>34,482</text:p>
          </table:table-cell>
          <table:table-cell office:value-type="float" office:value="19.015" calcext:value-type="float">
            <text:p>19,015</text:p>
          </table:table-cell>
        </table:table-row>
        <table:table-row table:style-name="ro1">
          <table:table-cell office:value-type="float" office:value="542.999999946915" calcext:value-type="float">
            <text:p>543</text:p>
          </table:table-cell>
          <table:table-cell office:value-type="float" office:value="34.445" calcext:value-type="float">
            <text:p>34,445</text:p>
          </table:table-cell>
          <table:table-cell office:value-type="float" office:value="19.01" calcext:value-type="float">
            <text:p>19,01</text:p>
          </table:table-cell>
        </table:table-row>
        <table:table-row table:style-name="ro1">
          <table:table-cell office:value-type="float" office:value="546.000000019558" calcext:value-type="float">
            <text:p>546</text:p>
          </table:table-cell>
          <table:table-cell office:value-type="float" office:value="34.408" calcext:value-type="float">
            <text:p>34,408</text:p>
          </table:table-cell>
          <table:table-cell office:value-type="float" office:value="19.004" calcext:value-type="float">
            <text:p>19,004</text:p>
          </table:table-cell>
        </table:table-row>
        <table:table-row table:style-name="ro1">
          <table:table-cell office:value-type="float" office:value="549.000000092201" calcext:value-type="float">
            <text:p>549</text:p>
          </table:table-cell>
          <table:table-cell office:value-type="float" office:value="34.373" calcext:value-type="float">
            <text:p>34,373</text:p>
          </table:table-cell>
          <table:table-cell office:value-type="float" office:value="18.999" calcext:value-type="float">
            <text:p>18,999</text:p>
          </table:table-cell>
        </table:table-row>
        <table:table-row table:style-name="ro1">
          <table:table-cell office:value-type="float" office:value="552.000000164844" calcext:value-type="float">
            <text:p>552</text:p>
          </table:table-cell>
          <table:table-cell office:value-type="float" office:value="34.339" calcext:value-type="float">
            <text:p>34,339</text:p>
          </table:table-cell>
          <table:table-cell office:value-type="float" office:value="18.994" calcext:value-type="float">
            <text:p>18,994</text:p>
          </table:table-cell>
        </table:table-row>
        <table:table-row table:style-name="ro1">
          <table:table-cell office:value-type="float" office:value="555.000000237487" calcext:value-type="float">
            <text:p>555</text:p>
          </table:table-cell>
          <table:table-cell office:value-type="float" office:value="34.306" calcext:value-type="float">
            <text:p>34,306</text:p>
          </table:table-cell>
          <table:table-cell office:value-type="float" office:value="18.988" calcext:value-type="float">
            <text:p>18,988</text:p>
          </table:table-cell>
        </table:table-row>
        <table:table-row table:style-name="ro1">
          <table:table-cell office:value-type="float" office:value="558.00000031013" calcext:value-type="float">
            <text:p>558</text:p>
          </table:table-cell>
          <table:table-cell office:value-type="float" office:value="34.273" calcext:value-type="float">
            <text:p>34,273</text:p>
          </table:table-cell>
          <table:table-cell office:value-type="float" office:value="18.983" calcext:value-type="float">
            <text:p>18,983</text:p>
          </table:table-cell>
        </table:table-row>
        <table:table-row table:style-name="ro1">
          <table:table-cell office:value-type="float" office:value="561.000000382774" calcext:value-type="float">
            <text:p>561</text:p>
          </table:table-cell>
          <table:table-cell office:value-type="float" office:value="34.242" calcext:value-type="float">
            <text:p>34,242</text:p>
          </table:table-cell>
          <table:table-cell office:value-type="float" office:value="18.978" calcext:value-type="float">
            <text:p>18,978</text:p>
          </table:table-cell>
        </table:table-row>
        <table:table-row table:style-name="ro1">
          <table:table-cell office:value-type="float" office:value="564.000000455417" calcext:value-type="float">
            <text:p>564</text:p>
          </table:table-cell>
          <table:table-cell office:value-type="float" office:value="34.211" calcext:value-type="float">
            <text:p>34,211</text:p>
          </table:table-cell>
          <table:table-cell office:value-type="float" office:value="18.973" calcext:value-type="float">
            <text:p>18,973</text:p>
          </table:table-cell>
        </table:table-row>
        <table:table-row table:style-name="ro1">
          <table:table-cell office:value-type="float" office:value="566.999999899417" calcext:value-type="float">
            <text:p>567</text:p>
          </table:table-cell>
          <table:table-cell office:value-type="float" office:value="34.181" calcext:value-type="float">
            <text:p>34,181</text:p>
          </table:table-cell>
          <table:table-cell office:value-type="float" office:value="18.968" calcext:value-type="float">
            <text:p>18,968</text:p>
          </table:table-cell>
        </table:table-row>
        <table:table-row table:style-name="ro1">
          <table:table-cell office:value-type="float" office:value="569.99999997206" calcext:value-type="float">
            <text:p>570</text:p>
          </table:table-cell>
          <table:table-cell office:value-type="float" office:value="34.152" calcext:value-type="float">
            <text:p>34,152</text:p>
          </table:table-cell>
          <table:table-cell office:value-type="float" office:value="18.963" calcext:value-type="float">
            <text:p>18,963</text:p>
          </table:table-cell>
        </table:table-row>
        <table:table-row table:style-name="ro1">
          <table:table-cell office:value-type="float" office:value="573.000000044704" calcext:value-type="float">
            <text:p>573</text:p>
          </table:table-cell>
          <table:table-cell office:value-type="float" office:value="34.124" calcext:value-type="float">
            <text:p>34,124</text:p>
          </table:table-cell>
          <table:table-cell office:value-type="float" office:value="18.958" calcext:value-type="float">
            <text:p>18,958</text:p>
          </table:table-cell>
        </table:table-row>
        <table:table-row table:style-name="ro1">
          <table:table-cell office:value-type="float" office:value="576.000000117347" calcext:value-type="float">
            <text:p>576</text:p>
          </table:table-cell>
          <table:table-cell office:value-type="float" office:value="34.096" calcext:value-type="float">
            <text:p>34,096</text:p>
          </table:table-cell>
          <table:table-cell office:value-type="float" office:value="18.954" calcext:value-type="float">
            <text:p>18,954</text:p>
          </table:table-cell>
        </table:table-row>
        <table:table-row table:style-name="ro1">
          <table:table-cell office:value-type="float" office:value="579.00000018999" calcext:value-type="float">
            <text:p>579</text:p>
          </table:table-cell>
          <table:table-cell office:value-type="float" office:value="34.07" calcext:value-type="float">
            <text:p>34,07</text:p>
          </table:table-cell>
          <table:table-cell office:value-type="float" office:value="18.949" calcext:value-type="float">
            <text:p>18,949</text:p>
          </table:table-cell>
        </table:table-row>
        <table:table-row table:style-name="ro1">
          <table:table-cell office:value-type="float" office:value="582.000000262633" calcext:value-type="float">
            <text:p>582</text:p>
          </table:table-cell>
          <table:table-cell office:value-type="float" office:value="34.044" calcext:value-type="float">
            <text:p>34,044</text:p>
          </table:table-cell>
          <table:table-cell office:value-type="float" office:value="18.945" calcext:value-type="float">
            <text:p>18,945</text:p>
          </table:table-cell>
        </table:table-row>
        <table:table-row table:style-name="ro1">
          <table:table-cell office:value-type="float" office:value="585.000000335276" calcext:value-type="float">
            <text:p>585</text:p>
          </table:table-cell>
          <table:table-cell office:value-type="float" office:value="34.018" calcext:value-type="float">
            <text:p>34,018</text:p>
          </table:table-cell>
          <table:table-cell office:value-type="float" office:value="18.94" calcext:value-type="float">
            <text:p>18,94</text:p>
          </table:table-cell>
        </table:table-row>
        <table:table-row table:style-name="ro1">
          <table:table-cell office:value-type="float" office:value="588.000000407919" calcext:value-type="float">
            <text:p>588</text:p>
          </table:table-cell>
          <table:table-cell office:value-type="float" office:value="33.994" calcext:value-type="float">
            <text:p>33,994</text:p>
          </table:table-cell>
          <table:table-cell office:value-type="float" office:value="18.936" calcext:value-type="float">
            <text:p>18,936</text:p>
          </table:table-cell>
        </table:table-row>
        <table:table-row table:style-name="ro1">
          <table:table-cell office:value-type="float" office:value="590.99999985192" calcext:value-type="float">
            <text:p>591</text:p>
          </table:table-cell>
          <table:table-cell office:value-type="float" office:value="33.97" calcext:value-type="float">
            <text:p>33,97</text:p>
          </table:table-cell>
          <table:table-cell office:value-type="float" office:value="18.931" calcext:value-type="float">
            <text:p>18,931</text:p>
          </table:table-cell>
        </table:table-row>
        <table:table-row table:style-name="ro1">
          <table:table-cell office:value-type="float" office:value="593.999999924563" calcext:value-type="float">
            <text:p>594</text:p>
          </table:table-cell>
          <table:table-cell office:value-type="float" office:value="33.947" calcext:value-type="float">
            <text:p>33,947</text:p>
          </table:table-cell>
          <table:table-cell office:value-type="float" office:value="18.927" calcext:value-type="float">
            <text:p>18,927</text:p>
          </table:table-cell>
        </table:table-row>
        <table:table-row table:style-name="ro1">
          <table:table-cell office:value-type="float" office:value="596.999999997206" calcext:value-type="float">
            <text:p>597</text:p>
          </table:table-cell>
          <table:table-cell office:value-type="float" office:value="33.924" calcext:value-type="float">
            <text:p>33,924</text:p>
          </table:table-cell>
          <table:table-cell office:value-type="float" office:value="18.923" calcext:value-type="float">
            <text:p>18,923</text:p>
          </table:table-cell>
        </table:table-row>
        <table:table-row table:style-name="ro1">
          <table:table-cell office:value-type="float" office:value="600.000000069849" calcext:value-type="float">
            <text:p>600</text:p>
          </table:table-cell>
          <table:table-cell office:value-type="float" office:value="33.902" calcext:value-type="float">
            <text:p>33,902</text:p>
          </table:table-cell>
          <table:table-cell office:value-type="float" office:value="18.918" calcext:value-type="float">
            <text:p>18,918</text:p>
          </table:table-cell>
        </table:table-row>
        <table:table-row table:style-name="ro1">
          <table:table-cell office:value-type="float" office:value="603.000000142492" calcext:value-type="float">
            <text:p>603</text:p>
          </table:table-cell>
          <table:table-cell office:value-type="float" office:value="33.881" calcext:value-type="float">
            <text:p>33,881</text:p>
          </table:table-cell>
          <table:table-cell office:value-type="float" office:value="18.914" calcext:value-type="float">
            <text:p>18,914</text:p>
          </table:table-cell>
        </table:table-row>
        <table:table-row table:style-name="ro1">
          <table:table-cell office:value-type="float" office:value="606.000000215136" calcext:value-type="float">
            <text:p>606</text:p>
          </table:table-cell>
          <table:table-cell office:value-type="float" office:value="33.86" calcext:value-type="float">
            <text:p>33,86</text:p>
          </table:table-cell>
          <table:table-cell office:value-type="float" office:value="18.91" calcext:value-type="float">
            <text:p>18,91</text:p>
          </table:table-cell>
        </table:table-row>
        <table:table-row table:style-name="ro1">
          <table:table-cell office:value-type="float" office:value="609.000000287779" calcext:value-type="float">
            <text:p>609</text:p>
          </table:table-cell>
          <table:table-cell office:value-type="float" office:value="33.84" calcext:value-type="float">
            <text:p>33,84</text:p>
          </table:table-cell>
          <table:table-cell office:value-type="float" office:value="18.906" calcext:value-type="float">
            <text:p>18,906</text:p>
          </table:table-cell>
        </table:table-row>
        <table:table-row table:style-name="ro1">
          <table:table-cell office:value-type="float" office:value="612.000000360422" calcext:value-type="float">
            <text:p>612</text:p>
          </table:table-cell>
          <table:table-cell office:value-type="float" office:value="33.82" calcext:value-type="float">
            <text:p>33,82</text:p>
          </table:table-cell>
          <table:table-cell office:value-type="float" office:value="18.902" calcext:value-type="float">
            <text:p>18,902</text:p>
          </table:table-cell>
        </table:table-row>
        <table:table-row table:style-name="ro1">
          <table:table-cell office:value-type="float" office:value="615.000000433065" calcext:value-type="float">
            <text:p>615</text:p>
          </table:table-cell>
          <table:table-cell office:value-type="float" office:value="33.801" calcext:value-type="float">
            <text:p>33,801</text:p>
          </table:table-cell>
          <table:table-cell office:value-type="float" office:value="18.898" calcext:value-type="float">
            <text:p>18,898</text:p>
          </table:table-cell>
        </table:table-row>
        <table:table-row table:style-name="ro1">
          <table:table-cell office:value-type="float" office:value="617.999999877065" calcext:value-type="float">
            <text:p>618</text:p>
          </table:table-cell>
          <table:table-cell office:value-type="float" office:value="33.783" calcext:value-type="float">
            <text:p>33,783</text:p>
          </table:table-cell>
          <table:table-cell office:value-type="float" office:value="18.895" calcext:value-type="float">
            <text:p>18,895</text:p>
          </table:table-cell>
        </table:table-row>
        <table:table-row table:style-name="ro1">
          <table:table-cell office:value-type="float" office:value="620.999999949709" calcext:value-type="float">
            <text:p>621</text:p>
          </table:table-cell>
          <table:table-cell office:value-type="float" office:value="33.765" calcext:value-type="float">
            <text:p>33,765</text:p>
          </table:table-cell>
          <table:table-cell office:value-type="float" office:value="18.891" calcext:value-type="float">
            <text:p>18,891</text:p>
          </table:table-cell>
        </table:table-row>
        <table:table-row table:style-name="ro1">
          <table:table-cell office:value-type="float" office:value="624.000000022352" calcext:value-type="float">
            <text:p>624</text:p>
          </table:table-cell>
          <table:table-cell office:value-type="float" office:value="33.747" calcext:value-type="float">
            <text:p>33,747</text:p>
          </table:table-cell>
          <table:table-cell office:value-type="float" office:value="18.887" calcext:value-type="float">
            <text:p>18,887</text:p>
          </table:table-cell>
        </table:table-row>
        <table:table-row table:style-name="ro1">
          <table:table-cell office:value-type="float" office:value="627.000000094995" calcext:value-type="float">
            <text:p>627</text:p>
          </table:table-cell>
          <table:table-cell office:value-type="float" office:value="33.73" calcext:value-type="float">
            <text:p>33,73</text:p>
          </table:table-cell>
          <table:table-cell office:value-type="float" office:value="18.884" calcext:value-type="float">
            <text:p>18,884</text:p>
          </table:table-cell>
        </table:table-row>
        <table:table-row table:style-name="ro1">
          <table:table-cell office:value-type="float" office:value="630.000000167638" calcext:value-type="float">
            <text:p>630</text:p>
          </table:table-cell>
          <table:table-cell office:value-type="float" office:value="33.714" calcext:value-type="float">
            <text:p>33,714</text:p>
          </table:table-cell>
          <table:table-cell office:value-type="float" office:value="18.88" calcext:value-type="float">
            <text:p>18,88</text:p>
          </table:table-cell>
        </table:table-row>
        <table:table-row table:style-name="ro1">
          <table:table-cell office:value-type="float" office:value="633.000000240281" calcext:value-type="float">
            <text:p>633</text:p>
          </table:table-cell>
          <table:table-cell office:value-type="float" office:value="33.698" calcext:value-type="float">
            <text:p>33,698</text:p>
          </table:table-cell>
          <table:table-cell office:value-type="float" office:value="18.876" calcext:value-type="float">
            <text:p>18,876</text:p>
          </table:table-cell>
        </table:table-row>
        <table:table-row table:style-name="ro1">
          <table:table-cell office:value-type="float" office:value="636.000000312924" calcext:value-type="float">
            <text:p>636</text:p>
          </table:table-cell>
          <table:table-cell office:value-type="float" office:value="33.682" calcext:value-type="float">
            <text:p>33,682</text:p>
          </table:table-cell>
          <table:table-cell office:value-type="float" office:value="18.873" calcext:value-type="float">
            <text:p>18,873</text:p>
          </table:table-cell>
        </table:table-row>
        <table:table-row table:style-name="ro1">
          <table:table-cell office:value-type="float" office:value="639.000000385568" calcext:value-type="float">
            <text:p>639</text:p>
          </table:table-cell>
          <table:table-cell office:value-type="float" office:value="33.667" calcext:value-type="float">
            <text:p>33,667</text:p>
          </table:table-cell>
          <table:table-cell office:value-type="float" office:value="18.87" calcext:value-type="float">
            <text:p>18,87</text:p>
          </table:table-cell>
        </table:table-row>
        <table:table-row table:style-name="ro1">
          <table:table-cell office:value-type="float" office:value="642.000000458211" calcext:value-type="float">
            <text:p>642</text:p>
          </table:table-cell>
          <table:table-cell office:value-type="float" office:value="33.652" calcext:value-type="float">
            <text:p>33,652</text:p>
          </table:table-cell>
          <table:table-cell office:value-type="float" office:value="18.866" calcext:value-type="float">
            <text:p>18,866</text:p>
          </table:table-cell>
        </table:table-row>
        <table:table-row table:style-name="ro1">
          <table:table-cell office:value-type="float" office:value="644.999999902211" calcext:value-type="float">
            <text:p>645</text:p>
          </table:table-cell>
          <table:table-cell office:value-type="float" office:value="33.638" calcext:value-type="float">
            <text:p>33,638</text:p>
          </table:table-cell>
          <table:table-cell office:value-type="float" office:value="18.863" calcext:value-type="float">
            <text:p>18,863</text:p>
          </table:table-cell>
        </table:table-row>
        <table:table-row table:style-name="ro1">
          <table:table-cell office:value-type="float" office:value="647.999999974854" calcext:value-type="float">
            <text:p>648</text:p>
          </table:table-cell>
          <table:table-cell office:value-type="float" office:value="33.624" calcext:value-type="float">
            <text:p>33,624</text:p>
          </table:table-cell>
          <table:table-cell office:value-type="float" office:value="18.86" calcext:value-type="float">
            <text:p>18,86</text:p>
          </table:table-cell>
        </table:table-row>
        <table:table-row table:style-name="ro1">
          <table:table-cell office:value-type="float" office:value="651.000000047497" calcext:value-type="float">
            <text:p>651</text:p>
          </table:table-cell>
          <table:table-cell office:value-type="float" office:value="33.611" calcext:value-type="float">
            <text:p>33,611</text:p>
          </table:table-cell>
          <table:table-cell office:value-type="float" office:value="18.856" calcext:value-type="float">
            <text:p>18,856</text:p>
          </table:table-cell>
        </table:table-row>
        <table:table-row table:style-name="ro1">
          <table:table-cell office:value-type="float" office:value="654.000000120141" calcext:value-type="float">
            <text:p>654</text:p>
          </table:table-cell>
          <table:table-cell office:value-type="float" office:value="33.598" calcext:value-type="float">
            <text:p>33,598</text:p>
          </table:table-cell>
          <table:table-cell office:value-type="float" office:value="18.853" calcext:value-type="float">
            <text:p>18,853</text:p>
          </table:table-cell>
        </table:table-row>
        <table:table-row table:style-name="ro1">
          <table:table-cell office:value-type="float" office:value="657.000000192784" calcext:value-type="float">
            <text:p>657</text:p>
          </table:table-cell>
          <table:table-cell office:value-type="float" office:value="33.585" calcext:value-type="float">
            <text:p>33,585</text:p>
          </table:table-cell>
          <table:table-cell office:value-type="float" office:value="18.85" calcext:value-type="float">
            <text:p>18,85</text:p>
          </table:table-cell>
        </table:table-row>
        <table:table-row table:style-name="ro1">
          <table:table-cell office:value-type="float" office:value="660.000000265427" calcext:value-type="float">
            <text:p>660</text:p>
          </table:table-cell>
          <table:table-cell office:value-type="float" office:value="33.572" calcext:value-type="float">
            <text:p>33,572</text:p>
          </table:table-cell>
          <table:table-cell office:value-type="float" office:value="18.847" calcext:value-type="float">
            <text:p>18,847</text:p>
          </table:table-cell>
        </table:table-row>
        <table:table-row table:style-name="ro1">
          <table:table-cell office:value-type="float" office:value="663.00000033807" calcext:value-type="float">
            <text:p>663</text:p>
          </table:table-cell>
          <table:table-cell office:value-type="float" office:value="33.56" calcext:value-type="float">
            <text:p>33,56</text:p>
          </table:table-cell>
          <table:table-cell office:value-type="float" office:value="18.844" calcext:value-type="float">
            <text:p>18,844</text:p>
          </table:table-cell>
        </table:table-row>
        <table:table-row table:style-name="ro1">
          <table:table-cell office:value-type="float" office:value="666.000000410713" calcext:value-type="float">
            <text:p>666</text:p>
          </table:table-cell>
          <table:table-cell office:value-type="float" office:value="33.549" calcext:value-type="float">
            <text:p>33,549</text:p>
          </table:table-cell>
          <table:table-cell office:value-type="float" office:value="18.841" calcext:value-type="float">
            <text:p>18,841</text:p>
          </table:table-cell>
        </table:table-row>
        <table:table-row table:style-name="ro1">
          <table:table-cell office:value-type="float" office:value="668.999999854714" calcext:value-type="float">
            <text:p>669</text:p>
          </table:table-cell>
          <table:table-cell office:value-type="float" office:value="33.537" calcext:value-type="float">
            <text:p>33,537</text:p>
          </table:table-cell>
          <table:table-cell office:value-type="float" office:value="18.838" calcext:value-type="float">
            <text:p>18,838</text:p>
          </table:table-cell>
        </table:table-row>
        <table:table-row table:style-name="ro1">
          <table:table-cell office:value-type="float" office:value="671.999999927357" calcext:value-type="float">
            <text:p>672</text:p>
          </table:table-cell>
          <table:table-cell office:value-type="float" office:value="33.526" calcext:value-type="float">
            <text:p>33,526</text:p>
          </table:table-cell>
          <table:table-cell office:value-type="float" office:value="18.835" calcext:value-type="float">
            <text:p>18,83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3.516" calcext:value-type="float">
            <text:p>33,516</text:p>
          </table:table-cell>
          <table:table-cell office:value-type="float" office:value="18.832" calcext:value-type="float">
            <text:p>18,832</text:p>
          </table:table-cell>
        </table:table-row>
        <table:table-row table:style-name="ro1">
          <table:table-cell office:value-type="float" office:value="678.000000072643" calcext:value-type="float">
            <text:p>678</text:p>
          </table:table-cell>
          <table:table-cell office:value-type="float" office:value="33.505" calcext:value-type="float">
            <text:p>33,505</text:p>
          </table:table-cell>
          <table:table-cell office:value-type="float" office:value="18.829" calcext:value-type="float">
            <text:p>18,829</text:p>
          </table:table-cell>
        </table:table-row>
        <table:table-row table:style-name="ro1">
          <table:table-cell office:value-type="float" office:value="681.000000145286" calcext:value-type="float">
            <text:p>681</text:p>
          </table:table-cell>
          <table:table-cell office:value-type="float" office:value="33.495" calcext:value-type="float">
            <text:p>33,495</text:p>
          </table:table-cell>
          <table:table-cell office:value-type="float" office:value="18.827" calcext:value-type="float">
            <text:p>18,827</text:p>
          </table:table-cell>
        </table:table-row>
        <table:table-row table:style-name="ro1">
          <table:table-cell office:value-type="float" office:value="684.00000021793" calcext:value-type="float">
            <text:p>684</text:p>
          </table:table-cell>
          <table:table-cell office:value-type="float" office:value="33.485" calcext:value-type="float">
            <text:p>33,485</text:p>
          </table:table-cell>
          <table:table-cell office:value-type="float" office:value="18.824" calcext:value-type="float">
            <text:p>18,824</text:p>
          </table:table-cell>
        </table:table-row>
        <table:table-row table:style-name="ro1">
          <table:table-cell office:value-type="float" office:value="687.000000290573" calcext:value-type="float">
            <text:p>687</text:p>
          </table:table-cell>
          <table:table-cell office:value-type="float" office:value="33.476" calcext:value-type="float">
            <text:p>33,476</text:p>
          </table:table-cell>
          <table:table-cell office:value-type="float" office:value="18.821" calcext:value-type="float">
            <text:p>18,821</text:p>
          </table:table-cell>
        </table:table-row>
        <table:table-row table:style-name="ro1">
          <table:table-cell office:value-type="float" office:value="690.000000363216" calcext:value-type="float">
            <text:p>690</text:p>
          </table:table-cell>
          <table:table-cell office:value-type="float" office:value="33.466" calcext:value-type="float">
            <text:p>33,466</text:p>
          </table:table-cell>
          <table:table-cell office:value-type="float" office:value="18.819" calcext:value-type="float">
            <text:p>18,819</text:p>
          </table:table-cell>
        </table:table-row>
        <table:table-row table:style-name="ro1">
          <table:table-cell office:value-type="float" office:value="693.000000435859" calcext:value-type="float">
            <text:p>693</text:p>
          </table:table-cell>
          <table:table-cell office:value-type="float" office:value="33.457" calcext:value-type="float">
            <text:p>33,457</text:p>
          </table:table-cell>
          <table:table-cell office:value-type="float" office:value="18.816" calcext:value-type="float">
            <text:p>18,816</text:p>
          </table:table-cell>
        </table:table-row>
        <table:table-row table:style-name="ro1">
          <table:table-cell office:value-type="float" office:value="695.999999879859" calcext:value-type="float">
            <text:p>696</text:p>
          </table:table-cell>
          <table:table-cell office:value-type="float" office:value="33.449" calcext:value-type="float">
            <text:p>33,449</text:p>
          </table:table-cell>
          <table:table-cell office:value-type="float" office:value="18.813" calcext:value-type="float">
            <text:p>18,813</text:p>
          </table:table-cell>
        </table:table-row>
        <table:table-row table:style-name="ro1">
          <table:table-cell office:value-type="float" office:value="698.999999952503" calcext:value-type="float">
            <text:p>699</text:p>
          </table:table-cell>
          <table:table-cell office:value-type="float" office:value="33.44" calcext:value-type="float">
            <text:p>33,44</text:p>
          </table:table-cell>
          <table:table-cell office:value-type="float" office:value="18.811" calcext:value-type="float">
            <text:p>18,811</text:p>
          </table:table-cell>
        </table:table-row>
        <table:table-row table:style-name="ro1">
          <table:table-cell office:value-type="float" office:value="702.000000025146" calcext:value-type="float">
            <text:p>702</text:p>
          </table:table-cell>
          <table:table-cell office:value-type="float" office:value="33.432" calcext:value-type="float">
            <text:p>33,432</text:p>
          </table:table-cell>
          <table:table-cell office:value-type="float" office:value="18.808" calcext:value-type="float">
            <text:p>18,808</text:p>
          </table:table-cell>
        </table:table-row>
        <table:table-row table:style-name="ro1">
          <table:table-cell office:value-type="float" office:value="705.000000097789" calcext:value-type="float">
            <text:p>705</text:p>
          </table:table-cell>
          <table:table-cell office:value-type="float" office:value="33.424" calcext:value-type="float">
            <text:p>33,424</text:p>
          </table:table-cell>
          <table:table-cell office:value-type="float" office:value="18.806" calcext:value-type="float">
            <text:p>18,806</text:p>
          </table:table-cell>
        </table:table-row>
        <table:table-row table:style-name="ro1">
          <table:table-cell office:value-type="float" office:value="708.000000170432" calcext:value-type="float">
            <text:p>708</text:p>
          </table:table-cell>
          <table:table-cell office:value-type="float" office:value="33.416" calcext:value-type="float">
            <text:p>33,416</text:p>
          </table:table-cell>
          <table:table-cell office:value-type="float" office:value="18.803" calcext:value-type="float">
            <text:p>18,803</text:p>
          </table:table-cell>
        </table:table-row>
        <table:table-row table:style-name="ro1">
          <table:table-cell office:value-type="float" office:value="711.000000243075" calcext:value-type="float">
            <text:p>711</text:p>
          </table:table-cell>
          <table:table-cell office:value-type="float" office:value="33.408" calcext:value-type="float">
            <text:p>33,408</text:p>
          </table:table-cell>
          <table:table-cell office:value-type="float" office:value="18.801" calcext:value-type="float">
            <text:p>18,801</text:p>
          </table:table-cell>
        </table:table-row>
        <table:table-row table:style-name="ro1">
          <table:table-cell office:value-type="float" office:value="714.000000315718" calcext:value-type="float">
            <text:p>714</text:p>
          </table:table-cell>
          <table:table-cell office:value-type="float" office:value="33.401" calcext:value-type="float">
            <text:p>33,401</text:p>
          </table:table-cell>
          <table:table-cell office:value-type="float" office:value="18.799" calcext:value-type="float">
            <text:p>18,799</text:p>
          </table:table-cell>
        </table:table-row>
        <table:table-row table:style-name="ro1">
          <table:table-cell office:value-type="float" office:value="717.000000388362" calcext:value-type="float">
            <text:p>717</text:p>
          </table:table-cell>
          <table:table-cell office:value-type="float" office:value="33.394" calcext:value-type="float">
            <text:p>33,394</text:p>
          </table:table-cell>
          <table:table-cell office:value-type="float" office:value="18.796" calcext:value-type="float">
            <text:p>18,796</text:p>
          </table:table-cell>
        </table:table-row>
        <table:table-row table:style-name="ro1">
          <table:table-cell office:value-type="float" office:value="720.000000461005" calcext:value-type="float">
            <text:p>720</text:p>
          </table:table-cell>
          <table:table-cell office:value-type="float" office:value="33.387" calcext:value-type="float">
            <text:p>33,387</text:p>
          </table:table-cell>
          <table:table-cell office:value-type="float" office:value="18.794" calcext:value-type="float">
            <text:p>18,794</text:p>
          </table:table-cell>
        </table:table-row>
        <table:table-row table:style-name="ro1">
          <table:table-cell office:value-type="float" office:value="722.999999905005" calcext:value-type="float">
            <text:p>723</text:p>
          </table:table-cell>
          <table:table-cell office:value-type="float" office:value="33.38" calcext:value-type="float">
            <text:p>33,38</text:p>
          </table:table-cell>
          <table:table-cell office:value-type="float" office:value="18.792" calcext:value-type="float">
            <text:p>18,792</text:p>
          </table:table-cell>
        </table:table-row>
        <table:table-row table:style-name="ro1">
          <table:table-cell office:value-type="float" office:value="725.999999977648" calcext:value-type="float">
            <text:p>726</text:p>
          </table:table-cell>
          <table:table-cell office:value-type="float" office:value="33.374" calcext:value-type="float">
            <text:p>33,374</text:p>
          </table:table-cell>
          <table:table-cell office:value-type="float" office:value="18.79" calcext:value-type="float">
            <text:p>18,79</text:p>
          </table:table-cell>
        </table:table-row>
        <table:table-row table:style-name="ro1">
          <table:table-cell office:value-type="float" office:value="729.000000050291" calcext:value-type="float">
            <text:p>729</text:p>
          </table:table-cell>
          <table:table-cell office:value-type="float" office:value="33.367" calcext:value-type="float">
            <text:p>33,367</text:p>
          </table:table-cell>
          <table:table-cell office:value-type="float" office:value="18.788" calcext:value-type="float">
            <text:p>18,788</text:p>
          </table:table-cell>
        </table:table-row>
        <table:table-row table:style-name="ro1">
          <table:table-cell office:value-type="float" office:value="732.000000122935" calcext:value-type="float">
            <text:p>732</text:p>
          </table:table-cell>
          <table:table-cell office:value-type="float" office:value="33.361" calcext:value-type="float">
            <text:p>33,361</text:p>
          </table:table-cell>
          <table:table-cell office:value-type="float" office:value="18.785" calcext:value-type="float">
            <text:p>18,785</text:p>
          </table:table-cell>
        </table:table-row>
        <table:table-row table:style-name="ro1">
          <table:table-cell office:value-type="float" office:value="735.000000195578" calcext:value-type="float">
            <text:p>735</text:p>
          </table:table-cell>
          <table:table-cell office:value-type="float" office:value="33.355" calcext:value-type="float">
            <text:p>33,355</text:p>
          </table:table-cell>
          <table:table-cell office:value-type="float" office:value="18.783" calcext:value-type="float">
            <text:p>18,783</text:p>
          </table:table-cell>
        </table:table-row>
        <table:table-row table:style-name="ro1">
          <table:table-cell office:value-type="float" office:value="738.000000268221" calcext:value-type="float">
            <text:p>738</text:p>
          </table:table-cell>
          <table:table-cell office:value-type="float" office:value="33.349" calcext:value-type="float">
            <text:p>33,349</text:p>
          </table:table-cell>
          <table:table-cell office:value-type="float" office:value="18.781" calcext:value-type="float">
            <text:p>18,781</text:p>
          </table:table-cell>
        </table:table-row>
        <table:table-row table:style-name="ro1">
          <table:table-cell office:value-type="float" office:value="741.000000340864" calcext:value-type="float">
            <text:p>741</text:p>
          </table:table-cell>
          <table:table-cell office:value-type="float" office:value="33.344" calcext:value-type="float">
            <text:p>33,344</text:p>
          </table:table-cell>
          <table:table-cell office:value-type="float" office:value="18.779" calcext:value-type="float">
            <text:p>18,779</text:p>
          </table:table-cell>
        </table:table-row>
        <table:table-row table:style-name="ro1">
          <table:table-cell office:value-type="float" office:value="744.000000413507" calcext:value-type="float">
            <text:p>744</text:p>
          </table:table-cell>
          <table:table-cell office:value-type="float" office:value="33.338" calcext:value-type="float">
            <text:p>33,338</text:p>
          </table:table-cell>
          <table:table-cell office:value-type="float" office:value="18.777" calcext:value-type="float">
            <text:p>18,777</text:p>
          </table:table-cell>
        </table:table-row>
        <table:table-row table:style-name="ro1">
          <table:table-cell office:value-type="float" office:value="746.999999857508" calcext:value-type="float">
            <text:p>747</text:p>
          </table:table-cell>
          <table:table-cell office:value-type="float" office:value="33.333" calcext:value-type="float">
            <text:p>33,333</text:p>
          </table:table-cell>
          <table:table-cell office:value-type="float" office:value="18.775" calcext:value-type="float">
            <text:p>18,775</text:p>
          </table:table-cell>
        </table:table-row>
        <table:table-row table:style-name="ro1">
          <table:table-cell office:value-type="float" office:value="749.999999930151" calcext:value-type="float">
            <text:p>750</text:p>
          </table:table-cell>
          <table:table-cell office:value-type="float" office:value="33.328" calcext:value-type="float">
            <text:p>33,328</text:p>
          </table:table-cell>
          <table:table-cell office:value-type="float" office:value="18.773" calcext:value-type="float">
            <text:p>18,773</text:p>
          </table:table-cell>
        </table:table-row>
        <table:table-row table:style-name="ro1">
          <table:table-cell office:value-type="float" office:value="753.000000002794" calcext:value-type="float">
            <text:p>753</text:p>
          </table:table-cell>
          <table:table-cell office:value-type="float" office:value="33.323" calcext:value-type="float">
            <text:p>33,323</text:p>
          </table:table-cell>
          <table:table-cell office:value-type="float" office:value="18.771" calcext:value-type="float">
            <text:p>18,771</text:p>
          </table:table-cell>
        </table:table-row>
        <table:table-row table:style-name="ro1">
          <table:table-cell office:value-type="float" office:value="756.000000075437" calcext:value-type="float">
            <text:p>756</text:p>
          </table:table-cell>
          <table:table-cell office:value-type="float" office:value="33.318" calcext:value-type="float">
            <text:p>33,318</text:p>
          </table:table-cell>
          <table:table-cell office:value-type="float" office:value="18.769" calcext:value-type="float">
            <text:p>18,769</text:p>
          </table:table-cell>
        </table:table-row>
        <table:table-row table:style-name="ro1">
          <table:table-cell office:value-type="float" office:value="759.00000014808" calcext:value-type="float">
            <text:p>759</text:p>
          </table:table-cell>
          <table:table-cell office:value-type="float" office:value="33.313" calcext:value-type="float">
            <text:p>33,313</text:p>
          </table:table-cell>
          <table:table-cell office:value-type="float" office:value="18.768" calcext:value-type="float">
            <text:p>18,768</text:p>
          </table:table-cell>
        </table:table-row>
        <table:table-row table:style-name="ro1">
          <table:table-cell office:value-type="float" office:value="762.000000220723" calcext:value-type="float">
            <text:p>762</text:p>
          </table:table-cell>
          <table:table-cell office:value-type="float" office:value="33.309" calcext:value-type="float">
            <text:p>33,309</text:p>
          </table:table-cell>
          <table:table-cell office:value-type="float" office:value="18.766" calcext:value-type="float">
            <text:p>18,766</text:p>
          </table:table-cell>
        </table:table-row>
        <table:table-row table:style-name="ro1">
          <table:table-cell office:value-type="float" office:value="765.000000293367" calcext:value-type="float">
            <text:p>765</text:p>
          </table:table-cell>
          <table:table-cell office:value-type="float" office:value="33.304" calcext:value-type="float">
            <text:p>33,304</text:p>
          </table:table-cell>
          <table:table-cell office:value-type="float" office:value="18.764" calcext:value-type="float">
            <text:p>18,764</text:p>
          </table:table-cell>
        </table:table-row>
        <table:table-row table:style-name="ro1">
          <table:table-cell office:value-type="float" office:value="768.00000036601" calcext:value-type="float">
            <text:p>768</text:p>
          </table:table-cell>
          <table:table-cell office:value-type="float" office:value="33.3" calcext:value-type="float">
            <text:p>33,3</text:p>
          </table:table-cell>
          <table:table-cell office:value-type="float" office:value="18.762" calcext:value-type="float">
            <text:p>18,762</text:p>
          </table:table-cell>
        </table:table-row>
        <table:table-row table:style-name="ro1">
          <table:table-cell office:value-type="float" office:value="771.000000438653" calcext:value-type="float">
            <text:p>771</text:p>
          </table:table-cell>
          <table:table-cell office:value-type="float" office:value="33.296" calcext:value-type="float">
            <text:p>33,296</text:p>
          </table:table-cell>
          <table:table-cell office:value-type="float" office:value="18.76" calcext:value-type="float">
            <text:p>18,76</text:p>
          </table:table-cell>
        </table:table-row>
        <table:table-row table:style-name="ro1">
          <table:table-cell office:value-type="float" office:value="773.999999882653" calcext:value-type="float">
            <text:p>774</text:p>
          </table:table-cell>
          <table:table-cell office:value-type="float" office:value="33.292" calcext:value-type="float">
            <text:p>33,292</text:p>
          </table:table-cell>
          <table:table-cell office:value-type="float" office:value="18.759" calcext:value-type="float">
            <text:p>18,759</text:p>
          </table:table-cell>
        </table:table-row>
        <table:table-row table:style-name="ro1">
          <table:table-cell office:value-type="float" office:value="776.999999955297" calcext:value-type="float">
            <text:p>777</text:p>
          </table:table-cell>
          <table:table-cell office:value-type="float" office:value="33.288" calcext:value-type="float">
            <text:p>33,288</text:p>
          </table:table-cell>
          <table:table-cell office:value-type="float" office:value="18.757" calcext:value-type="float">
            <text:p>18,757</text:p>
          </table:table-cell>
        </table:table-row>
        <table:table-row table:style-name="ro1">
          <table:table-cell office:value-type="float" office:value="780.00000002794" calcext:value-type="float">
            <text:p>780</text:p>
          </table:table-cell>
          <table:table-cell office:value-type="float" office:value="33.284" calcext:value-type="float">
            <text:p>33,284</text:p>
          </table:table-cell>
          <table:table-cell office:value-type="float" office:value="18.755" calcext:value-type="float">
            <text:p>18,755</text:p>
          </table:table-cell>
        </table:table-row>
        <table:table-row table:style-name="ro1">
          <table:table-cell office:value-type="float" office:value="783.000000100583" calcext:value-type="float">
            <text:p>783</text:p>
          </table:table-cell>
          <table:table-cell office:value-type="float" office:value="33.28" calcext:value-type="float">
            <text:p>33,28</text:p>
          </table:table-cell>
          <table:table-cell office:value-type="float" office:value="18.754" calcext:value-type="float">
            <text:p>18,754</text:p>
          </table:table-cell>
        </table:table-row>
        <table:table-row table:style-name="ro1">
          <table:table-cell office:value-type="float" office:value="786.000000173226" calcext:value-type="float">
            <text:p>786</text:p>
          </table:table-cell>
          <table:table-cell office:value-type="float" office:value="33.277" calcext:value-type="float">
            <text:p>33,277</text:p>
          </table:table-cell>
          <table:table-cell office:value-type="float" office:value="18.752" calcext:value-type="float">
            <text:p>18,752</text:p>
          </table:table-cell>
        </table:table-row>
        <table:table-row table:style-name="ro1">
          <table:table-cell office:value-type="float" office:value="789.000000245869" calcext:value-type="float">
            <text:p>789</text:p>
          </table:table-cell>
          <table:table-cell office:value-type="float" office:value="33.273" calcext:value-type="float">
            <text:p>33,273</text:p>
          </table:table-cell>
          <table:table-cell office:value-type="float" office:value="18.75" calcext:value-type="float">
            <text:p>18,75</text:p>
          </table:table-cell>
        </table:table-row>
        <table:table-row table:style-name="ro1">
          <table:table-cell office:value-type="float" office:value="792.000000318512" calcext:value-type="float">
            <text:p>792</text:p>
          </table:table-cell>
          <table:table-cell office:value-type="float" office:value="33.27" calcext:value-type="float">
            <text:p>33,27</text:p>
          </table:table-cell>
          <table:table-cell office:value-type="float" office:value="18.749" calcext:value-type="float">
            <text:p>18,749</text:p>
          </table:table-cell>
        </table:table-row>
        <table:table-row table:style-name="ro1">
          <table:table-cell office:value-type="float" office:value="795.000000391156" calcext:value-type="float">
            <text:p>795</text:p>
          </table:table-cell>
          <table:table-cell office:value-type="float" office:value="33.266" calcext:value-type="float">
            <text:p>33,266</text:p>
          </table:table-cell>
          <table:table-cell office:value-type="float" office:value="18.747" calcext:value-type="float">
            <text:p>18,747</text:p>
          </table:table-cell>
        </table:table-row>
        <table:table-row table:style-name="ro1">
          <table:table-cell office:value-type="float" office:value="798.000000463799" calcext:value-type="float">
            <text:p>798</text:p>
          </table:table-cell>
          <table:table-cell office:value-type="float" office:value="33.263" calcext:value-type="float">
            <text:p>33,263</text:p>
          </table:table-cell>
          <table:table-cell office:value-type="float" office:value="18.746" calcext:value-type="float">
            <text:p>18,746</text:p>
          </table:table-cell>
        </table:table-row>
        <table:table-row table:style-name="ro1">
          <table:table-cell office:value-type="float" office:value="800.999999907799" calcext:value-type="float">
            <text:p>801</text:p>
          </table:table-cell>
          <table:table-cell office:value-type="float" office:value="33.26" calcext:value-type="float">
            <text:p>33,26</text:p>
          </table:table-cell>
          <table:table-cell office:value-type="float" office:value="18.744" calcext:value-type="float">
            <text:p>18,744</text:p>
          </table:table-cell>
        </table:table-row>
        <table:table-row table:style-name="ro1">
          <table:table-cell office:value-type="float" office:value="803.999999980442" calcext:value-type="float">
            <text:p>804</text:p>
          </table:table-cell>
          <table:table-cell office:value-type="float" office:value="33.257" calcext:value-type="float">
            <text:p>33,257</text:p>
          </table:table-cell>
          <table:table-cell office:value-type="float" office:value="18.743" calcext:value-type="float">
            <text:p>18,743</text:p>
          </table:table-cell>
        </table:table-row>
        <table:table-row table:style-name="ro1">
          <table:table-cell office:value-type="float" office:value="807.000000053085" calcext:value-type="float">
            <text:p>807</text:p>
          </table:table-cell>
          <table:table-cell office:value-type="float" office:value="33.254" calcext:value-type="float">
            <text:p>33,254</text:p>
          </table:table-cell>
          <table:table-cell office:value-type="float" office:value="18.741" calcext:value-type="float">
            <text:p>18,741</text:p>
          </table:table-cell>
        </table:table-row>
        <table:table-row table:style-name="ro1">
          <table:table-cell office:value-type="float" office:value="810.000000125729" calcext:value-type="float">
            <text:p>810</text:p>
          </table:table-cell>
          <table:table-cell office:value-type="float" office:value="33.251" calcext:value-type="float">
            <text:p>33,251</text:p>
          </table:table-cell>
          <table:table-cell office:value-type="float" office:value="18.74" calcext:value-type="float">
            <text:p>18,74</text:p>
          </table:table-cell>
        </table:table-row>
        <table:table-row table:style-name="ro1">
          <table:table-cell office:value-type="float" office:value="813.000000198372" calcext:value-type="float">
            <text:p>813</text:p>
          </table:table-cell>
          <table:table-cell office:value-type="float" office:value="33.248" calcext:value-type="float">
            <text:p>33,248</text:p>
          </table:table-cell>
          <table:table-cell office:value-type="float" office:value="18.738" calcext:value-type="float">
            <text:p>18,738</text:p>
          </table:table-cell>
        </table:table-row>
        <table:table-row table:style-name="ro1">
          <table:table-cell office:value-type="float" office:value="816.000000271015" calcext:value-type="float">
            <text:p>816</text:p>
          </table:table-cell>
          <table:table-cell office:value-type="float" office:value="33.246" calcext:value-type="float">
            <text:p>33,246</text:p>
          </table:table-cell>
          <table:table-cell office:value-type="float" office:value="18.737" calcext:value-type="float">
            <text:p>18,737</text:p>
          </table:table-cell>
        </table:table-row>
        <table:table-row table:style-name="ro1">
          <table:table-cell office:value-type="float" office:value="819.000000343658" calcext:value-type="float">
            <text:p>819</text:p>
          </table:table-cell>
          <table:table-cell office:value-type="float" office:value="33.243" calcext:value-type="float">
            <text:p>33,243</text:p>
          </table:table-cell>
          <table:table-cell office:value-type="float" office:value="18.736" calcext:value-type="float">
            <text:p>18,736</text:p>
          </table:table-cell>
        </table:table-row>
        <table:table-row table:style-name="ro1">
          <table:table-cell office:value-type="float" office:value="822.000000416301" calcext:value-type="float">
            <text:p>822</text:p>
          </table:table-cell>
          <table:table-cell office:value-type="float" office:value="33.241" calcext:value-type="float">
            <text:p>33,241</text:p>
          </table:table-cell>
          <table:table-cell office:value-type="float" office:value="18.734" calcext:value-type="float">
            <text:p>18,734</text:p>
          </table:table-cell>
        </table:table-row>
        <table:table-row table:style-name="ro1">
          <table:table-cell office:value-type="float" office:value="824.999999860302" calcext:value-type="float">
            <text:p>825</text:p>
          </table:table-cell>
          <table:table-cell office:value-type="float" office:value="33.238" calcext:value-type="float">
            <text:p>33,238</text:p>
          </table:table-cell>
          <table:table-cell office:value-type="float" office:value="18.733" calcext:value-type="float">
            <text:p>18,733</text:p>
          </table:table-cell>
        </table:table-row>
        <table:table-row table:style-name="ro1">
          <table:table-cell office:value-type="float" office:value="827.999999932945" calcext:value-type="float">
            <text:p>828</text:p>
          </table:table-cell>
          <table:table-cell office:value-type="float" office:value="33.236" calcext:value-type="float">
            <text:p>33,236</text:p>
          </table:table-cell>
          <table:table-cell office:value-type="float" office:value="18.732" calcext:value-type="float">
            <text:p>18,732</text:p>
          </table:table-cell>
        </table:table-row>
        <table:table-row table:style-name="ro1">
          <table:table-cell office:value-type="float" office:value="831.000000005588" calcext:value-type="float">
            <text:p>831</text:p>
          </table:table-cell>
          <table:table-cell office:value-type="float" office:value="33.233" calcext:value-type="float">
            <text:p>33,233</text:p>
          </table:table-cell>
          <table:table-cell office:value-type="float" office:value="18.73" calcext:value-type="float">
            <text:p>18,73</text:p>
          </table:table-cell>
        </table:table-row>
        <table:table-row table:style-name="ro1">
          <table:table-cell office:value-type="float" office:value="834.000000078231" calcext:value-type="float">
            <text:p>834</text:p>
          </table:table-cell>
          <table:table-cell office:value-type="float" office:value="33.231" calcext:value-type="float">
            <text:p>33,231</text:p>
          </table:table-cell>
          <table:table-cell office:value-type="float" office:value="18.729" calcext:value-type="float">
            <text:p>18,729</text:p>
          </table:table-cell>
        </table:table-row>
        <table:table-row table:style-name="ro1">
          <table:table-cell office:value-type="float" office:value="837.000000150874" calcext:value-type="float">
            <text:p>837</text:p>
          </table:table-cell>
          <table:table-cell office:value-type="float" office:value="33.229" calcext:value-type="float">
            <text:p>33,229</text:p>
          </table:table-cell>
          <table:table-cell office:value-type="float" office:value="18.728" calcext:value-type="float">
            <text:p>18,728</text:p>
          </table:table-cell>
        </table:table-row>
        <table:table-row table:style-name="ro1">
          <table:table-cell office:value-type="float" office:value="840.000000223517" calcext:value-type="float">
            <text:p>840</text:p>
          </table:table-cell>
          <table:table-cell office:value-type="float" office:value="33.227" calcext:value-type="float">
            <text:p>33,227</text:p>
          </table:table-cell>
          <table:table-cell office:value-type="float" office:value="18.727" calcext:value-type="float">
            <text:p>18,727</text:p>
          </table:table-cell>
        </table:table-row>
        <table:table-row table:style-name="ro1">
          <table:table-cell office:value-type="float" office:value="843.000000296161" calcext:value-type="float">
            <text:p>843</text:p>
          </table:table-cell>
          <table:table-cell office:value-type="float" office:value="33.225" calcext:value-type="float">
            <text:p>33,225</text:p>
          </table:table-cell>
          <table:table-cell office:value-type="float" office:value="18.725" calcext:value-type="float">
            <text:p>18,725</text:p>
          </table:table-cell>
        </table:table-row>
        <table:table-row table:style-name="ro1">
          <table:table-cell office:value-type="float" office:value="846.000000368804" calcext:value-type="float">
            <text:p>846</text:p>
          </table:table-cell>
          <table:table-cell office:value-type="float" office:value="33.223" calcext:value-type="float">
            <text:p>33,223</text:p>
          </table:table-cell>
          <table:table-cell office:value-type="float" office:value="18.724" calcext:value-type="float">
            <text:p>18,724</text:p>
          </table:table-cell>
        </table:table-row>
        <table:table-row table:style-name="ro1">
          <table:table-cell office:value-type="float" office:value="849.000000441447" calcext:value-type="float">
            <text:p>849</text:p>
          </table:table-cell>
          <table:table-cell office:value-type="float" office:value="33.221" calcext:value-type="float">
            <text:p>33,221</text:p>
          </table:table-cell>
          <table:table-cell office:value-type="float" office:value="18.723" calcext:value-type="float">
            <text:p>18,723</text:p>
          </table:table-cell>
        </table:table-row>
        <table:table-row table:style-name="ro1">
          <table:table-cell office:value-type="float" office:value="851.999999885447" calcext:value-type="float">
            <text:p>852</text:p>
          </table:table-cell>
          <table:table-cell office:value-type="float" office:value="33.219" calcext:value-type="float">
            <text:p>33,219</text:p>
          </table:table-cell>
          <table:table-cell office:value-type="float" office:value="18.722" calcext:value-type="float">
            <text:p>18,722</text:p>
          </table:table-cell>
        </table:table-row>
        <table:table-row table:style-name="ro1">
          <table:table-cell office:value-type="float" office:value="854.999999958091" calcext:value-type="float">
            <text:p>855</text:p>
          </table:table-cell>
          <table:table-cell office:value-type="float" office:value="33.217" calcext:value-type="float">
            <text:p>33,217</text:p>
          </table:table-cell>
          <table:table-cell office:value-type="float" office:value="18.721" calcext:value-type="float">
            <text:p>18,721</text:p>
          </table:table-cell>
        </table:table-row>
        <table:table-row table:style-name="ro1">
          <table:table-cell office:value-type="float" office:value="858.000000030734" calcext:value-type="float">
            <text:p>858</text:p>
          </table:table-cell>
          <table:table-cell office:value-type="float" office:value="33.215" calcext:value-type="float">
            <text:p>33,215</text:p>
          </table:table-cell>
          <table:table-cell office:value-type="float" office:value="18.72" calcext:value-type="float">
            <text:p>18,72</text:p>
          </table:table-cell>
        </table:table-row>
        <table:table-row table:style-name="ro1">
          <table:table-cell office:value-type="float" office:value="861.000000103377" calcext:value-type="float">
            <text:p>861</text:p>
          </table:table-cell>
          <table:table-cell office:value-type="float" office:value="33.214" calcext:value-type="float">
            <text:p>33,214</text:p>
          </table:table-cell>
          <table:table-cell office:value-type="float" office:value="18.719" calcext:value-type="float">
            <text:p>18,719</text:p>
          </table:table-cell>
        </table:table-row>
        <table:table-row table:style-name="ro1">
          <table:table-cell office:value-type="float" office:value="864.00000017602" calcext:value-type="float">
            <text:p>864</text:p>
          </table:table-cell>
          <table:table-cell office:value-type="float" office:value="33.212" calcext:value-type="float">
            <text:p>33,212</text:p>
          </table:table-cell>
          <table:table-cell office:value-type="float" office:value="18.717" calcext:value-type="float">
            <text:p>18,717</text:p>
          </table:table-cell>
        </table:table-row>
        <table:table-row table:style-name="ro1">
          <table:table-cell office:value-type="float" office:value="867.000000248663" calcext:value-type="float">
            <text:p>867</text:p>
          </table:table-cell>
          <table:table-cell office:value-type="float" office:value="33.21" calcext:value-type="float">
            <text:p>33,21</text:p>
          </table:table-cell>
          <table:table-cell office:value-type="float" office:value="18.716" calcext:value-type="float">
            <text:p>18,716</text:p>
          </table:table-cell>
        </table:table-row>
        <table:table-row table:style-name="ro1">
          <table:table-cell office:value-type="float" office:value="870.000000321306" calcext:value-type="float">
            <text:p>870</text:p>
          </table:table-cell>
          <table:table-cell office:value-type="float" office:value="33.209" calcext:value-type="float">
            <text:p>33,209</text:p>
          </table:table-cell>
          <table:table-cell office:value-type="float" office:value="18.715" calcext:value-type="float">
            <text:p>18,715</text:p>
          </table:table-cell>
        </table:table-row>
        <table:table-row table:style-name="ro1">
          <table:table-cell office:value-type="float" office:value="873.000000393949" calcext:value-type="float">
            <text:p>873</text:p>
          </table:table-cell>
          <table:table-cell office:value-type="float" office:value="33.207" calcext:value-type="float">
            <text:p>33,207</text:p>
          </table:table-cell>
          <table:table-cell office:value-type="float" office:value="18.714" calcext:value-type="float">
            <text:p>18,714</text:p>
          </table:table-cell>
        </table:table-row>
        <table:table-row table:style-name="ro1">
          <table:table-cell office:value-type="float" office:value="875.99999983795" calcext:value-type="float">
            <text:p>876</text:p>
          </table:table-cell>
          <table:table-cell office:value-type="float" office:value="33.206" calcext:value-type="float">
            <text:p>33,206</text:p>
          </table:table-cell>
          <table:table-cell office:value-type="float" office:value="18.713" calcext:value-type="float">
            <text:p>18,713</text:p>
          </table:table-cell>
        </table:table-row>
        <table:table-row table:style-name="ro1">
          <table:table-cell office:value-type="float" office:value="878.999999910593" calcext:value-type="float">
            <text:p>879</text:p>
          </table:table-cell>
          <table:table-cell office:value-type="float" office:value="33.204" calcext:value-type="float">
            <text:p>33,204</text:p>
          </table:table-cell>
          <table:table-cell office:value-type="float" office:value="18.712" calcext:value-type="float">
            <text:p>18,712</text:p>
          </table:table-cell>
        </table:table-row>
        <table:table-row table:style-name="ro1">
          <table:table-cell office:value-type="float" office:value="881.999999983236" calcext:value-type="float">
            <text:p>882</text:p>
          </table:table-cell>
          <table:table-cell office:value-type="float" office:value="33.203" calcext:value-type="float">
            <text:p>33,203</text:p>
          </table:table-cell>
          <table:table-cell office:value-type="float" office:value="18.711" calcext:value-type="float">
            <text:p>18,711</text:p>
          </table:table-cell>
        </table:table-row>
        <table:table-row table:style-name="ro1">
          <table:table-cell office:value-type="float" office:value="885.000000055879" calcext:value-type="float">
            <text:p>885</text:p>
          </table:table-cell>
          <table:table-cell office:value-type="float" office:value="33.202" calcext:value-type="float">
            <text:p>33,202</text:p>
          </table:table-cell>
          <table:table-cell office:value-type="float" office:value="18.71" calcext:value-type="float">
            <text:p>18,71</text:p>
          </table:table-cell>
        </table:table-row>
        <table:table-row table:style-name="ro1">
          <table:table-cell office:value-type="float" office:value="888.000000128523" calcext:value-type="float">
            <text:p>888</text:p>
          </table:table-cell>
          <table:table-cell office:value-type="float" office:value="33.2" calcext:value-type="float">
            <text:p>33,2</text:p>
          </table:table-cell>
          <table:table-cell office:value-type="float" office:value="18.709" calcext:value-type="float">
            <text:p>18,709</text:p>
          </table:table-cell>
        </table:table-row>
        <table:table-row table:style-name="ro1">
          <table:table-cell office:value-type="float" office:value="891.000000201166" calcext:value-type="float">
            <text:p>891</text:p>
          </table:table-cell>
          <table:table-cell office:value-type="float" office:value="33.199" calcext:value-type="float">
            <text:p>33,199</text:p>
          </table:table-cell>
          <table:table-cell office:value-type="float" office:value="18.708" calcext:value-type="float">
            <text:p>18,708</text:p>
          </table:table-cell>
        </table:table-row>
        <table:table-row table:style-name="ro1">
          <table:table-cell office:value-type="float" office:value="894.000000273809" calcext:value-type="float">
            <text:p>894</text:p>
          </table:table-cell>
          <table:table-cell office:value-type="float" office:value="33.198" calcext:value-type="float">
            <text:p>33,198</text:p>
          </table:table-cell>
          <table:table-cell office:value-type="float" office:value="18.707" calcext:value-type="float">
            <text:p>18,707</text:p>
          </table:table-cell>
        </table:table-row>
        <table:table-row table:style-name="ro1">
          <table:table-cell office:value-type="float" office:value="897.000000346452" calcext:value-type="float">
            <text:p>897</text:p>
          </table:table-cell>
          <table:table-cell office:value-type="float" office:value="33.197" calcext:value-type="float">
            <text:p>33,197</text:p>
          </table:table-cell>
          <table:table-cell office:value-type="float" office:value="18.706" calcext:value-type="float">
            <text:p>18,706</text:p>
          </table:table-cell>
        </table:table-row>
        <table:table-row table:style-name="ro1">
          <table:table-cell office:value-type="float" office:value="900.000000419095" calcext:value-type="float">
            <text:p>900</text:p>
          </table:table-cell>
          <table:table-cell office:value-type="float" office:value="33.196" calcext:value-type="float">
            <text:p>33,196</text:p>
          </table:table-cell>
          <table:table-cell office:value-type="float" office:value="18.706" calcext:value-type="float">
            <text:p>18,706</text:p>
          </table:table-cell>
        </table:table-row>
        <table:table-row table:style-name="ro1">
          <table:table-cell office:value-type="float" office:value="902.999999863096" calcext:value-type="float">
            <text:p>903</text:p>
          </table:table-cell>
          <table:table-cell office:value-type="float" office:value="33.194" calcext:value-type="float">
            <text:p>33,194</text:p>
          </table:table-cell>
          <table:table-cell office:value-type="float" office:value="18.705" calcext:value-type="float">
            <text:p>18,705</text:p>
          </table:table-cell>
        </table:table-row>
        <table:table-row table:style-name="ro1">
          <table:table-cell office:value-type="float" office:value="905.999999935739" calcext:value-type="float">
            <text:p>906</text:p>
          </table:table-cell>
          <table:table-cell office:value-type="float" office:value="33.193" calcext:value-type="float">
            <text:p>33,193</text:p>
          </table:table-cell>
          <table:table-cell office:value-type="float" office:value="18.704" calcext:value-type="float">
            <text:p>18,704</text:p>
          </table:table-cell>
        </table:table-row>
        <table:table-row table:style-name="ro1">
          <table:table-cell office:value-type="float" office:value="909.000000008382" calcext:value-type="float">
            <text:p>909</text:p>
          </table:table-cell>
          <table:table-cell office:value-type="float" office:value="33.192" calcext:value-type="float">
            <text:p>33,192</text:p>
          </table:table-cell>
          <table:table-cell office:value-type="float" office:value="18.703" calcext:value-type="float">
            <text:p>18,703</text:p>
          </table:table-cell>
        </table:table-row>
        <table:table-row table:style-name="ro1">
          <table:table-cell office:value-type="float" office:value="912.000000081025" calcext:value-type="float">
            <text:p>912</text:p>
          </table:table-cell>
          <table:table-cell office:value-type="float" office:value="33.191" calcext:value-type="float">
            <text:p>33,191</text:p>
          </table:table-cell>
          <table:table-cell office:value-type="float" office:value="18.702" calcext:value-type="float">
            <text:p>18,702</text:p>
          </table:table-cell>
        </table:table-row>
        <table:table-row table:style-name="ro1">
          <table:table-cell office:value-type="float" office:value="915.000000153668" calcext:value-type="float">
            <text:p>915</text:p>
          </table:table-cell>
          <table:table-cell office:value-type="float" office:value="33.19" calcext:value-type="float">
            <text:p>33,19</text:p>
          </table:table-cell>
          <table:table-cell office:value-type="float" office:value="18.701" calcext:value-type="float">
            <text:p>18,701</text:p>
          </table:table-cell>
        </table:table-row>
        <table:table-row table:style-name="ro1">
          <table:table-cell office:value-type="float" office:value="918.000000226311" calcext:value-type="float">
            <text:p>918</text:p>
          </table:table-cell>
          <table:table-cell office:value-type="float" office:value="33.189" calcext:value-type="float">
            <text:p>33,189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921.000000298955" calcext:value-type="float">
            <text:p>921</text:p>
          </table:table-cell>
          <table:table-cell office:value-type="float" office:value="33.188" calcext:value-type="float">
            <text:p>33,188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924.000000371598" calcext:value-type="float">
            <text:p>924</text:p>
          </table:table-cell>
          <table:table-cell office:value-type="float" office:value="33.187" calcext:value-type="float">
            <text:p>33,187</text:p>
          </table:table-cell>
          <table:table-cell office:value-type="float" office:value="18.699" calcext:value-type="float">
            <text:p>18,699</text:p>
          </table:table-cell>
        </table:table-row>
        <table:table-row table:style-name="ro1">
          <table:table-cell office:value-type="float" office:value="927.000000444241" calcext:value-type="float">
            <text:p>927</text:p>
          </table:table-cell>
          <table:table-cell office:value-type="float" office:value="33.187" calcext:value-type="float">
            <text:p>33,187</text:p>
          </table:table-cell>
          <table:table-cell office:value-type="float" office:value="18.698" calcext:value-type="float">
            <text:p>18,698</text:p>
          </table:table-cell>
        </table:table-row>
        <table:table-row table:style-name="ro1">
          <table:table-cell office:value-type="float" office:value="929.999999888241" calcext:value-type="float">
            <text:p>930</text:p>
          </table:table-cell>
          <table:table-cell office:value-type="float" office:value="33.186" calcext:value-type="float">
            <text:p>33,186</text:p>
          </table:table-cell>
          <table:table-cell office:value-type="float" office:value="18.697" calcext:value-type="float">
            <text:p>18,697</text:p>
          </table:table-cell>
        </table:table-row>
        <table:table-row table:style-name="ro1">
          <table:table-cell office:value-type="float" office:value="932.999999960884" calcext:value-type="float">
            <text:p>933</text:p>
          </table:table-cell>
          <table:table-cell office:value-type="float" office:value="33.185" calcext:value-type="float">
            <text:p>33,185</text:p>
          </table:table-cell>
          <table:table-cell office:value-type="float" office:value="18.696" calcext:value-type="float">
            <text:p>18,696</text:p>
          </table:table-cell>
        </table:table-row>
        <table:table-row table:style-name="ro1">
          <table:table-cell office:value-type="float" office:value="936.000000033528" calcext:value-type="float">
            <text:p>936</text:p>
          </table:table-cell>
          <table:table-cell office:value-type="float" office:value="33.184" calcext:value-type="float">
            <text:p>33,184</text:p>
          </table:table-cell>
          <table:table-cell office:value-type="float" office:value="18.696" calcext:value-type="float">
            <text:p>18,696</text:p>
          </table:table-cell>
        </table:table-row>
        <table:table-row table:style-name="ro1">
          <table:table-cell office:value-type="float" office:value="939.000000106171" calcext:value-type="float">
            <text:p>939</text:p>
          </table:table-cell>
          <table:table-cell office:value-type="float" office:value="33.183" calcext:value-type="float">
            <text:p>33,183</text:p>
          </table:table-cell>
          <table:table-cell office:value-type="float" office:value="18.695" calcext:value-type="float">
            <text:p>18,695</text:p>
          </table:table-cell>
        </table:table-row>
        <table:table-row table:style-name="ro1">
          <table:table-cell office:value-type="float" office:value="942.000000178814" calcext:value-type="float">
            <text:p>942</text:p>
          </table:table-cell>
          <table:table-cell office:value-type="float" office:value="33.182" calcext:value-type="float">
            <text:p>33,182</text:p>
          </table:table-cell>
          <table:table-cell office:value-type="float" office:value="18.694" calcext:value-type="float">
            <text:p>18,694</text:p>
          </table:table-cell>
        </table:table-row>
        <table:table-row table:style-name="ro1">
          <table:table-cell office:value-type="float" office:value="945.000000251457" calcext:value-type="float">
            <text:p>945</text:p>
          </table:table-cell>
          <table:table-cell office:value-type="float" office:value="33.182" calcext:value-type="float">
            <text:p>33,182</text:p>
          </table:table-cell>
          <table:table-cell office:value-type="float" office:value="18.693" calcext:value-type="float">
            <text:p>18,693</text:p>
          </table:table-cell>
        </table:table-row>
        <table:table-row table:style-name="ro1">
          <table:table-cell office:value-type="float" office:value="948.0000003241" calcext:value-type="float">
            <text:p>948</text:p>
          </table:table-cell>
          <table:table-cell office:value-type="float" office:value="33.181" calcext:value-type="float">
            <text:p>33,181</text:p>
          </table:table-cell>
          <table:table-cell office:value-type="float" office:value="18.693" calcext:value-type="float">
            <text:p>18,693</text:p>
          </table:table-cell>
        </table:table-row>
        <table:table-row table:style-name="ro1">
          <table:table-cell office:value-type="float" office:value="951.000000396743" calcext:value-type="float">
            <text:p>951</text:p>
          </table:table-cell>
          <table:table-cell office:value-type="float" office:value="33.18" calcext:value-type="float">
            <text:p>33,18</text:p>
          </table:table-cell>
          <table:table-cell office:value-type="float" office:value="18.692" calcext:value-type="float">
            <text:p>18,692</text:p>
          </table:table-cell>
        </table:table-row>
        <table:table-row table:style-name="ro1">
          <table:table-cell office:value-type="float" office:value="953.999999840744" calcext:value-type="float">
            <text:p>954</text:p>
          </table:table-cell>
          <table:table-cell office:value-type="float" office:value="33.18" calcext:value-type="float">
            <text:p>33,18</text:p>
          </table:table-cell>
          <table:table-cell office:value-type="float" office:value="18.691" calcext:value-type="float">
            <text:p>18,691</text:p>
          </table:table-cell>
        </table:table-row>
        <table:table-row table:style-name="ro1">
          <table:table-cell office:value-type="float" office:value="956.999999913387" calcext:value-type="float">
            <text:p>957</text:p>
          </table:table-cell>
          <table:table-cell office:value-type="float" office:value="33.179" calcext:value-type="float">
            <text:p>33,179</text:p>
          </table:table-cell>
          <table:table-cell office:value-type="float" office:value="18.691" calcext:value-type="float">
            <text:p>18,691</text:p>
          </table:table-cell>
        </table:table-row>
        <table:table-row table:style-name="ro1">
          <table:table-cell office:value-type="float" office:value="959.99999998603" calcext:value-type="float">
            <text:p>960</text:p>
          </table:table-cell>
          <table:table-cell office:value-type="float" office:value="33.178" calcext:value-type="float">
            <text:p>33,178</text:p>
          </table:table-cell>
          <table:table-cell office:value-type="float" office:value="18.69" calcext:value-type="float">
            <text:p>18,69</text:p>
          </table:table-cell>
        </table:table-row>
        <table:table-row table:style-name="ro1">
          <table:table-cell office:value-type="float" office:value="963.000000058673" calcext:value-type="float">
            <text:p>963</text:p>
          </table:table-cell>
          <table:table-cell office:value-type="float" office:value="33.178" calcext:value-type="float">
            <text:p>33,178</text:p>
          </table:table-cell>
          <table:table-cell office:value-type="float" office:value="18.689" calcext:value-type="float">
            <text:p>18,689</text:p>
          </table:table-cell>
        </table:table-row>
        <table:table-row table:style-name="ro1">
          <table:table-cell office:value-type="float" office:value="966.000000131317" calcext:value-type="float">
            <text:p>966</text:p>
          </table:table-cell>
          <table:table-cell office:value-type="float" office:value="33.177" calcext:value-type="float">
            <text:p>33,177</text:p>
          </table:table-cell>
          <table:table-cell office:value-type="float" office:value="18.689" calcext:value-type="float">
            <text:p>18,689</text:p>
          </table:table-cell>
        </table:table-row>
        <table:table-row table:style-name="ro1">
          <table:table-cell office:value-type="float" office:value="969.00000020396" calcext:value-type="float">
            <text:p>969</text:p>
          </table:table-cell>
          <table:table-cell office:value-type="float" office:value="33.177" calcext:value-type="float">
            <text:p>33,177</text:p>
          </table:table-cell>
          <table:table-cell office:value-type="float" office:value="18.688" calcext:value-type="float">
            <text:p>18,688</text:p>
          </table:table-cell>
        </table:table-row>
        <table:table-row table:style-name="ro1">
          <table:table-cell office:value-type="float" office:value="972.000000276603" calcext:value-type="float">
            <text:p>972</text:p>
          </table:table-cell>
          <table:table-cell office:value-type="float" office:value="33.176" calcext:value-type="float">
            <text:p>33,176</text:p>
          </table:table-cell>
          <table:table-cell office:value-type="float" office:value="18.687" calcext:value-type="float">
            <text:p>18,687</text:p>
          </table:table-cell>
        </table:table-row>
        <table:table-row table:style-name="ro1">
          <table:table-cell office:value-type="float" office:value="975.000000349246" calcext:value-type="float">
            <text:p>975</text:p>
          </table:table-cell>
          <table:table-cell office:value-type="float" office:value="33.175" calcext:value-type="float">
            <text:p>33,175</text:p>
          </table:table-cell>
          <table:table-cell office:value-type="float" office:value="18.687" calcext:value-type="float">
            <text:p>18,687</text:p>
          </table:table-cell>
        </table:table-row>
        <table:table-row table:style-name="ro1">
          <table:table-cell office:value-type="float" office:value="978.000000421889" calcext:value-type="float">
            <text:p>978</text:p>
          </table:table-cell>
          <table:table-cell office:value-type="float" office:value="33.175" calcext:value-type="float">
            <text:p>33,175</text:p>
          </table:table-cell>
          <table:table-cell office:value-type="float" office:value="18.686" calcext:value-type="float">
            <text:p>18,686</text:p>
          </table:table-cell>
        </table:table-row>
        <table:table-row table:style-name="ro1">
          <table:table-cell office:value-type="float" office:value="980.99999986589" calcext:value-type="float">
            <text:p>981</text:p>
          </table:table-cell>
          <table:table-cell office:value-type="float" office:value="33.174" calcext:value-type="float">
            <text:p>33,174</text:p>
          </table:table-cell>
          <table:table-cell office:value-type="float" office:value="18.686" calcext:value-type="float">
            <text:p>18,686</text:p>
          </table:table-cell>
        </table:table-row>
        <table:table-row table:style-name="ro1">
          <table:table-cell office:value-type="float" office:value="983.999999938533" calcext:value-type="float">
            <text:p>984</text:p>
          </table:table-cell>
          <table:table-cell office:value-type="float" office:value="33.174" calcext:value-type="float">
            <text:p>33,174</text:p>
          </table:table-cell>
          <table:table-cell office:value-type="float" office:value="18.685" calcext:value-type="float">
            <text:p>18,685</text:p>
          </table:table-cell>
        </table:table-row>
        <table:table-row table:style-name="ro1">
          <table:table-cell office:value-type="float" office:value="987.000000011176" calcext:value-type="float">
            <text:p>987</text:p>
          </table:table-cell>
          <table:table-cell office:value-type="float" office:value="33.173" calcext:value-type="float">
            <text:p>33,173</text:p>
          </table:table-cell>
          <table:table-cell office:value-type="float" office:value="18.684" calcext:value-type="float">
            <text:p>18,684</text:p>
          </table:table-cell>
        </table:table-row>
        <table:table-row table:style-name="ro1">
          <table:table-cell office:value-type="float" office:value="990.000000083819" calcext:value-type="float">
            <text:p>990</text:p>
          </table:table-cell>
          <table:table-cell office:value-type="float" office:value="33.173" calcext:value-type="float">
            <text:p>33,173</text:p>
          </table:table-cell>
          <table:table-cell office:value-type="float" office:value="18.684" calcext:value-type="float">
            <text:p>18,684</text:p>
          </table:table-cell>
        </table:table-row>
        <table:table-row table:style-name="ro1">
          <table:table-cell office:value-type="float" office:value="993.000000156462" calcext:value-type="float">
            <text:p>993</text:p>
          </table:table-cell>
          <table:table-cell office:value-type="float" office:value="33.173" calcext:value-type="float">
            <text:p>33,173</text:p>
          </table:table-cell>
          <table:table-cell office:value-type="float" office:value="18.683" calcext:value-type="float">
            <text:p>18,683</text:p>
          </table:table-cell>
        </table:table-row>
        <table:table-row table:style-name="ro1">
          <table:table-cell office:value-type="float" office:value="996.000000229105" calcext:value-type="float">
            <text:p>996</text:p>
          </table:table-cell>
          <table:table-cell office:value-type="float" office:value="33.172" calcext:value-type="float">
            <text:p>33,172</text:p>
          </table:table-cell>
          <table:table-cell office:value-type="float" office:value="18.683" calcext:value-type="float">
            <text:p>18,683</text:p>
          </table:table-cell>
        </table:table-row>
        <table:table-row table:style-name="ro1">
          <table:table-cell office:value-type="float" office:value="999.000000301749" calcext:value-type="float">
            <text:p>999</text:p>
          </table:table-cell>
          <table:table-cell office:value-type="float" office:value="33.172" calcext:value-type="float">
            <text:p>33,172</text:p>
          </table:table-cell>
          <table:table-cell office:value-type="float" office:value="18.702" calcext:value-type="float">
            <text:p>18,702</text:p>
          </table:table-cell>
        </table:table-row>
        <table:table-row table:style-name="ro1">
          <table:table-cell office:value-type="float" office:value="1002.00000037439" calcext:value-type="float">
            <text:p>1002</text:p>
          </table:table-cell>
          <table:table-cell office:value-type="float" office:value="33.171" calcext:value-type="float">
            <text:p>33,171</text:p>
          </table:table-cell>
          <table:table-cell office:value-type="float" office:value="18.761" calcext:value-type="float">
            <text:p>18,761</text:p>
          </table:table-cell>
        </table:table-row>
        <table:table-row table:style-name="ro1">
          <table:table-cell office:value-type="float" office:value="1005.00000044703" calcext:value-type="float">
            <text:p>1005</text:p>
          </table:table-cell>
          <table:table-cell office:value-type="float" office:value="33.171" calcext:value-type="float">
            <text:p>33,171</text:p>
          </table:table-cell>
          <table:table-cell office:value-type="float" office:value="18.819" calcext:value-type="float">
            <text:p>18,819</text:p>
          </table:table-cell>
        </table:table-row>
        <table:table-row table:style-name="ro1">
          <table:table-cell office:value-type="float" office:value="1007.99999989104" calcext:value-type="float">
            <text:p>1008</text:p>
          </table:table-cell>
          <table:table-cell office:value-type="float" office:value="33.17" calcext:value-type="float">
            <text:p>33,17</text:p>
          </table:table-cell>
          <table:table-cell office:value-type="float" office:value="18.876" calcext:value-type="float">
            <text:p>18,876</text:p>
          </table:table-cell>
        </table:table-row>
        <table:table-row table:style-name="ro1">
          <table:table-cell office:value-type="float" office:value="1010.99999996368" calcext:value-type="float">
            <text:p>1011</text:p>
          </table:table-cell>
          <table:table-cell office:value-type="float" office:value="33.17" calcext:value-type="float">
            <text:p>33,17</text:p>
          </table:table-cell>
          <table:table-cell office:value-type="float" office:value="18.932" calcext:value-type="float">
            <text:p>18,932</text:p>
          </table:table-cell>
        </table:table-row>
        <table:table-row table:style-name="ro1">
          <table:table-cell office:value-type="float" office:value="1014.00000003632" calcext:value-type="float">
            <text:p>1014</text:p>
          </table:table-cell>
          <table:table-cell office:value-type="float" office:value="33.17" calcext:value-type="float">
            <text:p>33,17</text:p>
          </table:table-cell>
          <table:table-cell office:value-type="float" office:value="18.988" calcext:value-type="float">
            <text:p>18,988</text:p>
          </table:table-cell>
        </table:table-row>
        <table:table-row table:style-name="ro1">
          <table:table-cell office:value-type="float" office:value="1017.00000010896" calcext:value-type="float">
            <text:p>1017</text:p>
          </table:table-cell>
          <table:table-cell office:value-type="float" office:value="33.169" calcext:value-type="float">
            <text:p>33,169</text:p>
          </table:table-cell>
          <table:table-cell office:value-type="float" office:value="19.042" calcext:value-type="float">
            <text:p>19,042</text:p>
          </table:table-cell>
        </table:table-row>
        <table:table-row table:style-name="ro1">
          <table:table-cell office:value-type="float" office:value="1020.00000018161" calcext:value-type="float">
            <text:p>1020</text:p>
          </table:table-cell>
          <table:table-cell office:value-type="float" office:value="33.169" calcext:value-type="float">
            <text:p>33,169</text:p>
          </table:table-cell>
          <table:table-cell office:value-type="float" office:value="19.096" calcext:value-type="float">
            <text:p>19,096</text:p>
          </table:table-cell>
        </table:table-row>
        <table:table-row table:style-name="ro1">
          <table:table-cell office:value-type="float" office:value="1023.00000025425" calcext:value-type="float">
            <text:p>1023</text:p>
          </table:table-cell>
          <table:table-cell office:value-type="float" office:value="33.169" calcext:value-type="float">
            <text:p>33,169</text:p>
          </table:table-cell>
          <table:table-cell office:value-type="float" office:value="19.149" calcext:value-type="float">
            <text:p>19,149</text:p>
          </table:table-cell>
        </table:table-row>
        <table:table-row table:style-name="ro1">
          <table:table-cell office:value-type="float" office:value="1026.00000032689" calcext:value-type="float">
            <text:p>1026</text:p>
          </table:table-cell>
          <table:table-cell office:value-type="float" office:value="33.168" calcext:value-type="float">
            <text:p>33,168</text:p>
          </table:table-cell>
          <table:table-cell office:value-type="float" office:value="19.201" calcext:value-type="float">
            <text:p>19,201</text:p>
          </table:table-cell>
        </table:table-row>
        <table:table-row table:style-name="ro1">
          <table:table-cell office:value-type="float" office:value="1029.00000039954" calcext:value-type="float">
            <text:p>1029</text:p>
          </table:table-cell>
          <table:table-cell office:value-type="float" office:value="33.168" calcext:value-type="float">
            <text:p>33,168</text:p>
          </table:table-cell>
          <table:table-cell office:value-type="float" office:value="19.252" calcext:value-type="float">
            <text:p>19,252</text:p>
          </table:table-cell>
        </table:table-row>
        <table:table-row table:style-name="ro1">
          <table:table-cell office:value-type="float" office:value="1031.99999984354" calcext:value-type="float">
            <text:p>1032</text:p>
          </table:table-cell>
          <table:table-cell office:value-type="float" office:value="33.168" calcext:value-type="float">
            <text:p>33,168</text:p>
          </table:table-cell>
          <table:table-cell office:value-type="float" office:value="19.303" calcext:value-type="float">
            <text:p>19,303</text:p>
          </table:table-cell>
        </table:table-row>
        <table:table-row table:style-name="ro1">
          <table:table-cell office:value-type="float" office:value="1034.99999991618" calcext:value-type="float">
            <text:p>1035</text:p>
          </table:table-cell>
          <table:table-cell office:value-type="float" office:value="33.167" calcext:value-type="float">
            <text:p>33,167</text:p>
          </table:table-cell>
          <table:table-cell office:value-type="float" office:value="19.353" calcext:value-type="float">
            <text:p>19,353</text:p>
          </table:table-cell>
        </table:table-row>
        <table:table-row table:style-name="ro1">
          <table:table-cell office:value-type="float" office:value="1037.99999998882" calcext:value-type="float">
            <text:p>1038</text:p>
          </table:table-cell>
          <table:table-cell office:value-type="float" office:value="33.167" calcext:value-type="float">
            <text:p>33,167</text:p>
          </table:table-cell>
          <table:table-cell office:value-type="float" office:value="19.402" calcext:value-type="float">
            <text:p>19,402</text:p>
          </table:table-cell>
        </table:table-row>
        <table:table-row table:style-name="ro1">
          <table:table-cell office:value-type="float" office:value="1041.00000006147" calcext:value-type="float">
            <text:p>1041</text:p>
          </table:table-cell>
          <table:table-cell office:value-type="float" office:value="33.167" calcext:value-type="float">
            <text:p>33,167</text:p>
          </table:table-cell>
          <table:table-cell office:value-type="float" office:value="19.45" calcext:value-type="float">
            <text:p>19,45</text:p>
          </table:table-cell>
        </table:table-row>
        <table:table-row table:style-name="ro1">
          <table:table-cell office:value-type="float" office:value="1044.00000013411" calcext:value-type="float">
            <text:p>1044</text:p>
          </table:table-cell>
          <table:table-cell office:value-type="float" office:value="33.167" calcext:value-type="float">
            <text:p>33,167</text:p>
          </table:table-cell>
          <table:table-cell office:value-type="float" office:value="19.498" calcext:value-type="float">
            <text:p>19,498</text:p>
          </table:table-cell>
        </table:table-row>
        <table:table-row table:style-name="ro1">
          <table:table-cell office:value-type="float" office:value="1047.00000020675" calcext:value-type="float">
            <text:p>1047</text:p>
          </table:table-cell>
          <table:table-cell office:value-type="float" office:value="33.166" calcext:value-type="float">
            <text:p>33,166</text:p>
          </table:table-cell>
          <table:table-cell office:value-type="float" office:value="19.545" calcext:value-type="float">
            <text:p>19,545</text:p>
          </table:table-cell>
        </table:table-row>
        <table:table-row table:style-name="ro1">
          <table:table-cell office:value-type="float" office:value="1050.0000002794" calcext:value-type="float">
            <text:p>1050</text:p>
          </table:table-cell>
          <table:table-cell office:value-type="float" office:value="33.166" calcext:value-type="float">
            <text:p>33,166</text:p>
          </table:table-cell>
          <table:table-cell office:value-type="float" office:value="19.591" calcext:value-type="float">
            <text:p>19,591</text:p>
          </table:table-cell>
        </table:table-row>
        <table:table-row table:style-name="ro1">
          <table:table-cell office:value-type="float" office:value="1053.00000035204" calcext:value-type="float">
            <text:p>1053</text:p>
          </table:table-cell>
          <table:table-cell office:value-type="float" office:value="33.166" calcext:value-type="float">
            <text:p>33,166</text:p>
          </table:table-cell>
          <table:table-cell office:value-type="float" office:value="19.636" calcext:value-type="float">
            <text:p>19,636</text:p>
          </table:table-cell>
        </table:table-row>
        <table:table-row table:style-name="ro1">
          <table:table-cell office:value-type="float" office:value="1056.00000042468" calcext:value-type="float">
            <text:p>1056</text:p>
          </table:table-cell>
          <table:table-cell office:value-type="float" office:value="33.166" calcext:value-type="float">
            <text:p>33,166</text:p>
          </table:table-cell>
          <table:table-cell office:value-type="float" office:value="19.681" calcext:value-type="float">
            <text:p>19,681</text:p>
          </table:table-cell>
        </table:table-row>
        <table:table-row table:style-name="ro1">
          <table:table-cell office:value-type="float" office:value="1058.99999986868" calcext:value-type="float">
            <text:p>1059</text:p>
          </table:table-cell>
          <table:table-cell office:value-type="float" office:value="33.165" calcext:value-type="float">
            <text:p>33,165</text:p>
          </table:table-cell>
          <table:table-cell office:value-type="float" office:value="19.725" calcext:value-type="float">
            <text:p>19,725</text:p>
          </table:table-cell>
        </table:table-row>
        <table:table-row table:style-name="ro1">
          <table:table-cell office:value-type="float" office:value="1061.99999994133" calcext:value-type="float">
            <text:p>1062</text:p>
          </table:table-cell>
          <table:table-cell office:value-type="float" office:value="33.165" calcext:value-type="float">
            <text:p>33,165</text:p>
          </table:table-cell>
          <table:table-cell office:value-type="float" office:value="19.769" calcext:value-type="float">
            <text:p>19,769</text:p>
          </table:table-cell>
        </table:table-row>
        <table:table-row table:style-name="ro1">
          <table:table-cell office:value-type="float" office:value="1065.00000001397" calcext:value-type="float">
            <text:p>1065</text:p>
          </table:table-cell>
          <table:table-cell office:value-type="float" office:value="33.165" calcext:value-type="float">
            <text:p>33,165</text:p>
          </table:table-cell>
          <table:table-cell office:value-type="float" office:value="19.812" calcext:value-type="float">
            <text:p>19,812</text:p>
          </table:table-cell>
        </table:table-row>
        <table:table-row table:style-name="ro1">
          <table:table-cell office:value-type="float" office:value="1068.00000008661" calcext:value-type="float">
            <text:p>1068</text:p>
          </table:table-cell>
          <table:table-cell office:value-type="float" office:value="33.165" calcext:value-type="float">
            <text:p>33,165</text:p>
          </table:table-cell>
          <table:table-cell office:value-type="float" office:value="19.854" calcext:value-type="float">
            <text:p>19,854</text:p>
          </table:table-cell>
        </table:table-row>
        <table:table-row table:style-name="ro1">
          <table:table-cell office:value-type="float" office:value="1071.00000015926" calcext:value-type="float">
            <text:p>1071</text:p>
          </table:table-cell>
          <table:table-cell office:value-type="float" office:value="33.165" calcext:value-type="float">
            <text:p>33,165</text:p>
          </table:table-cell>
          <table:table-cell office:value-type="float" office:value="19.896" calcext:value-type="float">
            <text:p>19,896</text:p>
          </table:table-cell>
        </table:table-row>
        <table:table-row table:style-name="ro1">
          <table:table-cell office:value-type="float" office:value="1074.0000002319" calcext:value-type="float">
            <text:p>1074</text:p>
          </table:table-cell>
          <table:table-cell office:value-type="float" office:value="33.164" calcext:value-type="float">
            <text:p>33,164</text:p>
          </table:table-cell>
          <table:table-cell office:value-type="float" office:value="19.937" calcext:value-type="float">
            <text:p>19,937</text:p>
          </table:table-cell>
        </table:table-row>
        <table:table-row table:style-name="ro1">
          <table:table-cell office:value-type="float" office:value="1077.00000030454" calcext:value-type="float">
            <text:p>1077</text:p>
          </table:table-cell>
          <table:table-cell office:value-type="float" office:value="33.164" calcext:value-type="float">
            <text:p>33,164</text:p>
          </table:table-cell>
          <table:table-cell office:value-type="float" office:value="19.977" calcext:value-type="float">
            <text:p>19,977</text:p>
          </table:table-cell>
        </table:table-row>
        <table:table-row table:style-name="ro1">
          <table:table-cell office:value-type="float" office:value="1080.00000037719" calcext:value-type="float">
            <text:p>1080</text:p>
          </table:table-cell>
          <table:table-cell office:value-type="float" office:value="33.164" calcext:value-type="float">
            <text:p>33,164</text:p>
          </table:table-cell>
          <table:table-cell office:value-type="float" office:value="20.017" calcext:value-type="float">
            <text:p>20,017</text:p>
          </table:table-cell>
        </table:table-row>
        <table:table-row table:style-name="ro1">
          <table:table-cell office:value-type="float" office:value="1083.00000044983" calcext:value-type="float">
            <text:p>1083</text:p>
          </table:table-cell>
          <table:table-cell office:value-type="float" office:value="33.164" calcext:value-type="float">
            <text:p>33,164</text:p>
          </table:table-cell>
          <table:table-cell office:value-type="float" office:value="20.056" calcext:value-type="float">
            <text:p>20,056</text:p>
          </table:table-cell>
        </table:table-row>
        <table:table-row table:style-name="ro1">
          <table:table-cell office:value-type="float" office:value="1085.99999989383" calcext:value-type="float">
            <text:p>1086</text:p>
          </table:table-cell>
          <table:table-cell office:value-type="float" office:value="33.164" calcext:value-type="float">
            <text:p>33,164</text:p>
          </table:table-cell>
          <table:table-cell office:value-type="float" office:value="20.095" calcext:value-type="float">
            <text:p>20,095</text:p>
          </table:table-cell>
        </table:table-row>
        <table:table-row table:style-name="ro1">
          <table:table-cell office:value-type="float" office:value="1088.99999996647" calcext:value-type="float">
            <text:p>1089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133" calcext:value-type="float">
            <text:p>20,133</text:p>
          </table:table-cell>
        </table:table-row>
        <table:table-row table:style-name="ro1">
          <table:table-cell office:value-type="float" office:value="1092.00000003912" calcext:value-type="float">
            <text:p>1092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17" calcext:value-type="float">
            <text:p>20,17</text:p>
          </table:table-cell>
        </table:table-row>
        <table:table-row table:style-name="ro1">
          <table:table-cell office:value-type="float" office:value="1095.00000011176" calcext:value-type="float">
            <text:p>1095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207" calcext:value-type="float">
            <text:p>20,207</text:p>
          </table:table-cell>
        </table:table-row>
        <table:table-row table:style-name="ro1">
          <table:table-cell office:value-type="float" office:value="1098.0000001844" calcext:value-type="float">
            <text:p>1098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244" calcext:value-type="float">
            <text:p>20,244</text:p>
          </table:table-cell>
        </table:table-row>
        <table:table-row table:style-name="ro1">
          <table:table-cell office:value-type="float" office:value="1101.00000025705" calcext:value-type="float">
            <text:p>1101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28" calcext:value-type="float">
            <text:p>20,28</text:p>
          </table:table-cell>
        </table:table-row>
        <table:table-row table:style-name="ro1">
          <table:table-cell office:value-type="float" office:value="1104.00000032969" calcext:value-type="float">
            <text:p>1104</text:p>
          </table:table-cell>
          <table:table-cell office:value-type="float" office:value="33.163" calcext:value-type="float">
            <text:p>33,163</text:p>
          </table:table-cell>
          <table:table-cell office:value-type="float" office:value="20.315" calcext:value-type="float">
            <text:p>20,315</text:p>
          </table:table-cell>
        </table:table-row>
        <table:table-row table:style-name="ro1">
          <table:table-cell office:value-type="float" office:value="1107.00000040233" calcext:value-type="float">
            <text:p>1107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35" calcext:value-type="float">
            <text:p>20,35</text:p>
          </table:table-cell>
        </table:table-row>
        <table:table-row table:style-name="ro1">
          <table:table-cell office:value-type="float" office:value="1109.99999984633" calcext:value-type="float">
            <text:p>1110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384" calcext:value-type="float">
            <text:p>20,384</text:p>
          </table:table-cell>
        </table:table-row>
        <table:table-row table:style-name="ro1">
          <table:table-cell office:value-type="float" office:value="1112.99999991898" calcext:value-type="float">
            <text:p>1113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418" calcext:value-type="float">
            <text:p>20,418</text:p>
          </table:table-cell>
        </table:table-row>
        <table:table-row table:style-name="ro1">
          <table:table-cell office:value-type="float" office:value="1115.99999999162" calcext:value-type="float">
            <text:p>1116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452" calcext:value-type="float">
            <text:p>20,452</text:p>
          </table:table-cell>
        </table:table-row>
        <table:table-row table:style-name="ro1">
          <table:table-cell office:value-type="float" office:value="1119.00000006426" calcext:value-type="float">
            <text:p>1119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485" calcext:value-type="float">
            <text:p>20,485</text:p>
          </table:table-cell>
        </table:table-row>
        <table:table-row table:style-name="ro1">
          <table:table-cell office:value-type="float" office:value="1122.0000001369" calcext:value-type="float">
            <text:p>1122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517" calcext:value-type="float">
            <text:p>20,517</text:p>
          </table:table-cell>
        </table:table-row>
        <table:table-row table:style-name="ro1">
          <table:table-cell office:value-type="float" office:value="1125.00000020955" calcext:value-type="float">
            <text:p>1125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549" calcext:value-type="float">
            <text:p>20,549</text:p>
          </table:table-cell>
        </table:table-row>
        <table:table-row table:style-name="ro1">
          <table:table-cell office:value-type="float" office:value="1128.00000028219" calcext:value-type="float">
            <text:p>1128</text:p>
          </table:table-cell>
          <table:table-cell office:value-type="float" office:value="33.162" calcext:value-type="float">
            <text:p>33,162</text:p>
          </table:table-cell>
          <table:table-cell office:value-type="float" office:value="20.58" calcext:value-type="float">
            <text:p>20,58</text:p>
          </table:table-cell>
        </table:table-row>
        <table:table-row table:style-name="ro1">
          <table:table-cell office:value-type="float" office:value="1131.00000035483" calcext:value-type="float">
            <text:p>1131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611" calcext:value-type="float">
            <text:p>20,611</text:p>
          </table:table-cell>
        </table:table-row>
        <table:table-row table:style-name="ro1">
          <table:table-cell office:value-type="float" office:value="1134.00000042748" calcext:value-type="float">
            <text:p>1134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642" calcext:value-type="float">
            <text:p>20,642</text:p>
          </table:table-cell>
        </table:table-row>
        <table:table-row table:style-name="ro1">
          <table:table-cell office:value-type="float" office:value="1136.99999987148" calcext:value-type="float">
            <text:p>1137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672" calcext:value-type="float">
            <text:p>20,672</text:p>
          </table:table-cell>
        </table:table-row>
        <table:table-row table:style-name="ro1">
          <table:table-cell office:value-type="float" office:value="1139.99999994412" calcext:value-type="float">
            <text:p>1140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702" calcext:value-type="float">
            <text:p>20,702</text:p>
          </table:table-cell>
        </table:table-row>
        <table:table-row table:style-name="ro1">
          <table:table-cell office:value-type="float" office:value="1143.00000001676" calcext:value-type="float">
            <text:p>1143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731" calcext:value-type="float">
            <text:p>20,731</text:p>
          </table:table-cell>
        </table:table-row>
        <table:table-row table:style-name="ro1">
          <table:table-cell office:value-type="float" office:value="1146.00000008941" calcext:value-type="float">
            <text:p>1146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76" calcext:value-type="float">
            <text:p>20,76</text:p>
          </table:table-cell>
        </table:table-row>
        <table:table-row table:style-name="ro1">
          <table:table-cell office:value-type="float" office:value="1149.00000016205" calcext:value-type="float">
            <text:p>1149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788" calcext:value-type="float">
            <text:p>20,788</text:p>
          </table:table-cell>
        </table:table-row>
        <table:table-row table:style-name="ro1">
          <table:table-cell office:value-type="float" office:value="1152.00000023469" calcext:value-type="float">
            <text:p>1152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816" calcext:value-type="float">
            <text:p>20,816</text:p>
          </table:table-cell>
        </table:table-row>
        <table:table-row table:style-name="ro1">
          <table:table-cell office:value-type="float" office:value="1155.00000030734" calcext:value-type="float">
            <text:p>1155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844" calcext:value-type="float">
            <text:p>20,844</text:p>
          </table:table-cell>
        </table:table-row>
        <table:table-row table:style-name="ro1">
          <table:table-cell office:value-type="float" office:value="1158.00000037998" calcext:value-type="float">
            <text:p>1158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871" calcext:value-type="float">
            <text:p>20,871</text:p>
          </table:table-cell>
        </table:table-row>
        <table:table-row table:style-name="ro1">
          <table:table-cell office:value-type="float" office:value="1161.00000045262" calcext:value-type="float">
            <text:p>1161</text:p>
          </table:table-cell>
          <table:table-cell office:value-type="float" office:value="33.161" calcext:value-type="float">
            <text:p>33,161</text:p>
          </table:table-cell>
          <table:table-cell office:value-type="float" office:value="20.898" calcext:value-type="float">
            <text:p>20,898</text:p>
          </table:table-cell>
        </table:table-row>
        <table:table-row table:style-name="ro1">
          <table:table-cell office:value-type="float" office:value="1163.99999989662" calcext:value-type="float">
            <text:p>1164</text:p>
          </table:table-cell>
          <table:table-cell office:value-type="float" office:value="33.16" calcext:value-type="float">
            <text:p>33,16</text:p>
          </table:table-cell>
          <table:table-cell office:value-type="float" office:value="20.924" calcext:value-type="float">
            <text:p>20,924</text:p>
          </table:table-cell>
        </table:table-row>
        <table:table-row table:style-name="ro1">
          <table:table-cell office:value-type="float" office:value="1166.99999996927" calcext:value-type="float">
            <text:p>1167</text:p>
          </table:table-cell>
          <table:table-cell office:value-type="float" office:value="33.16" calcext:value-type="float">
            <text:p>33,16</text:p>
          </table:table-cell>
          <table:table-cell office:value-type="float" office:value="20.951" calcext:value-type="float">
            <text:p>20,951</text:p>
          </table:table-cell>
        </table:table-row>
        <table:table-row table:style-name="ro1">
          <table:table-cell office:value-type="float" office:value="1170.00000004191" calcext:value-type="float">
            <text:p>1170</text:p>
          </table:table-cell>
          <table:table-cell office:value-type="float" office:value="33.16" calcext:value-type="float">
            <text:p>33,16</text:p>
          </table:table-cell>
          <table:table-cell office:value-type="float" office:value="20.976" calcext:value-type="float">
            <text:p>20,976</text:p>
          </table:table-cell>
        </table:table-row>
        <table:table-row table:style-name="ro1">
          <table:table-cell office:value-type="float" office:value="1173.00000011455" calcext:value-type="float">
            <text:p>1173</text:p>
          </table:table-cell>
          <table:table-cell office:value-type="float" office:value="33.16" calcext:value-type="float">
            <text:p>33,16</text:p>
          </table:table-cell>
          <table:table-cell office:value-type="float" office:value="21.002" calcext:value-type="float">
            <text:p>21,002</text:p>
          </table:table-cell>
        </table:table-row>
        <table:table-row table:style-name="ro1">
          <table:table-cell office:value-type="float" office:value="1176.0000001872" calcext:value-type="float">
            <text:p>1176</text:p>
          </table:table-cell>
          <table:table-cell office:value-type="float" office:value="33.16" calcext:value-type="float">
            <text:p>33,16</text:p>
          </table:table-cell>
          <table:table-cell office:value-type="float" office:value="21.026" calcext:value-type="float">
            <text:p>21,026</text:p>
          </table:table-cell>
        </table:table-row>
        <table:table-row table:style-name="ro1">
          <table:table-cell office:value-type="float" office:value="1179.00000025984" calcext:value-type="float">
            <text:p>1179</text:p>
          </table:table-cell>
          <table:table-cell office:value-type="float" office:value="33.16" calcext:value-type="float">
            <text:p>33,16</text:p>
          </table:table-cell>
          <table:table-cell office:value-type="float" office:value="21.051" calcext:value-type="float">
            <text:p>21,051</text:p>
          </table:table-cell>
        </table:table-row>
        <table:table-row table:style-name="ro1">
          <table:table-cell office:value-type="float" office:value="1182.00000033248" calcext:value-type="float">
            <text:p>1182</text:p>
          </table:table-cell>
          <table:table-cell office:value-type="float" office:value="33.16" calcext:value-type="float">
            <text:p>33,16</text:p>
          </table:table-cell>
          <table:table-cell office:value-type="float" office:value="21.075" calcext:value-type="float">
            <text:p>21,075</text:p>
          </table:table-cell>
        </table:table-row>
        <table:table-row table:style-name="ro1">
          <table:table-cell office:value-type="float" office:value="1185.00000040513" calcext:value-type="float">
            <text:p>1185</text:p>
          </table:table-cell>
          <table:table-cell office:value-type="float" office:value="33.16" calcext:value-type="float">
            <text:p>33,16</text:p>
          </table:table-cell>
          <table:table-cell office:value-type="float" office:value="21.099" calcext:value-type="float">
            <text:p>21,099</text:p>
          </table:table-cell>
        </table:table-row>
        <table:table-row table:style-name="ro1">
          <table:table-cell office:value-type="float" office:value="1187.99999984913" calcext:value-type="float">
            <text:p>1188</text:p>
          </table:table-cell>
          <table:table-cell office:value-type="float" office:value="33.16" calcext:value-type="float">
            <text:p>33,16</text:p>
          </table:table-cell>
          <table:table-cell office:value-type="float" office:value="21.123" calcext:value-type="float">
            <text:p>21,123</text:p>
          </table:table-cell>
        </table:table-row>
        <table:table-row table:style-name="ro1">
          <table:table-cell office:value-type="float" office:value="1190.99999992177" calcext:value-type="float">
            <text:p>1191</text:p>
          </table:table-cell>
          <table:table-cell office:value-type="float" office:value="33.16" calcext:value-type="float">
            <text:p>33,16</text:p>
          </table:table-cell>
          <table:table-cell office:value-type="float" office:value="21.146" calcext:value-type="float">
            <text:p>21,146</text:p>
          </table:table-cell>
        </table:table-row>
        <table:table-row table:style-name="ro1">
          <table:table-cell office:value-type="float" office:value="1193.99999999441" calcext:value-type="float">
            <text:p>1194</text:p>
          </table:table-cell>
          <table:table-cell office:value-type="float" office:value="33.16" calcext:value-type="float">
            <text:p>33,16</text:p>
          </table:table-cell>
          <table:table-cell office:value-type="float" office:value="21.169" calcext:value-type="float">
            <text:p>21,169</text:p>
          </table:table-cell>
        </table:table-row>
        <table:table-row table:style-name="ro1">
          <table:table-cell office:value-type="float" office:value="1197.00000006706" calcext:value-type="float">
            <text:p>1197</text:p>
          </table:table-cell>
          <table:table-cell office:value-type="float" office:value="33.16" calcext:value-type="float">
            <text:p>33,16</text:p>
          </table:table-cell>
          <table:table-cell office:value-type="float" office:value="21.191" calcext:value-type="float">
            <text:p>21,191</text:p>
          </table:table-cell>
        </table:table-row>
        <table:table-row table:style-name="ro1">
          <table:table-cell office:value-type="float" office:value="1200.0000001397" calcext:value-type="float">
            <text:p>1200</text:p>
          </table:table-cell>
          <table:table-cell office:value-type="float" office:value="33.16" calcext:value-type="float">
            <text:p>33,16</text:p>
          </table:table-cell>
          <table:table-cell office:value-type="float" office:value="21.214" calcext:value-type="float">
            <text:p>21,214</text:p>
          </table:table-cell>
        </table:table-row>
        <table:table-row table:style-name="ro1">
          <table:table-cell office:value-type="float" office:value="1203.00000021234" calcext:value-type="float">
            <text:p>1203</text:p>
          </table:table-cell>
          <table:table-cell office:value-type="float" office:value="33.16" calcext:value-type="float">
            <text:p>33,16</text:p>
          </table:table-cell>
          <table:table-cell office:value-type="float" office:value="21.236" calcext:value-type="float">
            <text:p>21,236</text:p>
          </table:table-cell>
        </table:table-row>
        <table:table-row table:style-name="ro1">
          <table:table-cell office:value-type="float" office:value="1206.00000028498" calcext:value-type="float">
            <text:p>1206</text:p>
          </table:table-cell>
          <table:table-cell office:value-type="float" office:value="33.16" calcext:value-type="float">
            <text:p>33,16</text:p>
          </table:table-cell>
          <table:table-cell office:value-type="float" office:value="21.257" calcext:value-type="float">
            <text:p>21,257</text:p>
          </table:table-cell>
        </table:table-row>
        <table:table-row table:style-name="ro1">
          <table:table-cell office:value-type="float" office:value="1209.00000035763" calcext:value-type="float">
            <text:p>1209</text:p>
          </table:table-cell>
          <table:table-cell office:value-type="float" office:value="33.16" calcext:value-type="float">
            <text:p>33,16</text:p>
          </table:table-cell>
          <table:table-cell office:value-type="float" office:value="21.279" calcext:value-type="float">
            <text:p>21,279</text:p>
          </table:table-cell>
        </table:table-row>
        <table:table-row table:style-name="ro1">
          <table:table-cell office:value-type="float" office:value="1212.00000043027" calcext:value-type="float">
            <text:p>1212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3" calcext:value-type="float">
            <text:p>21,3</text:p>
          </table:table-cell>
        </table:table-row>
        <table:table-row table:style-name="ro1">
          <table:table-cell office:value-type="float" office:value="1214.99999987427" calcext:value-type="float">
            <text:p>1215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32" calcext:value-type="float">
            <text:p>21,32</text:p>
          </table:table-cell>
        </table:table-row>
        <table:table-row table:style-name="ro1">
          <table:table-cell office:value-type="float" office:value="1217.99999994691" calcext:value-type="float">
            <text:p>1218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341" calcext:value-type="float">
            <text:p>21,341</text:p>
          </table:table-cell>
        </table:table-row>
        <table:table-row table:style-name="ro1">
          <table:table-cell office:value-type="float" office:value="1221.00000001956" calcext:value-type="float">
            <text:p>1221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361" calcext:value-type="float">
            <text:p>21,361</text:p>
          </table:table-cell>
        </table:table-row>
        <table:table-row table:style-name="ro1">
          <table:table-cell office:value-type="float" office:value="1224.0000000922" calcext:value-type="float">
            <text:p>1224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381" calcext:value-type="float">
            <text:p>21,381</text:p>
          </table:table-cell>
        </table:table-row>
        <table:table-row table:style-name="ro1">
          <table:table-cell office:value-type="float" office:value="1227.00000016484" calcext:value-type="float">
            <text:p>1227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1230.00000023749" calcext:value-type="float">
            <text:p>1230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19" calcext:value-type="float">
            <text:p>21,419</text:p>
          </table:table-cell>
        </table:table-row>
        <table:table-row table:style-name="ro1">
          <table:table-cell office:value-type="float" office:value="1233.00000031013" calcext:value-type="float">
            <text:p>1233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38" calcext:value-type="float">
            <text:p>21,438</text:p>
          </table:table-cell>
        </table:table-row>
        <table:table-row table:style-name="ro1">
          <table:table-cell office:value-type="float" office:value="1236.00000038277" calcext:value-type="float">
            <text:p>1236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57" calcext:value-type="float">
            <text:p>21,457</text:p>
          </table:table-cell>
        </table:table-row>
        <table:table-row table:style-name="ro1">
          <table:table-cell office:value-type="float" office:value="1239.00000045542" calcext:value-type="float">
            <text:p>1239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76" calcext:value-type="float">
            <text:p>21,476</text:p>
          </table:table-cell>
        </table:table-row>
        <table:table-row table:style-name="ro1">
          <table:table-cell office:value-type="float" office:value="1241.99999989942" calcext:value-type="float">
            <text:p>1242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494" calcext:value-type="float">
            <text:p>21,494</text:p>
          </table:table-cell>
        </table:table-row>
        <table:table-row table:style-name="ro1">
          <table:table-cell office:value-type="float" office:value="1244.99999997206" calcext:value-type="float">
            <text:p>1245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12" calcext:value-type="float">
            <text:p>21,512</text:p>
          </table:table-cell>
        </table:table-row>
        <table:table-row table:style-name="ro1">
          <table:table-cell office:value-type="float" office:value="1248.0000000447" calcext:value-type="float">
            <text:p>1248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29" calcext:value-type="float">
            <text:p>21,529</text:p>
          </table:table-cell>
        </table:table-row>
        <table:table-row table:style-name="ro1">
          <table:table-cell office:value-type="float" office:value="1251.00000011735" calcext:value-type="float">
            <text:p>1251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47" calcext:value-type="float">
            <text:p>21,547</text:p>
          </table:table-cell>
        </table:table-row>
        <table:table-row table:style-name="ro1">
          <table:table-cell office:value-type="float" office:value="1254.00000018999" calcext:value-type="float">
            <text:p>1254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64" calcext:value-type="float">
            <text:p>21,564</text:p>
          </table:table-cell>
        </table:table-row>
        <table:table-row table:style-name="ro1">
          <table:table-cell office:value-type="float" office:value="1257.00000026263" calcext:value-type="float">
            <text:p>1257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81" calcext:value-type="float">
            <text:p>21,581</text:p>
          </table:table-cell>
        </table:table-row>
        <table:table-row table:style-name="ro1">
          <table:table-cell office:value-type="float" office:value="1260.00000033528" calcext:value-type="float">
            <text:p>1260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598" calcext:value-type="float">
            <text:p>21,598</text:p>
          </table:table-cell>
        </table:table-row>
        <table:table-row table:style-name="ro1">
          <table:table-cell office:value-type="float" office:value="1263.00000040792" calcext:value-type="float">
            <text:p>1263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614" calcext:value-type="float">
            <text:p>21,614</text:p>
          </table:table-cell>
        </table:table-row>
        <table:table-row table:style-name="ro1">
          <table:table-cell office:value-type="float" office:value="1265.99999985192" calcext:value-type="float">
            <text:p>1266</text:p>
          </table:table-cell>
          <table:table-cell office:value-type="float" office:value="33.159" calcext:value-type="float">
            <text:p>33,159</text:p>
          </table:table-cell>
          <table:table-cell office:value-type="float" office:value="21.63" calcext:value-type="float">
            <text:p>21,63</text:p>
          </table:table-cell>
        </table:table-row>
        <table:table-row table:style-name="ro1">
          <table:table-cell office:value-type="float" office:value="1268.99999992456" calcext:value-type="float">
            <text:p>1269</text:p>
          </table:table-cell>
          <table:table-cell office:value-type="float" office:value="33.141" calcext:value-type="float">
            <text:p>33,141</text:p>
          </table:table-cell>
          <table:table-cell office:value-type="float" office:value="21.646" calcext:value-type="float">
            <text:p>21,646</text:p>
          </table:table-cell>
        </table:table-row>
        <table:table-row table:style-name="ro1">
          <table:table-cell office:value-type="float" office:value="1271.99999999721" calcext:value-type="float">
            <text:p>1272</text:p>
          </table:table-cell>
          <table:table-cell office:value-type="float" office:value="33.091" calcext:value-type="float">
            <text:p>33,091</text:p>
          </table:table-cell>
          <table:table-cell office:value-type="float" office:value="21.662" calcext:value-type="float">
            <text:p>21,662</text:p>
          </table:table-cell>
        </table:table-row>
        <table:table-row table:style-name="ro1">
          <table:table-cell office:value-type="float" office:value="1275.00000006985" calcext:value-type="float">
            <text:p>1275</text:p>
          </table:table-cell>
          <table:table-cell office:value-type="float" office:value="33.042" calcext:value-type="float">
            <text:p>33,042</text:p>
          </table:table-cell>
          <table:table-cell office:value-type="float" office:value="21.678" calcext:value-type="float">
            <text:p>21,678</text:p>
          </table:table-cell>
        </table:table-row>
        <table:table-row table:style-name="ro1">
          <table:table-cell office:value-type="float" office:value="1278.00000014249" calcext:value-type="float">
            <text:p>1278</text:p>
          </table:table-cell>
          <table:table-cell office:value-type="float" office:value="32.995" calcext:value-type="float">
            <text:p>32,995</text:p>
          </table:table-cell>
          <table:table-cell office:value-type="float" office:value="21.693" calcext:value-type="float">
            <text:p>21,693</text:p>
          </table:table-cell>
        </table:table-row>
        <table:table-row table:style-name="ro1">
          <table:table-cell office:value-type="float" office:value="1281.00000021514" calcext:value-type="float">
            <text:p>1281</text:p>
          </table:table-cell>
          <table:table-cell office:value-type="float" office:value="32.95" calcext:value-type="float">
            <text:p>32,95</text:p>
          </table:table-cell>
          <table:table-cell office:value-type="float" office:value="21.708" calcext:value-type="float">
            <text:p>21,708</text:p>
          </table:table-cell>
        </table:table-row>
        <table:table-row table:style-name="ro1">
          <table:table-cell office:value-type="float" office:value="1284.00000028778" calcext:value-type="float">
            <text:p>1284</text:p>
          </table:table-cell>
          <table:table-cell office:value-type="float" office:value="32.906" calcext:value-type="float">
            <text:p>32,906</text:p>
          </table:table-cell>
          <table:table-cell office:value-type="float" office:value="21.723" calcext:value-type="float">
            <text:p>21,723</text:p>
          </table:table-cell>
        </table:table-row>
        <table:table-row table:style-name="ro1">
          <table:table-cell office:value-type="float" office:value="1287.00000036042" calcext:value-type="float">
            <text:p>1287</text:p>
          </table:table-cell>
          <table:table-cell office:value-type="float" office:value="32.864" calcext:value-type="float">
            <text:p>32,864</text:p>
          </table:table-cell>
          <table:table-cell office:value-type="float" office:value="21.738" calcext:value-type="float">
            <text:p>21,738</text:p>
          </table:table-cell>
        </table:table-row>
        <table:table-row table:style-name="ro1">
          <table:table-cell office:value-type="float" office:value="1290.00000043307" calcext:value-type="float">
            <text:p>1290</text:p>
          </table:table-cell>
          <table:table-cell office:value-type="float" office:value="32.823" calcext:value-type="float">
            <text:p>32,823</text:p>
          </table:table-cell>
          <table:table-cell office:value-type="float" office:value="21.752" calcext:value-type="float">
            <text:p>21,752</text:p>
          </table:table-cell>
        </table:table-row>
        <table:table-row table:style-name="ro1">
          <table:table-cell office:value-type="float" office:value="1292.99999987707" calcext:value-type="float">
            <text:p>1293</text:p>
          </table:table-cell>
          <table:table-cell office:value-type="float" office:value="32.784" calcext:value-type="float">
            <text:p>32,784</text:p>
          </table:table-cell>
          <table:table-cell office:value-type="float" office:value="21.767" calcext:value-type="float">
            <text:p>21,767</text:p>
          </table:table-cell>
        </table:table-row>
        <table:table-row table:style-name="ro1">
          <table:table-cell office:value-type="float" office:value="1295.99999994971" calcext:value-type="float">
            <text:p>1296</text:p>
          </table:table-cell>
          <table:table-cell office:value-type="float" office:value="32.746" calcext:value-type="float">
            <text:p>32,746</text:p>
          </table:table-cell>
          <table:table-cell office:value-type="float" office:value="21.781" calcext:value-type="float">
            <text:p>21,781</text:p>
          </table:table-cell>
        </table:table-row>
        <table:table-row table:style-name="ro1">
          <table:table-cell office:value-type="float" office:value="1299.00000002235" calcext:value-type="float">
            <text:p>1299</text:p>
          </table:table-cell>
          <table:table-cell office:value-type="float" office:value="32.71" calcext:value-type="float">
            <text:p>32,71</text:p>
          </table:table-cell>
          <table:table-cell office:value-type="float" office:value="21.795" calcext:value-type="float">
            <text:p>21,795</text:p>
          </table:table-cell>
        </table:table-row>
        <table:table-row table:style-name="ro1">
          <table:table-cell office:value-type="float" office:value="1302.000000095" calcext:value-type="float">
            <text:p>1302</text:p>
          </table:table-cell>
          <table:table-cell office:value-type="float" office:value="32.674" calcext:value-type="float">
            <text:p>32,674</text:p>
          </table:table-cell>
          <table:table-cell office:value-type="float" office:value="21.808" calcext:value-type="float">
            <text:p>21,808</text:p>
          </table:table-cell>
        </table:table-row>
        <table:table-row table:style-name="ro1">
          <table:table-cell office:value-type="float" office:value="1305.00000016764" calcext:value-type="float">
            <text:p>1305</text:p>
          </table:table-cell>
          <table:table-cell office:value-type="float" office:value="32.64" calcext:value-type="float">
            <text:p>32,64</text:p>
          </table:table-cell>
          <table:table-cell office:value-type="float" office:value="21.822" calcext:value-type="float">
            <text:p>21,822</text:p>
          </table:table-cell>
        </table:table-row>
        <table:table-row table:style-name="ro1">
          <table:table-cell office:value-type="float" office:value="1308.00000024028" calcext:value-type="float">
            <text:p>1308</text:p>
          </table:table-cell>
          <table:table-cell office:value-type="float" office:value="32.608" calcext:value-type="float">
            <text:p>32,608</text:p>
          </table:table-cell>
          <table:table-cell office:value-type="float" office:value="21.835" calcext:value-type="float">
            <text:p>21,835</text:p>
          </table:table-cell>
        </table:table-row>
        <table:table-row table:style-name="ro1">
          <table:table-cell office:value-type="float" office:value="1311.00000031292" calcext:value-type="float">
            <text:p>1311</text:p>
          </table:table-cell>
          <table:table-cell office:value-type="float" office:value="32.576" calcext:value-type="float">
            <text:p>32,576</text:p>
          </table:table-cell>
          <table:table-cell office:value-type="float" office:value="21.848" calcext:value-type="float">
            <text:p>21,848</text:p>
          </table:table-cell>
        </table:table-row>
        <table:table-row table:style-name="ro1">
          <table:table-cell office:value-type="float" office:value="1314.00000038557" calcext:value-type="float">
            <text:p>1314</text:p>
          </table:table-cell>
          <table:table-cell office:value-type="float" office:value="32.545" calcext:value-type="float">
            <text:p>32,545</text:p>
          </table:table-cell>
          <table:table-cell office:value-type="float" office:value="21.861" calcext:value-type="float">
            <text:p>21,861</text:p>
          </table:table-cell>
        </table:table-row>
        <table:table-row table:style-name="ro1">
          <table:table-cell office:value-type="float" office:value="1317.00000045821" calcext:value-type="float">
            <text:p>1317</text:p>
          </table:table-cell>
          <table:table-cell office:value-type="float" office:value="32.516" calcext:value-type="float">
            <text:p>32,516</text:p>
          </table:table-cell>
          <table:table-cell office:value-type="float" office:value="21.874" calcext:value-type="float">
            <text:p>21,874</text:p>
          </table:table-cell>
        </table:table-row>
        <table:table-row table:style-name="ro1">
          <table:table-cell office:value-type="float" office:value="1319.99999990221" calcext:value-type="float">
            <text:p>1320</text:p>
          </table:table-cell>
          <table:table-cell office:value-type="float" office:value="32.487" calcext:value-type="float">
            <text:p>32,487</text:p>
          </table:table-cell>
          <table:table-cell office:value-type="float" office:value="21.887" calcext:value-type="float">
            <text:p>21,887</text:p>
          </table:table-cell>
        </table:table-row>
        <table:table-row table:style-name="ro1">
          <table:table-cell office:value-type="float" office:value="1322.99999997485" calcext:value-type="float">
            <text:p>1323</text:p>
          </table:table-cell>
          <table:table-cell office:value-type="float" office:value="32.46" calcext:value-type="float">
            <text:p>32,46</text:p>
          </table:table-cell>
          <table:table-cell office:value-type="float" office:value="21.899" calcext:value-type="float">
            <text:p>21,899</text:p>
          </table:table-cell>
        </table:table-row>
        <table:table-row table:style-name="ro1">
          <table:table-cell office:value-type="float" office:value="1326.0000000475" calcext:value-type="float">
            <text:p>1326</text:p>
          </table:table-cell>
          <table:table-cell office:value-type="float" office:value="32.433" calcext:value-type="float">
            <text:p>32,433</text:p>
          </table:table-cell>
          <table:table-cell office:value-type="float" office:value="21.911" calcext:value-type="float">
            <text:p>21,911</text:p>
          </table:table-cell>
        </table:table-row>
        <table:table-row table:style-name="ro1">
          <table:table-cell office:value-type="float" office:value="1329.00000012014" calcext:value-type="float">
            <text:p>1329</text:p>
          </table:table-cell>
          <table:table-cell office:value-type="float" office:value="32.407" calcext:value-type="float">
            <text:p>32,407</text:p>
          </table:table-cell>
          <table:table-cell office:value-type="float" office:value="21.923" calcext:value-type="float">
            <text:p>21,923</text:p>
          </table:table-cell>
        </table:table-row>
        <table:table-row table:style-name="ro1">
          <table:table-cell office:value-type="float" office:value="1332.00000019278" calcext:value-type="float">
            <text:p>1332</text:p>
          </table:table-cell>
          <table:table-cell office:value-type="float" office:value="32.382" calcext:value-type="float">
            <text:p>32,382</text:p>
          </table:table-cell>
          <table:table-cell office:value-type="float" office:value="21.935" calcext:value-type="float">
            <text:p>21,935</text:p>
          </table:table-cell>
        </table:table-row>
        <table:table-row table:style-name="ro1">
          <table:table-cell office:value-type="float" office:value="1335.00000026543" calcext:value-type="float">
            <text:p>1335</text:p>
          </table:table-cell>
          <table:table-cell office:value-type="float" office:value="32.358" calcext:value-type="float">
            <text:p>32,358</text:p>
          </table:table-cell>
          <table:table-cell office:value-type="float" office:value="21.947" calcext:value-type="float">
            <text:p>21,947</text:p>
          </table:table-cell>
        </table:table-row>
        <table:table-row table:style-name="ro1">
          <table:table-cell office:value-type="float" office:value="1338.00000033807" calcext:value-type="float">
            <text:p>1338</text:p>
          </table:table-cell>
          <table:table-cell office:value-type="float" office:value="32.335" calcext:value-type="float">
            <text:p>32,335</text:p>
          </table:table-cell>
          <table:table-cell office:value-type="float" office:value="21.958" calcext:value-type="float">
            <text:p>21,958</text:p>
          </table:table-cell>
        </table:table-row>
        <table:table-row table:style-name="ro1">
          <table:table-cell office:value-type="float" office:value="1341.00000041071" calcext:value-type="float">
            <text:p>1341</text:p>
          </table:table-cell>
          <table:table-cell office:value-type="float" office:value="32.313" calcext:value-type="float">
            <text:p>32,313</text:p>
          </table:table-cell>
          <table:table-cell office:value-type="float" office:value="21.97" calcext:value-type="float">
            <text:p>21,97</text:p>
          </table:table-cell>
        </table:table-row>
        <table:table-row table:style-name="ro1">
          <table:table-cell office:value-type="float" office:value="1343.99999985471" calcext:value-type="float">
            <text:p>1344</text:p>
          </table:table-cell>
          <table:table-cell office:value-type="float" office:value="32.291" calcext:value-type="float">
            <text:p>32,291</text:p>
          </table:table-cell>
          <table:table-cell office:value-type="float" office:value="21.981" calcext:value-type="float">
            <text:p>21,981</text:p>
          </table:table-cell>
        </table:table-row>
        <table:table-row table:style-name="ro1">
          <table:table-cell office:value-type="float" office:value="1346.99999992736" calcext:value-type="float">
            <text:p>1347</text:p>
          </table:table-cell>
          <table:table-cell office:value-type="float" office:value="32.27" calcext:value-type="float">
            <text:p>32,27</text:p>
          </table:table-cell>
          <table:table-cell office:value-type="float" office:value="21.992" calcext:value-type="float">
            <text:p>21,99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2.25" calcext:value-type="float">
            <text:p>32,25</text:p>
          </table:table-cell>
          <table:table-cell office:value-type="float" office:value="22.003" calcext:value-type="float">
            <text:p>22,003</text:p>
          </table:table-cell>
        </table:table-row>
        <table:table-row table:style-name="ro1">
          <table:table-cell office:value-type="float" office:value="1353.00000007264" calcext:value-type="float">
            <text:p>1353</text:p>
          </table:table-cell>
          <table:table-cell office:value-type="float" office:value="32.23" calcext:value-type="float">
            <text:p>32,23</text:p>
          </table:table-cell>
          <table:table-cell office:value-type="float" office:value="22.014" calcext:value-type="float">
            <text:p>22,014</text:p>
          </table:table-cell>
        </table:table-row>
        <table:table-row table:style-name="ro1">
          <table:table-cell office:value-type="float" office:value="1356.00000014529" calcext:value-type="float">
            <text:p>1356</text:p>
          </table:table-cell>
          <table:table-cell office:value-type="float" office:value="32.211" calcext:value-type="float">
            <text:p>32,211</text:p>
          </table:table-cell>
          <table:table-cell office:value-type="float" office:value="22.024" calcext:value-type="float">
            <text:p>22,024</text:p>
          </table:table-cell>
        </table:table-row>
        <table:table-row table:style-name="ro1">
          <table:table-cell office:value-type="float" office:value="1359.00000021793" calcext:value-type="float">
            <text:p>1359</text:p>
          </table:table-cell>
          <table:table-cell office:value-type="float" office:value="32.193" calcext:value-type="float">
            <text:p>32,193</text:p>
          </table:table-cell>
          <table:table-cell office:value-type="float" office:value="22.035" calcext:value-type="float">
            <text:p>22,035</text:p>
          </table:table-cell>
        </table:table-row>
        <table:table-row table:style-name="ro1">
          <table:table-cell office:value-type="float" office:value="1362.00000029057" calcext:value-type="float">
            <text:p>1362</text:p>
          </table:table-cell>
          <table:table-cell office:value-type="float" office:value="32.175" calcext:value-type="float">
            <text:p>32,175</text:p>
          </table:table-cell>
          <table:table-cell office:value-type="float" office:value="22.045" calcext:value-type="float">
            <text:p>22,045</text:p>
          </table:table-cell>
        </table:table-row>
        <table:table-row table:style-name="ro1">
          <table:table-cell office:value-type="float" office:value="1365.00000036322" calcext:value-type="float">
            <text:p>1365</text:p>
          </table:table-cell>
          <table:table-cell office:value-type="float" office:value="32.158" calcext:value-type="float">
            <text:p>32,158</text:p>
          </table:table-cell>
          <table:table-cell office:value-type="float" office:value="22.055" calcext:value-type="float">
            <text:p>22,055</text:p>
          </table:table-cell>
        </table:table-row>
        <table:table-row table:style-name="ro1">
          <table:table-cell office:value-type="float" office:value="1368.00000043586" calcext:value-type="float">
            <text:p>1368</text:p>
          </table:table-cell>
          <table:table-cell office:value-type="float" office:value="32.141" calcext:value-type="float">
            <text:p>32,141</text:p>
          </table:table-cell>
          <table:table-cell office:value-type="float" office:value="22.066" calcext:value-type="float">
            <text:p>22,066</text:p>
          </table:table-cell>
        </table:table-row>
        <table:table-row table:style-name="ro1">
          <table:table-cell office:value-type="float" office:value="1370.99999987986" calcext:value-type="float">
            <text:p>1371</text:p>
          </table:table-cell>
          <table:table-cell office:value-type="float" office:value="32.125" calcext:value-type="float">
            <text:p>32,125</text:p>
          </table:table-cell>
          <table:table-cell office:value-type="float" office:value="22.075" calcext:value-type="float">
            <text:p>22,075</text:p>
          </table:table-cell>
        </table:table-row>
        <table:table-row table:style-name="ro1">
          <table:table-cell office:value-type="float" office:value="1373.9999999525" calcext:value-type="float">
            <text:p>1374</text:p>
          </table:table-cell>
          <table:table-cell office:value-type="float" office:value="32.11" calcext:value-type="float">
            <text:p>32,11</text:p>
          </table:table-cell>
          <table:table-cell office:value-type="float" office:value="22.085" calcext:value-type="float">
            <text:p>22,085</text:p>
          </table:table-cell>
        </table:table-row>
        <table:table-row table:style-name="ro1">
          <table:table-cell office:value-type="float" office:value="1377.00000002515" calcext:value-type="float">
            <text:p>1377</text:p>
          </table:table-cell>
          <table:table-cell office:value-type="float" office:value="32.095" calcext:value-type="float">
            <text:p>32,095</text:p>
          </table:table-cell>
          <table:table-cell office:value-type="float" office:value="22.095" calcext:value-type="float">
            <text:p>22,095</text:p>
          </table:table-cell>
        </table:table-row>
        <table:table-row table:style-name="ro1">
          <table:table-cell office:value-type="float" office:value="1380.00000009779" calcext:value-type="float">
            <text:p>1380</text:p>
          </table:table-cell>
          <table:table-cell office:value-type="float" office:value="32.08" calcext:value-type="float">
            <text:p>32,08</text:p>
          </table:table-cell>
          <table:table-cell office:value-type="float" office:value="22.104" calcext:value-type="float">
            <text:p>22,104</text:p>
          </table:table-cell>
        </table:table-row>
        <table:table-row table:style-name="ro1">
          <table:table-cell office:value-type="float" office:value="1383.00000017043" calcext:value-type="float">
            <text:p>1383</text:p>
          </table:table-cell>
          <table:table-cell office:value-type="float" office:value="32.066" calcext:value-type="float">
            <text:p>32,066</text:p>
          </table:table-cell>
          <table:table-cell office:value-type="float" office:value="22.114" calcext:value-type="float">
            <text:p>22,114</text:p>
          </table:table-cell>
        </table:table-row>
        <table:table-row table:style-name="ro1">
          <table:table-cell office:value-type="float" office:value="1386.00000024308" calcext:value-type="float">
            <text:p>1386</text:p>
          </table:table-cell>
          <table:table-cell office:value-type="float" office:value="32.052" calcext:value-type="float">
            <text:p>32,052</text:p>
          </table:table-cell>
          <table:table-cell office:value-type="float" office:value="22.123" calcext:value-type="float">
            <text:p>22,123</text:p>
          </table:table-cell>
        </table:table-row>
        <table:table-row table:style-name="ro1">
          <table:table-cell office:value-type="float" office:value="1389.00000031572" calcext:value-type="float">
            <text:p>1389</text:p>
          </table:table-cell>
          <table:table-cell office:value-type="float" office:value="32.039" calcext:value-type="float">
            <text:p>32,039</text:p>
          </table:table-cell>
          <table:table-cell office:value-type="float" office:value="22.132" calcext:value-type="float">
            <text:p>22,132</text:p>
          </table:table-cell>
        </table:table-row>
        <table:table-row table:style-name="ro1">
          <table:table-cell office:value-type="float" office:value="1392.00000038836" calcext:value-type="float">
            <text:p>1392</text:p>
          </table:table-cell>
          <table:table-cell office:value-type="float" office:value="32.026" calcext:value-type="float">
            <text:p>32,026</text:p>
          </table:table-cell>
          <table:table-cell office:value-type="float" office:value="22.141" calcext:value-type="float">
            <text:p>22,141</text:p>
          </table:table-cell>
        </table:table-row>
        <table:table-row table:style-name="ro1">
          <table:table-cell office:value-type="float" office:value="1395.000000461" calcext:value-type="float">
            <text:p>1395</text:p>
          </table:table-cell>
          <table:table-cell office:value-type="float" office:value="32.014" calcext:value-type="float">
            <text:p>32,014</text:p>
          </table:table-cell>
          <table:table-cell office:value-type="float" office:value="22.15" calcext:value-type="float">
            <text:p>22,15</text:p>
          </table:table-cell>
        </table:table-row>
        <table:table-row table:style-name="ro1">
          <table:table-cell office:value-type="float" office:value="1397.99999990501" calcext:value-type="float">
            <text:p>1398</text:p>
          </table:table-cell>
          <table:table-cell office:value-type="float" office:value="32.002" calcext:value-type="float">
            <text:p>32,002</text:p>
          </table:table-cell>
          <table:table-cell office:value-type="float" office:value="22.158" calcext:value-type="float">
            <text:p>22,158</text:p>
          </table:table-cell>
        </table:table-row>
        <table:table-row table:style-name="ro1">
          <table:table-cell office:value-type="float" office:value="1400.99999997765" calcext:value-type="float">
            <text:p>1401</text:p>
          </table:table-cell>
          <table:table-cell office:value-type="float" office:value="31.99" calcext:value-type="float">
            <text:p>31,99</text:p>
          </table:table-cell>
          <table:table-cell office:value-type="float" office:value="22.167" calcext:value-type="float">
            <text:p>22,167</text:p>
          </table:table-cell>
        </table:table-row>
        <table:table-row table:style-name="ro1">
          <table:table-cell office:value-type="float" office:value="1404.00000005029" calcext:value-type="float">
            <text:p>1404</text:p>
          </table:table-cell>
          <table:table-cell office:value-type="float" office:value="31.979" calcext:value-type="float">
            <text:p>31,979</text:p>
          </table:table-cell>
          <table:table-cell office:value-type="float" office:value="22.176" calcext:value-type="float">
            <text:p>22,176</text:p>
          </table:table-cell>
        </table:table-row>
        <table:table-row table:style-name="ro1">
          <table:table-cell office:value-type="float" office:value="1407.00000012293" calcext:value-type="float">
            <text:p>1407</text:p>
          </table:table-cell>
          <table:table-cell office:value-type="float" office:value="31.968" calcext:value-type="float">
            <text:p>31,968</text:p>
          </table:table-cell>
          <table:table-cell office:value-type="float" office:value="22.184" calcext:value-type="float">
            <text:p>22,184</text:p>
          </table:table-cell>
        </table:table-row>
        <table:table-row table:style-name="ro1">
          <table:table-cell office:value-type="float" office:value="1410.00000019558" calcext:value-type="float">
            <text:p>1410</text:p>
          </table:table-cell>
          <table:table-cell office:value-type="float" office:value="31.958" calcext:value-type="float">
            <text:p>31,958</text:p>
          </table:table-cell>
          <table:table-cell office:value-type="float" office:value="22.192" calcext:value-type="float">
            <text:p>22,192</text:p>
          </table:table-cell>
        </table:table-row>
        <table:table-row table:style-name="ro1">
          <table:table-cell office:value-type="float" office:value="1413.00000026822" calcext:value-type="float">
            <text:p>1413</text:p>
          </table:table-cell>
          <table:table-cell office:value-type="float" office:value="31.948" calcext:value-type="float">
            <text:p>31,948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1416.00000034086" calcext:value-type="float">
            <text:p>1416</text:p>
          </table:table-cell>
          <table:table-cell office:value-type="float" office:value="31.938" calcext:value-type="float">
            <text:p>31,938</text:p>
          </table:table-cell>
          <table:table-cell office:value-type="float" office:value="22.208" calcext:value-type="float">
            <text:p>22,208</text:p>
          </table:table-cell>
        </table:table-row>
        <table:table-row table:style-name="ro1">
          <table:table-cell office:value-type="float" office:value="1419.00000041351" calcext:value-type="float">
            <text:p>1419</text:p>
          </table:table-cell>
          <table:table-cell office:value-type="float" office:value="31.928" calcext:value-type="float">
            <text:p>31,928</text:p>
          </table:table-cell>
          <table:table-cell office:value-type="float" office:value="22.216" calcext:value-type="float">
            <text:p>22,216</text:p>
          </table:table-cell>
        </table:table-row>
        <table:table-row table:style-name="ro1">
          <table:table-cell office:value-type="float" office:value="1421.99999985751" calcext:value-type="float">
            <text:p>1422</text:p>
          </table:table-cell>
          <table:table-cell office:value-type="float" office:value="31.919" calcext:value-type="float">
            <text:p>31,919</text:p>
          </table:table-cell>
          <table:table-cell office:value-type="float" office:value="22.224" calcext:value-type="float">
            <text:p>22,224</text:p>
          </table:table-cell>
        </table:table-row>
        <table:table-row table:style-name="ro1">
          <table:table-cell office:value-type="float" office:value="1424.99999993015" calcext:value-type="float">
            <text:p>1425</text:p>
          </table:table-cell>
          <table:table-cell office:value-type="float" office:value="31.91" calcext:value-type="float">
            <text:p>31,91</text:p>
          </table:table-cell>
          <table:table-cell office:value-type="float" office:value="22.232" calcext:value-type="float">
            <text:p>22,232</text:p>
          </table:table-cell>
        </table:table-row>
        <table:table-row table:style-name="ro1">
          <table:table-cell office:value-type="float" office:value="1428.00000000279" calcext:value-type="float">
            <text:p>1428</text:p>
          </table:table-cell>
          <table:table-cell office:value-type="float" office:value="31.901" calcext:value-type="float">
            <text:p>31,901</text:p>
          </table:table-cell>
          <table:table-cell office:value-type="float" office:value="22.239" calcext:value-type="float">
            <text:p>22,239</text:p>
          </table:table-cell>
        </table:table-row>
        <table:table-row table:style-name="ro1">
          <table:table-cell office:value-type="float" office:value="1431.00000007544" calcext:value-type="float">
            <text:p>1431</text:p>
          </table:table-cell>
          <table:table-cell office:value-type="float" office:value="31.893" calcext:value-type="float">
            <text:p>31,893</text:p>
          </table:table-cell>
          <table:table-cell office:value-type="float" office:value="22.247" calcext:value-type="float">
            <text:p>22,247</text:p>
          </table:table-cell>
        </table:table-row>
        <table:table-row table:style-name="ro1">
          <table:table-cell office:value-type="float" office:value="1434.00000014808" calcext:value-type="float">
            <text:p>1434</text:p>
          </table:table-cell>
          <table:table-cell office:value-type="float" office:value="31.885" calcext:value-type="float">
            <text:p>31,885</text:p>
          </table:table-cell>
          <table:table-cell office:value-type="float" office:value="22.254" calcext:value-type="float">
            <text:p>22,254</text:p>
          </table:table-cell>
        </table:table-row>
        <table:table-row table:style-name="ro1">
          <table:table-cell office:value-type="float" office:value="1437.00000022072" calcext:value-type="float">
            <text:p>1437</text:p>
          </table:table-cell>
          <table:table-cell office:value-type="float" office:value="31.877" calcext:value-type="float">
            <text:p>31,877</text:p>
          </table:table-cell>
          <table:table-cell office:value-type="float" office:value="22.261" calcext:value-type="float">
            <text:p>22,261</text:p>
          </table:table-cell>
        </table:table-row>
        <table:table-row table:style-name="ro1">
          <table:table-cell office:value-type="float" office:value="1440.00000029337" calcext:value-type="float">
            <text:p>1440</text:p>
          </table:table-cell>
          <table:table-cell office:value-type="float" office:value="31.869" calcext:value-type="float">
            <text:p>31,869</text:p>
          </table:table-cell>
          <table:table-cell office:value-type="float" office:value="22.269" calcext:value-type="float">
            <text:p>22,269</text:p>
          </table:table-cell>
        </table:table-row>
        <table:table-row table:style-name="ro1">
          <table:table-cell office:value-type="float" office:value="1443.00000036601" calcext:value-type="float">
            <text:p>1443</text:p>
          </table:table-cell>
          <table:table-cell office:value-type="float" office:value="31.862" calcext:value-type="float">
            <text:p>31,862</text:p>
          </table:table-cell>
          <table:table-cell office:value-type="float" office:value="22.276" calcext:value-type="float">
            <text:p>22,276</text:p>
          </table:table-cell>
        </table:table-row>
        <table:table-row table:style-name="ro1">
          <table:table-cell office:value-type="float" office:value="1446.00000043865" calcext:value-type="float">
            <text:p>1446</text:p>
          </table:table-cell>
          <table:table-cell office:value-type="float" office:value="31.854" calcext:value-type="float">
            <text:p>31,854</text:p>
          </table:table-cell>
          <table:table-cell office:value-type="float" office:value="22.283" calcext:value-type="float">
            <text:p>22,283</text:p>
          </table:table-cell>
        </table:table-row>
        <table:table-row table:style-name="ro1">
          <table:table-cell office:value-type="float" office:value="1448.99999988265" calcext:value-type="float">
            <text:p>1449</text:p>
          </table:table-cell>
          <table:table-cell office:value-type="float" office:value="31.847" calcext:value-type="float">
            <text:p>31,847</text:p>
          </table:table-cell>
          <table:table-cell office:value-type="float" office:value="22.289" calcext:value-type="float">
            <text:p>22,289</text:p>
          </table:table-cell>
        </table:table-row>
        <table:table-row table:style-name="ro1">
          <table:table-cell office:value-type="float" office:value="1451.9999999553" calcext:value-type="float">
            <text:p>1452</text:p>
          </table:table-cell>
          <table:table-cell office:value-type="float" office:value="31.841" calcext:value-type="float">
            <text:p>31,841</text:p>
          </table:table-cell>
          <table:table-cell office:value-type="float" office:value="22.296" calcext:value-type="float">
            <text:p>22,296</text:p>
          </table:table-cell>
        </table:table-row>
        <table:table-row table:style-name="ro1">
          <table:table-cell office:value-type="float" office:value="1455.00000002794" calcext:value-type="float">
            <text:p>1455</text:p>
          </table:table-cell>
          <table:table-cell office:value-type="float" office:value="31.834" calcext:value-type="float">
            <text:p>31,834</text:p>
          </table:table-cell>
          <table:table-cell office:value-type="float" office:value="22.303" calcext:value-type="float">
            <text:p>22,303</text:p>
          </table:table-cell>
        </table:table-row>
        <table:table-row table:style-name="ro1">
          <table:table-cell office:value-type="float" office:value="1458.00000010058" calcext:value-type="float">
            <text:p>1458</text:p>
          </table:table-cell>
          <table:table-cell office:value-type="float" office:value="31.828" calcext:value-type="float">
            <text:p>31,828</text:p>
          </table:table-cell>
          <table:table-cell office:value-type="float" office:value="22.309" calcext:value-type="float">
            <text:p>22,309</text:p>
          </table:table-cell>
        </table:table-row>
        <table:table-row table:style-name="ro1">
          <table:table-cell office:value-type="float" office:value="1461.00000017323" calcext:value-type="float">
            <text:p>1461</text:p>
          </table:table-cell>
          <table:table-cell office:value-type="float" office:value="31.822" calcext:value-type="float">
            <text:p>31,822</text:p>
          </table:table-cell>
          <table:table-cell office:value-type="float" office:value="22.316" calcext:value-type="float">
            <text:p>22,316</text:p>
          </table:table-cell>
        </table:table-row>
        <table:table-row table:style-name="ro1">
          <table:table-cell office:value-type="float" office:value="1464.00000024587" calcext:value-type="float">
            <text:p>1464</text:p>
          </table:table-cell>
          <table:table-cell office:value-type="float" office:value="31.816" calcext:value-type="float">
            <text:p>31,816</text:p>
          </table:table-cell>
          <table:table-cell office:value-type="float" office:value="22.322" calcext:value-type="float">
            <text:p>22,322</text:p>
          </table:table-cell>
        </table:table-row>
        <table:table-row table:style-name="ro1">
          <table:table-cell office:value-type="float" office:value="1467.00000031851" calcext:value-type="float">
            <text:p>1467</text:p>
          </table:table-cell>
          <table:table-cell office:value-type="float" office:value="31.81" calcext:value-type="float">
            <text:p>31,81</text:p>
          </table:table-cell>
          <table:table-cell office:value-type="float" office:value="22.329" calcext:value-type="float">
            <text:p>22,329</text:p>
          </table:table-cell>
        </table:table-row>
        <table:table-row table:style-name="ro1">
          <table:table-cell office:value-type="float" office:value="1470.00000039116" calcext:value-type="float">
            <text:p>1470</text:p>
          </table:table-cell>
          <table:table-cell office:value-type="float" office:value="31.804" calcext:value-type="float">
            <text:p>31,804</text:p>
          </table:table-cell>
          <table:table-cell office:value-type="float" office:value="22.335" calcext:value-type="float">
            <text:p>22,335</text:p>
          </table:table-cell>
        </table:table-row>
        <table:table-row table:style-name="ro1">
          <table:table-cell office:value-type="float" office:value="1473.0000004638" calcext:value-type="float">
            <text:p>1473</text:p>
          </table:table-cell>
          <table:table-cell office:value-type="float" office:value="31.799" calcext:value-type="float">
            <text:p>31,799</text:p>
          </table:table-cell>
          <table:table-cell office:value-type="float" office:value="22.341" calcext:value-type="float">
            <text:p>22,341</text:p>
          </table:table-cell>
        </table:table-row>
        <table:table-row table:style-name="ro1">
          <table:table-cell office:value-type="float" office:value="1475.9999999078" calcext:value-type="float">
            <text:p>1476</text:p>
          </table:table-cell>
          <table:table-cell office:value-type="float" office:value="31.794" calcext:value-type="float">
            <text:p>31,794</text:p>
          </table:table-cell>
          <table:table-cell office:value-type="float" office:value="22.347" calcext:value-type="float">
            <text:p>22,347</text:p>
          </table:table-cell>
        </table:table-row>
        <table:table-row table:style-name="ro1">
          <table:table-cell office:value-type="float" office:value="1478.99999998044" calcext:value-type="float">
            <text:p>1479</text:p>
          </table:table-cell>
          <table:table-cell office:value-type="float" office:value="31.788" calcext:value-type="float">
            <text:p>31,788</text:p>
          </table:table-cell>
          <table:table-cell office:value-type="float" office:value="22.353" calcext:value-type="float">
            <text:p>22,353</text:p>
          </table:table-cell>
        </table:table-row>
        <table:table-row table:style-name="ro1">
          <table:table-cell office:value-type="float" office:value="1482.00000005309" calcext:value-type="float">
            <text:p>1482</text:p>
          </table:table-cell>
          <table:table-cell office:value-type="float" office:value="31.783" calcext:value-type="float">
            <text:p>31,783</text:p>
          </table:table-cell>
          <table:table-cell office:value-type="float" office:value="22.359" calcext:value-type="float">
            <text:p>22,359</text:p>
          </table:table-cell>
        </table:table-row>
        <table:table-row table:style-name="ro1">
          <table:table-cell office:value-type="float" office:value="1485.00000012573" calcext:value-type="float">
            <text:p>1485</text:p>
          </table:table-cell>
          <table:table-cell office:value-type="float" office:value="31.779" calcext:value-type="float">
            <text:p>31,779</text:p>
          </table:table-cell>
          <table:table-cell office:value-type="float" office:value="22.365" calcext:value-type="float">
            <text:p>22,365</text:p>
          </table:table-cell>
        </table:table-row>
        <table:table-row table:style-name="ro1">
          <table:table-cell office:value-type="float" office:value="1488.00000019837" calcext:value-type="float">
            <text:p>1488</text:p>
          </table:table-cell>
          <table:table-cell office:value-type="float" office:value="31.774" calcext:value-type="float">
            <text:p>31,774</text:p>
          </table:table-cell>
          <table:table-cell office:value-type="float" office:value="22.371" calcext:value-type="float">
            <text:p>22,371</text:p>
          </table:table-cell>
        </table:table-row>
        <table:table-row table:style-name="ro1">
          <table:table-cell office:value-type="float" office:value="1491.00000027102" calcext:value-type="float">
            <text:p>1491</text:p>
          </table:table-cell>
          <table:table-cell office:value-type="float" office:value="31.769" calcext:value-type="float">
            <text:p>31,769</text:p>
          </table:table-cell>
          <table:table-cell office:value-type="float" office:value="22.376" calcext:value-type="float">
            <text:p>22,376</text:p>
          </table:table-cell>
        </table:table-row>
        <table:table-row table:style-name="ro1">
          <table:table-cell office:value-type="float" office:value="1494.00000034366" calcext:value-type="float">
            <text:p>1494</text:p>
          </table:table-cell>
          <table:table-cell office:value-type="float" office:value="31.765" calcext:value-type="float">
            <text:p>31,765</text:p>
          </table:table-cell>
          <table:table-cell office:value-type="float" office:value="22.382" calcext:value-type="float">
            <text:p>22,382</text:p>
          </table:table-cell>
        </table:table-row>
        <table:table-row table:style-name="ro1">
          <table:table-cell office:value-type="float" office:value="1497.0000004163" calcext:value-type="float">
            <text:p>1497</text:p>
          </table:table-cell>
          <table:table-cell office:value-type="float" office:value="31.761" calcext:value-type="float">
            <text:p>31,761</text:p>
          </table:table-cell>
          <table:table-cell office:value-type="float" office:value="22.387" calcext:value-type="float">
            <text:p>22,387</text:p>
          </table:table-cell>
        </table:table-row>
        <table:table-row table:style-name="ro1">
          <table:table-cell office:value-type="float" office:value="1499.9999998603" calcext:value-type="float">
            <text:p>1500</text:p>
          </table:table-cell>
          <table:table-cell office:value-type="float" office:value="31.757" calcext:value-type="float">
            <text:p>31,757</text:p>
          </table:table-cell>
          <table:table-cell office:value-type="float" office:value="22.393" calcext:value-type="float">
            <text:p>22,393</text:p>
          </table:table-cell>
        </table:table-row>
        <table:table-row table:style-name="ro1">
          <table:table-cell office:value-type="float" office:value="1502.99999993294" calcext:value-type="float">
            <text:p>1503</text:p>
          </table:table-cell>
          <table:table-cell office:value-type="float" office:value="31.753" calcext:value-type="float">
            <text:p>31,753</text:p>
          </table:table-cell>
          <table:table-cell office:value-type="float" office:value="22.398" calcext:value-type="float">
            <text:p>22,398</text:p>
          </table:table-cell>
        </table:table-row>
        <table:table-row table:style-name="ro1">
          <table:table-cell office:value-type="float" office:value="1506.00000000559" calcext:value-type="float">
            <text:p>1506</text:p>
          </table:table-cell>
          <table:table-cell office:value-type="float" office:value="31.749" calcext:value-type="float">
            <text:p>31,749</text:p>
          </table:table-cell>
          <table:table-cell office:value-type="float" office:value="22.403" calcext:value-type="float">
            <text:p>22,403</text:p>
          </table:table-cell>
        </table:table-row>
        <table:table-row table:style-name="ro1">
          <table:table-cell office:value-type="float" office:value="1509.00000007823" calcext:value-type="float">
            <text:p>1509</text:p>
          </table:table-cell>
          <table:table-cell office:value-type="float" office:value="31.745" calcext:value-type="float">
            <text:p>31,745</text:p>
          </table:table-cell>
          <table:table-cell office:value-type="float" office:value="22.408" calcext:value-type="float">
            <text:p>22,408</text:p>
          </table:table-cell>
        </table:table-row>
        <table:table-row table:style-name="ro1">
          <table:table-cell office:value-type="float" office:value="1512.00000015087" calcext:value-type="float">
            <text:p>1512</text:p>
          </table:table-cell>
          <table:table-cell office:value-type="float" office:value="31.741" calcext:value-type="float">
            <text:p>31,741</text:p>
          </table:table-cell>
          <table:table-cell office:value-type="float" office:value="22.414" calcext:value-type="float">
            <text:p>22,414</text:p>
          </table:table-cell>
        </table:table-row>
        <table:table-row table:style-name="ro1">
          <table:table-cell office:value-type="float" office:value="1515.00000022352" calcext:value-type="float">
            <text:p>1515</text:p>
          </table:table-cell>
          <table:table-cell office:value-type="float" office:value="31.738" calcext:value-type="float">
            <text:p>31,738</text:p>
          </table:table-cell>
          <table:table-cell office:value-type="float" office:value="22.419" calcext:value-type="float">
            <text:p>22,419</text:p>
          </table:table-cell>
        </table:table-row>
        <table:table-row table:style-name="ro1">
          <table:table-cell office:value-type="float" office:value="1518.00000029616" calcext:value-type="float">
            <text:p>1518</text:p>
          </table:table-cell>
          <table:table-cell office:value-type="float" office:value="31.734" calcext:value-type="float">
            <text:p>31,734</text:p>
          </table:table-cell>
          <table:table-cell office:value-type="float" office:value="22.424" calcext:value-type="float">
            <text:p>22,424</text:p>
          </table:table-cell>
        </table:table-row>
        <table:table-row table:style-name="ro1">
          <table:table-cell office:value-type="float" office:value="1521.0000003688" calcext:value-type="float">
            <text:p>1521</text:p>
          </table:table-cell>
          <table:table-cell office:value-type="float" office:value="31.731" calcext:value-type="float">
            <text:p>31,731</text:p>
          </table:table-cell>
          <table:table-cell office:value-type="float" office:value="22.428" calcext:value-type="float">
            <text:p>22,428</text:p>
          </table:table-cell>
        </table:table-row>
        <table:table-row table:style-name="ro1">
          <table:table-cell office:value-type="float" office:value="1524.00000044145" calcext:value-type="float">
            <text:p>1524</text:p>
          </table:table-cell>
          <table:table-cell office:value-type="float" office:value="31.728" calcext:value-type="float">
            <text:p>31,728</text:p>
          </table:table-cell>
          <table:table-cell office:value-type="float" office:value="22.433" calcext:value-type="float">
            <text:p>22,433</text:p>
          </table:table-cell>
        </table:table-row>
        <table:table-row table:style-name="ro1">
          <table:table-cell office:value-type="float" office:value="1526.99999988545" calcext:value-type="float">
            <text:p>1527</text:p>
          </table:table-cell>
          <table:table-cell office:value-type="float" office:value="31.725" calcext:value-type="float">
            <text:p>31,725</text:p>
          </table:table-cell>
          <table:table-cell office:value-type="float" office:value="22.438" calcext:value-type="float">
            <text:p>22,438</text:p>
          </table:table-cell>
        </table:table-row>
        <table:table-row table:style-name="ro1">
          <table:table-cell office:value-type="float" office:value="1529.99999995809" calcext:value-type="float">
            <text:p>1530</text:p>
          </table:table-cell>
          <table:table-cell office:value-type="float" office:value="31.722" calcext:value-type="float">
            <text:p>31,722</text:p>
          </table:table-cell>
          <table:table-cell office:value-type="float" office:value="22.443" calcext:value-type="float">
            <text:p>22,443</text:p>
          </table:table-cell>
        </table:table-row>
        <table:table-row table:style-name="ro1">
          <table:table-cell office:value-type="float" office:value="1533.00000003073" calcext:value-type="float">
            <text:p>1533</text:p>
          </table:table-cell>
          <table:table-cell office:value-type="float" office:value="31.719" calcext:value-type="float">
            <text:p>31,719</text:p>
          </table:table-cell>
          <table:table-cell office:value-type="float" office:value="22.447" calcext:value-type="float">
            <text:p>22,447</text:p>
          </table:table-cell>
        </table:table-row>
        <table:table-row table:style-name="ro1">
          <table:table-cell office:value-type="float" office:value="1536.00000010338" calcext:value-type="float">
            <text:p>1536</text:p>
          </table:table-cell>
          <table:table-cell office:value-type="float" office:value="31.716" calcext:value-type="float">
            <text:p>31,716</text:p>
          </table:table-cell>
          <table:table-cell office:value-type="float" office:value="22.452" calcext:value-type="float">
            <text:p>22,452</text:p>
          </table:table-cell>
        </table:table-row>
        <table:table-row table:style-name="ro1">
          <table:table-cell office:value-type="float" office:value="1539.00000017602" calcext:value-type="float">
            <text:p>1539</text:p>
          </table:table-cell>
          <table:table-cell office:value-type="float" office:value="31.713" calcext:value-type="float">
            <text:p>31,713</text:p>
          </table:table-cell>
          <table:table-cell office:value-type="float" office:value="22.457" calcext:value-type="float">
            <text:p>22,457</text:p>
          </table:table-cell>
        </table:table-row>
        <table:table-row table:style-name="ro1">
          <table:table-cell office:value-type="float" office:value="1542.00000024866" calcext:value-type="float">
            <text:p>1542</text:p>
          </table:table-cell>
          <table:table-cell office:value-type="float" office:value="31.71" calcext:value-type="float">
            <text:p>31,71</text:p>
          </table:table-cell>
          <table:table-cell office:value-type="float" office:value="22.461" calcext:value-type="float">
            <text:p>22,461</text:p>
          </table:table-cell>
        </table:table-row>
        <table:table-row table:style-name="ro1">
          <table:table-cell office:value-type="float" office:value="1545.00000032131" calcext:value-type="float">
            <text:p>1545</text:p>
          </table:table-cell>
          <table:table-cell office:value-type="float" office:value="31.708" calcext:value-type="float">
            <text:p>31,708</text:p>
          </table:table-cell>
          <table:table-cell office:value-type="float" office:value="22.465" calcext:value-type="float">
            <text:p>22,465</text:p>
          </table:table-cell>
        </table:table-row>
        <table:table-row table:style-name="ro1">
          <table:table-cell office:value-type="float" office:value="1548.00000039395" calcext:value-type="float">
            <text:p>1548</text:p>
          </table:table-cell>
          <table:table-cell office:value-type="float" office:value="31.705" calcext:value-type="float">
            <text:p>31,705</text:p>
          </table:table-cell>
          <table:table-cell office:value-type="float" office:value="22.47" calcext:value-type="float">
            <text:p>22,47</text:p>
          </table:table-cell>
        </table:table-row>
        <table:table-row table:style-name="ro1">
          <table:table-cell office:value-type="float" office:value="1550.99999983795" calcext:value-type="float">
            <text:p>1551</text:p>
          </table:table-cell>
          <table:table-cell office:value-type="float" office:value="31.703" calcext:value-type="float">
            <text:p>31,703</text:p>
          </table:table-cell>
          <table:table-cell office:value-type="float" office:value="22.474" calcext:value-type="float">
            <text:p>22,474</text:p>
          </table:table-cell>
        </table:table-row>
        <table:table-row table:style-name="ro1">
          <table:table-cell office:value-type="float" office:value="1553.99999991059" calcext:value-type="float">
            <text:p>1554</text:p>
          </table:table-cell>
          <table:table-cell office:value-type="float" office:value="31.7" calcext:value-type="float">
            <text:p>31,7</text:p>
          </table:table-cell>
          <table:table-cell office:value-type="float" office:value="22.478" calcext:value-type="float">
            <text:p>22,478</text:p>
          </table:table-cell>
        </table:table-row>
        <table:table-row table:style-name="ro1">
          <table:table-cell office:value-type="float" office:value="1556.99999998324" calcext:value-type="float">
            <text:p>1557</text:p>
          </table:table-cell>
          <table:table-cell office:value-type="float" office:value="31.698" calcext:value-type="float">
            <text:p>31,698</text:p>
          </table:table-cell>
          <table:table-cell office:value-type="float" office:value="22.482" calcext:value-type="float">
            <text:p>22,482</text:p>
          </table:table-cell>
        </table:table-row>
        <table:table-row table:style-name="ro1">
          <table:table-cell office:value-type="float" office:value="1560.00000005588" calcext:value-type="float">
            <text:p>1560</text:p>
          </table:table-cell>
          <table:table-cell office:value-type="float" office:value="31.696" calcext:value-type="float">
            <text:p>31,696</text:p>
          </table:table-cell>
          <table:table-cell office:value-type="float" office:value="22.486" calcext:value-type="float">
            <text:p>22,486</text:p>
          </table:table-cell>
        </table:table-row>
        <table:table-row table:style-name="ro1">
          <table:table-cell office:value-type="float" office:value="1563.00000012852" calcext:value-type="float">
            <text:p>1563</text:p>
          </table:table-cell>
          <table:table-cell office:value-type="float" office:value="31.693" calcext:value-type="float">
            <text:p>31,693</text:p>
          </table:table-cell>
          <table:table-cell office:value-type="float" office:value="22.491" calcext:value-type="float">
            <text:p>22,491</text:p>
          </table:table-cell>
        </table:table-row>
        <table:table-row table:style-name="ro1">
          <table:table-cell office:value-type="float" office:value="1566.00000020117" calcext:value-type="float">
            <text:p>1566</text:p>
          </table:table-cell>
          <table:table-cell office:value-type="float" office:value="31.691" calcext:value-type="float">
            <text:p>31,691</text:p>
          </table:table-cell>
          <table:table-cell office:value-type="float" office:value="22.494" calcext:value-type="float">
            <text:p>22,494</text:p>
          </table:table-cell>
        </table:table-row>
        <table:table-row table:style-name="ro1">
          <table:table-cell office:value-type="float" office:value="1569.00000027381" calcext:value-type="float">
            <text:p>1569</text:p>
          </table:table-cell>
          <table:table-cell office:value-type="float" office:value="31.689" calcext:value-type="float">
            <text:p>31,689</text:p>
          </table:table-cell>
          <table:table-cell office:value-type="float" office:value="22.498" calcext:value-type="float">
            <text:p>22,498</text:p>
          </table:table-cell>
        </table:table-row>
        <table:table-row table:style-name="ro1">
          <table:table-cell office:value-type="float" office:value="1572.00000034645" calcext:value-type="float">
            <text:p>1572</text:p>
          </table:table-cell>
          <table:table-cell office:value-type="float" office:value="31.687" calcext:value-type="float">
            <text:p>31,687</text:p>
          </table:table-cell>
          <table:table-cell office:value-type="float" office:value="22.502" calcext:value-type="float">
            <text:p>22,502</text:p>
          </table:table-cell>
        </table:table-row>
        <table:table-row table:style-name="ro1">
          <table:table-cell office:value-type="float" office:value="1575.0000004191" calcext:value-type="float">
            <text:p>1575</text:p>
          </table:table-cell>
          <table:table-cell office:value-type="float" office:value="31.685" calcext:value-type="float">
            <text:p>31,685</text:p>
          </table:table-cell>
          <table:table-cell office:value-type="float" office:value="22.506" calcext:value-type="float">
            <text:p>22,506</text:p>
          </table:table-cell>
        </table:table-row>
        <table:table-row table:style-name="ro1">
          <table:table-cell office:value-type="float" office:value="1577.9999998631" calcext:value-type="float">
            <text:p>1578</text:p>
          </table:table-cell>
          <table:table-cell office:value-type="float" office:value="31.683" calcext:value-type="float">
            <text:p>31,683</text:p>
          </table:table-cell>
          <table:table-cell office:value-type="float" office:value="22.51" calcext:value-type="float">
            <text:p>22,51</text:p>
          </table:table-cell>
        </table:table-row>
        <table:table-row table:style-name="ro1">
          <table:table-cell office:value-type="float" office:value="1580.99999993574" calcext:value-type="float">
            <text:p>1581</text:p>
          </table:table-cell>
          <table:table-cell office:value-type="float" office:value="31.682" calcext:value-type="float">
            <text:p>31,682</text:p>
          </table:table-cell>
          <table:table-cell office:value-type="float" office:value="22.514" calcext:value-type="float">
            <text:p>22,514</text:p>
          </table:table-cell>
        </table:table-row>
        <table:table-row table:style-name="ro1">
          <table:table-cell office:value-type="float" office:value="1584.00000000838" calcext:value-type="float">
            <text:p>1584</text:p>
          </table:table-cell>
          <table:table-cell office:value-type="float" office:value="31.68" calcext:value-type="float">
            <text:p>31,68</text:p>
          </table:table-cell>
          <table:table-cell office:value-type="float" office:value="22.517" calcext:value-type="float">
            <text:p>22,517</text:p>
          </table:table-cell>
        </table:table-row>
        <table:table-row table:style-name="ro1">
          <table:table-cell office:value-type="float" office:value="1587.00000008103" calcext:value-type="float">
            <text:p>1587</text:p>
          </table:table-cell>
          <table:table-cell office:value-type="float" office:value="31.678" calcext:value-type="float">
            <text:p>31,678</text:p>
          </table:table-cell>
          <table:table-cell office:value-type="float" office:value="22.521" calcext:value-type="float">
            <text:p>22,521</text:p>
          </table:table-cell>
        </table:table-row>
        <table:table-row table:style-name="ro1">
          <table:table-cell office:value-type="float" office:value="1590.00000015367" calcext:value-type="float">
            <text:p>1590</text:p>
          </table:table-cell>
          <table:table-cell office:value-type="float" office:value="31.676" calcext:value-type="float">
            <text:p>31,676</text:p>
          </table:table-cell>
          <table:table-cell office:value-type="float" office:value="22.524" calcext:value-type="float">
            <text:p>22,524</text:p>
          </table:table-cell>
        </table:table-row>
        <table:table-row table:style-name="ro1">
          <table:table-cell office:value-type="float" office:value="1593.00000022631" calcext:value-type="float">
            <text:p>1593</text:p>
          </table:table-cell>
          <table:table-cell office:value-type="float" office:value="31.675" calcext:value-type="float">
            <text:p>31,675</text:p>
          </table:table-cell>
          <table:table-cell office:value-type="float" office:value="22.528" calcext:value-type="float">
            <text:p>22,528</text:p>
          </table:table-cell>
        </table:table-row>
        <table:table-row table:style-name="ro1">
          <table:table-cell office:value-type="float" office:value="1596.00000029895" calcext:value-type="float">
            <text:p>1596</text:p>
          </table:table-cell>
          <table:table-cell office:value-type="float" office:value="31.673" calcext:value-type="float">
            <text:p>31,673</text:p>
          </table:table-cell>
          <table:table-cell office:value-type="float" office:value="22.531" calcext:value-type="float">
            <text:p>22,531</text:p>
          </table:table-cell>
        </table:table-row>
        <table:table-row table:style-name="ro1">
          <table:table-cell office:value-type="float" office:value="1599.0000003716" calcext:value-type="float">
            <text:p>1599</text:p>
          </table:table-cell>
          <table:table-cell office:value-type="float" office:value="31.672" calcext:value-type="float">
            <text:p>31,672</text:p>
          </table:table-cell>
          <table:table-cell office:value-type="float" office:value="22.535" calcext:value-type="float">
            <text:p>22,535</text:p>
          </table:table-cell>
        </table:table-row>
        <table:table-row table:style-name="ro1">
          <table:table-cell office:value-type="float" office:value="1602.00000044424" calcext:value-type="float">
            <text:p>1602</text:p>
          </table:table-cell>
          <table:table-cell office:value-type="float" office:value="31.67" calcext:value-type="float">
            <text:p>31,67</text:p>
          </table:table-cell>
          <table:table-cell office:value-type="float" office:value="22.538" calcext:value-type="float">
            <text:p>22,538</text:p>
          </table:table-cell>
        </table:table-row>
        <table:table-row table:style-name="ro1">
          <table:table-cell office:value-type="float" office:value="1604.99999988824" calcext:value-type="float">
            <text:p>1605</text:p>
          </table:table-cell>
          <table:table-cell office:value-type="float" office:value="31.669" calcext:value-type="float">
            <text:p>31,669</text:p>
          </table:table-cell>
          <table:table-cell office:value-type="float" office:value="22.542" calcext:value-type="float">
            <text:p>22,542</text:p>
          </table:table-cell>
        </table:table-row>
        <table:table-row table:style-name="ro1">
          <table:table-cell office:value-type="float" office:value="1607.99999996088" calcext:value-type="float">
            <text:p>1608</text:p>
          </table:table-cell>
          <table:table-cell office:value-type="float" office:value="31.667" calcext:value-type="float">
            <text:p>31,667</text:p>
          </table:table-cell>
          <table:table-cell office:value-type="float" office:value="22.545" calcext:value-type="float">
            <text:p>22,545</text:p>
          </table:table-cell>
        </table:table-row>
        <table:table-row table:style-name="ro1">
          <table:table-cell office:value-type="float" office:value="1611.00000003353" calcext:value-type="float">
            <text:p>1611</text:p>
          </table:table-cell>
          <table:table-cell office:value-type="float" office:value="31.666" calcext:value-type="float">
            <text:p>31,666</text:p>
          </table:table-cell>
          <table:table-cell office:value-type="float" office:value="22.548" calcext:value-type="float">
            <text:p>22,548</text:p>
          </table:table-cell>
        </table:table-row>
        <table:table-row table:style-name="ro1">
          <table:table-cell office:value-type="float" office:value="1614.00000010617" calcext:value-type="float">
            <text:p>1614</text:p>
          </table:table-cell>
          <table:table-cell office:value-type="float" office:value="31.665" calcext:value-type="float">
            <text:p>31,665</text:p>
          </table:table-cell>
          <table:table-cell office:value-type="float" office:value="22.551" calcext:value-type="float">
            <text:p>22,551</text:p>
          </table:table-cell>
        </table:table-row>
        <table:table-row table:style-name="ro1">
          <table:table-cell office:value-type="float" office:value="1617.00000017881" calcext:value-type="float">
            <text:p>1617</text:p>
          </table:table-cell>
          <table:table-cell office:value-type="float" office:value="31.663" calcext:value-type="float">
            <text:p>31,663</text:p>
          </table:table-cell>
          <table:table-cell office:value-type="float" office:value="22.554" calcext:value-type="float">
            <text:p>22,554</text:p>
          </table:table-cell>
        </table:table-row>
        <table:table-row table:style-name="ro1">
          <table:table-cell office:value-type="float" office:value="1620.00000025146" calcext:value-type="float">
            <text:p>1620</text:p>
          </table:table-cell>
          <table:table-cell office:value-type="float" office:value="31.662" calcext:value-type="float">
            <text:p>31,662</text:p>
          </table:table-cell>
          <table:table-cell office:value-type="float" office:value="22.557" calcext:value-type="float">
            <text:p>22,557</text:p>
          </table:table-cell>
        </table:table-row>
        <table:table-row table:style-name="ro1">
          <table:table-cell office:value-type="float" office:value="1623.0000003241" calcext:value-type="float">
            <text:p>1623</text:p>
          </table:table-cell>
          <table:table-cell office:value-type="float" office:value="31.661" calcext:value-type="float">
            <text:p>31,661</text:p>
          </table:table-cell>
          <table:table-cell office:value-type="float" office:value="22.56" calcext:value-type="float">
            <text:p>22,56</text:p>
          </table:table-cell>
        </table:table-row>
        <table:table-row table:style-name="ro1">
          <table:table-cell office:value-type="float" office:value="1626.00000039674" calcext:value-type="float">
            <text:p>1626</text:p>
          </table:table-cell>
          <table:table-cell office:value-type="float" office:value="31.66" calcext:value-type="float">
            <text:p>31,66</text:p>
          </table:table-cell>
          <table:table-cell office:value-type="float" office:value="22.564" calcext:value-type="float">
            <text:p>22,564</text:p>
          </table:table-cell>
        </table:table-row>
        <table:table-row table:style-name="ro1">
          <table:table-cell office:value-type="float" office:value="1628.99999984074" calcext:value-type="float">
            <text:p>1629</text:p>
          </table:table-cell>
          <table:table-cell office:value-type="float" office:value="31.658" calcext:value-type="float">
            <text:p>31,658</text:p>
          </table:table-cell>
          <table:table-cell office:value-type="float" office:value="22.566" calcext:value-type="float">
            <text:p>22,566</text:p>
          </table:table-cell>
        </table:table-row>
        <table:table-row table:style-name="ro1">
          <table:table-cell office:value-type="float" office:value="1631.99999991339" calcext:value-type="float">
            <text:p>1632</text:p>
          </table:table-cell>
          <table:table-cell office:value-type="float" office:value="31.657" calcext:value-type="float">
            <text:p>31,657</text:p>
          </table:table-cell>
          <table:table-cell office:value-type="float" office:value="22.569" calcext:value-type="float">
            <text:p>22,569</text:p>
          </table:table-cell>
        </table:table-row>
        <table:table-row table:style-name="ro1">
          <table:table-cell office:value-type="float" office:value="1634.99999998603" calcext:value-type="float">
            <text:p>1635</text:p>
          </table:table-cell>
          <table:table-cell office:value-type="float" office:value="31.656" calcext:value-type="float">
            <text:p>31,656</text:p>
          </table:table-cell>
          <table:table-cell office:value-type="float" office:value="22.572" calcext:value-type="float">
            <text:p>22,572</text:p>
          </table:table-cell>
        </table:table-row>
        <table:table-row table:style-name="ro1">
          <table:table-cell office:value-type="float" office:value="1638.00000005867" calcext:value-type="float">
            <text:p>1638</text:p>
          </table:table-cell>
          <table:table-cell office:value-type="float" office:value="31.655" calcext:value-type="float">
            <text:p>31,655</text:p>
          </table:table-cell>
          <table:table-cell office:value-type="float" office:value="22.575" calcext:value-type="float">
            <text:p>22,575</text:p>
          </table:table-cell>
        </table:table-row>
        <table:table-row table:style-name="ro1">
          <table:table-cell office:value-type="float" office:value="1641.00000013132" calcext:value-type="float">
            <text:p>1641</text:p>
          </table:table-cell>
          <table:table-cell office:value-type="float" office:value="31.654" calcext:value-type="float">
            <text:p>31,654</text:p>
          </table:table-cell>
          <table:table-cell office:value-type="float" office:value="22.578" calcext:value-type="float">
            <text:p>22,578</text:p>
          </table:table-cell>
        </table:table-row>
        <table:table-row table:style-name="ro1">
          <table:table-cell office:value-type="float" office:value="1644.00000020396" calcext:value-type="float">
            <text:p>1644</text:p>
          </table:table-cell>
          <table:table-cell office:value-type="float" office:value="31.653" calcext:value-type="float">
            <text:p>31,653</text:p>
          </table:table-cell>
          <table:table-cell office:value-type="float" office:value="22.581" calcext:value-type="float">
            <text:p>22,581</text:p>
          </table:table-cell>
        </table:table-row>
        <table:table-row table:style-name="ro1">
          <table:table-cell office:value-type="float" office:value="1647.0000002766" calcext:value-type="float">
            <text:p>1647</text:p>
          </table:table-cell>
          <table:table-cell office:value-type="float" office:value="31.652" calcext:value-type="float">
            <text:p>31,652</text:p>
          </table:table-cell>
          <table:table-cell office:value-type="float" office:value="22.583" calcext:value-type="float">
            <text:p>22,583</text:p>
          </table:table-cell>
        </table:table-row>
        <table:table-row table:style-name="ro1">
          <table:table-cell office:value-type="float" office:value="1650.00000034925" calcext:value-type="float">
            <text:p>1650</text:p>
          </table:table-cell>
          <table:table-cell office:value-type="float" office:value="31.651" calcext:value-type="float">
            <text:p>31,651</text:p>
          </table:table-cell>
          <table:table-cell office:value-type="float" office:value="22.586" calcext:value-type="float">
            <text:p>22,586</text:p>
          </table:table-cell>
        </table:table-row>
        <table:table-row table:style-name="ro1">
          <table:table-cell office:value-type="float" office:value="1653.00000042189" calcext:value-type="float">
            <text:p>1653</text:p>
          </table:table-cell>
          <table:table-cell office:value-type="float" office:value="31.65" calcext:value-type="float">
            <text:p>31,65</text:p>
          </table:table-cell>
          <table:table-cell office:value-type="float" office:value="22.589" calcext:value-type="float">
            <text:p>22,589</text:p>
          </table:table-cell>
        </table:table-row>
        <table:table-row table:style-name="ro1">
          <table:table-cell office:value-type="float" office:value="1655.99999986589" calcext:value-type="float">
            <text:p>1656</text:p>
          </table:table-cell>
          <table:table-cell office:value-type="float" office:value="31.649" calcext:value-type="float">
            <text:p>31,649</text:p>
          </table:table-cell>
          <table:table-cell office:value-type="float" office:value="22.591" calcext:value-type="float">
            <text:p>22,591</text:p>
          </table:table-cell>
        </table:table-row>
        <table:table-row table:style-name="ro1">
          <table:table-cell office:value-type="float" office:value="1658.99999993853" calcext:value-type="float">
            <text:p>1659</text:p>
          </table:table-cell>
          <table:table-cell office:value-type="float" office:value="31.649" calcext:value-type="float">
            <text:p>31,649</text:p>
          </table:table-cell>
          <table:table-cell office:value-type="float" office:value="22.594" calcext:value-type="float">
            <text:p>22,594</text:p>
          </table:table-cell>
        </table:table-row>
        <table:table-row table:style-name="ro1">
          <table:table-cell office:value-type="float" office:value="1662.00000001118" calcext:value-type="float">
            <text:p>1662</text:p>
          </table:table-cell>
          <table:table-cell office:value-type="float" office:value="31.648" calcext:value-type="float">
            <text:p>31,648</text:p>
          </table:table-cell>
          <table:table-cell office:value-type="float" office:value="22.597" calcext:value-type="float">
            <text:p>22,597</text:p>
          </table:table-cell>
        </table:table-row>
        <table:table-row table:style-name="ro1">
          <table:table-cell office:value-type="float" office:value="1665.00000008382" calcext:value-type="float">
            <text:p>1665</text:p>
          </table:table-cell>
          <table:table-cell office:value-type="float" office:value="31.647" calcext:value-type="float">
            <text:p>31,647</text:p>
          </table:table-cell>
          <table:table-cell office:value-type="float" office:value="22.599" calcext:value-type="float">
            <text:p>22,599</text:p>
          </table:table-cell>
        </table:table-row>
        <table:table-row table:style-name="ro1">
          <table:table-cell office:value-type="float" office:value="1668.00000015646" calcext:value-type="float">
            <text:p>1668</text:p>
          </table:table-cell>
          <table:table-cell office:value-type="float" office:value="31.646" calcext:value-type="float">
            <text:p>31,646</text:p>
          </table:table-cell>
          <table:table-cell office:value-type="float" office:value="22.602" calcext:value-type="float">
            <text:p>22,602</text:p>
          </table:table-cell>
        </table:table-row>
        <table:table-row table:style-name="ro1">
          <table:table-cell office:value-type="float" office:value="1671.00000022911" calcext:value-type="float">
            <text:p>1671</text:p>
          </table:table-cell>
          <table:table-cell office:value-type="float" office:value="31.645" calcext:value-type="float">
            <text:p>31,645</text:p>
          </table:table-cell>
          <table:table-cell office:value-type="float" office:value="22.604" calcext:value-type="float">
            <text:p>22,604</text:p>
          </table:table-cell>
        </table:table-row>
        <table:table-row table:style-name="ro1">
          <table:table-cell office:value-type="float" office:value="1674.00000030175" calcext:value-type="float">
            <text:p>1674</text:p>
          </table:table-cell>
          <table:table-cell office:value-type="float" office:value="31.645" calcext:value-type="float">
            <text:p>31,645</text:p>
          </table:table-cell>
          <table:table-cell office:value-type="float" office:value="22.606" calcext:value-type="float">
            <text:p>22,606</text:p>
          </table:table-cell>
        </table:table-row>
        <table:table-row table:style-name="ro1">
          <table:table-cell office:value-type="float" office:value="1677.00000037439" calcext:value-type="float">
            <text:p>1677</text:p>
          </table:table-cell>
          <table:table-cell office:value-type="float" office:value="31.644" calcext:value-type="float">
            <text:p>31,644</text:p>
          </table:table-cell>
          <table:table-cell office:value-type="float" office:value="22.609" calcext:value-type="float">
            <text:p>22,609</text:p>
          </table:table-cell>
        </table:table-row>
        <table:table-row table:style-name="ro1">
          <table:table-cell office:value-type="float" office:value="1680.00000044703" calcext:value-type="float">
            <text:p>1680</text:p>
          </table:table-cell>
          <table:table-cell office:value-type="float" office:value="31.643" calcext:value-type="float">
            <text:p>31,643</text:p>
          </table:table-cell>
          <table:table-cell office:value-type="float" office:value="22.611" calcext:value-type="float">
            <text:p>22,611</text:p>
          </table:table-cell>
        </table:table-row>
        <table:table-row table:style-name="ro1">
          <table:table-cell office:value-type="float" office:value="1682.99999989104" calcext:value-type="float">
            <text:p>1683</text:p>
          </table:table-cell>
          <table:table-cell office:value-type="float" office:value="31.643" calcext:value-type="float">
            <text:p>31,643</text:p>
          </table:table-cell>
          <table:table-cell office:value-type="float" office:value="22.613" calcext:value-type="float">
            <text:p>22,613</text:p>
          </table:table-cell>
        </table:table-row>
        <table:table-row table:style-name="ro1">
          <table:table-cell office:value-type="float" office:value="1685.99999996368" calcext:value-type="float">
            <text:p>1686</text:p>
          </table:table-cell>
          <table:table-cell office:value-type="float" office:value="31.642" calcext:value-type="float">
            <text:p>31,642</text:p>
          </table:table-cell>
          <table:table-cell office:value-type="float" office:value="22.616" calcext:value-type="float">
            <text:p>22,616</text:p>
          </table:table-cell>
        </table:table-row>
        <table:table-row table:style-name="ro1">
          <table:table-cell office:value-type="float" office:value="1689.00000003632" calcext:value-type="float">
            <text:p>1689</text:p>
          </table:table-cell>
          <table:table-cell office:value-type="float" office:value="31.641" calcext:value-type="float">
            <text:p>31,641</text:p>
          </table:table-cell>
          <table:table-cell office:value-type="float" office:value="22.618" calcext:value-type="float">
            <text:p>22,618</text:p>
          </table:table-cell>
        </table:table-row>
        <table:table-row table:style-name="ro1">
          <table:table-cell office:value-type="float" office:value="1692.00000010896" calcext:value-type="float">
            <text:p>1692</text:p>
          </table:table-cell>
          <table:table-cell office:value-type="float" office:value="31.641" calcext:value-type="float">
            <text:p>31,641</text:p>
          </table:table-cell>
          <table:table-cell office:value-type="float" office:value="22.62" calcext:value-type="float">
            <text:p>22,62</text:p>
          </table:table-cell>
        </table:table-row>
        <table:table-row table:style-name="ro1">
          <table:table-cell office:value-type="float" office:value="1695.00000018161" calcext:value-type="float">
            <text:p>1695</text:p>
          </table:table-cell>
          <table:table-cell office:value-type="float" office:value="31.64" calcext:value-type="float">
            <text:p>31,64</text:p>
          </table:table-cell>
          <table:table-cell office:value-type="float" office:value="22.622" calcext:value-type="float">
            <text:p>22,622</text:p>
          </table:table-cell>
        </table:table-row>
        <table:table-row table:style-name="ro1">
          <table:table-cell office:value-type="float" office:value="1698.00000025425" calcext:value-type="float">
            <text:p>1698</text:p>
          </table:table-cell>
          <table:table-cell office:value-type="float" office:value="31.639" calcext:value-type="float">
            <text:p>31,639</text:p>
          </table:table-cell>
          <table:table-cell office:value-type="float" office:value="22.625" calcext:value-type="float">
            <text:p>22,625</text:p>
          </table:table-cell>
        </table:table-row>
        <table:table-row table:style-name="ro1">
          <table:table-cell office:value-type="float" office:value="1701.00000032689" calcext:value-type="float">
            <text:p>1701</text:p>
          </table:table-cell>
          <table:table-cell office:value-type="float" office:value="31.639" calcext:value-type="float">
            <text:p>31,639</text:p>
          </table:table-cell>
          <table:table-cell office:value-type="float" office:value="22.627" calcext:value-type="float">
            <text:p>22,627</text:p>
          </table:table-cell>
        </table:table-row>
        <table:table-row table:style-name="ro1">
          <table:table-cell office:value-type="float" office:value="1704.00000039954" calcext:value-type="float">
            <text:p>1704</text:p>
          </table:table-cell>
          <table:table-cell office:value-type="float" office:value="31.638" calcext:value-type="float">
            <text:p>31,638</text:p>
          </table:table-cell>
          <table:table-cell office:value-type="float" office:value="22.629" calcext:value-type="float">
            <text:p>22,629</text:p>
          </table:table-cell>
        </table:table-row>
        <table:table-row table:style-name="ro1">
          <table:table-cell office:value-type="float" office:value="1706.99999984354" calcext:value-type="float">
            <text:p>1707</text:p>
          </table:table-cell>
          <table:table-cell office:value-type="float" office:value="31.638" calcext:value-type="float">
            <text:p>31,638</text:p>
          </table:table-cell>
          <table:table-cell office:value-type="float" office:value="22.631" calcext:value-type="float">
            <text:p>22,631</text:p>
          </table:table-cell>
        </table:table-row>
        <table:table-row table:style-name="ro1">
          <table:table-cell office:value-type="float" office:value="1709.99999991618" calcext:value-type="float">
            <text:p>1710</text:p>
          </table:table-cell>
          <table:table-cell office:value-type="float" office:value="31.637" calcext:value-type="float">
            <text:p>31,637</text:p>
          </table:table-cell>
          <table:table-cell office:value-type="float" office:value="22.633" calcext:value-type="float">
            <text:p>22,633</text:p>
          </table:table-cell>
        </table:table-row>
        <table:table-row table:style-name="ro1">
          <table:table-cell office:value-type="float" office:value="1712.99999998882" calcext:value-type="float">
            <text:p>1713</text:p>
          </table:table-cell>
          <table:table-cell office:value-type="float" office:value="31.637" calcext:value-type="float">
            <text:p>31,637</text:p>
          </table:table-cell>
          <table:table-cell office:value-type="float" office:value="22.635" calcext:value-type="float">
            <text:p>22,635</text:p>
          </table:table-cell>
        </table:table-row>
        <table:table-row table:style-name="ro1">
          <table:table-cell office:value-type="float" office:value="1716.00000006147" calcext:value-type="float">
            <text:p>1716</text:p>
          </table:table-cell>
          <table:table-cell office:value-type="float" office:value="31.636" calcext:value-type="float">
            <text:p>31,636</text:p>
          </table:table-cell>
          <table:table-cell office:value-type="float" office:value="22.637" calcext:value-type="float">
            <text:p>22,637</text:p>
          </table:table-cell>
        </table:table-row>
        <table:table-row table:style-name="ro1">
          <table:table-cell office:value-type="float" office:value="1719.00000013411" calcext:value-type="float">
            <text:p>1719</text:p>
          </table:table-cell>
          <table:table-cell office:value-type="float" office:value="31.636" calcext:value-type="float">
            <text:p>31,636</text:p>
          </table:table-cell>
          <table:table-cell office:value-type="float" office:value="22.639" calcext:value-type="float">
            <text:p>22,639</text:p>
          </table:table-cell>
        </table:table-row>
        <table:table-row table:style-name="ro1">
          <table:table-cell office:value-type="float" office:value="1722.00000020675" calcext:value-type="float">
            <text:p>1722</text:p>
          </table:table-cell>
          <table:table-cell office:value-type="float" office:value="31.635" calcext:value-type="float">
            <text:p>31,635</text:p>
          </table:table-cell>
          <table:table-cell office:value-type="float" office:value="22.641" calcext:value-type="float">
            <text:p>22,641</text:p>
          </table:table-cell>
        </table:table-row>
        <table:table-row table:style-name="ro1">
          <table:table-cell office:value-type="float" office:value="1725.0000002794" calcext:value-type="float">
            <text:p>1725</text:p>
          </table:table-cell>
          <table:table-cell office:value-type="float" office:value="31.635" calcext:value-type="float">
            <text:p>31,635</text:p>
          </table:table-cell>
          <table:table-cell office:value-type="float" office:value="22.643" calcext:value-type="float">
            <text:p>22,643</text:p>
          </table:table-cell>
        </table:table-row>
        <table:table-row table:style-name="ro1">
          <table:table-cell office:value-type="float" office:value="1728.00000035204" calcext:value-type="float">
            <text:p>1728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5" calcext:value-type="float">
            <text:p>22,645</text:p>
          </table:table-cell>
        </table:table-row>
        <table:table-row table:style-name="ro1">
          <table:table-cell office:value-type="float" office:value="1731.00000042468" calcext:value-type="float">
            <text:p>1731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6" calcext:value-type="float">
            <text:p>22,646</text:p>
          </table:table-cell>
        </table:table-row>
        <table:table-row table:style-name="ro1">
          <table:table-cell office:value-type="float" office:value="1733.99999986868" calcext:value-type="float">
            <text:p>1734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8" calcext:value-type="float">
            <text:p>22,648</text:p>
          </table:table-cell>
        </table:table-row>
        <table:table-row table:style-name="ro1">
          <table:table-cell office:value-type="float" office:value="1736.99999994133" calcext:value-type="float">
            <text:p>1737</text:p>
          </table:table-cell>
          <table:table-cell office:value-type="float" office:value="31.633" calcext:value-type="float">
            <text:p>31,633</text:p>
          </table:table-cell>
          <table:table-cell office:value-type="float" office:value="22.65" calcext:value-type="float">
            <text:p>22,65</text:p>
          </table:table-cell>
        </table:table-row>
        <table:table-row table:style-name="ro1">
          <table:table-cell office:value-type="float" office:value="1740.00000001397" calcext:value-type="float">
            <text:p>1740</text:p>
          </table:table-cell>
          <table:table-cell office:value-type="float" office:value="31.633" calcext:value-type="float">
            <text:p>31,633</text:p>
          </table:table-cell>
          <table:table-cell office:value-type="float" office:value="22.652" calcext:value-type="float">
            <text:p>22,652</text:p>
          </table:table-cell>
        </table:table-row>
        <table:table-row table:style-name="ro1">
          <table:table-cell office:value-type="float" office:value="1743.00000008661" calcext:value-type="float">
            <text:p>1743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4" calcext:value-type="float">
            <text:p>22,654</text:p>
          </table:table-cell>
        </table:table-row>
        <table:table-row table:style-name="ro1">
          <table:table-cell office:value-type="float" office:value="1746.00000015926" calcext:value-type="float">
            <text:p>1746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5" calcext:value-type="float">
            <text:p>22,655</text:p>
          </table:table-cell>
        </table:table-row>
        <table:table-row table:style-name="ro1">
          <table:table-cell office:value-type="float" office:value="1749.0000002319" calcext:value-type="float">
            <text:p>1749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7" calcext:value-type="float">
            <text:p>22,657</text:p>
          </table:table-cell>
        </table:table-row>
        <table:table-row table:style-name="ro1">
          <table:table-cell office:value-type="float" office:value="1752.00000030454" calcext:value-type="float">
            <text:p>1752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59" calcext:value-type="float">
            <text:p>22,659</text:p>
          </table:table-cell>
        </table:table-row>
        <table:table-row table:style-name="ro1">
          <table:table-cell office:value-type="float" office:value="1755.00000037719" calcext:value-type="float">
            <text:p>1755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6" calcext:value-type="float">
            <text:p>22,66</text:p>
          </table:table-cell>
        </table:table-row>
        <table:table-row table:style-name="ro1">
          <table:table-cell office:value-type="float" office:value="1758.00000044983" calcext:value-type="float">
            <text:p>1758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62" calcext:value-type="float">
            <text:p>22,662</text:p>
          </table:table-cell>
        </table:table-row>
        <table:table-row table:style-name="ro1">
          <table:table-cell office:value-type="float" office:value="1760.99999989383" calcext:value-type="float">
            <text:p>1761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4" calcext:value-type="float">
            <text:p>22,664</text:p>
          </table:table-cell>
        </table:table-row>
        <table:table-row table:style-name="ro1">
          <table:table-cell office:value-type="float" office:value="1763.99999996647" calcext:value-type="float">
            <text:p>1764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5" calcext:value-type="float">
            <text:p>22,665</text:p>
          </table:table-cell>
        </table:table-row>
        <table:table-row table:style-name="ro1">
          <table:table-cell office:value-type="float" office:value="1767.00000003912" calcext:value-type="float">
            <text:p>1767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7" calcext:value-type="float">
            <text:p>22,667</text:p>
          </table:table-cell>
        </table:table-row>
        <table:table-row table:style-name="ro1">
          <table:table-cell office:value-type="float" office:value="1770.00000011176" calcext:value-type="float">
            <text:p>1770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68" calcext:value-type="float">
            <text:p>22,668</text:p>
          </table:table-cell>
        </table:table-row>
        <table:table-row table:style-name="ro1">
          <table:table-cell office:value-type="float" office:value="1773.0000001844" calcext:value-type="float">
            <text:p>1773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1776.00000025705" calcext:value-type="float">
            <text:p>1776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1" calcext:value-type="float">
            <text:p>22,671</text:p>
          </table:table-cell>
        </table:table-row>
        <table:table-row table:style-name="ro1">
          <table:table-cell office:value-type="float" office:value="1779.00000032969" calcext:value-type="float">
            <text:p>1779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3" calcext:value-type="float">
            <text:p>22,673</text:p>
          </table:table-cell>
        </table:table-row>
        <table:table-row table:style-name="ro1">
          <table:table-cell office:value-type="float" office:value="1782.00000040233" calcext:value-type="float">
            <text:p>1782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4" calcext:value-type="float">
            <text:p>22,674</text:p>
          </table:table-cell>
        </table:table-row>
        <table:table-row table:style-name="ro1">
          <table:table-cell office:value-type="float" office:value="1784.99999984633" calcext:value-type="float">
            <text:p>1785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6" calcext:value-type="float">
            <text:p>22,676</text:p>
          </table:table-cell>
        </table:table-row>
        <table:table-row table:style-name="ro1">
          <table:table-cell office:value-type="float" office:value="1787.99999991897" calcext:value-type="float">
            <text:p>1788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7" calcext:value-type="float">
            <text:p>22,677</text:p>
          </table:table-cell>
        </table:table-row>
        <table:table-row table:style-name="ro1">
          <table:table-cell office:value-type="float" office:value="1790.99999999162" calcext:value-type="float">
            <text:p>1791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9" calcext:value-type="float">
            <text:p>22,679</text:p>
          </table:table-cell>
        </table:table-row>
        <table:table-row table:style-name="ro1">
          <table:table-cell office:value-type="float" office:value="1794.00000006426" calcext:value-type="float">
            <text:p>1794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" calcext:value-type="float">
            <text:p>22,68</text:p>
          </table:table-cell>
        </table:table-row>
        <table:table-row table:style-name="ro1">
          <table:table-cell office:value-type="float" office:value="1797.0000001369" calcext:value-type="float">
            <text:p>1797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1" calcext:value-type="float">
            <text:p>22,681</text:p>
          </table:table-cell>
        </table:table-row>
        <table:table-row table:style-name="ro1">
          <table:table-cell office:value-type="float" office:value="1800.00000020955" calcext:value-type="float">
            <text:p>1800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3" calcext:value-type="float">
            <text:p>22,683</text:p>
          </table:table-cell>
        </table:table-row>
        <table:table-row table:style-name="ro1" table:number-rows-repeated="104797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Sheet2.A1:Sheet2.C6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8">
      <number:second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 style:data-style-name="N2" text:time-value="15:51:49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5:10:10.466000000</dc:date>
    <meta:editing-duration>PT8M1S</meta:editing-duration>
    <meta:editing-cycles>1</meta:editing-cycles>
    <meta:generator>LibreOffice/5.1.3.2$Windows_x86 LibreOffice_project/644e4637d1d8544fd9f56425bd6cec110e49301b</meta:generator>
    <meta:document-statistic meta:table-count="2" meta:cell-count="5112" meta:object-count="0"/>
  </office:meta>
</office:document-meta>
</file>